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meta.xml"/>
  <manifest:file-entry manifest:media-type="text/xml" manifest:full-path="Object 20/content.xml"/>
  <manifest:file-entry manifest:media-type="text/xml" manifest:full-path="Object 20/styles.xml"/>
  <manifest:file-entry manifest:media-type="application/vnd.oasis.opendocument.chart" manifest:full-path="Object 20/"/>
  <manifest:file-entry manifest:media-type="text/xml" manifest:full-path="Object 21/meta.xml"/>
  <manifest:file-entry manifest:media-type="text/xml" manifest:full-path="Object 21/content.xml"/>
  <manifest:file-entry manifest:media-type="text/xml" manifest:full-path="Object 21/styles.xml"/>
  <manifest:file-entry manifest:media-type="application/vnd.oasis.opendocument.chart" manifest:full-path="Object 21/"/>
  <manifest:file-entry manifest:media-type="text/xml" manifest:full-path="Object 22/meta.xml"/>
  <manifest:file-entry manifest:media-type="text/xml" manifest:full-path="Object 22/content.xml"/>
  <manifest:file-entry manifest:media-type="text/xml" manifest:full-path="Object 22/styles.xml"/>
  <manifest:file-entry manifest:media-type="application/vnd.oasis.opendocument.chart" manifest:full-path="Object 22/"/>
  <manifest:file-entry manifest:media-type="text/xml" manifest:full-path="Object 23/meta.xml"/>
  <manifest:file-entry manifest:media-type="text/xml" manifest:full-path="Object 23/content.xml"/>
  <manifest:file-entry manifest:media-type="text/xml" manifest:full-path="Object 23/styles.xml"/>
  <manifest:file-entry manifest:media-type="application/vnd.oasis.opendocument.chart" manifest:full-path="Object 23/"/>
  <manifest:file-entry manifest:media-type="text/xml" manifest:full-path="content.xml"/>
  <manifest:file-entry manifest:media-type="text/xml" manifest:full-path="Object 24/meta.xml"/>
  <manifest:file-entry manifest:media-type="text/xml" manifest:full-path="Object 24/content.xml"/>
  <manifest:file-entry manifest:media-type="text/xml" manifest:full-path="Object 24/styles.xml"/>
  <manifest:file-entry manifest:media-type="application/vnd.oasis.opendocument.chart" manifest:full-path="Object 24/"/>
  <manifest:file-entry manifest:media-type="image/png" manifest:full-path="Thumbnails/thumbnail.png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15/meta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16/meta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Object 17/meta.xml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text/xml" manifest:full-path="Object 18/meta.xml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text/xml" manifest:full-path="Object 19/meta.xml"/>
  <manifest:file-entry manifest:media-type="text/xml" manifest:full-path="Object 19/content.xml"/>
  <manifest:file-entry manifest:media-type="text/xml" manifest:full-path="Object 19/styles.xml"/>
  <manifest:file-entry manifest:media-type="application/vnd.oasis.opendocument.chart" manifest:full-path="Object 19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0382in"/>
    </style:style>
    <style:style style:name="co6" style:family="table-column">
      <style:table-column-properties fo:break-before="auto" style:column-width="0.9953in"/>
    </style:style>
    <style:style style:name="co7" style:family="table-column">
      <style:table-column-properties fo:break-before="auto" style:column-width="1.0472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9693in"/>
    </style:style>
    <style:style style:name="co10" style:family="table-column">
      <style:table-column-properties fo:break-before="auto" style:column-width="0.6492in"/>
    </style:style>
    <style:style style:name="co11" style:family="table-column">
      <style:table-column-properties fo:break-before="auto" style:column-width="1.1161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429in"/>
    </style:style>
    <style:style style:name="co14" style:family="table-column">
      <style:table-column-properties fo:break-before="auto" style:column-width="1.0465in"/>
    </style:style>
    <style:style style:name="co15" style:family="table-column">
      <style:table-column-properties fo:break-before="auto" style:column-width="1.0209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398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preferred_cache_01" table:style-name="ta1">
        <table:shapes>
          <draw:frame draw:z-index="0" draw:style-name="gr1" svg:width="4.5in" svg:height="4in" svg:x="8.5846in" svg:y="2.5929in">
            <draw:object draw:notify-on-update-of-ranges="preferred_cache_01.A2:preferred_cache_01.A12 preferred_cache_01.D15:preferred_cache_01.D15 preferred_cache_01.D16:preferred_cache_01.D26 preferred_cache_01.B15:preferred_cache_01.B15 preferred_cache_01.B16:preferred_cache_01.B26 preferred_cache_01.C15:preferred_cache_01.C15 preferred_cache_01.C16:preferred_cache_01.C2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cache_01.A2:preferred_cache_01.A12 preferred_cache_01.B1:preferred_cache_01.B1 preferred_cache_01.B2:preferred_cache_01.B12 preferred_cache_01.D1:preferred_cache_01.D1 preferred_cache_01.D2:preferred_cache_01.D12 preferred_cache_01.K1:preferred_cache_01.K1 preferred_cache_01.K2:preferred_cache_01.K12 preferred_cache_01.M1:preferred_cache_01.M1 preferred_cache_01.M2:preferred_cache_01.M12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svg:width="4.5in" svg:height="4in" svg:x="13.4921in" svg:y="2.5024in">
            <draw:object draw:notify-on-update-of-ranges="preferred_cache_01.A2:preferred_cache_01.A12 preferred_cache_01.W1:preferred_cache_01.W1 preferred_cache_01.W2:preferred_cache_01.W12 preferred_cache_01.X1:preferred_cache_01.X1 preferred_cache_01.X2:preferred_cache_01.X12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  <table:table-cell office:value-type="string">
            <text:p>Exact</text:p>
          </table:table-cell>
          <table:table-cell office:value-type="string">
            <text:p>Naive abs error</text:p>
          </table:table-cell>
          <table:table-cell office:value-type="string">
            <text:p>Optim abs error</text:p>
          </table:table-cell>
          <table:table-cell office:value-type="string">
            <text:p>Naive error</text:p>
          </table:table-cell>
          <table:table-cell office:value-type="string">
            <text:p>Optim error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79.4">
            <text:p>379.4</text:p>
          </table:table-cell>
          <table:table-cell office:value-type="float" office:value="9649.5">
            <text:p>9649.5</text:p>
          </table:table-cell>
          <table:table-cell office:value-type="float" office:value="12208.4">
            <text:p>12208.4</text:p>
          </table:table-cell>
          <table:table-cell office:value-type="float" office:value="0.790435673536658">
            <text:p>0.7904356735</text:p>
          </table:table-cell>
          <table:table-cell office:value-type="float" office:value="0.547416225707812">
            <text:p>0.5474162257</text:p>
          </table:table-cell>
          <table:table-cell office:value-type="float" office:value="0.00420115448716396">
            <text:p>0.0042011545</text:p>
          </table:table-cell>
          <table:table-cell office:value-type="float" office:value="0.00767451582519653">
            <text:p>0.0076745158</text:p>
          </table:table-cell>
          <table:table-cell office:value-type="float" office:value="0.543123119788326">
            <text:p>0.5431231198</text:p>
          </table:table-cell>
          <table:table-cell office:value-type="float" office:value="0.551525428762654">
            <text:p>0.5515254288</text:p>
          </table:table-cell>
          <table:table-cell office:value-type="float" office:value="284.55">
            <text:p>284.55</text:p>
          </table:table-cell>
          <table:table-cell office:value-type="float" office:value="9657.6">
            <text:p>9657.6</text:p>
          </table:table-cell>
          <table:table-cell office:value-type="float" office:value="12224.3">
            <text:p>12224.3</text:p>
          </table:table-cell>
          <table:table-cell office:value-type="float" office:value="0.790065655285642">
            <text:p>0.7900656553</text:p>
          </table:table-cell>
          <table:table-cell office:value-type="float" office:value="0.547159969568071">
            <text:p>0.5471599696</text:p>
          </table:table-cell>
          <table:table-cell office:value-type="float" office:value="0.00399559264388505">
            <text:p>0.0039955926</text:p>
          </table:table-cell>
          <table:table-cell office:value-type="float" office:value="0.00730242135044925">
            <text:p>0.0073024214</text:p>
          </table:table-cell>
          <table:table-cell office:value-type="float" office:value="0.542544567042456">
            <text:p>0.542544567</text:p>
          </table:table-cell>
          <table:table-cell office:value-type="float" office:value="0.550535752330226">
            <text:p>0.5505357523</text:p>
          </table:table-cell>
          <table:table-cell office:value-type="float" office:value="0.548580408480759">
            <text:p>0.5485804085</text:p>
          </table:table-cell>
          <table:table-cell table:formula="of:=ABS([.T2]-[.F2])" office:value-type="float" office:value="0.00116418277294661">
            <text:p>0.0011641828</text:p>
          </table:table-cell>
          <table:table-cell table:formula="of:=ABS([.T2]-[.O2])" office:value-type="float" office:value="0.00142043891268773">
            <text:p>0.0014204389</text:p>
          </table:table-cell>
          <table:table-cell table:formula="of:=[.U2]/[.T2]" office:value-type="float" office:value="0.00212217344066424">
            <text:p>0.0021221734</text:p>
          </table:table-cell>
          <table:table-cell table:formula="of:=[.V2]/[.T2]" office:value-type="float" office:value="0.00258929938205686">
            <text:p>0.002589299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6.45">
            <text:p>116.45</text:p>
          </table:table-cell>
          <table:table-cell office:value-type="float" office:value="8694.9">
            <text:p>8694.9</text:p>
          </table:table-cell>
          <table:table-cell office:value-type="float" office:value="10991.3">
            <text:p>10991.3</text:p>
          </table:table-cell>
          <table:table-cell office:value-type="float" office:value="0.791127104184867">
            <text:p>0.7911271042</text:p>
          </table:table-cell>
          <table:table-cell office:value-type="float" office:value="0.520500322203068">
            <text:p>0.5205003222</text:p>
          </table:table-cell>
          <table:table-cell office:value-type="float" office:value="0.00467311607446708">
            <text:p>0.0046731161</text:p>
          </table:table-cell>
          <table:table-cell office:value-type="float" office:value="0.00897812330775831">
            <text:p>0.0089781233</text:p>
          </table:table-cell>
          <table:table-cell office:value-type="float" office:value="0.51667095042796">
            <text:p>0.5166709504</text:p>
          </table:table-cell>
          <table:table-cell office:value-type="float" office:value="0.526017182576894">
            <text:p>0.5260171826</text:p>
          </table:table-cell>
          <table:table-cell office:value-type="float" office:value="129.7">
            <text:p>129.7</text:p>
          </table:table-cell>
          <table:table-cell office:value-type="float" office:value="8688.75">
            <text:p>8688.75</text:p>
          </table:table-cell>
          <table:table-cell office:value-type="float" office:value="10978.45">
            <text:p>10978.45</text:p>
          </table:table-cell>
          <table:table-cell office:value-type="float" office:value="0.791470915645745">
            <text:p>0.7914709156</text:p>
          </table:table-cell>
          <table:table-cell office:value-type="float" office:value="0.520726523498937">
            <text:p>0.5207265235</text:p>
          </table:table-cell>
          <table:table-cell office:value-type="float" office:value="0.0040174443973971">
            <text:p>0.0040174444</text:p>
          </table:table-cell>
          <table:table-cell office:value-type="float" office:value="0.0077150754111823">
            <text:p>0.0077150754</text:p>
          </table:table-cell>
          <table:table-cell office:value-type="float" office:value="0.516637484622927">
            <text:p>0.5166374846</text:p>
          </table:table-cell>
          <table:table-cell office:value-type="float" office:value="0.524672373417721">
            <text:p>0.5246723734</text:p>
          </table:table-cell>
          <table:table-cell office:value-type="float" office:value="0.520531885933851">
            <text:p>0.5205318859</text:p>
          </table:table-cell>
          <table:table-cell table:formula="of:=ABS([.T3]-[.F3])" office:value-type="float" office:value="0.0000315637307828354">
            <text:p>3.15637307828354E-005</text:p>
          </table:table-cell>
          <table:table-cell table:formula="of:=ABS([.T3]-[.O3])" office:value-type="float" office:value="0.00019463756508642">
            <text:p>0.0001946376</text:p>
          </table:table-cell>
          <table:table-cell table:formula="of:=[.U3]/[.T3]" office:value-type="float" office:value="0.0000606374587912305">
            <text:p>6.06374587912305E-005</text:p>
          </table:table-cell>
          <table:table-cell table:formula="of:=[.V3]/[.T3]" office:value-type="float" office:value="0.000373920542326112">
            <text:p>0.00037392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0.5">
            <text:p>90.5</text:p>
          </table:table-cell>
          <table:table-cell office:value-type="float" office:value="7253.1">
            <text:p>7253.1</text:p>
          </table:table-cell>
          <table:table-cell office:value-type="float" office:value="8547.65">
            <text:p>8547.65</text:p>
          </table:table-cell>
          <table:table-cell office:value-type="float" office:value="0.848636018143341">
            <text:p>0.8486360181</text:p>
          </table:table-cell>
          <table:table-cell office:value-type="float" office:value="0.558336730646912">
            <text:p>0.5583367306</text:p>
          </table:table-cell>
          <table:table-cell office:value-type="float" office:value="0.0056030168522741">
            <text:p>0.0056030169</text:p>
          </table:table-cell>
          <table:table-cell office:value-type="float" office:value="0.0100351930022268">
            <text:p>0.010035193</text:p>
          </table:table-cell>
          <table:table-cell office:value-type="float" office:value="0.552039813856427">
            <text:p>0.5520398139</text:p>
          </table:table-cell>
          <table:table-cell office:value-type="float" office:value="0.563245847560976">
            <text:p>0.5632458476</text:p>
          </table:table-cell>
          <table:table-cell office:value-type="float" office:value="95.85">
            <text:p>95.85</text:p>
          </table:table-cell>
          <table:table-cell office:value-type="float" office:value="7266.8">
            <text:p>7266.8</text:p>
          </table:table-cell>
          <table:table-cell office:value-type="float" office:value="8568.35">
            <text:p>8568.35</text:p>
          </table:table-cell>
          <table:table-cell office:value-type="float" office:value="0.848182131217213">
            <text:p>0.8481821312</text:p>
          </table:table-cell>
          <table:table-cell office:value-type="float" office:value="0.558038108225757">
            <text:p>0.5580381082</text:p>
          </table:table-cell>
          <table:table-cell office:value-type="float" office:value="0.00490007381295632">
            <text:p>0.0049000738</text:p>
          </table:table-cell>
          <table:table-cell office:value-type="float" office:value="0.00878089460330184">
            <text:p>0.0087808946</text:p>
          </table:table-cell>
          <table:table-cell office:value-type="float" office:value="0.552127389755011">
            <text:p>0.5521273898</text:p>
          </table:table-cell>
          <table:table-cell office:value-type="float" office:value="0.561927537380924">
            <text:p>0.5619275374</text:p>
          </table:table-cell>
          <table:table-cell office:value-type="float" office:value="0.55856553011388">
            <text:p>0.5585655301</text:p>
          </table:table-cell>
          <table:table-cell table:formula="of:=ABS([.T4]-[.F4])" office:value-type="float" office:value="0.000228799466967855">
            <text:p>0.0002287995</text:p>
          </table:table-cell>
          <table:table-cell table:formula="of:=ABS([.T4]-[.O4])" office:value-type="float" office:value="0.000527421888122936">
            <text:p>0.0005274219</text:p>
          </table:table-cell>
          <table:table-cell table:formula="of:=[.U4]/[.T4]" office:value-type="float" office:value="0.00040961973955179">
            <text:p>0.0004096197</text:p>
          </table:table-cell>
          <table:table-cell table:formula="of:=[.V4]/[.T4]" office:value-type="float" office:value="0.000944243530415144">
            <text:p>0.000944243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0.35">
            <text:p>120.35</text:p>
          </table:table-cell>
          <table:table-cell office:value-type="float" office:value="6543.6">
            <text:p>6543.6</text:p>
          </table:table-cell>
          <table:table-cell office:value-type="float" office:value="7710.65">
            <text:p>7710.65</text:p>
          </table:table-cell>
          <table:table-cell office:value-type="float" office:value="0.848730864321404">
            <text:p>0.8487308643</text:p>
          </table:table-cell>
          <table:table-cell office:value-type="float" office:value="0.530479175477424">
            <text:p>0.5304791755</text:p>
          </table:table-cell>
          <table:table-cell office:value-type="float" office:value="0.00545706287185693">
            <text:p>0.0054570629</text:p>
          </table:table-cell>
          <table:table-cell office:value-type="float" office:value="0.0102870444762429">
            <text:p>0.0102870445</text:p>
          </table:table-cell>
          <table:table-cell office:value-type="float" office:value="0.524399594212278">
            <text:p>0.5243995942</text:p>
          </table:table-cell>
          <table:table-cell office:value-type="float" office:value="0.535313719955992">
            <text:p>0.53531372</text:p>
          </table:table-cell>
          <table:table-cell office:value-type="float" office:value="80.55">
            <text:p>80.55</text:p>
          </table:table-cell>
          <table:table-cell office:value-type="float" office:value="6496.7">
            <text:p>6496.7</text:p>
          </table:table-cell>
          <table:table-cell office:value-type="float" office:value="7640">
            <text:p>7640</text:p>
          </table:table-cell>
          <table:table-cell office:value-type="float" office:value="0.850423975266581">
            <text:p>0.8504239753</text:p>
          </table:table-cell>
          <table:table-cell office:value-type="float" office:value="0.531537414473961">
            <text:p>0.5315374145</text:p>
          </table:table-cell>
          <table:table-cell office:value-type="float" office:value="0.00445384679244487">
            <text:p>0.0044538468</text:p>
          </table:table-cell>
          <table:table-cell office:value-type="float" office:value="0.00837917834411083">
            <text:p>0.0083791783</text:p>
          </table:table-cell>
          <table:table-cell office:value-type="float" office:value="0.526635328772282">
            <text:p>0.5266353288</text:p>
          </table:table-cell>
          <table:table-cell office:value-type="float" office:value="0.535543022357172">
            <text:p>0.5355430224</text:p>
          </table:table-cell>
          <table:table-cell office:value-type="float" office:value="0.530582020978173">
            <text:p>0.530582021</text:p>
          </table:table-cell>
          <table:table-cell table:formula="of:=ABS([.T5]-[.F5])" office:value-type="float" office:value="0.000102845500749349">
            <text:p>0.0001028455</text:p>
          </table:table-cell>
          <table:table-cell table:formula="of:=ABS([.T5]-[.O5])" office:value-type="float" office:value="0.000955393495787549">
            <text:p>0.0009553935</text:p>
          </table:table-cell>
          <table:table-cell table:formula="of:=[.U5]/[.T5]" office:value-type="float" office:value="0.000193835253896739">
            <text:p>0.0001938353</text:p>
          </table:table-cell>
          <table:table-cell table:formula="of:=[.V5]/[.T5]" office:value-type="float" office:value="0.00180065184648775">
            <text:p>0.001800651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9.65">
            <text:p>189.65</text:p>
          </table:table-cell>
          <table:table-cell office:value-type="float" office:value="8230">
            <text:p>8230</text:p>
          </table:table-cell>
          <table:table-cell office:value-type="float" office:value="10733.45">
            <text:p>10733.45</text:p>
          </table:table-cell>
          <table:table-cell office:value-type="float" office:value="0.766807737981604">
            <text:p>0.766807738</text:p>
          </table:table-cell>
          <table:table-cell office:value-type="float" office:value="0.479275060792592">
            <text:p>0.4792750608</text:p>
          </table:table-cell>
          <table:table-cell office:value-type="float" office:value="0.00461738346667567">
            <text:p>0.0046173835</text:p>
          </table:table-cell>
          <table:table-cell office:value-type="float" office:value="0.00963409917269588">
            <text:p>0.0096340992</text:p>
          </table:table-cell>
          <table:table-cell office:value-type="float" office:value="0.474405264959016">
            <text:p>0.474405265</text:p>
          </table:table-cell>
          <table:table-cell office:value-type="float" office:value="0.483640031892368">
            <text:p>0.4836400319</text:p>
          </table:table-cell>
          <table:table-cell office:value-type="float" office:value="195.3">
            <text:p>195.3</text:p>
          </table:table-cell>
          <table:table-cell office:value-type="float" office:value="8247.6">
            <text:p>8247.6</text:p>
          </table:table-cell>
          <table:table-cell office:value-type="float" office:value="10775.2">
            <text:p>10775.2</text:p>
          </table:table-cell>
          <table:table-cell office:value-type="float" office:value="0.765484993595501">
            <text:p>0.7654849936</text:p>
          </table:table-cell>
          <table:table-cell office:value-type="float" office:value="0.478448310663894">
            <text:p>0.4784483107</text:p>
          </table:table-cell>
          <table:table-cell office:value-type="float" office:value="0.00492030274066877">
            <text:p>0.0049203027</text:p>
          </table:table-cell>
          <table:table-cell office:value-type="float" office:value="0.0102838752504766">
            <text:p>0.0102838753</text:p>
          </table:table-cell>
          <table:table-cell office:value-type="float" office:value="0.473590765086207">
            <text:p>0.4735907651</text:p>
          </table:table-cell>
          <table:table-cell office:value-type="float" office:value="0.483431370567544">
            <text:p>0.4834313706</text:p>
          </table:table-cell>
          <table:table-cell office:value-type="float" office:value="0.479106517022697">
            <text:p>0.479106517</text:p>
          </table:table-cell>
          <table:table-cell table:formula="of:=ABS([.T6]-[.F6])" office:value-type="float" office:value="0.000168543769894447">
            <text:p>0.0001685438</text:p>
          </table:table-cell>
          <table:table-cell table:formula="of:=ABS([.T6]-[.O6])" office:value-type="float" office:value="0.000658206358802815">
            <text:p>0.0006582064</text:p>
          </table:table-cell>
          <table:table-cell table:formula="of:=[.U6]/[.T6]" office:value-type="float" office:value="0.000351787679578699">
            <text:p>0.0003517877</text:p>
          </table:table-cell>
          <table:table-cell table:formula="of:=[.V6]/[.T6]" office:value-type="float" office:value="0.00137382050841866">
            <text:p>0.00137382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8.1">
            <text:p>218.1</text:p>
          </table:table-cell>
          <table:table-cell office:value-type="float" office:value="8878.25">
            <text:p>8878.25</text:p>
          </table:table-cell>
          <table:table-cell office:value-type="float" office:value="13624.6">
            <text:p>13624.6</text:p>
          </table:table-cell>
          <table:table-cell office:value-type="float" office:value="0.651639848001064">
            <text:p>0.651639848</text:p>
          </table:table-cell>
          <table:table-cell office:value-type="float" office:value="0.407292092001656">
            <text:p>0.407292092</text:p>
          </table:table-cell>
          <table:table-cell office:value-type="float" office:value="0.00199469049714338">
            <text:p>0.0019946905</text:p>
          </table:table-cell>
          <table:table-cell office:value-type="float" office:value="0.00489744469955303">
            <text:p>0.0048974447</text:p>
          </table:table-cell>
          <table:table-cell office:value-type="float" office:value="0.4053533625">
            <text:p>0.4053533625</text:p>
          </table:table-cell>
          <table:table-cell office:value-type="float" office:value="0.409342743494287">
            <text:p>0.4093427435</text:p>
          </table:table-cell>
          <table:table-cell office:value-type="float" office:value="333.75">
            <text:p>333.75</text:p>
          </table:table-cell>
          <table:table-cell office:value-type="float" office:value="8877.9">
            <text:p>8877.9</text:p>
          </table:table-cell>
          <table:table-cell office:value-type="float" office:value="13624.8">
            <text:p>13624.8</text:p>
          </table:table-cell>
          <table:table-cell office:value-type="float" office:value="0.651610622257896">
            <text:p>0.6516106223</text:p>
          </table:table-cell>
          <table:table-cell office:value-type="float" office:value="0.407273825141347">
            <text:p>0.4072738251</text:p>
          </table:table-cell>
          <table:table-cell office:value-type="float" office:value="0.00352458830942559">
            <text:p>0.0035245883</text:p>
          </table:table-cell>
          <table:table-cell office:value-type="float" office:value="0.0086540997526722">
            <text:p>0.0086540998</text:p>
          </table:table-cell>
          <table:table-cell office:value-type="float" office:value="0.403323541590843">
            <text:p>0.4033235416</text:p>
          </table:table-cell>
          <table:table-cell office:value-type="float" office:value="0.410372718209694">
            <text:p>0.4103727182</text:p>
          </table:table-cell>
          <table:table-cell office:value-type="float" office:value="0.407537458735556">
            <text:p>0.4075374587</text:p>
          </table:table-cell>
          <table:table-cell table:formula="of:=ABS([.T7]-[.F7])" office:value-type="float" office:value="0.000245366733900021">
            <text:p>0.0002453667</text:p>
          </table:table-cell>
          <table:table-cell table:formula="of:=ABS([.T7]-[.O7])" office:value-type="float" office:value="0.000263633594209056">
            <text:p>0.0002636336</text:p>
          </table:table-cell>
          <table:table-cell table:formula="of:=[.U7]/[.T7]" office:value-type="float" office:value="0.00060207160996024">
            <text:p>0.0006020716</text:p>
          </table:table-cell>
          <table:table-cell table:formula="of:=[.V7]/[.T7]" office:value-type="float" office:value="0.00064689414079142">
            <text:p>0.000646894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13.65">
            <text:p>313.65</text:p>
          </table:table-cell>
          <table:table-cell office:value-type="float" office:value="8638.75">
            <text:p>8638.75</text:p>
          </table:table-cell>
          <table:table-cell office:value-type="float" office:value="14408.5">
            <text:p>14408.5</text:p>
          </table:table-cell>
          <table:table-cell office:value-type="float" office:value="0.599571198334377">
            <text:p>0.5995711983</text:p>
          </table:table-cell>
          <table:table-cell office:value-type="float" office:value="0.374747812649342">
            <text:p>0.3747478126</text:p>
          </table:table-cell>
          <table:table-cell office:value-type="float" office:value="0.00449660075251271">
            <text:p>0.0044966008</text:p>
          </table:table-cell>
          <table:table-cell office:value-type="float" office:value="0.0119990046658932">
            <text:p>0.0119990047</text:p>
          </table:table-cell>
          <table:table-cell office:value-type="float" office:value="0.369800087663793">
            <text:p>0.3698000877</text:p>
          </table:table-cell>
          <table:table-cell office:value-type="float" office:value="0.378793289168818">
            <text:p>0.3787932892</text:p>
          </table:table-cell>
          <table:table-cell office:value-type="float" office:value="493.6">
            <text:p>493.6</text:p>
          </table:table-cell>
          <table:table-cell office:value-type="float" office:value="8632.4">
            <text:p>8632.4</text:p>
          </table:table-cell>
          <table:table-cell office:value-type="float" office:value="14419.6">
            <text:p>14419.6</text:p>
          </table:table-cell>
          <table:table-cell office:value-type="float" office:value="0.598666331682401">
            <text:p>0.5986663317</text:p>
          </table:table-cell>
          <table:table-cell office:value-type="float" office:value="0.374182247125998">
            <text:p>0.3741822471</text:p>
          </table:table-cell>
          <table:table-cell office:value-type="float" office:value="0.0033395027375484">
            <text:p>0.0033395027</text:p>
          </table:table-cell>
          <table:table-cell office:value-type="float" office:value="0.00892480272166385">
            <text:p>0.0089248027</text:p>
          </table:table-cell>
          <table:table-cell office:value-type="float" office:value="0.370958333339088">
            <text:p>0.3709583333</text:p>
          </table:table-cell>
          <table:table-cell office:value-type="float" office:value="0.377637338814185">
            <text:p>0.3776373388</text:p>
          </table:table-cell>
          <table:table-cell office:value-type="float" office:value="0.374326320434178">
            <text:p>0.3743263204</text:p>
          </table:table-cell>
          <table:table-cell table:formula="of:=ABS([.T8]-[.F8])" office:value-type="float" office:value="0.000421492215163577">
            <text:p>0.0004214922</text:p>
          </table:table-cell>
          <table:table-cell table:formula="of:=ABS([.T8]-[.O8])" office:value-type="float" office:value="0.000144073308179504">
            <text:p>0.0001440733</text:p>
          </table:table-cell>
          <table:table-cell table:formula="of:=[.U8]/[.T8]" office:value-type="float" office:value="0.00112600207934802">
            <text:p>0.0011260021</text:p>
          </table:table-cell>
          <table:table-cell table:formula="of:=[.V8]/[.T8]" office:value-type="float" office:value="0.000384886929704528">
            <text:p>0.000384886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470.55">
            <text:p>470.55</text:p>
          </table:table-cell>
          <table:table-cell office:value-type="float" office:value="7443.85">
            <text:p>7443.85</text:p>
          </table:table-cell>
          <table:table-cell office:value-type="float" office:value="15002.2">
            <text:p>15002.2</text:p>
          </table:table-cell>
          <table:table-cell office:value-type="float" office:value="0.49618335013492">
            <text:p>0.4961833501</text:p>
          </table:table-cell>
          <table:table-cell office:value-type="float" office:value="0.310127680670185">
            <text:p>0.3101276807</text:p>
          </table:table-cell>
          <table:table-cell office:value-type="float" office:value="0.00614824685500065">
            <text:p>0.0061482469</text:p>
          </table:table-cell>
          <table:table-cell office:value-type="float" office:value="0.0198248890318797">
            <text:p>0.019824889</text:p>
          </table:table-cell>
          <table:table-cell office:value-type="float" office:value="0.303591386256003">
            <text:p>0.3035913863</text:p>
          </table:table-cell>
          <table:table-cell office:value-type="float" office:value="0.315887879966004">
            <text:p>0.31588788</text:p>
          </table:table-cell>
          <table:table-cell office:value-type="float" office:value="856.05">
            <text:p>856.05</text:p>
          </table:table-cell>
          <table:table-cell office:value-type="float" office:value="7416.45">
            <text:p>7416.45</text:p>
          </table:table-cell>
          <table:table-cell office:value-type="float" office:value="15001.55">
            <text:p>15001.55</text:p>
          </table:table-cell>
          <table:table-cell office:value-type="float" office:value="0.494378374132551">
            <text:p>0.4943783741</text:p>
          </table:table-cell>
          <table:table-cell office:value-type="float" office:value="0.308999523062462">
            <text:p>0.3089995231</text:p>
          </table:table-cell>
          <table:table-cell office:value-type="float" office:value="0.00463664544474007">
            <text:p>0.0046366454</text:p>
          </table:table-cell>
          <table:table-cell office:value-type="float" office:value="0.0150053482244463">
            <text:p>0.0150053482</text:p>
          </table:table-cell>
          <table:table-cell office:value-type="float" office:value="0.304947846582194">
            <text:p>0.3049478466</text:p>
          </table:table-cell>
          <table:table-cell office:value-type="float" office:value="0.314221137471674">
            <text:p>0.3142211375</text:p>
          </table:table-cell>
          <table:table-cell office:value-type="float" office:value="0.308853137114545">
            <text:p>0.3088531371</text:p>
          </table:table-cell>
          <table:table-cell table:formula="of:=ABS([.T9]-[.F9])" office:value-type="float" office:value="0.00127454355563977">
            <text:p>0.0012745436</text:p>
          </table:table-cell>
          <table:table-cell table:formula="of:=ABS([.T9]-[.O9])" office:value-type="float" office:value="0.000146385947917049">
            <text:p>0.0001463859</text:p>
          </table:table-cell>
          <table:table-cell table:formula="of:=[.U9]/[.T9]" office:value-type="float" office:value="0.00412669778117578">
            <text:p>0.0041266978</text:p>
          </table:table-cell>
          <table:table-cell table:formula="of:=[.V9]/[.T9]" office:value-type="float" office:value="0.000473966200520602">
            <text:p>0.000473966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93.25">
            <text:p>693.25</text:p>
          </table:table-cell>
          <table:table-cell office:value-type="float" office:value="7354">
            <text:p>7354</text:p>
          </table:table-cell>
          <table:table-cell office:value-type="float" office:value="14997.45">
            <text:p>14997.45</text:p>
          </table:table-cell>
          <table:table-cell office:value-type="float" office:value="0.49034853779785">
            <text:p>0.4903485378</text:p>
          </table:table-cell>
          <table:table-cell office:value-type="float" office:value="0.306480769066341">
            <text:p>0.3064807691</text:p>
          </table:table-cell>
          <table:table-cell office:value-type="float" office:value="0.00599651550416885">
            <text:p>0.0059965155</text:p>
          </table:table-cell>
          <table:table-cell office:value-type="float" office:value="0.0195657154034055">
            <text:p>0.0195657154</text:p>
          </table:table-cell>
          <table:table-cell office:value-type="float" office:value="0.300686785757191">
            <text:p>0.3006867858</text:p>
          </table:table-cell>
          <table:table-cell office:value-type="float" office:value="0.312679816765529">
            <text:p>0.3126798168</text:p>
          </table:table-cell>
          <table:table-cell office:value-type="float" office:value="1267.2">
            <text:p>1267.2</text:p>
          </table:table-cell>
          <table:table-cell office:value-type="float" office:value="7316.45">
            <text:p>7316.45</text:p>
          </table:table-cell>
          <table:table-cell office:value-type="float" office:value="14994.4">
            <text:p>14994.4</text:p>
          </table:table-cell>
          <table:table-cell office:value-type="float" office:value="0.487943783707995">
            <text:p>0.4879437837</text:p>
          </table:table-cell>
          <table:table-cell office:value-type="float" office:value="0.304977734334792">
            <text:p>0.3049777343</text:p>
          </table:table-cell>
          <table:table-cell office:value-type="float" office:value="0.00499039447559338">
            <text:p>0.0049903945</text:p>
          </table:table-cell>
          <table:table-cell office:value-type="float" office:value="0.0163631436454805">
            <text:p>0.0163631436</text:p>
          </table:table-cell>
          <table:table-cell office:value-type="float" office:value="0.299032717472957">
            <text:p>0.2990327175</text:p>
          </table:table-cell>
          <table:table-cell office:value-type="float" office:value="0.309013506424143">
            <text:p>0.3090135064</text:p>
          </table:table-cell>
          <table:table-cell office:value-type="float" office:value="0.3052703543641">
            <text:p>0.3052703544</text:p>
          </table:table-cell>
          <table:table-cell table:formula="of:=ABS([.T10]-[.F10])" office:value-type="float" office:value="0.00121041470224065">
            <text:p>0.0012104147</text:p>
          </table:table-cell>
          <table:table-cell table:formula="of:=ABS([.T10]-[.O10])" office:value-type="float" office:value="0.000292620029307744">
            <text:p>0.00029262</text:p>
          </table:table-cell>
          <table:table-cell table:formula="of:=[.U10]/[.T10]" office:value-type="float" office:value="0.00396505813596616">
            <text:p>0.0039650581</text:p>
          </table:table-cell>
          <table:table-cell table:formula="of:=[.V10]/[.T10]" office:value-type="float" office:value="0.000958560256914867">
            <text:p>0.000958560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10.85">
            <text:p>1110.85</text:p>
          </table:table-cell>
          <table:table-cell office:value-type="float" office:value="6587.35">
            <text:p>6587.35</text:p>
          </table:table-cell>
          <table:table-cell office:value-type="float" office:value="14818.9">
            <text:p>14818.9</text:p>
          </table:table-cell>
          <table:table-cell office:value-type="float" office:value="0.444519515139156">
            <text:p>0.4445195151</text:p>
          </table:table-cell>
          <table:table-cell office:value-type="float" office:value="0.277836421164184">
            <text:p>0.2778364212</text:p>
          </table:table-cell>
          <table:table-cell office:value-type="float" office:value="0.00356237658456307">
            <text:p>0.0035623766</text:p>
          </table:table-cell>
          <table:table-cell office:value-type="float" office:value="0.012821848804545">
            <text:p>0.0128218488</text:p>
          </table:table-cell>
          <table:table-cell office:value-type="float" office:value="0.273737267058147">
            <text:p>0.2737372671</text:p>
          </table:table-cell>
          <table:table-cell office:value-type="float" office:value="0.280862020227273">
            <text:p>0.2808620202</text:p>
          </table:table-cell>
          <table:table-cell office:value-type="float" office:value="1827.35">
            <text:p>1827.35</text:p>
          </table:table-cell>
          <table:table-cell office:value-type="float" office:value="6591.6">
            <text:p>6591.6</text:p>
          </table:table-cell>
          <table:table-cell office:value-type="float" office:value="14819.9">
            <text:p>14819.9</text:p>
          </table:table-cell>
          <table:table-cell office:value-type="float" office:value="0.444770240454012">
            <text:p>0.4447702405</text:p>
          </table:table-cell>
          <table:table-cell office:value-type="float" office:value="0.277993131098849">
            <text:p>0.2779931311</text:p>
          </table:table-cell>
          <table:table-cell office:value-type="float" office:value="0.00480294320878849">
            <text:p>0.0048029432</text:p>
          </table:table-cell>
          <table:table-cell office:value-type="float" office:value="0.0172772010222103">
            <text:p>0.017277201</text:p>
          </table:table-cell>
          <table:table-cell office:value-type="float" office:value="0.273935490288305">
            <text:p>0.2739354903</text:p>
          </table:table-cell>
          <table:table-cell office:value-type="float" office:value="0.283541376705882">
            <text:p>0.2835413767</text:p>
          </table:table-cell>
          <table:table-cell office:value-type="float" office:value="0.278470107051567">
            <text:p>0.2784701071</text:p>
          </table:table-cell>
          <table:table-cell table:formula="of:=ABS([.T11]-[.F11])" office:value-type="float" office:value="0.000633685887382718">
            <text:p>0.0006336859</text:p>
          </table:table-cell>
          <table:table-cell table:formula="of:=ABS([.T11]-[.O11])" office:value-type="float" office:value="0.000476975952717784">
            <text:p>0.000476976</text:p>
          </table:table-cell>
          <table:table-cell table:formula="of:=[.U11]/[.T11]" office:value-type="float" office:value="0.00227559752855401">
            <text:p>0.0022755975</text:p>
          </table:table-cell>
          <table:table-cell table:formula="of:=[.V11]/[.T11]" office:value-type="float" office:value="0.00171284436152947">
            <text:p>0.00171284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40">
            <text:p>1840</text:p>
          </table:table-cell>
          <table:table-cell office:value-type="float" office:value="5927.05">
            <text:p>5927.05</text:p>
          </table:table-cell>
          <table:table-cell office:value-type="float" office:value="14503.4">
            <text:p>14503.4</text:p>
          </table:table-cell>
          <table:table-cell office:value-type="float" office:value="0.408662799645122">
            <text:p>0.4086627996</text:p>
          </table:table-cell>
          <table:table-cell office:value-type="float" office:value="0.255425028259542">
            <text:p>0.2554250283</text:p>
          </table:table-cell>
          <table:table-cell office:value-type="float" office:value="0.00255636841958753">
            <text:p>0.0025563684</text:p>
          </table:table-cell>
          <table:table-cell office:value-type="float" office:value="0.0100082925976618">
            <text:p>0.0100082926</text:p>
          </table:table-cell>
          <table:table-cell office:value-type="float" office:value="0.252855116017084">
            <text:p>0.252855116</text:p>
          </table:table-cell>
          <table:table-cell office:value-type="float" office:value="0.257967852856259">
            <text:p>0.2579678529</text:p>
          </table:table-cell>
          <table:table-cell office:value-type="float" office:value="2648.85">
            <text:p>2648.85</text:p>
          </table:table-cell>
          <table:table-cell office:value-type="float" office:value="5921.35">
            <text:p>5921.35</text:p>
          </table:table-cell>
          <table:table-cell office:value-type="float" office:value="14499.6">
            <text:p>14499.6</text:p>
          </table:table-cell>
          <table:table-cell office:value-type="float" office:value="0.408369805015255">
            <text:p>0.408369805</text:p>
          </table:table-cell>
          <table:table-cell office:value-type="float" office:value="0.255241898888142">
            <text:p>0.2552418989</text:p>
          </table:table-cell>
          <table:table-cell office:value-type="float" office:value="0.00473400824629386">
            <text:p>0.0047340082</text:p>
          </table:table-cell>
          <table:table-cell office:value-type="float" office:value="0.0185471439717211">
            <text:p>0.018547144</text:p>
          </table:table-cell>
          <table:table-cell office:value-type="float" office:value="0.250123354982299">
            <text:p>0.250123355</text:p>
          </table:table-cell>
          <table:table-cell office:value-type="float" office:value="0.259591371474887">
            <text:p>0.2595913715</text:p>
          </table:table-cell>
          <table:table-cell office:value-type="float" office:value="0.25584431920415">
            <text:p>0.2558443192</text:p>
          </table:table-cell>
          <table:table-cell table:formula="of:=ABS([.T12]-[.F12])" office:value-type="float" office:value="0.000419290944608242">
            <text:p>0.0004192909</text:p>
          </table:table-cell>
          <table:table-cell table:formula="of:=ABS([.T12]-[.O12])" office:value-type="float" office:value="0.000602420316008157">
            <text:p>0.0006024203</text:p>
          </table:table-cell>
          <table:table-cell table:formula="of:=[.U12]/[.T12]" office:value-type="float" office:value="0.00163885188427291">
            <text:p>0.0016388519</text:p>
          </table:table-cell>
          <table:table-cell table:formula="of:=[.V12]/[.T12]" office:value-type="float" office:value="0.00235463627991465">
            <text:p>0.0023546363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20"/>
        </table:table-row>
        <table:table-row table:style-name="ro2">
          <table:table-cell/>
          <table:table-cell table:formula="of:=[.K2]/[.B2]" office:value-type="float" office:value="0.75">
            <text:p>0.75</text:p>
          </table:table-cell>
          <table:table-cell table:formula="of:=[.M2]/[.D2]" office:value-type="float" office:value="1.00130238196651">
            <text:p>1.001302382</text:p>
          </table:table-cell>
          <table:table-cell table:formula="of:=[.L2]/[.C2]" office:value-type="float" office:value="1.0008394217317">
            <text:p>1.0008394217</text:p>
          </table:table-cell>
          <table:table-cell table:number-columns-repeated="20"/>
        </table:table-row>
        <table:table-row table:style-name="ro2">
          <table:table-cell/>
          <table:table-cell table:formula="of:=[.K3]/[.B3]" office:value-type="float" office:value="1.11378273937312">
            <text:p>1.1137827394</text:p>
          </table:table-cell>
          <table:table-cell table:formula="of:=[.M3]/[.D3]" office:value-type="float" office:value="0.998830893524879">
            <text:p>0.9988308935</text:p>
          </table:table-cell>
          <table:table-cell table:formula="of:=[.L3]/[.C3]" office:value-type="float" office:value="0.999292688817583">
            <text:p>0.9992926888</text:p>
          </table:table-cell>
          <table:table-cell table:number-columns-repeated="20"/>
        </table:table-row>
        <table:table-row table:style-name="ro2">
          <table:table-cell/>
          <table:table-cell table:formula="of:=[.K4]/[.B4]" office:value-type="float" office:value="1.05911602209945">
            <text:p>1.0591160221</text:p>
          </table:table-cell>
          <table:table-cell table:formula="of:=[.M4]/[.D4]" office:value-type="float" office:value="1.00242171825005">
            <text:p>1.0024217183</text:p>
          </table:table-cell>
          <table:table-cell table:formula="of:=[.L4]/[.C4]" office:value-type="float" office:value="1.00188884752726">
            <text:p>1.0018888475</text:p>
          </table:table-cell>
          <table:table-cell table:number-columns-repeated="20"/>
        </table:table-row>
        <table:table-row table:style-name="ro2">
          <table:table-cell/>
          <table:table-cell table:formula="of:=[.K5]/[.B5]" office:value-type="float" office:value="0.669297881179892">
            <text:p>0.6692978812</text:p>
          </table:table-cell>
          <table:table-cell table:formula="of:=[.M5]/[.D5]" office:value-type="float" office:value="0.990837348342877">
            <text:p>0.9908373483</text:p>
          </table:table-cell>
          <table:table-cell table:formula="of:=[.L5]/[.C5]" office:value-type="float" office:value="0.992832691484809">
            <text:p>0.9928326915</text:p>
          </table:table-cell>
          <table:table-cell table:number-columns-repeated="20"/>
        </table:table-row>
        <table:table-row table:style-name="ro2">
          <table:table-cell/>
          <table:table-cell table:formula="of:=[.K6]/[.B6]" office:value-type="float" office:value="1.02979172159241">
            <text:p>1.0297917216</text:p>
          </table:table-cell>
          <table:table-cell table:formula="of:=[.M6]/[.D6]" office:value-type="float" office:value="1.00388970927335">
            <text:p>1.0038897093</text:p>
          </table:table-cell>
          <table:table-cell table:formula="of:=[.L6]/[.C6]" office:value-type="float" office:value="1.00213851761847">
            <text:p>1.0021385176</text:p>
          </table:table-cell>
          <table:table-cell table:number-columns-repeated="20"/>
        </table:table-row>
        <table:table-row table:style-name="ro2">
          <table:table-cell/>
          <table:table-cell table:formula="of:=[.K7]/[.B7]" office:value-type="float" office:value="1.5302613480055">
            <text:p>1.530261348</text:p>
          </table:table-cell>
          <table:table-cell table:formula="of:=[.M7]/[.D7]" office:value-type="float" office:value="1.00001467933004">
            <text:p>1.0000146793</text:p>
          </table:table-cell>
          <table:table-cell table:formula="of:=[.L7]/[.C7]" office:value-type="float" office:value="0.999960577816574">
            <text:p>0.9999605778</text:p>
          </table:table-cell>
          <table:table-cell table:number-columns-repeated="20"/>
        </table:table-row>
        <table:table-row table:style-name="ro2">
          <table:table-cell/>
          <table:table-cell table:formula="of:=[.K8]/[.B8]" office:value-type="float" office:value="1.57372867846326">
            <text:p>1.5737286785</text:p>
          </table:table-cell>
          <table:table-cell table:formula="of:=[.M8]/[.D8]" office:value-type="float" office:value="1.00077037859597">
            <text:p>1.0007703786</text:p>
          </table:table-cell>
          <table:table-cell table:formula="of:=[.L8]/[.C8]" office:value-type="float" office:value="0.999264939950803">
            <text:p>0.99926494</text:p>
          </table:table-cell>
          <table:table-cell table:number-columns-repeated="20"/>
        </table:table-row>
        <table:table-row table:style-name="ro2">
          <table:table-cell/>
          <table:table-cell table:formula="of:=[.K9]/[.B9]" office:value-type="float" office:value="1.81925406439273">
            <text:p>1.8192540644</text:p>
          </table:table-cell>
          <table:table-cell table:formula="of:=[.M9]/[.D9]" office:value-type="float" office:value="0.99995667302129">
            <text:p>0.999956673</text:p>
          </table:table-cell>
          <table:table-cell table:formula="of:=[.L9]/[.C9]" office:value-type="float" office:value="0.996319109063186">
            <text:p>0.9963191091</text:p>
          </table:table-cell>
          <table:table-cell table:number-columns-repeated="20"/>
        </table:table-row>
        <table:table-row table:style-name="ro2">
          <table:table-cell/>
          <table:table-cell table:formula="of:=[.K10]/[.B10]" office:value-type="float" office:value="1.82791200865489">
            <text:p>1.8279120087</text:p>
          </table:table-cell>
          <table:table-cell table:formula="of:=[.M10]/[.D10]" office:value-type="float" office:value="0.999796632094123">
            <text:p>0.9997966321</text:p>
          </table:table-cell>
          <table:table-cell table:formula="of:=[.L10]/[.C10]" office:value-type="float" office:value="0.994893935273321">
            <text:p>0.9948939353</text:p>
          </table:table-cell>
          <table:table-cell table:number-columns-repeated="20"/>
        </table:table-row>
        <table:table-row table:style-name="ro2">
          <table:table-cell/>
          <table:table-cell table:formula="of:=[.K11]/[.B11]" office:value-type="float" office:value="1.64500157537021">
            <text:p>1.6450015754</text:p>
          </table:table-cell>
          <table:table-cell table:formula="of:=[.M11]/[.D11]" office:value-type="float" office:value="1.00006748139201">
            <text:p>1.0000674814</text:p>
          </table:table-cell>
          <table:table-cell table:formula="of:=[.L11]/[.C11]" office:value-type="float" office:value="1.00064517598124">
            <text:p>1.000645176</text:p>
          </table:table-cell>
          <table:table-cell table:number-columns-repeated="20"/>
        </table:table-row>
        <table:table-row table:style-name="ro2">
          <table:table-cell/>
          <table:table-cell table:formula="of:=[.K12]/[.B12]" office:value-type="float" office:value="1.43959239130435">
            <text:p>1.4395923913</text:p>
          </table:table-cell>
          <table:table-cell table:formula="of:=[.M12]/[.D12]" office:value-type="float" office:value="0.999737992470731">
            <text:p>0.9997379925</text:p>
          </table:table-cell>
          <table:table-cell table:formula="of:=[.L12]/[.C12]" office:value-type="float" office:value="0.999038307421061">
            <text:p>0.9990383074</text:p>
          </table:table-cell>
          <table:table-cell table:number-columns-repeated="20"/>
        </table:table-row>
      </table:table>
      <table:table table:name="instances" table:style-name="ta1">
        <table:shapes>
          <draw:frame draw:z-index="0" draw:style-name="gr1" svg:width="4.5in" svg:height="4in" svg:x="7.4488in" svg:y="2.2661in">
            <draw:object draw:notify-on-update-of-ranges="instances.A2:instances.A12 instances.B1:instances.B1 instances.B2:instances.B12 instances.C1:instances.C1 instances.C2:instances.C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number-columns-repeated="12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Defeats</text:p>
          </table:table-cell>
          <table:table-cell office:value-type="string">
            <text:p>Set size</text:p>
          </table:table-cell>
          <table:table-cell office:value-type="string">
            <text:p>CF</text:p>
          </table:table-cell>
          <table:table-cell office:value-type="string">
            <text:p>Admissible</text:p>
          </table:table-cell>
          <table:table-cell office:value-type="string">
            <text:p>Complete</text:p>
          </table:table-cell>
          <table:table-cell office:value-type="string">
            <text:p>Preferred</text:p>
          </table:table-cell>
          <table:table-cell office:value-type="string">
            <text:p>Grounded</text:p>
          </table:table-cell>
          <table:table-cell office:value-type="string">
            <text:p>Complete|CF</text:p>
          </table:table-cell>
          <table:table-cell office:value-type="string">
            <text:p>Grounded|CF</text:p>
          </table:table-cell>
          <table:table-cell office:value-type="string">
            <text:p>Preferred|CF</text:p>
          </table:table-cell>
          <table:table-cell office:value-type="string">
            <text:p>Admissible|CF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69255">
            <text:p>0.69255</text:p>
          </table:table-cell>
          <table:table-cell office:value-type="float" office:value="0.602617562352">
            <text:p>0.6026175624</text:p>
          </table:table-cell>
          <table:table-cell office:value-type="float" office:value="0.549701160188945">
            <text:p>0.5497011602</text:p>
          </table:table-cell>
          <table:table-cell office:value-type="float" office:value="0.551456765911182">
            <text:p>0.5514567659</text:p>
          </table:table-cell>
          <table:table-cell office:value-type="float" office:value="0.515925514212255">
            <text:p>0.5159255142</text:p>
          </table:table-cell>
          <table:table-cell table:formula="of:=[.F2]/[.D2]" office:value-type="float" office:value="0.793734979696693">
            <text:p>0.7937349797</text:p>
          </table:table-cell>
          <table:table-cell table:formula="of:=[.H2]/[.D2]" office:value-type="float" office:value="0.744965004999285">
            <text:p>0.744965005</text:p>
          </table:table-cell>
          <table:table-cell table:formula="of:=[.G2]/[.D2]" office:value-type="float" office:value="0.796269967383123">
            <text:p>0.7962699674</text:p>
          </table:table-cell>
          <table:table-cell table:formula="of:=[.E2]/[.D2]" office:value-type="float" office:value="0.87014304">
            <text:p>0.8701430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5724866842344">
            <text:p>0.5724866842</text:p>
          </table:table-cell>
          <table:table-cell office:value-type="float" office:value="0.526399834821429">
            <text:p>0.5263998348</text:p>
          </table:table-cell>
          <table:table-cell office:value-type="float" office:value="0.516737917855869">
            <text:p>0.5167379179</text:p>
          </table:table-cell>
          <table:table-cell office:value-type="float" office:value="0.490122846799082">
            <text:p>0.4901228468</text:p>
          </table:table-cell>
          <table:table-cell table:formula="of:=[.F3]/[.D3]" office:value-type="float" office:value="0.800093984962407">
            <text:p>0.800093985</text:p>
          </table:table-cell>
          <table:table-cell table:formula="of:=[.H3]/[.D3]" office:value-type="float" office:value="0.744955290021366">
            <text:p>0.74495529</text:p>
          </table:table-cell>
          <table:table-cell table:formula="of:=[.G3]/[.D3]" office:value-type="float" office:value="0.785408490902605">
            <text:p>0.7854084909</text:p>
          </table:table-cell>
          <table:table-cell table:formula="of:=[.E3]/[.D3]" office:value-type="float" office:value="0.87014304">
            <text:p>0.870143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634824123184368">
            <text:p>0.6348241232</text:p>
          </table:table-cell>
          <table:table-cell office:value-type="float" office:value="0.561538949044586">
            <text:p>0.561538949</text:p>
          </table:table-cell>
          <table:table-cell office:value-type="float" office:value="0.558759160406151">
            <text:p>0.5587591604</text:p>
          </table:table-cell>
          <table:table-cell office:value-type="float" office:value="0.520810347867687">
            <text:p>0.5208103479</text:p>
          </table:table-cell>
          <table:table-cell table:formula="of:=[.F4]/[.D4]" office:value-type="float" office:value="0.853503184713376">
            <text:p>0.8535031847</text:p>
          </table:table-cell>
          <table:table-cell table:formula="of:=[.H4]/[.D4]" office:value-type="float" office:value="0.791598323309641">
            <text:p>0.7915983233</text:p>
          </table:table-cell>
          <table:table-cell table:formula="of:=[.G4]/[.D4]" office:value-type="float" office:value="0.849278084282193">
            <text:p>0.8492780843</text:p>
          </table:table-cell>
          <table:table-cell table:formula="of:=[.E4]/[.D4]" office:value-type="float" office:value="0.9648919488">
            <text:p>0.9648919488</text:p>
          </table:table-cell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529929446864111">
            <text:p>0.5299294469</text:p>
          </table:table-cell>
          <table:table-cell office:value-type="float" office:value="0.528991592669654">
            <text:p>0.5289915927</text:p>
          </table:table-cell>
          <table:table-cell office:value-type="float" office:value="0.494917812702102">
            <text:p>0.4949178127</text:p>
          </table:table-cell>
          <table:table-cell table:formula="of:=[.F5]/[.D5]" office:value-type="float" office:value="0.847851335656213">
            <text:p>0.8478513357</text:p>
          </table:table-cell>
          <table:table-cell table:formula="of:=[.H5]/[.D5]" office:value-type="float" office:value="0.791835084882781">
            <text:p>0.7918350849</text:p>
          </table:table-cell>
          <table:table-cell table:formula="of:=[.G5]/[.D5]" office:value-type="float" office:value="0.846350832266325">
            <text:p>0.8463508323</text:p>
          </table:table-cell>
          <table:table-cell table:formula="of:=[.E5]/[.D5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76948342367766">
            <text:p>0.4769483424</text:p>
          </table:table-cell>
          <table:table-cell office:value-type="float" office:value="0.478942736572266">
            <text:p>0.4789427366</text:p>
          </table:table-cell>
          <table:table-cell office:value-type="float" office:value="0.448332671715823">
            <text:p>0.4483326717</text:p>
          </table:table-cell>
          <table:table-cell table:formula="of:=[.F6]/[.D6]" office:value-type="float" office:value="0.763085145595282">
            <text:p>0.7630851456</text:p>
          </table:table-cell>
          <table:table-cell table:formula="of:=[.H6]/[.D6]" office:value-type="float" office:value="0.717302004600723">
            <text:p>0.7173020046</text:p>
          </table:table-cell>
          <table:table-cell table:formula="of:=[.G6]/[.D6]" office:value-type="float" office:value="0.766276041666667">
            <text:p>0.7662760417</text:p>
          </table:table-cell>
          <table:table-cell table:formula="of:=[.E6]/[.D6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02630205368176">
            <text:p>0.4026302054</text:p>
          </table:table-cell>
          <table:table-cell office:value-type="float" office:value="0.411803885915493">
            <text:p>0.4118038859</text:p>
          </table:table-cell>
          <table:table-cell office:value-type="float" office:value="0.377471347955559">
            <text:p>0.377471348</text:p>
          </table:table-cell>
          <table:table-cell table:formula="of:=[.F7]/[.D7]" office:value-type="float" office:value="0.644181144144799">
            <text:p>0.6441811441</text:p>
          </table:table-cell>
          <table:table-cell table:formula="of:=[.H7]/[.D7]" office:value-type="float" office:value="0.603928670938981">
            <text:p>0.6039286709</text:p>
          </table:table-cell>
          <table:table-cell table:formula="of:=[.G7]/[.D7]" office:value-type="float" office:value="0.658858413639733">
            <text:p>0.6588584136</text:p>
          </table:table-cell>
          <table:table-cell table:formula="of:=[.E7]/[.D7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75163390424276">
            <text:p>0.3751633904</text:p>
          </table:table-cell>
          <table:table-cell office:value-type="float" office:value="0.376633509627426">
            <text:p>0.3766335096</text:p>
          </table:table-cell>
          <table:table-cell office:value-type="float" office:value="0.347700982609356">
            <text:p>0.3477009826</text:p>
          </table:table-cell>
          <table:table-cell table:formula="of:=[.F8]/[.D8]" office:value-type="float" office:value="0.600236094715645">
            <text:p>0.6002360947</text:p>
          </table:table-cell>
          <table:table-cell table:formula="of:=[.H8]/[.D8]" office:value-type="float" office:value="0.556298096395302">
            <text:p>0.5562980964</text:p>
          </table:table-cell>
          <table:table-cell table:formula="of:=[.G8]/[.D8]" office:value-type="float" office:value="0.602588186182425">
            <text:p>0.6025881862</text:p>
          </table:table-cell>
          <table:table-cell table:formula="of:=[.E8]/[.D8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04217852791116">
            <text:p>0.3042178528</text:p>
          </table:table-cell>
          <table:table-cell office:value-type="float" office:value="0.306575041061071">
            <text:p>0.3065750411</text:p>
          </table:table-cell>
          <table:table-cell office:value-type="float" office:value="0.284694579946255">
            <text:p>0.2846945799</text:p>
          </table:table-cell>
          <table:table-cell table:formula="of:=[.F9]/[.D9]" office:value-type="float" office:value="0.48672802454315">
            <text:p>0.4867280245</text:p>
          </table:table-cell>
          <table:table-cell table:formula="of:=[.H9]/[.D9]" office:value-type="float" office:value="0.455492106147129">
            <text:p>0.4554921061</text:p>
          </table:table-cell>
          <table:table-cell table:formula="of:=[.G9]/[.D9]" office:value-type="float" office:value="0.490499366624442">
            <text:p>0.4904993666</text:p>
          </table:table-cell>
          <table:table-cell table:formula="of:=[.E9]/[.D9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02964752551701">
            <text:p>0.3029647526</text:p>
          </table:table-cell>
          <table:table-cell office:value-type="float" office:value="0.306950081888793">
            <text:p>0.3069500819</text:p>
          </table:table-cell>
          <table:table-cell office:value-type="float" office:value="0.284183082672535">
            <text:p>0.2841830827</text:p>
          </table:table-cell>
          <table:table-cell table:formula="of:=[.F10]/[.D10]" office:value-type="float" office:value="0.484723148765844">
            <text:p>0.4847231488</text:p>
          </table:table-cell>
          <table:table-cell table:formula="of:=[.H10]/[.D10]" office:value-type="float" office:value="0.454673745044015">
            <text:p>0.454673745</text:p>
          </table:table-cell>
          <table:table-cell table:formula="of:=[.G10]/[.D10]" office:value-type="float" office:value="0.491099406627109">
            <text:p>0.4910994066</text:p>
          </table:table-cell>
          <table:table-cell table:formula="of:=[.E10]/[.D10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74134937007942">
            <text:p>0.574134937</text:p>
          </table:table-cell>
          <table:table-cell office:value-type="float" office:value="0.275827683229709">
            <text:p>0.2758276832</text:p>
          </table:table-cell>
          <table:table-cell office:value-type="float" office:value="0.282815081780886">
            <text:p>0.2828150818</text:p>
          </table:table-cell>
          <table:table-cell office:value-type="float" office:value="0.264204444054691">
            <text:p>0.2642044441</text:p>
          </table:table-cell>
          <table:table-cell table:formula="of:=[.F11]/[.D11]" office:value-type="float" office:value="0.441305670068258">
            <text:p>0.4413056701</text:p>
          </table:table-cell>
          <table:table-cell table:formula="of:=[.H11]/[.D11]" office:value-type="float" office:value="0.422709272156221">
            <text:p>0.4227092722</text:p>
          </table:table-cell>
          <table:table-cell table:formula="of:=[.G11]/[.D11]" office:value-type="float" office:value="0.452485035980899">
            <text:p>0.452485036</text:p>
          </table:table-cell>
          <table:table-cell table:formula="of:=[.E11]/[.D11]" office:value-type="float" office:value="0.918577135257599">
            <text:p>0.91857713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69541857511879">
            <text:p>0.5695418575</text:p>
          </table:table-cell>
          <table:table-cell office:value-type="float" office:value="0.259065171704428">
            <text:p>0.2590651717</text:p>
          </table:table-cell>
          <table:table-cell office:value-type="float" office:value="0.262131288653004">
            <text:p>0.2621312887</text:p>
          </table:table-cell>
          <table:table-cell office:value-type="float" office:value="0.241951357468923">
            <text:p>0.2419513575</text:p>
          </table:table-cell>
          <table:table-cell table:formula="of:=[.F12]/[.D12]" office:value-type="float" office:value="0.414486783384826">
            <text:p>0.4144867834</text:p>
          </table:table-cell>
          <table:table-cell table:formula="of:=[.H12]/[.D12]" office:value-type="float" office:value="0.387105836083994">
            <text:p>0.3871058361</text:p>
          </table:table-cell>
          <table:table-cell table:formula="of:=[.G12]/[.D12]" office:value-type="float" office:value="0.419392363487067">
            <text:p>0.4193923635</text:p>
          </table:table-cell>
          <table:table-cell table:formula="of:=[.E12]/[.D12]" office:value-type="float" office:value="0.911228518175539">
            <text:p>0.9112285182</text:p>
          </table:table-cell>
        </table:table-row>
        <table:table-row table:style-name="ro2">
          <table:table-cell table:number-columns-repeated="3"/>
          <table:table-cell/>
          <table:table-cell table:number-columns-repeated="2"/>
          <table:table-cell/>
          <table:table-cell table:number-columns-repeated="3"/>
          <table:table-cell table:formula="of:=[.G13]/[.D13]" office:value-type="float" office:value="0">
            <text:p>#DIV/0!</text:p>
          </table:table-cell>
          <table:table-cell/>
        </table:table-row>
      </table:table>
      <table:table table:name="stable_005" table:style-name="ta1">
        <table:shapes>
          <draw:frame draw:z-index="0" draw:style-name="gr1" svg:width="4.5in" svg:height="4in" svg:x="9.4661in" svg:y="2.6445in">
            <draw:object draw:notify-on-update-of-ranges="stable_005.A2:stable_005.A12 stable_005.D15:stable_005.D15 stable_005.D16:stable_005.D26 stable_005.B15:stable_005.B15 stable_005.B16:stable_005.B26 stable_005.C15:stable_005.C15 stable_005.C16:stable_005.C2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svg:width="4.5in" svg:height="4in" svg:x="3.8157in" svg:y="2.5413in">
            <draw:object draw:notify-on-update-of-ranges="stable_005.A2:stable_005.A12 stable_005.B1:stable_005.B1 stable_005.B2:stable_005.B12 stable_005.D1:stable_005.D1 stable_005.D2:stable_005.D12 stable_005.K1:stable_005.K1 stable_005.K2:stable_005.K12 stable_005.M1:stable_005.M1 stable_005.M2:stable_005.M12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4.95">
            <text:p>194.95</text:p>
          </table:table-cell>
          <table:table-cell office:value-type="float" office:value="20884.2">
            <text:p>20884.2</text:p>
          </table:table-cell>
          <table:table-cell office:value-type="float" office:value="38043.9">
            <text:p>38043.9</text:p>
          </table:table-cell>
          <table:table-cell table:number-columns-repeated="2" office:value-type="float" office:value="0.548951666518786">
            <text:p>0.5489516665</text:p>
          </table:table-cell>
          <table:table-cell office:value-type="float" office:value="0.003377805658975">
            <text:p>0.0033778057</text:p>
          </table:table-cell>
          <table:table-cell office:value-type="float" office:value="0.00615319319530548">
            <text:p>0.0061531932</text:p>
          </table:table-cell>
          <table:table-cell office:value-type="float" office:value="0.545612054708214">
            <text:p>0.5456120547</text:p>
          </table:table-cell>
          <table:table-cell office:value-type="float" office:value="0.552367666026164">
            <text:p>0.552367666</text:p>
          </table:table-cell>
          <table:table-cell office:value-type="float" office:value="65.55">
            <text:p>65.55</text:p>
          </table:table-cell>
          <table:table-cell office:value-type="float" office:value="9678.35">
            <text:p>9678.35</text:p>
          </table:table-cell>
          <table:table-cell office:value-type="float" office:value="12265.8">
            <text:p>12265.8</text:p>
          </table:table-cell>
          <table:table-cell office:value-type="float" office:value="0.789088624067068">
            <text:p>0.7890886241</text:p>
          </table:table-cell>
          <table:table-cell office:value-type="float" office:value="0.546483326597648">
            <text:p>0.5464833266</text:p>
          </table:table-cell>
          <table:table-cell office:value-type="float" office:value="0.00394480374174272">
            <text:p>0.0039448037</text:p>
          </table:table-cell>
          <table:table-cell office:value-type="float" office:value="0.00721852534148239">
            <text:p>0.0072185253</text:p>
          </table:table-cell>
          <table:table-cell office:value-type="float" office:value="0.541676777609682">
            <text:p>0.5416767776</text:p>
          </table:table-cell>
          <table:table-cell office:value-type="float" office:value="0.549566385093168">
            <text:p>0.549566385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3.45">
            <text:p>203.45</text:p>
          </table:table-cell>
          <table:table-cell office:value-type="float" office:value="19945.55">
            <text:p>19945.55</text:p>
          </table:table-cell>
          <table:table-cell office:value-type="float" office:value="38349.85">
            <text:p>38349.85</text:p>
          </table:table-cell>
          <table:table-cell table:number-columns-repeated="2" office:value-type="float" office:value="0.520095342332636">
            <text:p>0.5200953423</text:p>
          </table:table-cell>
          <table:table-cell office:value-type="float" office:value="0.00406192295936575">
            <text:p>0.004061923</text:p>
          </table:table-cell>
          <table:table-cell office:value-type="float" office:value="0.00780995834561402">
            <text:p>0.0078099583</text:p>
          </table:table-cell>
          <table:table-cell office:value-type="float" office:value="0.516118103875121">
            <text:p>0.5161181039</text:p>
          </table:table-cell>
          <table:table-cell office:value-type="float" office:value="0.524241949793852">
            <text:p>0.5242419498</text:p>
          </table:table-cell>
          <table:table-cell office:value-type="float" office:value="59.3">
            <text:p>59.3</text:p>
          </table:table-cell>
          <table:table-cell office:value-type="float" office:value="8680.95">
            <text:p>8680.95</text:p>
          </table:table-cell>
          <table:table-cell office:value-type="float" office:value="10963.95">
            <text:p>10963.95</text:p>
          </table:table-cell>
          <table:table-cell office:value-type="float" office:value="0.791830114852206">
            <text:p>0.7918301149</text:p>
          </table:table-cell>
          <table:table-cell office:value-type="float" office:value="0.52096284873885">
            <text:p>0.5209628487</text:p>
          </table:table-cell>
          <table:table-cell office:value-type="float" office:value="0.00532524879271445">
            <text:p>0.0053252488</text:p>
          </table:table-cell>
          <table:table-cell office:value-type="float" office:value="0.0102219357975446">
            <text:p>0.0102219358</text:p>
          </table:table-cell>
          <table:table-cell office:value-type="float" office:value="0.516357585685035">
            <text:p>0.5163575857</text:p>
          </table:table-cell>
          <table:table-cell office:value-type="float" office:value="0.527008083270464">
            <text:p>0.527008083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1.55">
            <text:p>181.55</text:p>
          </table:table-cell>
          <table:table-cell office:value-type="float" office:value="21195">
            <text:p>21195</text:p>
          </table:table-cell>
          <table:table-cell office:value-type="float" office:value="37862.3">
            <text:p>37862.3</text:p>
          </table:table-cell>
          <table:table-cell table:number-columns-repeated="2" office:value-type="float" office:value="0.559794980086569">
            <text:p>0.5597949801</text:p>
          </table:table-cell>
          <table:table-cell office:value-type="float" office:value="0.00447038955801282">
            <text:p>0.0044703896</text:p>
          </table:table-cell>
          <table:table-cell office:value-type="float" office:value="0.00798576213977749">
            <text:p>0.0079857621</text:p>
          </table:table-cell>
          <table:table-cell office:value-type="float" office:value="0.556686621482634">
            <text:p>0.5566866215</text:p>
          </table:table-cell>
          <table:table-cell office:value-type="float" office:value="0.56562740059866">
            <text:p>0.5656274006</text:p>
          </table:table-cell>
          <table:table-cell office:value-type="float" office:value="40.8">
            <text:p>40.8</text:p>
          </table:table-cell>
          <table:table-cell office:value-type="float" office:value="7222.05">
            <text:p>7222.05</text:p>
          </table:table-cell>
          <table:table-cell office:value-type="float" office:value="8500.7">
            <text:p>8500.7</text:p>
          </table:table-cell>
          <table:table-cell office:value-type="float" office:value="0.849648710949466">
            <text:p>0.8496487109</text:p>
          </table:table-cell>
          <table:table-cell office:value-type="float" office:value="0.55900300402965">
            <text:p>0.559003004</text:p>
          </table:table-cell>
          <table:table-cell office:value-type="float" office:value="0.00399832153363933">
            <text:p>0.0039983215</text:p>
          </table:table-cell>
          <table:table-cell office:value-type="float" office:value="0.00715259400185129">
            <text:p>0.007152594</text:p>
          </table:table-cell>
          <table:table-cell office:value-type="float" office:value="0.555729726804124">
            <text:p>0.5557297268</text:p>
          </table:table-cell>
          <table:table-cell office:value-type="float" office:value="0.563726369871402">
            <text:p>0.563726369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5.25">
            <text:p>195.25</text:p>
          </table:table-cell>
          <table:table-cell office:value-type="float" office:value="20330.4">
            <text:p>20330.4</text:p>
          </table:table-cell>
          <table:table-cell office:value-type="float" office:value="38260.5">
            <text:p>38260.5</text:p>
          </table:table-cell>
          <table:table-cell table:number-columns-repeated="2" office:value-type="float" office:value="0.531369435264672">
            <text:p>0.5313694353</text:p>
          </table:table-cell>
          <table:table-cell office:value-type="float" office:value="0.00410669515503959">
            <text:p>0.0041066952</text:p>
          </table:table-cell>
          <table:table-cell office:value-type="float" office:value="0.00772851218473652">
            <text:p>0.0077285122</text:p>
          </table:table-cell>
          <table:table-cell office:value-type="float" office:value="0.526288309925338">
            <text:p>0.5262883099</text:p>
          </table:table-cell>
          <table:table-cell office:value-type="float" office:value="0.534501700235417">
            <text:p>0.5345017002</text:p>
          </table:table-cell>
          <table:table-cell office:value-type="float" office:value="39.7">
            <text:p>39.7</text:p>
          </table:table-cell>
          <table:table-cell office:value-type="float" office:value="6531.75">
            <text:p>6531.75</text:p>
          </table:table-cell>
          <table:table-cell office:value-type="float" office:value="7692.75">
            <text:p>7692.75</text:p>
          </table:table-cell>
          <table:table-cell office:value-type="float" office:value="0.849154746508153">
            <text:p>0.8491547465</text:p>
          </table:table-cell>
          <table:table-cell office:value-type="float" office:value="0.530744113024035">
            <text:p>0.530744113</text:p>
          </table:table-cell>
          <table:table-cell office:value-type="float" office:value="0.0049549387019055">
            <text:p>0.0049549387</text:p>
          </table:table-cell>
          <table:table-cell office:value-type="float" office:value="0.00933583355955398">
            <text:p>0.0093358336</text:p>
          </table:table-cell>
          <table:table-cell office:value-type="float" office:value="0.525211392418414">
            <text:p>0.5252113924</text:p>
          </table:table-cell>
          <table:table-cell office:value-type="float" office:value="0.535121269822225">
            <text:p>0.535121269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7.3">
            <text:p>227.3</text:p>
          </table:table-cell>
          <table:table-cell office:value-type="float" office:value="18360.05">
            <text:p>18360.05</text:p>
          </table:table-cell>
          <table:table-cell office:value-type="float" office:value="38342.3">
            <text:p>38342.3</text:p>
          </table:table-cell>
          <table:table-cell table:number-columns-repeated="2" office:value-type="float" office:value="0.478844107385333">
            <text:p>0.4788441074</text:p>
          </table:table-cell>
          <table:table-cell office:value-type="float" office:value="0.00636595901852347">
            <text:p>0.006365959</text:p>
          </table:table-cell>
          <table:table-cell office:value-type="float" office:value="0.013294429064365">
            <text:p>0.0132944291</text:p>
          </table:table-cell>
          <table:table-cell office:value-type="float" office:value="0.471032285027688">
            <text:p>0.471032285</text:p>
          </table:table-cell>
          <table:table-cell office:value-type="float" office:value="0.483764203064735">
            <text:p>0.4837642031</text:p>
          </table:table-cell>
          <table:table-cell office:value-type="float" office:value="67.55">
            <text:p>67.55</text:p>
          </table:table-cell>
          <table:table-cell office:value-type="float" office:value="8264.65">
            <text:p>8264.65</text:p>
          </table:table-cell>
          <table:table-cell office:value-type="float" office:value="10813.9">
            <text:p>10813.9</text:p>
          </table:table-cell>
          <table:table-cell office:value-type="float" office:value="0.764293303114512">
            <text:p>0.7642933031</text:p>
          </table:table-cell>
          <table:table-cell office:value-type="float" office:value="0.47770347268244">
            <text:p>0.4777034727</text:p>
          </table:table-cell>
          <table:table-cell office:value-type="float" office:value="0.00411116195936567">
            <text:p>0.004111162</text:p>
          </table:table-cell>
          <table:table-cell office:value-type="float" office:value="0.00860609602915453">
            <text:p>0.008606096</text:p>
          </table:table-cell>
          <table:table-cell office:value-type="float" office:value="0.473055627896714">
            <text:p>0.4730556279</text:p>
          </table:table-cell>
          <table:table-cell office:value-type="float" office:value="0.481277951815445">
            <text:p>0.481277951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7.35">
            <text:p>237.35</text:p>
          </table:table-cell>
          <table:table-cell office:value-type="float" office:value="15102.35">
            <text:p>15102.35</text:p>
          </table:table-cell>
          <table:table-cell office:value-type="float" office:value="37088.7">
            <text:p>37088.7</text:p>
          </table:table-cell>
          <table:table-cell table:number-columns-repeated="2" office:value-type="float" office:value="0.407191809514046">
            <text:p>0.4071918095</text:p>
          </table:table-cell>
          <table:table-cell office:value-type="float" office:value="0.00473914477146684">
            <text:p>0.0047391448</text:p>
          </table:table-cell>
          <table:table-cell office:value-type="float" office:value="0.011638605347005">
            <text:p>0.0116386053</text:p>
          </table:table-cell>
          <table:table-cell office:value-type="float" office:value="0.403126775039896">
            <text:p>0.403126775</text:p>
          </table:table-cell>
          <table:table-cell office:value-type="float" office:value="0.41260506458283">
            <text:p>0.4126050646</text:p>
          </table:table-cell>
          <table:table-cell office:value-type="float" office:value="89.9">
            <text:p>89.9</text:p>
          </table:table-cell>
          <table:table-cell office:value-type="float" office:value="8876.4">
            <text:p>8876.4</text:p>
          </table:table-cell>
          <table:table-cell office:value-type="float" office:value="13630.9">
            <text:p>13630.9</text:p>
          </table:table-cell>
          <table:table-cell office:value-type="float" office:value="0.651227982416696">
            <text:p>0.6512279824</text:p>
          </table:table-cell>
          <table:table-cell office:value-type="float" office:value="0.407034665148471">
            <text:p>0.4070346651</text:p>
          </table:table-cell>
          <table:table-cell office:value-type="float" office:value="0.00686893614627238">
            <text:p>0.0068689361</text:p>
          </table:table-cell>
          <table:table-cell office:value-type="float" office:value="0.0168755556575675">
            <text:p>0.0168755557</text:p>
          </table:table-cell>
          <table:table-cell office:value-type="float" office:value="0.399015394216889">
            <text:p>0.3990153942</text:p>
          </table:table-cell>
          <table:table-cell office:value-type="float" office:value="0.412753266509434">
            <text:p>0.41275326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6.4">
            <text:p>256.4</text:p>
          </table:table-cell>
          <table:table-cell office:value-type="float" office:value="13498.05">
            <text:p>13498.05</text:p>
          </table:table-cell>
          <table:table-cell office:value-type="float" office:value="36006.45">
            <text:p>36006.45</text:p>
          </table:table-cell>
          <table:table-cell table:number-columns-repeated="2" office:value-type="float" office:value="0.374871729173141">
            <text:p>0.3748717292</text:p>
          </table:table-cell>
          <table:table-cell office:value-type="float" office:value="0.00522006491587562">
            <text:p>0.0052200649</text:p>
          </table:table-cell>
          <table:table-cell office:value-type="float" office:value="0.0139249362105528">
            <text:p>0.0139249362</text:p>
          </table:table-cell>
          <table:table-cell office:value-type="float" office:value="0.368317994908948">
            <text:p>0.3683179949</text:p>
          </table:table-cell>
          <table:table-cell office:value-type="float" office:value="0.3787581247407">
            <text:p>0.3787581247</text:p>
          </table:table-cell>
          <table:table-cell office:value-type="float" office:value="108.05">
            <text:p>108.05</text:p>
          </table:table-cell>
          <table:table-cell office:value-type="float" office:value="8632.2">
            <text:p>8632.2</text:p>
          </table:table-cell>
          <table:table-cell office:value-type="float" office:value="14419.55">
            <text:p>14419.55</text:p>
          </table:table-cell>
          <table:table-cell office:value-type="float" office:value="0.598656185754011">
            <text:p>0.5986561858</text:p>
          </table:table-cell>
          <table:table-cell office:value-type="float" office:value="0.374175905653156">
            <text:p>0.3741759057</text:p>
          </table:table-cell>
          <table:table-cell office:value-type="float" office:value="0.00414874206268404">
            <text:p>0.0041487421</text:p>
          </table:table-cell>
          <table:table-cell office:value-type="float" office:value="0.0110876782818018">
            <text:p>0.0110876783</text:p>
          </table:table-cell>
          <table:table-cell office:value-type="float" office:value="0.369243699965541">
            <text:p>0.3692437</text:p>
          </table:table-cell>
          <table:table-cell office:value-type="float" office:value="0.377541184090909">
            <text:p>0.377541184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9.25">
            <text:p>269.25</text:p>
          </table:table-cell>
          <table:table-cell office:value-type="float" office:value="10191.1">
            <text:p>10191.1</text:p>
          </table:table-cell>
          <table:table-cell office:value-type="float" office:value="32868.85">
            <text:p>32868.85</text:p>
          </table:table-cell>
          <table:table-cell table:number-columns-repeated="2" office:value-type="float" office:value="0.310044158170467">
            <text:p>0.3100441582</text:p>
          </table:table-cell>
          <table:table-cell office:value-type="float" office:value="0.00371780227451574">
            <text:p>0.0037178023</text:p>
          </table:table-cell>
          <table:table-cell office:value-type="float" office:value="0.0119912024675906">
            <text:p>0.0119912025</text:p>
          </table:table-cell>
          <table:table-cell office:value-type="float" office:value="0.306748278500383">
            <text:p>0.3067482785</text:p>
          </table:table-cell>
          <table:table-cell office:value-type="float" office:value="0.314183883049414">
            <text:p>0.314183883</text:p>
          </table:table-cell>
          <table:table-cell office:value-type="float" office:value="131.5">
            <text:p>131.5</text:p>
          </table:table-cell>
          <table:table-cell office:value-type="float" office:value="7436.4">
            <text:p>7436.4</text:p>
          </table:table-cell>
          <table:table-cell office:value-type="float" office:value="15002.4">
            <text:p>15002.4</text:p>
          </table:table-cell>
          <table:table-cell office:value-type="float" office:value="0.495680432374056">
            <text:p>0.4956804324</text:p>
          </table:table-cell>
          <table:table-cell office:value-type="float" office:value="0.309813343805189">
            <text:p>0.3098133438</text:p>
          </table:table-cell>
          <table:table-cell office:value-type="float" office:value="0.00361469913324963">
            <text:p>0.0036146991</text:p>
          </table:table-cell>
          <table:table-cell office:value-type="float" office:value="0.0116673448885487">
            <text:p>0.0116673449</text:p>
          </table:table-cell>
          <table:table-cell office:value-type="float" office:value="0.306950081888793">
            <text:p>0.3069500819</text:p>
          </table:table-cell>
          <table:table-cell office:value-type="float" office:value="0.314179480155292">
            <text:p>0.314179480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1.05">
            <text:p>291.05</text:p>
          </table:table-cell>
          <table:table-cell office:value-type="float" office:value="9895.65">
            <text:p>9895.65</text:p>
          </table:table-cell>
          <table:table-cell office:value-type="float" office:value="32524.9">
            <text:p>32524.9</text:p>
          </table:table-cell>
          <table:table-cell table:number-columns-repeated="2" office:value-type="float" office:value="0.304240566297786">
            <text:p>0.3042405663</text:p>
          </table:table-cell>
          <table:table-cell office:value-type="float" office:value="0.00361255052063716">
            <text:p>0.0036125505</text:p>
          </table:table-cell>
          <table:table-cell office:value-type="float" office:value="0.0118739935459536">
            <text:p>0.0118739935</text:p>
          </table:table-cell>
          <table:table-cell office:value-type="float" office:value="0.300250906049624">
            <text:p>0.300250906</text:p>
          </table:table-cell>
          <table:table-cell office:value-type="float" office:value="0.307476007090898">
            <text:p>0.3074760071</text:p>
          </table:table-cell>
          <table:table-cell office:value-type="float" office:value="139.45">
            <text:p>139.45</text:p>
          </table:table-cell>
          <table:table-cell office:value-type="float" office:value="7364.85">
            <text:p>7364.85</text:p>
          </table:table-cell>
          <table:table-cell office:value-type="float" office:value="14998.05">
            <text:p>14998.05</text:p>
          </table:table-cell>
          <table:table-cell office:value-type="float" office:value="0.49105231368282">
            <text:p>0.4910523137</text:p>
          </table:table-cell>
          <table:table-cell office:value-type="float" office:value="0.306920647556536">
            <text:p>0.3069206476</text:p>
          </table:table-cell>
          <table:table-cell office:value-type="float" office:value="0.00554809620973293">
            <text:p>0.0055480962</text:p>
          </table:table-cell>
          <table:table-cell office:value-type="float" office:value="0.0180766470222924">
            <text:p>0.018076647</text:p>
          </table:table-cell>
          <table:table-cell office:value-type="float" office:value="0.301000421916711">
            <text:p>0.3010004219</text:p>
          </table:table-cell>
          <table:table-cell office:value-type="float" office:value="0.312096614336177">
            <text:p>0.312096614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2.7">
            <text:p>302.7</text:p>
          </table:table-cell>
          <table:table-cell office:value-type="float" office:value="8613.4">
            <text:p>8613.4</text:p>
          </table:table-cell>
          <table:table-cell office:value-type="float" office:value="30894">
            <text:p>30894</text:p>
          </table:table-cell>
          <table:table-cell table:number-columns-repeated="2" office:value-type="float" office:value="0.278787210691394">
            <text:p>0.2787872107</text:p>
          </table:table-cell>
          <table:table-cell office:value-type="float" office:value="0.00514341648579686">
            <text:p>0.0051434165</text:p>
          </table:table-cell>
          <table:table-cell office:value-type="float" office:value="0.0184492555201552">
            <text:p>0.0184492555</text:p>
          </table:table-cell>
          <table:table-cell office:value-type="float" office:value="0.274098060380074">
            <text:p>0.2740980604</text:p>
          </table:table-cell>
          <table:table-cell office:value-type="float" office:value="0.284384893351668">
            <text:p>0.2843848934</text:p>
          </table:table-cell>
          <table:table-cell office:value-type="float" office:value="152.85">
            <text:p>152.85</text:p>
          </table:table-cell>
          <table:table-cell office:value-type="float" office:value="6606.35">
            <text:p>6606.35</text:p>
          </table:table-cell>
          <table:table-cell office:value-type="float" office:value="14825.95">
            <text:p>14825.95</text:p>
          </table:table-cell>
          <table:table-cell office:value-type="float" office:value="0.445588128799698">
            <text:p>0.4455881288</text:p>
          </table:table-cell>
          <table:table-cell office:value-type="float" office:value="0.278504332886708">
            <text:p>0.2785043329</text:p>
          </table:table-cell>
          <table:table-cell office:value-type="float" office:value="0.00359608088448263">
            <text:p>0.0035960809</text:p>
          </table:table-cell>
          <table:table-cell office:value-type="float" office:value="0.0129121182683555">
            <text:p>0.0129121183</text:p>
          </table:table-cell>
          <table:table-cell office:value-type="float" office:value="0.274872963861838">
            <text:p>0.2748729639</text:p>
          </table:table-cell>
          <table:table-cell office:value-type="float" office:value="0.282065125630803">
            <text:p>0.282065125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5.25">
            <text:p>305.25</text:p>
          </table:table-cell>
          <table:table-cell office:value-type="float" office:value="7502.85">
            <text:p>7502.85</text:p>
          </table:table-cell>
          <table:table-cell office:value-type="float" office:value="29281.7">
            <text:p>29281.7</text:p>
          </table:table-cell>
          <table:table-cell table:number-columns-repeated="2" office:value-type="float" office:value="0.256211664712082">
            <text:p>0.2562116647</text:p>
          </table:table-cell>
          <table:table-cell office:value-type="float" office:value="0.00463707100602909">
            <text:p>0.004637071</text:p>
          </table:table-cell>
          <table:table-cell office:value-type="float" office:value="0.0180985944228573">
            <text:p>0.0180985944</text:p>
          </table:table-cell>
          <table:table-cell office:value-type="float" office:value="0.251856457016544">
            <text:p>0.251856457</text:p>
          </table:table-cell>
          <table:table-cell office:value-type="float" office:value="0.261130599028602">
            <text:p>0.261130599</text:p>
          </table:table-cell>
          <table:table-cell office:value-type="float" office:value="162.4">
            <text:p>162.4</text:p>
          </table:table-cell>
          <table:table-cell office:value-type="float" office:value="5900.95">
            <text:p>5900.95</text:p>
          </table:table-cell>
          <table:table-cell office:value-type="float" office:value="14488.05">
            <text:p>14488.05</text:p>
          </table:table-cell>
          <table:table-cell office:value-type="float" office:value="0.407290133117646">
            <text:p>0.4072901331</text:p>
          </table:table-cell>
          <table:table-cell office:value-type="float" office:value="0.25456707547579">
            <text:p>0.2545670755</text:p>
          </table:table-cell>
          <table:table-cell office:value-type="float" office:value="0.00380257733883849">
            <text:p>0.0038025773</text:p>
          </table:table-cell>
          <table:table-cell office:value-type="float" office:value="0.0149374279125901">
            <text:p>0.0149374279</text:p>
          </table:table-cell>
          <table:table-cell office:value-type="float" office:value="0.251119705358381">
            <text:p>0.2511197054</text:p>
          </table:table-cell>
          <table:table-cell office:value-type="float" office:value="0.258724860036058">
            <text:p>0.25872486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336240061554245">
            <text:p>0.3362400616</text:p>
          </table:table-cell>
          <table:table-cell table:formula="of:=[.M2]/[.D2]" office:value-type="float" office:value="0.322411740121281">
            <text:p>0.3224117401</text:p>
          </table:table-cell>
          <table:table-cell table:formula="of:=[.L2]/[.C2]" office:value-type="float" office:value="0.463429291042989">
            <text:p>0.463429291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291472106168592">
            <text:p>0.2914721062</text:p>
          </table:table-cell>
          <table:table-cell table:formula="of:=[.M3]/[.D3]" office:value-type="float" office:value="0.285892904405102">
            <text:p>0.2858929044</text:p>
          </table:table-cell>
          <table:table-cell table:formula="of:=[.L3]/[.C3]" office:value-type="float" office:value="0.435232420264169">
            <text:p>0.4352324203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24731478931424">
            <text:p>0.2247314789</text:p>
          </table:table-cell>
          <table:table-cell table:formula="of:=[.M4]/[.D4]" office:value-type="float" office:value="0.224516207414763">
            <text:p>0.2245162074</text:p>
          </table:table-cell>
          <table:table-cell table:formula="of:=[.L4]/[.C4]" office:value-type="float" office:value="0.340743099787686">
            <text:p>0.3407430998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03329065300896">
            <text:p>0.2033290653</text:p>
          </table:table-cell>
          <table:table-cell table:formula="of:=[.M5]/[.D5]" office:value-type="float" office:value="0.201062453444153">
            <text:p>0.2010624534</text:p>
          </table:table-cell>
          <table:table-cell table:formula="of:=[.L5]/[.C5]" office:value-type="float" office:value="0.321279955141069">
            <text:p>0.3212799551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297184337879454">
            <text:p>0.2971843379</text:p>
          </table:table-cell>
          <table:table-cell table:formula="of:=[.M6]/[.D6]" office:value-type="float" office:value="0.282035767285739">
            <text:p>0.2820357673</text:p>
          </table:table-cell>
          <table:table-cell table:formula="of:=[.L6]/[.C6]" office:value-type="float" office:value="0.450143109632054">
            <text:p>0.4501431096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378765536128081">
            <text:p>0.3787655361</text:p>
          </table:table-cell>
          <table:table-cell table:formula="of:=[.M7]/[.D7]" office:value-type="float" office:value="0.367521644058702">
            <text:p>0.3675216441</text:p>
          </table:table-cell>
          <table:table-cell table:formula="of:=[.L7]/[.C7]" office:value-type="float" office:value="0.587749588640178">
            <text:p>0.5877495886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421411856474259">
            <text:p>0.4214118565</text:p>
          </table:table-cell>
          <table:table-cell table:formula="of:=[.M8]/[.D8]" office:value-type="float" office:value="0.400471304446842">
            <text:p>0.4004713044</text:p>
          </table:table-cell>
          <table:table-cell table:formula="of:=[.L8]/[.C8]" office:value-type="float" office:value="0.639514596552835">
            <text:p>0.6395145966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488393686165274">
            <text:p>0.4883936862</text:p>
          </table:table-cell>
          <table:table-cell table:formula="of:=[.M9]/[.D9]" office:value-type="float" office:value="0.456432153847792">
            <text:p>0.4564321538</text:p>
          </table:table-cell>
          <table:table-cell table:formula="of:=[.L9]/[.C9]" office:value-type="float" office:value="0.729695518638812">
            <text:p>0.7296955186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479127297715169">
            <text:p>0.4791272977</text:p>
          </table:table-cell>
          <table:table-cell table:formula="of:=[.M10]/[.D10]" office:value-type="float" office:value="0.461125168716891">
            <text:p>0.4611251687</text:p>
          </table:table-cell>
          <table:table-cell table:formula="of:=[.L10]/[.C10]" office:value-type="float" office:value="0.744251261918116">
            <text:p>0.7442512619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504955401387512">
            <text:p>0.5049554014</text:p>
          </table:table-cell>
          <table:table-cell table:formula="of:=[.M11]/[.D11]" office:value-type="float" office:value="0.479897391079174">
            <text:p>0.4798973911</text:p>
          </table:table-cell>
          <table:table-cell table:formula="of:=[.L11]/[.C11]" office:value-type="float" office:value="0.76698516265354">
            <text:p>0.7669851627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32022932022932">
            <text:p>0.532022932</text:p>
          </table:table-cell>
          <table:table-cell table:formula="of:=[.M12]/[.D12]" office:value-type="float" office:value="0.494781723738717">
            <text:p>0.4947817237</text:p>
          </table:table-cell>
          <table:table-cell table:formula="of:=[.L12]/[.C12]" office:value-type="float" office:value="0.786494465436467">
            <text:p>0.7864944654</text:p>
          </table:table-cell>
          <table:table-cell table:number-columns-repeated="15"/>
        </table:table-row>
      </table:table>
      <table:table table:name="stable_01" table:style-name="ta1">
        <table:shapes>
          <draw:frame draw:z-index="0" draw:style-name="gr1" svg:width="4.5in" svg:height="4in" svg:x="8.5846in" svg:y="2.5929in">
            <draw:object draw:notify-on-update-of-ranges="stable_01.A2:stable_01.A12 stable_01.D15:stable_01.D15 stable_01.D16:stable_01.D26 stable_01.B15:stable_01.B15 stable_01.B16:stable_01.B26 stable_01.C15:stable_01.C15 stable_01.C16:stable_01.C2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4.5in" svg:height="4in" svg:x="3.5654in" svg:y="2.5504in">
            <draw:object draw:notify-on-update-of-ranges="stable_01.A2:stable_01.A12 stable_01.B1:stable_01.B1 stable_01.B2:stable_01.B12 stable_01.D1:stable_01.D1 stable_01.D2:stable_01.D12 stable_01.K1:stable_01.K1 stable_01.K2:stable_01.K12 stable_01.M1:stable_01.M1 stable_01.M2:stable_01.M1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svg:width="4.5in" svg:height="4in" svg:x="13.1528in" svg:y="2.5724in">
            <draw:object draw:notify-on-update-of-ranges="preferred_01.A2:preferred_01.A12 stable_01.W1:stable_01.W1 stable_01.W2:stable_01.W12 stable_01.X1:stable_01.X1 stable_01.X2:stable_01.X12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  <table:table-cell office:value-type="string">
            <text:p>Exact</text:p>
          </table:table-cell>
          <table:table-cell office:value-type="string">
            <text:p>Naive abs error</text:p>
          </table:table-cell>
          <table:table-cell office:value-type="string">
            <text:p>Optim abs error</text:p>
          </table:table-cell>
          <table:table-cell office:value-type="string">
            <text:p>Naive error</text:p>
          </table:table-cell>
          <table:table-cell office:value-type="string">
            <text:p>Optim error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4">
            <text:p>244</text:p>
          </table:table-cell>
          <table:table-cell office:value-type="float" office:value="5217.7">
            <text:p>5217.7</text:p>
          </table:table-cell>
          <table:table-cell office:value-type="float" office:value="9508.55">
            <text:p>9508.55</text:p>
          </table:table-cell>
          <table:table-cell table:number-columns-repeated="2" office:value-type="float" office:value="0.548746654296446">
            <text:p>0.5487466543</text:p>
          </table:table-cell>
          <table:table-cell office:value-type="float" office:value="0.00818938591582835">
            <text:p>0.0081893859</text:p>
          </table:table-cell>
          <table:table-cell office:value-type="float" office:value="0.0149238010869115">
            <text:p>0.0149238011</text:p>
          </table:table-cell>
          <table:table-cell office:value-type="float" office:value="0.541640444724145">
            <text:p>0.5416404447</text:p>
          </table:table-cell>
          <table:table-cell office:value-type="float" office:value="0.558019216555802">
            <text:p>0.5580192166</text:p>
          </table:table-cell>
          <table:table-cell office:value-type="float" office:value="82.7">
            <text:p>82.7</text:p>
          </table:table-cell>
          <table:table-cell office:value-type="float" office:value="2404.35">
            <text:p>2404.35</text:p>
          </table:table-cell>
          <table:table-cell office:value-type="float" office:value="3036.35">
            <text:p>3036.35</text:p>
          </table:table-cell>
          <table:table-cell office:value-type="float" office:value="0.791942987114427">
            <text:p>0.7919429871</text:p>
          </table:table-cell>
          <table:table-cell office:value-type="float" office:value="0.548460115726096">
            <text:p>0.5484601157</text:p>
          </table:table-cell>
          <table:table-cell office:value-type="float" office:value="0.00670077724777574">
            <text:p>0.0067007772</text:p>
          </table:table-cell>
          <table:table-cell office:value-type="float" office:value="0.0122174376142278">
            <text:p>0.0122174376</text:p>
          </table:table-cell>
          <table:table-cell office:value-type="float" office:value="0.541440171755725">
            <text:p>0.5414401718</text:p>
          </table:table-cell>
          <table:table-cell office:value-type="float" office:value="0.554841726251277">
            <text:p>0.5548417263</text:p>
          </table:table-cell>
          <table:table-cell office:value-type="float" office:value="0.547761584560435">
            <text:p>0.5477615846</text:p>
          </table:table-cell>
          <table:table-cell table:formula="of:=ABS([.T2]-[.F2])" office:value-type="float" office:value="0.000985069736011091">
            <text:p>0.0009850697</text:p>
          </table:table-cell>
          <table:table-cell table:formula="of:=ABS([.T2]-[.O2])" office:value-type="float" office:value="0.000698531165661098">
            <text:p>0.0006985312</text:p>
          </table:table-cell>
          <table:table-cell table:formula="of:=[.U2]/[.T2]" office:value-type="float" office:value="0.00179835491165666">
            <text:p>0.0017983549</text:p>
          </table:table-cell>
          <table:table-cell table:formula="of:=[.V2]/[.T2]" office:value-type="float" office:value="0.00127524672293632">
            <text:p>0.0012752467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8.75">
            <text:p>58.75</text:p>
          </table:table-cell>
          <table:table-cell office:value-type="float" office:value="4999.25">
            <text:p>4999.25</text:p>
          </table:table-cell>
          <table:table-cell office:value-type="float" office:value="9581.1">
            <text:p>9581.1</text:p>
          </table:table-cell>
          <table:table-cell table:number-columns-repeated="2" office:value-type="float" office:value="0.521788539343371">
            <text:p>0.5217885393</text:p>
          </table:table-cell>
          <table:table-cell office:value-type="float" office:value="0.0130096418883086">
            <text:p>0.0130096419</text:p>
          </table:table-cell>
          <table:table-cell office:value-type="float" office:value="0.0249327858075998">
            <text:p>0.0249327858</text:p>
          </table:table-cell>
          <table:table-cell office:value-type="float" office:value="0.510525218841184">
            <text:p>0.5105252188</text:p>
          </table:table-cell>
          <table:table-cell office:value-type="float" office:value="0.536544502617801">
            <text:p>0.5365445026</text:p>
          </table:table-cell>
          <table:table-cell office:value-type="float" office:value="15.05">
            <text:p>15.05</text:p>
          </table:table-cell>
          <table:table-cell office:value-type="float" office:value="2172.25">
            <text:p>2172.25</text:p>
          </table:table-cell>
          <table:table-cell office:value-type="float" office:value="2745.3">
            <text:p>2745.3</text:p>
          </table:table-cell>
          <table:table-cell office:value-type="float" office:value="0.791413667801235">
            <text:p>0.7914136678</text:p>
          </table:table-cell>
          <table:table-cell office:value-type="float" office:value="0.520688858853958">
            <text:p>0.5206888589</text:p>
          </table:table-cell>
          <table:table-cell office:value-type="float" office:value="0.00945169668495432">
            <text:p>0.0094516967</text:p>
          </table:table-cell>
          <table:table-cell office:value-type="float" office:value="0.0181522929178043">
            <text:p>0.0181522929</text:p>
          </table:table-cell>
          <table:table-cell office:value-type="float" office:value="0.509031384787088">
            <text:p>0.5090313848</text:p>
          </table:table-cell>
          <table:table-cell office:value-type="float" office:value="0.527934778156997">
            <text:p>0.5279347782</text:p>
          </table:table-cell>
          <table:table-cell office:value-type="float" office:value="0.520031704480865">
            <text:p>0.5200317045</text:p>
          </table:table-cell>
          <table:table-cell table:formula="of:=ABS([.T3]-[.F3])" office:value-type="float" office:value="0.001756834862506">
            <text:p>0.0017568349</text:p>
          </table:table-cell>
          <table:table-cell table:formula="of:=ABS([.T3]-[.O3])" office:value-type="float" office:value="0.000657154373092994">
            <text:p>0.0006571544</text:p>
          </table:table-cell>
          <table:table-cell table:formula="of:=[.U3]/[.T3]" office:value-type="float" office:value="0.00337832260488772">
            <text:p>0.0033783226</text:p>
          </table:table-cell>
          <table:table-cell table:formula="of:=[.V3]/[.T3]" office:value-type="float" office:value="0.00126368136294501">
            <text:p>0.00126368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.35">
            <text:p>49.35</text:p>
          </table:table-cell>
          <table:table-cell office:value-type="float" office:value="5291.95">
            <text:p>5291.95</text:p>
          </table:table-cell>
          <table:table-cell office:value-type="float" office:value="9465.9">
            <text:p>9465.9</text:p>
          </table:table-cell>
          <table:table-cell table:number-columns-repeated="2" office:value-type="float" office:value="0.559064537858455">
            <text:p>0.5590645379</text:p>
          </table:table-cell>
          <table:table-cell office:value-type="float" office:value="0.00844306423532182">
            <text:p>0.0084430642</text:p>
          </table:table-cell>
          <table:table-cell office:value-type="float" office:value="0.0151021280435059">
            <text:p>0.015102128</text:p>
          </table:table-cell>
          <table:table-cell office:value-type="float" office:value="0.549815886375592">
            <text:p>0.5498158864</text:p>
          </table:table-cell>
          <table:table-cell office:value-type="float" office:value="0.566702014846235">
            <text:p>0.5667020148</text:p>
          </table:table-cell>
          <table:table-cell office:value-type="float" office:value="10.4">
            <text:p>10.4</text:p>
          </table:table-cell>
          <table:table-cell office:value-type="float" office:value="1820.05">
            <text:p>1820.05</text:p>
          </table:table-cell>
          <table:table-cell office:value-type="float" office:value="2147.9">
            <text:p>2147.9</text:p>
          </table:table-cell>
          <table:table-cell office:value-type="float" office:value="0.847835947184988">
            <text:p>0.8478359472</text:p>
          </table:table-cell>
          <table:table-cell office:value-type="float" office:value="0.557810345961816">
            <text:p>0.557810346</text:p>
          </table:table-cell>
          <table:table-cell office:value-type="float" office:value="0.0148660590880197">
            <text:p>0.0148660591</text:p>
          </table:table-cell>
          <table:table-cell office:value-type="float" office:value="0.0266507410549845">
            <text:p>0.0266507411</text:p>
          </table:table-cell>
          <table:table-cell office:value-type="float" office:value="0.546767928785287">
            <text:p>0.5467679288</text:p>
          </table:table-cell>
          <table:table-cell office:value-type="float" office:value="0.576500046961326">
            <text:p>0.576500047</text:p>
          </table:table-cell>
          <table:table-cell office:value-type="float" office:value="0.558887099754507">
            <text:p>0.5588870998</text:p>
          </table:table-cell>
          <table:table-cell table:formula="of:=ABS([.T4]-[.F4])" office:value-type="float" office:value="0.000177438103947991">
            <text:p>0.0001774381</text:p>
          </table:table-cell>
          <table:table-cell table:formula="of:=ABS([.T4]-[.O4])" office:value-type="float" office:value="0.00107675379269101">
            <text:p>0.0010767538</text:p>
          </table:table-cell>
          <table:table-cell table:formula="of:=[.U4]/[.T4]" office:value-type="float" office:value="0.000317484701339378">
            <text:p>0.0003174847</text:p>
          </table:table-cell>
          <table:table-cell table:formula="of:=[.V4]/[.T4]" office:value-type="float" office:value="0.00192660341089279">
            <text:p>0.001926603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0.85">
            <text:p>90.85</text:p>
          </table:table-cell>
          <table:table-cell office:value-type="float" office:value="5077.85">
            <text:p>5077.85</text:p>
          </table:table-cell>
          <table:table-cell office:value-type="float" office:value="9562.15">
            <text:p>9562.15</text:p>
          </table:table-cell>
          <table:table-cell table:number-columns-repeated="2" office:value-type="float" office:value="0.531046062752954">
            <text:p>0.5310460628</text:p>
          </table:table-cell>
          <table:table-cell office:value-type="float" office:value="0.0145615347820115">
            <text:p>0.0145615348</text:p>
          </table:table-cell>
          <table:table-cell office:value-type="float" office:value="0.0274204740480029">
            <text:p>0.027420474</text:p>
          </table:table-cell>
          <table:table-cell office:value-type="float" office:value="0.514699749791493">
            <text:p>0.5146997498</text:p>
          </table:table-cell>
          <table:table-cell office:value-type="float" office:value="0.543822819355516">
            <text:p>0.5438228194</text:p>
          </table:table-cell>
          <table:table-cell office:value-type="float" office:value="27">
            <text:p>27</text:p>
          </table:table-cell>
          <table:table-cell office:value-type="float" office:value="1627.1">
            <text:p>1627.1</text:p>
          </table:table-cell>
          <table:table-cell office:value-type="float" office:value="1914.9">
            <text:p>1914.9</text:p>
          </table:table-cell>
          <table:table-cell office:value-type="float" office:value="0.850166595630919">
            <text:p>0.8501665956</text:p>
          </table:table-cell>
          <table:table-cell office:value-type="float" office:value="0.531376545413284">
            <text:p>0.5313765454</text:p>
          </table:table-cell>
          <table:table-cell office:value-type="float" office:value="0.00937497356055145">
            <text:p>0.0093749736</text:p>
          </table:table-cell>
          <table:table-cell office:value-type="float" office:value="0.0176428064834137">
            <text:p>0.0176428065</text:p>
          </table:table-cell>
          <table:table-cell office:value-type="float" office:value="0.523712109512733">
            <text:p>0.5237121095</text:p>
          </table:table-cell>
          <table:table-cell office:value-type="float" office:value="0.542462056633835">
            <text:p>0.5424620566</text:p>
          </table:table-cell>
          <table:table-cell office:value-type="float" office:value="0.530738413845795">
            <text:p>0.5307384138</text:p>
          </table:table-cell>
          <table:table-cell table:formula="of:=ABS([.T5]-[.F5])" office:value-type="float" office:value="0.000307648907159064">
            <text:p>0.0003076489</text:p>
          </table:table-cell>
          <table:table-cell table:formula="of:=ABS([.T5]-[.O5])" office:value-type="float" office:value="0.000638131567489042">
            <text:p>0.0006381316</text:p>
          </table:table-cell>
          <table:table-cell table:formula="of:=[.U5]/[.T5]" office:value-type="float" office:value="0.000579662031488926">
            <text:p>0.000579662</text:p>
          </table:table-cell>
          <table:table-cell table:formula="of:=[.V5]/[.T5]" office:value-type="float" office:value="0.00120234667557802">
            <text:p>0.001202346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4.7">
            <text:p>64.7</text:p>
          </table:table-cell>
          <table:table-cell office:value-type="float" office:value="4576.05">
            <text:p>4576.05</text:p>
          </table:table-cell>
          <table:table-cell office:value-type="float" office:value="9580.45">
            <text:p>9580.45</text:p>
          </table:table-cell>
          <table:table-cell table:number-columns-repeated="2" office:value-type="float" office:value="0.477639844340857">
            <text:p>0.4776398443</text:p>
          </table:table-cell>
          <table:table-cell office:value-type="float" office:value="0.0110167809943667">
            <text:p>0.011016781</text:p>
          </table:table-cell>
          <table:table-cell office:value-type="float" office:value="0.0230650376531502">
            <text:p>0.0230650377</text:p>
          </table:table-cell>
          <table:table-cell office:value-type="float" office:value="0.465250157002303">
            <text:p>0.465250157</text:p>
          </table:table-cell>
          <table:table-cell office:value-type="float" office:value="0.487283718991036">
            <text:p>0.487283719</text:p>
          </table:table-cell>
          <table:table-cell office:value-type="float" office:value="17">
            <text:p>17</text:p>
          </table:table-cell>
          <table:table-cell office:value-type="float" office:value="2061.9">
            <text:p>2061.9</text:p>
          </table:table-cell>
          <table:table-cell office:value-type="float" office:value="2694.75">
            <text:p>2694.75</text:p>
          </table:table-cell>
          <table:table-cell office:value-type="float" office:value="0.765304392730595">
            <text:p>0.7653043927</text:p>
          </table:table-cell>
          <table:table-cell office:value-type="float" office:value="0.47833543035998">
            <text:p>0.4783354304</text:p>
          </table:table-cell>
          <table:table-cell office:value-type="float" office:value="0.00907398586885419">
            <text:p>0.0090739859</text:p>
          </table:table-cell>
          <table:table-cell office:value-type="float" office:value="0.0189699221360738">
            <text:p>0.0189699221</text:p>
          </table:table-cell>
          <table:table-cell office:value-type="float" office:value="0.469493965106952">
            <text:p>0.4694939651</text:p>
          </table:table-cell>
          <table:table-cell office:value-type="float" office:value="0.48764193684466">
            <text:p>0.4876419368</text:p>
          </table:table-cell>
          <table:table-cell office:value-type="float" office:value="0.478297744492675">
            <text:p>0.4782977445</text:p>
          </table:table-cell>
          <table:table-cell table:formula="of:=ABS([.T6]-[.F6])" office:value-type="float" office:value="0.000657900151817992">
            <text:p>0.0006579002</text:p>
          </table:table-cell>
          <table:table-cell table:formula="of:=ABS([.T6]-[.O6])" office:value-type="float" office:value="0.0000376858673049596">
            <text:p>3.76858673049596E-005</text:p>
          </table:table-cell>
          <table:table-cell table:formula="of:=[.U6]/[.T6]" office:value-type="float" office:value="0.0013755033541206">
            <text:p>0.0013755034</text:p>
          </table:table-cell>
          <table:table-cell table:formula="of:=[.V6]/[.T6]" office:value-type="float" office:value="0.0000787916475435872">
            <text:p>7.87916475435872E-00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3792.55">
            <text:p>3792.55</text:p>
          </table:table-cell>
          <table:table-cell office:value-type="float" office:value="9279.25">
            <text:p>9279.25</text:p>
          </table:table-cell>
          <table:table-cell table:number-columns-repeated="2" office:value-type="float" office:value="0.408683396442086">
            <text:p>0.4086833964</text:p>
          </table:table-cell>
          <table:table-cell office:value-type="float" office:value="0.0116456732642211">
            <text:p>0.0116456733</text:p>
          </table:table-cell>
          <table:table-cell office:value-type="float" office:value="0.0284955869643981">
            <text:p>0.028495587</text:p>
          </table:table-cell>
          <table:table-cell office:value-type="float" office:value="0.39686684073107">
            <text:p>0.3968668407</text:p>
          </table:table-cell>
          <table:table-cell office:value-type="float" office:value="0.420158187259513">
            <text:p>0.4201581873</text:p>
          </table:table-cell>
          <table:table-cell office:value-type="float" office:value="22.4">
            <text:p>22.4</text:p>
          </table:table-cell>
          <table:table-cell office:value-type="float" office:value="2216.2">
            <text:p>2216.2</text:p>
          </table:table-cell>
          <table:table-cell office:value-type="float" office:value="3419.8">
            <text:p>3419.8</text:p>
          </table:table-cell>
          <table:table-cell office:value-type="float" office:value="0.648102221632987">
            <text:p>0.6481022216</text:p>
          </table:table-cell>
          <table:table-cell office:value-type="float" office:value="0.405080982216712">
            <text:p>0.4050809822</text:p>
          </table:table-cell>
          <table:table-cell office:value-type="float" office:value="0.0087820034211516">
            <text:p>0.0087820034</text:p>
          </table:table-cell>
          <table:table-cell office:value-type="float" office:value="0.0216796240916918">
            <text:p>0.0216796241</text:p>
          </table:table-cell>
          <table:table-cell office:value-type="float" office:value="0.397253378238342">
            <text:p>0.3972533782</text:p>
          </table:table-cell>
          <table:table-cell office:value-type="float" office:value="0.414817385080645">
            <text:p>0.4148173851</text:p>
          </table:table-cell>
          <table:table-cell office:value-type="float" office:value="0.406837142172948">
            <text:p>0.4068371422</text:p>
          </table:table-cell>
          <table:table-cell table:formula="of:=ABS([.T7]-[.F7])" office:value-type="float" office:value="0.00184625426913798">
            <text:p>0.0018462543</text:p>
          </table:table-cell>
          <table:table-cell table:formula="of:=ABS([.T7]-[.O7])" office:value-type="float" office:value="0.00175615995623601">
            <text:p>0.00175616</text:p>
          </table:table-cell>
          <table:table-cell table:formula="of:=[.U7]/[.T7]" office:value-type="float" office:value="0.00453806714715622">
            <text:p>0.0045380671</text:p>
          </table:table-cell>
          <table:table-cell table:formula="of:=[.V7]/[.T7]" office:value-type="float" office:value="0.00431661658730624">
            <text:p>0.004316616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6.5">
            <text:p>66.5</text:p>
          </table:table-cell>
          <table:table-cell office:value-type="float" office:value="3361.35">
            <text:p>3361.35</text:p>
          </table:table-cell>
          <table:table-cell office:value-type="float" office:value="8989.5">
            <text:p>8989.5</text:p>
          </table:table-cell>
          <table:table-cell table:number-columns-repeated="2" office:value-type="float" office:value="0.373894659276519">
            <text:p>0.3738946593</text:p>
          </table:table-cell>
          <table:table-cell office:value-type="float" office:value="0.00815249786942105">
            <text:p>0.0081524979</text:p>
          </table:table-cell>
          <table:table-cell office:value-type="float" office:value="0.0218042640277238">
            <text:p>0.021804264</text:p>
          </table:table-cell>
          <table:table-cell office:value-type="float" office:value="0.368538823002909">
            <text:p>0.368538823</text:p>
          </table:table-cell>
          <table:table-cell office:value-type="float" office:value="0.384843818741751">
            <text:p>0.3848438187</text:p>
          </table:table-cell>
          <table:table-cell office:value-type="float" office:value="27.2">
            <text:p>27.2</text:p>
          </table:table-cell>
          <table:table-cell office:value-type="float" office:value="2153.95">
            <text:p>2153.95</text:p>
          </table:table-cell>
          <table:table-cell office:value-type="float" office:value="3604.95">
            <text:p>3604.95</text:p>
          </table:table-cell>
          <table:table-cell office:value-type="float" office:value="0.597571140887728">
            <text:p>0.5975711409</text:p>
          </table:table-cell>
          <table:table-cell office:value-type="float" office:value="0.373497723993671">
            <text:p>0.373497724</text:p>
          </table:table-cell>
          <table:table-cell office:value-type="float" office:value="0.0111466280656506">
            <text:p>0.0111466281</text:p>
          </table:table-cell>
          <table:table-cell office:value-type="float" office:value="0.0298438982344092">
            <text:p>0.0298438982</text:p>
          </table:table-cell>
          <table:table-cell office:value-type="float" office:value="0.3639133828125">
            <text:p>0.3639133828</text:p>
          </table:table-cell>
          <table:table-cell office:value-type="float" office:value="0.386206638943801">
            <text:p>0.3862066389</text:p>
          </table:table-cell>
          <table:table-cell office:value-type="float" office:value="0.374519674189641">
            <text:p>0.3745196742</text:p>
          </table:table-cell>
          <table:table-cell table:formula="of:=ABS([.T8]-[.F8])" office:value-type="float" office:value="0.000625014913122002">
            <text:p>0.0006250149</text:p>
          </table:table-cell>
          <table:table-cell table:formula="of:=ABS([.T8]-[.O8])" office:value-type="float" office:value="0.00102195019597001">
            <text:p>0.0010219502</text:p>
          </table:table-cell>
          <table:table-cell table:formula="of:=[.U8]/[.T8]" office:value-type="float" office:value="0.0016688440052565">
            <text:p>0.001668844</text:p>
          </table:table-cell>
          <table:table-cell table:formula="of:=[.V8]/[.T8]" office:value-type="float" office:value="0.00272869562375123">
            <text:p>0.0027286956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7.9">
            <text:p>67.9</text:p>
          </table:table-cell>
          <table:table-cell office:value-type="float" office:value="2504.9">
            <text:p>2504.9</text:p>
          </table:table-cell>
          <table:table-cell office:value-type="float" office:value="8166.05">
            <text:p>8166.05</text:p>
          </table:table-cell>
          <table:table-cell table:number-columns-repeated="2" office:value-type="float" office:value="0.306701565854996">
            <text:p>0.3067015659</text:p>
          </table:table-cell>
          <table:table-cell office:value-type="float" office:value="0.012111091054042">
            <text:p>0.0121110911</text:p>
          </table:table-cell>
          <table:table-cell office:value-type="float" office:value="0.0394881943960075">
            <text:p>0.0394881944</text:p>
          </table:table-cell>
          <table:table-cell office:value-type="float" office:value="0.294891059353869">
            <text:p>0.2948910594</text:p>
          </table:table-cell>
          <table:table-cell office:value-type="float" office:value="0.319113241461953">
            <text:p>0.3191132415</text:p>
          </table:table-cell>
          <table:table-cell office:value-type="float" office:value="34.8">
            <text:p>34.8</text:p>
          </table:table-cell>
          <table:table-cell office:value-type="float" office:value="1847.35">
            <text:p>1847.35</text:p>
          </table:table-cell>
          <table:table-cell office:value-type="float" office:value="3747.2">
            <text:p>3747.2</text:p>
          </table:table-cell>
          <table:table-cell office:value-type="float" office:value="0.492992075326308">
            <text:p>0.4929920753</text:p>
          </table:table-cell>
          <table:table-cell office:value-type="float" office:value="0.308133049744929">
            <text:p>0.3081330497</text:p>
          </table:table-cell>
          <table:table-cell office:value-type="float" office:value="0.00742699510059208">
            <text:p>0.0074269951</text:p>
          </table:table-cell>
          <table:table-cell office:value-type="float" office:value="0.0241032083599604">
            <text:p>0.0241032084</text:p>
          </table:table-cell>
          <table:table-cell office:value-type="float" office:value="0.301161212740385">
            <text:p>0.3011612127</text:p>
          </table:table-cell>
          <table:table-cell office:value-type="float" office:value="0.316015202941569">
            <text:p>0.3160152029</text:p>
          </table:table-cell>
          <table:table-cell office:value-type="float" office:value="0.309308460409039">
            <text:p>0.3093084604</text:p>
          </table:table-cell>
          <table:table-cell table:formula="of:=ABS([.T9]-[.F9])" office:value-type="float" office:value="0.002606894554043">
            <text:p>0.0026068946</text:p>
          </table:table-cell>
          <table:table-cell table:formula="of:=ABS([.T9]-[.O9])" office:value-type="float" office:value="0.00117541066411003">
            <text:p>0.0011754107</text:p>
          </table:table-cell>
          <table:table-cell table:formula="of:=[.U9]/[.T9]" office:value-type="float" office:value="0.00842813853392683">
            <text:p>0.0084281385</text:p>
          </table:table-cell>
          <table:table-cell table:formula="of:=[.V9]/[.T9]" office:value-type="float" office:value="0.0038001245182742">
            <text:p>0.003800124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6.05">
            <text:p>76.05</text:p>
          </table:table-cell>
          <table:table-cell office:value-type="float" office:value="2490.1">
            <text:p>2490.1</text:p>
          </table:table-cell>
          <table:table-cell office:value-type="float" office:value="8148.25">
            <text:p>8148.25</text:p>
          </table:table-cell>
          <table:table-cell table:number-columns-repeated="2" office:value-type="float" office:value="0.305541761825104">
            <text:p>0.3055417618</text:p>
          </table:table-cell>
          <table:table-cell office:value-type="float" office:value="0.0114506767493947">
            <text:p>0.0114506767</text:p>
          </table:table-cell>
          <table:table-cell office:value-type="float" office:value="0.0374766339010286">
            <text:p>0.0374766339</text:p>
          </table:table-cell>
          <table:table-cell office:value-type="float" office:value="0.293622897313583">
            <text:p>0.2936228973</text:p>
          </table:table-cell>
          <table:table-cell office:value-type="float" office:value="0.316524250812372">
            <text:p>0.3165242508</text:p>
          </table:table-cell>
          <table:table-cell office:value-type="float" office:value="35.6">
            <text:p>35.6</text:p>
          </table:table-cell>
          <table:table-cell office:value-type="float" office:value="1836.25">
            <text:p>1836.25</text:p>
          </table:table-cell>
          <table:table-cell office:value-type="float" office:value="3746.15">
            <text:p>3746.15</text:p>
          </table:table-cell>
          <table:table-cell office:value-type="float" office:value="0.49016596180864">
            <text:p>0.4901659618</text:p>
          </table:table-cell>
          <table:table-cell office:value-type="float" office:value="0.306366654257643">
            <text:p>0.3063666543</text:p>
          </table:table-cell>
          <table:table-cell office:value-type="float" office:value="0.00922713155760058">
            <text:p>0.0092271316</text:p>
          </table:table-cell>
          <table:table-cell office:value-type="float" office:value="0.030117936888265">
            <text:p>0.0301179369</text:p>
          </table:table-cell>
          <table:table-cell office:value-type="float" office:value="0.298061227746592">
            <text:p>0.2980612277</text:p>
          </table:table-cell>
          <table:table-cell office:value-type="float" office:value="0.316515490861793">
            <text:p>0.3165154909</text:p>
          </table:table-cell>
          <table:table-cell office:value-type="float" office:value="0.30534365197414">
            <text:p>0.305343652</text:p>
          </table:table-cell>
          <table:table-cell table:formula="of:=ABS([.T10]-[.F10])" office:value-type="float" office:value="0.000198109850964023">
            <text:p>0.0001981099</text:p>
          </table:table-cell>
          <table:table-cell table:formula="of:=ABS([.T10]-[.O10])" office:value-type="float" office:value="0.00102300228350305">
            <text:p>0.0010230023</text:p>
          </table:table-cell>
          <table:table-cell table:formula="of:=[.U10]/[.T10]" office:value-type="float" office:value="0.000648809463315129">
            <text:p>0.0006488095</text:p>
          </table:table-cell>
          <table:table-cell table:formula="of:=[.V10]/[.T10]" office:value-type="float" office:value="0.0033503309365989">
            <text:p>0.003350330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9.4">
            <text:p>79.4</text:p>
          </table:table-cell>
          <table:table-cell office:value-type="float" office:value="2155.5">
            <text:p>2155.5</text:p>
          </table:table-cell>
          <table:table-cell office:value-type="float" office:value="7725.55">
            <text:p>7725.55</text:p>
          </table:table-cell>
          <table:table-cell table:number-columns-repeated="2" office:value-type="float" office:value="0.278975536421783">
            <text:p>0.2789755364</text:p>
          </table:table-cell>
          <table:table-cell office:value-type="float" office:value="0.00817020127255741">
            <text:p>0.0081702013</text:p>
          </table:table-cell>
          <table:table-cell office:value-type="float" office:value="0.0292864434543282">
            <text:p>0.0292864435</text:p>
          </table:table-cell>
          <table:table-cell office:value-type="float" office:value="0.268460824605595">
            <text:p>0.2684608246</text:p>
          </table:table-cell>
          <table:table-cell office:value-type="float" office:value="0.284801227150709">
            <text:p>0.2848012272</text:p>
          </table:table-cell>
          <table:table-cell office:value-type="float" office:value="38.8">
            <text:p>38.8</text:p>
          </table:table-cell>
          <table:table-cell office:value-type="float" office:value="1653.95">
            <text:p>1653.95</text:p>
          </table:table-cell>
          <table:table-cell office:value-type="float" office:value="3704.55">
            <text:p>3704.55</text:p>
          </table:table-cell>
          <table:table-cell office:value-type="float" office:value="0.446436425114189">
            <text:p>0.4464364251</text:p>
          </table:table-cell>
          <table:table-cell office:value-type="float" office:value="0.27903454045708">
            <text:p>0.2790345405</text:p>
          </table:table-cell>
          <table:table-cell office:value-type="float" office:value="0.0106252533973927">
            <text:p>0.0106252534</text:p>
          </table:table-cell>
          <table:table-cell office:value-type="float" office:value="0.0380786313407212">
            <text:p>0.0380786313</text:p>
          </table:table-cell>
          <table:table-cell office:value-type="float" office:value="0.26871882244898">
            <text:p>0.2687188224</text:p>
          </table:table-cell>
          <table:table-cell office:value-type="float" office:value="0.289969329243765">
            <text:p>0.2899693292</text:p>
          </table:table-cell>
          <table:table-cell office:value-type="float" office:value="0.277966202816821">
            <text:p>0.2779662028</text:p>
          </table:table-cell>
          <table:table-cell table:formula="of:=ABS([.T11]-[.F11])" office:value-type="float" office:value="0.00100933360496203">
            <text:p>0.0010093336</text:p>
          </table:table-cell>
          <table:table-cell table:formula="of:=ABS([.T11]-[.O11])" office:value-type="float" office:value="0.00106833764025899">
            <text:p>0.0010683376</text:p>
          </table:table-cell>
          <table:table-cell table:formula="of:=[.U11]/[.T11]" office:value-type="float" office:value="0.00363113786760319">
            <text:p>0.0036311379</text:p>
          </table:table-cell>
          <table:table-cell table:formula="of:=[.V11]/[.T11]" office:value-type="float" office:value="0.00384340840516866">
            <text:p>0.003843408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3.45">
            <text:p>83.45</text:p>
          </table:table-cell>
          <table:table-cell office:value-type="float" office:value="1891.2">
            <text:p>1891.2</text:p>
          </table:table-cell>
          <table:table-cell office:value-type="float" office:value="7342.75">
            <text:p>7342.75</text:p>
          </table:table-cell>
          <table:table-cell table:number-columns-repeated="2" office:value-type="float" office:value="0.257487230882412">
            <text:p>0.2574872309</text:p>
          </table:table-cell>
          <table:table-cell office:value-type="float" office:value="0.00894826993585571">
            <text:p>0.0089482699</text:p>
          </table:table-cell>
          <table:table-cell office:value-type="float" office:value="0.0347522861820754">
            <text:p>0.0347522862</text:p>
          </table:table-cell>
          <table:table-cell office:value-type="float" office:value="0.248361455863896">
            <text:p>0.2483614559</text:p>
          </table:table-cell>
          <table:table-cell office:value-type="float" office:value="0.266257995735608">
            <text:p>0.2662579957</text:p>
          </table:table-cell>
          <table:table-cell office:value-type="float" office:value="40.95">
            <text:p>40.95</text:p>
          </table:table-cell>
          <table:table-cell office:value-type="float" office:value="1484.1">
            <text:p>1484.1</text:p>
          </table:table-cell>
          <table:table-cell office:value-type="float" office:value="3624.8">
            <text:p>3624.8</text:p>
          </table:table-cell>
          <table:table-cell office:value-type="float" office:value="0.409383636102967">
            <text:p>0.4093836361</text:p>
          </table:table-cell>
          <table:table-cell office:value-type="float" office:value="0.255875570057756">
            <text:p>0.2558755701</text:p>
          </table:table-cell>
          <table:table-cell office:value-type="float" office:value="0.0104648546361727">
            <text:p>0.0104648546</text:p>
          </table:table-cell>
          <table:table-cell office:value-type="float" office:value="0.0408982171834948">
            <text:p>0.0408982172</text:p>
          </table:table-cell>
          <table:table-cell office:value-type="float" office:value="0.244232995273109">
            <text:p>0.2442329953</text:p>
          </table:table-cell>
          <table:table-cell office:value-type="float" office:value="0.265162704545455">
            <text:p>0.2651627045</text:p>
          </table:table-cell>
          <table:table-cell office:value-type="float" office:value="0.255971581341439">
            <text:p>0.2559715813</text:p>
          </table:table-cell>
          <table:table-cell table:formula="of:=ABS([.T12]-[.F12])" office:value-type="float" office:value="0.001515649540973">
            <text:p>0.0015156495</text:p>
          </table:table-cell>
          <table:table-cell table:formula="of:=ABS([.T12]-[.O12])" office:value-type="float" office:value="0.0000960112836830285">
            <text:p>9.60112836830285E-005</text:p>
          </table:table-cell>
          <table:table-cell table:formula="of:=[.U12]/[.T12]" office:value-type="float" office:value="0.00592116333004671">
            <text:p>0.0059211633</text:p>
          </table:table-cell>
          <table:table-cell table:formula="of:=[.V12]/[.T12]" office:value-type="float" office:value="0.000375085715296494">
            <text:p>0.0003750857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20"/>
        </table:table-row>
        <table:table-row table:style-name="ro2">
          <table:table-cell/>
          <table:table-cell table:formula="of:=[.K2]/[.B2]" office:value-type="float" office:value="0.338934426229508">
            <text:p>0.3389344262</text:p>
          </table:table-cell>
          <table:table-cell table:formula="of:=[.M2]/[.D2]" office:value-type="float" office:value="0.319328393919157">
            <text:p>0.3193283939</text:p>
          </table:table-cell>
          <table:table-cell table:formula="of:=[.L2]/[.C2]" office:value-type="float" office:value="0.460806485616268">
            <text:p>0.4608064856</text:p>
          </table:table-cell>
          <table:table-cell table:number-columns-repeated="20"/>
        </table:table-row>
        <table:table-row table:style-name="ro2">
          <table:table-cell/>
          <table:table-cell table:formula="of:=[.K3]/[.B3]" office:value-type="float" office:value="0.256170212765957">
            <text:p>0.2561702128</text:p>
          </table:table-cell>
          <table:table-cell table:formula="of:=[.M3]/[.D3]" office:value-type="float" office:value="0.286532861571218">
            <text:p>0.2865328616</text:p>
          </table:table-cell>
          <table:table-cell table:formula="of:=[.L3]/[.C3]" office:value-type="float" office:value="0.434515177276592">
            <text:p>0.4345151773</text:p>
          </table:table-cell>
          <table:table-cell table:number-columns-repeated="20"/>
        </table:table-row>
        <table:table-row table:style-name="ro2">
          <table:table-cell/>
          <table:table-cell table:formula="of:=[.K4]/[.B4]" office:value-type="float" office:value="0.210739614994934">
            <text:p>0.210739615</text:p>
          </table:table-cell>
          <table:table-cell table:formula="of:=[.M4]/[.D4]" office:value-type="float" office:value="0.226909221521461">
            <text:p>0.2269092215</text:p>
          </table:table-cell>
          <table:table-cell table:formula="of:=[.L4]/[.C4]" office:value-type="float" office:value="0.343928041648164">
            <text:p>0.3439280416</text:p>
          </table:table-cell>
          <table:table-cell table:number-columns-repeated="20"/>
        </table:table-row>
        <table:table-row table:style-name="ro2">
          <table:table-cell/>
          <table:table-cell table:formula="of:=[.K5]/[.B5]" office:value-type="float" office:value="0.297193175564117">
            <text:p>0.2971931756</text:p>
          </table:table-cell>
          <table:table-cell table:formula="of:=[.M5]/[.D5]" office:value-type="float" office:value="0.200258310108082">
            <text:p>0.2002583101</text:p>
          </table:table-cell>
          <table:table-cell table:formula="of:=[.L5]/[.C5]" office:value-type="float" office:value="0.320430891026714">
            <text:p>0.320430891</text:p>
          </table:table-cell>
          <table:table-cell table:number-columns-repeated="20"/>
        </table:table-row>
        <table:table-row table:style-name="ro2">
          <table:table-cell/>
          <table:table-cell table:formula="of:=[.K6]/[.B6]" office:value-type="float" office:value="0.262751159196291">
            <text:p>0.2627511592</text:p>
          </table:table-cell>
          <table:table-cell table:formula="of:=[.M6]/[.D6]" office:value-type="float" office:value="0.281275931715107">
            <text:p>0.2812759317</text:p>
          </table:table-cell>
          <table:table-cell table:formula="of:=[.L6]/[.C6]" office:value-type="float" office:value="0.450585111613728">
            <text:p>0.4505851116</text:p>
          </table:table-cell>
          <table:table-cell table:number-columns-repeated="20"/>
        </table:table-row>
        <table:table-row table:style-name="ro2">
          <table:table-cell/>
          <table:table-cell table:formula="of:=[.K7]/[.B7]" office:value-type="float" office:value="0.367213114754098">
            <text:p>0.3672131148</text:p>
          </table:table-cell>
          <table:table-cell table:formula="of:=[.M7]/[.D7]" office:value-type="float" office:value="0.368542716275561">
            <text:p>0.3685427163</text:p>
          </table:table-cell>
          <table:table-cell table:formula="of:=[.L7]/[.C7]" office:value-type="float" office:value="0.584356171968728">
            <text:p>0.584356172</text:p>
          </table:table-cell>
          <table:table-cell table:number-columns-repeated="20"/>
        </table:table-row>
        <table:table-row table:style-name="ro2">
          <table:table-cell/>
          <table:table-cell table:formula="of:=[.K8]/[.B8]" office:value-type="float" office:value="0.409022556390977">
            <text:p>0.4090225564</text:p>
          </table:table-cell>
          <table:table-cell table:formula="of:=[.M8]/[.D8]" office:value-type="float" office:value="0.40101785416319">
            <text:p>0.4010178542</text:p>
          </table:table-cell>
          <table:table-cell table:formula="of:=[.L8]/[.C8]" office:value-type="float" office:value="0.640799083701489">
            <text:p>0.6407990837</text:p>
          </table:table-cell>
          <table:table-cell table:number-columns-repeated="20"/>
        </table:table-row>
        <table:table-row table:style-name="ro2">
          <table:table-cell/>
          <table:table-cell table:formula="of:=[.K9]/[.B9]" office:value-type="float" office:value="0.512518409425626">
            <text:p>0.5125184094</text:p>
          </table:table-cell>
          <table:table-cell table:formula="of:=[.M9]/[.D9]" office:value-type="float" office:value="0.458875466106624">
            <text:p>0.4588754661</text:p>
          </table:table-cell>
          <table:table-cell table:formula="of:=[.L9]/[.C9]" office:value-type="float" office:value="0.737494510758912">
            <text:p>0.7374945108</text:p>
          </table:table-cell>
          <table:table-cell table:number-columns-repeated="20"/>
        </table:table-row>
        <table:table-row table:style-name="ro2">
          <table:table-cell/>
          <table:table-cell table:formula="of:=[.K10]/[.B10]" office:value-type="float" office:value="0.468113083497699">
            <text:p>0.4681130835</text:p>
          </table:table-cell>
          <table:table-cell table:formula="of:=[.M10]/[.D10]" office:value-type="float" office:value="0.459749025864449">
            <text:p>0.4597490259</text:p>
          </table:table-cell>
          <table:table-cell table:formula="of:=[.L10]/[.C10]" office:value-type="float" office:value="0.737420183928356">
            <text:p>0.7374201839</text:p>
          </table:table-cell>
          <table:table-cell table:number-columns-repeated="20"/>
        </table:table-row>
        <table:table-row table:style-name="ro2">
          <table:table-cell/>
          <table:table-cell table:formula="of:=[.K11]/[.B11]" office:value-type="float" office:value="0.488664987405542">
            <text:p>0.4886649874</text:p>
          </table:table-cell>
          <table:table-cell table:formula="of:=[.M11]/[.D11]" office:value-type="float" office:value="0.47951925752859">
            <text:p>0.4795192575</text:p>
          </table:table-cell>
          <table:table-cell table:formula="of:=[.L11]/[.C11]" office:value-type="float" office:value="0.767316167942473">
            <text:p>0.7673161679</text:p>
          </table:table-cell>
          <table:table-cell table:number-columns-repeated="20"/>
        </table:table-row>
        <table:table-row table:style-name="ro2">
          <table:table-cell/>
          <table:table-cell table:formula="of:=[.K12]/[.B12]" office:value-type="float" office:value="0.490713001797484">
            <text:p>0.4907130018</text:p>
          </table:table-cell>
          <table:table-cell table:formula="of:=[.M12]/[.D12]" office:value-type="float" office:value="0.493657008613939">
            <text:p>0.4936570086</text:p>
          </table:table-cell>
          <table:table-cell table:formula="of:=[.L12]/[.C12]" office:value-type="float" office:value="0.784739847715736">
            <text:p>0.7847398477</text:p>
          </table:table-cell>
          <table:table-cell table:number-columns-repeated="20"/>
        </table:table-row>
      </table:table>
      <table:table table:name="preferred_01" table:style-name="ta1">
        <table:shapes>
          <draw:frame draw:z-index="0" draw:style-name="gr1" svg:width="4.5in" svg:height="4in" svg:x="8.5846in" svg:y="2.5929in">
            <draw:object draw:notify-on-update-of-ranges="preferred_01.A2:preferred_01.A12 preferred_01.D15:preferred_01.D15 preferred_01.D16:preferred_01.D26 preferred_01.B15:preferred_01.B15 preferred_01.B16:preferred_01.B26 preferred_01.C15:preferred_01.C15 preferred_01.C16:preferred_01.C2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01.A2:preferred_01.A12 preferred_01.B1:preferred_01.B1 preferred_01.B2:preferred_01.B12 preferred_01.D1:preferred_01.D1 preferred_01.D2:preferred_01.D12 preferred_01.K1:preferred_01.K1 preferred_01.K2:preferred_01.K12 preferred_01.M1:preferred_01.M1 preferred_01.M2:preferred_01.M1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svg:width="4.5in" svg:height="4in" svg:x="13.4921in" svg:y="2.5024in">
            <draw:object draw:notify-on-update-of-ranges="preferred_01.A2:preferred_01.A12 preferred_01.W1:preferred_01.W1 preferred_01.W2:preferred_01.W12 preferred_01.X1:preferred_01.X1 preferred_01.X2:preferred_01.X12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  <table:table-cell office:value-type="string">
            <text:p>Exact</text:p>
          </table:table-cell>
          <table:table-cell office:value-type="string">
            <text:p>Naive abs error</text:p>
          </table:table-cell>
          <table:table-cell office:value-type="string">
            <text:p>Optim abs error</text:p>
          </table:table-cell>
          <table:table-cell office:value-type="string">
            <text:p>Naive error</text:p>
          </table:table-cell>
          <table:table-cell office:value-type="string">
            <text:p>Optim error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3.75">
            <text:p>123.75</text:p>
          </table:table-cell>
          <table:table-cell office:value-type="float" office:value="5222.45">
            <text:p>5222.45</text:p>
          </table:table-cell>
          <table:table-cell office:value-type="float" office:value="9505.2">
            <text:p>9505.2</text:p>
          </table:table-cell>
          <table:table-cell table:number-columns-repeated="2" office:value-type="float" office:value="0.549447690192281">
            <text:p>0.5494476902</text:p>
          </table:table-cell>
          <table:table-cell office:value-type="float" office:value="0.0138157325574891">
            <text:p>0.0138157326</text:p>
          </table:table-cell>
          <table:table-cell office:value-type="float" office:value="0.025144764104212">
            <text:p>0.0251447641</text:p>
          </table:table-cell>
          <table:table-cell office:value-type="float" office:value="0.535119857636345">
            <text:p>0.5351198576</text:p>
          </table:table-cell>
          <table:table-cell office:value-type="float" office:value="0.562751322751323">
            <text:p>0.5627513228</text:p>
          </table:table-cell>
          <table:table-cell office:value-type="float" office:value="35.6">
            <text:p>35.6</text:p>
          </table:table-cell>
          <table:table-cell office:value-type="float" office:value="2410.55">
            <text:p>2410.55</text:p>
          </table:table-cell>
          <table:table-cell office:value-type="float" office:value="3049.65">
            <text:p>3049.65</text:p>
          </table:table-cell>
          <table:table-cell office:value-type="float" office:value="0.790633631289496">
            <text:p>0.7906336313</text:p>
          </table:table-cell>
          <table:table-cell office:value-type="float" office:value="0.547553321349541">
            <text:p>0.5475533213</text:p>
          </table:table-cell>
          <table:table-cell office:value-type="float" office:value="0.00911408411148956">
            <text:p>0.0091140841</text:p>
          </table:table-cell>
          <table:table-cell office:value-type="float" office:value="0.0166451078938327">
            <text:p>0.0166451079</text:p>
          </table:table-cell>
          <table:table-cell office:value-type="float" office:value="0.538480985252589">
            <text:p>0.5384809853</text:p>
          </table:table-cell>
          <table:table-cell office:value-type="float" office:value="0.556709153475568">
            <text:p>0.5567091535</text:p>
          </table:table-cell>
          <table:table-cell office:value-type="float" office:value="0.548580408480759">
            <text:p>0.5485804085</text:p>
          </table:table-cell>
          <table:table-cell table:formula="of:=ABS([.T2]-[.F2])" office:value-type="float" office:value="0.00086728171152195">
            <text:p>0.0008672817</text:p>
          </table:table-cell>
          <table:table-cell table:formula="of:=ABS([.T2]-[.O2])" office:value-type="float" office:value="0.00102708713121802">
            <text:p>0.0010270871</text:p>
          </table:table-cell>
          <table:table-cell table:formula="of:=[.U2]/[.T2]" office:value-type="float" office:value="0.00158095640696284">
            <text:p>0.0015809564</text:p>
          </table:table-cell>
          <table:table-cell table:formula="of:=[.V2]/[.T2]" office:value-type="float" office:value="0.00187226360136053">
            <text:p>0.001872263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0.4">
            <text:p>90.4</text:p>
          </table:table-cell>
          <table:table-cell office:value-type="float" office:value="4977">
            <text:p>4977</text:p>
          </table:table-cell>
          <table:table-cell office:value-type="float" office:value="9585.65">
            <text:p>9585.65</text:p>
          </table:table-cell>
          <table:table-cell table:number-columns-repeated="2" office:value-type="float" office:value="0.519216986372381">
            <text:p>0.5192169864</text:p>
          </table:table-cell>
          <table:table-cell office:value-type="float" office:value="0.00852067438513626">
            <text:p>0.0085206744</text:p>
          </table:table-cell>
          <table:table-cell office:value-type="float" office:value="0.016410623320835">
            <text:p>0.0164106233</text:p>
          </table:table-cell>
          <table:table-cell office:value-type="float" office:value="0.508543446551365">
            <text:p>0.5085434466</text:p>
          </table:table-cell>
          <table:table-cell office:value-type="float" office:value="0.525584795321637">
            <text:p>0.5255847953</text:p>
          </table:table-cell>
          <table:table-cell office:value-type="float" office:value="23.25">
            <text:p>23.25</text:p>
          </table:table-cell>
          <table:table-cell office:value-type="float" office:value="2160.35">
            <text:p>2160.35</text:p>
          </table:table-cell>
          <table:table-cell office:value-type="float" office:value="2722.35">
            <text:p>2722.35</text:p>
          </table:table-cell>
          <table:table-cell office:value-type="float" office:value="0.793757919386203">
            <text:p>0.7937579194</text:p>
          </table:table-cell>
          <table:table-cell office:value-type="float" office:value="0.522231194717369">
            <text:p>0.5222311947</text:p>
          </table:table-cell>
          <table:table-cell office:value-type="float" office:value="0.00817581076240198">
            <text:p>0.0081758108</text:p>
          </table:table-cell>
          <table:table-cell office:value-type="float" office:value="0.015655538859234">
            <text:p>0.0156555389</text:p>
          </table:table-cell>
          <table:table-cell office:value-type="float" office:value="0.515341561614731">
            <text:p>0.5153415616</text:p>
          </table:table-cell>
          <table:table-cell office:value-type="float" office:value="0.531693183139535">
            <text:p>0.5316931831</text:p>
          </table:table-cell>
          <table:table-cell office:value-type="float" office:value="0.520531885933851">
            <text:p>0.5205318859</text:p>
          </table:table-cell>
          <table:table-cell table:formula="of:=ABS([.T3]-[.F3])" office:value-type="float" office:value="0.00131489956147002">
            <text:p>0.0013148996</text:p>
          </table:table-cell>
          <table:table-cell table:formula="of:=ABS([.T3]-[.O3])" office:value-type="float" office:value="0.00169930878351798">
            <text:p>0.0016993088</text:p>
          </table:table-cell>
          <table:table-cell table:formula="of:=[.U3]/[.T3]" office:value-type="float" office:value="0.00252606919384207">
            <text:p>0.0025260692</text:p>
          </table:table-cell>
          <table:table-cell table:formula="of:=[.V3]/[.T3]" office:value-type="float" office:value="0.00326456232449501">
            <text:p>0.003264562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4.7">
            <text:p>74.7</text:p>
          </table:table-cell>
          <table:table-cell office:value-type="float" office:value="5293.75">
            <text:p>5293.75</text:p>
          </table:table-cell>
          <table:table-cell office:value-type="float" office:value="9464.65">
            <text:p>9464.65</text:p>
          </table:table-cell>
          <table:table-cell table:number-columns-repeated="2" office:value-type="float" office:value="0.559329837225035">
            <text:p>0.5593298372</text:p>
          </table:table-cell>
          <table:table-cell office:value-type="float" office:value="0.00861347211001007">
            <text:p>0.0086134721</text:p>
          </table:table-cell>
          <table:table-cell office:value-type="float" office:value="0.0153996292290493">
            <text:p>0.0153996292</text:p>
          </table:table-cell>
          <table:table-cell office:value-type="float" office:value="0.552395997893628">
            <text:p>0.5523959979</text:p>
          </table:table-cell>
          <table:table-cell office:value-type="float" office:value="0.569622942113648">
            <text:p>0.5696229421</text:p>
          </table:table-cell>
          <table:table-cell office:value-type="float" office:value="16.45">
            <text:p>16.45</text:p>
          </table:table-cell>
          <table:table-cell office:value-type="float" office:value="1783.6">
            <text:p>1783.6</text:p>
          </table:table-cell>
          <table:table-cell office:value-type="float" office:value="2092.15">
            <text:p>2092.15</text:p>
          </table:table-cell>
          <table:table-cell office:value-type="float" office:value="0.852735663892484">
            <text:p>0.8527356639</text:p>
          </table:table-cell>
          <table:table-cell office:value-type="float" office:value="0.557533979827303">
            <text:p>0.5575339798</text:p>
          </table:table-cell>
          <table:table-cell office:value-type="float" office:value="0.00851814561024228">
            <text:p>0.0085181456</text:p>
          </table:table-cell>
          <table:table-cell office:value-type="float" office:value="0.0151829406355464">
            <text:p>0.0151829406</text:p>
          </table:table-cell>
          <table:table-cell office:value-type="float" office:value="0.553185958520179">
            <text:p>0.5531859585</text:p>
          </table:table-cell>
          <table:table-cell office:value-type="float" office:value="0.570222249740664">
            <text:p>0.5702222497</text:p>
          </table:table-cell>
          <table:table-cell office:value-type="float" office:value="0.55856553011388">
            <text:p>0.5585655301</text:p>
          </table:table-cell>
          <table:table-cell table:formula="of:=ABS([.T4]-[.F4])" office:value-type="float" office:value="0.000764307111155049">
            <text:p>0.0007643071</text:p>
          </table:table-cell>
          <table:table-cell table:formula="of:=ABS([.T4]-[.O4])" office:value-type="float" office:value="0.00103155028657698">
            <text:p>0.0010315503</text:p>
          </table:table-cell>
          <table:table-cell table:formula="of:=[.U4]/[.T4]" office:value-type="float" office:value="0.00136833920095145">
            <text:p>0.0013683392</text:p>
          </table:table-cell>
          <table:table-cell table:formula="of:=[.V4]/[.T4]" office:value-type="float" office:value="0.00184678472079483">
            <text:p>0.001846784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4.35">
            <text:p>84.35</text:p>
          </table:table-cell>
          <table:table-cell office:value-type="float" office:value="5067.25">
            <text:p>5067.25</text:p>
          </table:table-cell>
          <table:table-cell office:value-type="float" office:value="9565.55">
            <text:p>9565.55</text:p>
          </table:table-cell>
          <table:table-cell table:number-columns-repeated="2" office:value-type="float" office:value="0.529746655459054">
            <text:p>0.5297466555</text:p>
          </table:table-cell>
          <table:table-cell office:value-type="float" office:value="0.0109828820382467">
            <text:p>0.010982882</text:p>
          </table:table-cell>
          <table:table-cell office:value-type="float" office:value="0.0207323291710628">
            <text:p>0.0207323292</text:p>
          </table:table-cell>
          <table:table-cell office:value-type="float" office:value="0.518931886930218">
            <text:p>0.5189318869</text:p>
          </table:table-cell>
          <table:table-cell office:value-type="float" office:value="0.540897651006711">
            <text:p>0.540897651</text:p>
          </table:table-cell>
          <table:table-cell office:value-type="float" office:value="16">
            <text:p>16</text:p>
          </table:table-cell>
          <table:table-cell office:value-type="float" office:value="1625.1">
            <text:p>1625.1</text:p>
          </table:table-cell>
          <table:table-cell office:value-type="float" office:value="1911.4">
            <text:p>1911.4</text:p>
          </table:table-cell>
          <table:table-cell office:value-type="float" office:value="0.850548296830133">
            <text:p>0.8505482968</text:p>
          </table:table-cell>
          <table:table-cell office:value-type="float" office:value="0.531615118730162">
            <text:p>0.5316151187</text:p>
          </table:table-cell>
          <table:table-cell office:value-type="float" office:value="0.00972842524497086">
            <text:p>0.0097284252</text:p>
          </table:table-cell>
          <table:table-cell office:value-type="float" office:value="0.0182997527764232">
            <text:p>0.0182997528</text:p>
          </table:table-cell>
          <table:table-cell office:value-type="float" office:value="0.524235494469026">
            <text:p>0.5242354945</text:p>
          </table:table-cell>
          <table:table-cell office:value-type="float" office:value="0.543692344958968">
            <text:p>0.543692345</text:p>
          </table:table-cell>
          <table:table-cell office:value-type="float" office:value="0.530582020978173">
            <text:p>0.530582021</text:p>
          </table:table-cell>
          <table:table-cell table:formula="of:=ABS([.T5]-[.F5])" office:value-type="float" office:value="0.000835365519119002">
            <text:p>0.0008353655</text:p>
          </table:table-cell>
          <table:table-cell table:formula="of:=ABS([.T5]-[.O5])" office:value-type="float" office:value="0.00103309775198901">
            <text:p>0.0010330978</text:p>
          </table:table-cell>
          <table:table-cell table:formula="of:=[.U5]/[.T5]" office:value-type="float" office:value="0.00157443238950867">
            <text:p>0.0015744324</text:p>
          </table:table-cell>
          <table:table-cell table:formula="of:=[.V5]/[.T5]" office:value-type="float" office:value="0.00194710282509084">
            <text:p>0.001947102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4.5">
            <text:p>114.5</text:p>
          </table:table-cell>
          <table:table-cell office:value-type="float" office:value="4603.8">
            <text:p>4603.8</text:p>
          </table:table-cell>
          <table:table-cell office:value-type="float" office:value="9584.85">
            <text:p>9584.85</text:p>
          </table:table-cell>
          <table:table-cell table:number-columns-repeated="2" office:value-type="float" office:value="0.480316700148869">
            <text:p>0.4803167001</text:p>
          </table:table-cell>
          <table:table-cell office:value-type="float" office:value="0.00902672367246426">
            <text:p>0.0090267237</text:p>
          </table:table-cell>
          <table:table-cell office:value-type="float" office:value="0.0187932746657914">
            <text:p>0.0187932747</text:p>
          </table:table-cell>
          <table:table-cell office:value-type="float" office:value="0.471891327063741">
            <text:p>0.4718913271</text:p>
          </table:table-cell>
          <table:table-cell office:value-type="float" office:value="0.489944774408669">
            <text:p>0.4899447744</text:p>
          </table:table-cell>
          <table:table-cell office:value-type="float" office:value="37">
            <text:p>37</text:p>
          </table:table-cell>
          <table:table-cell office:value-type="float" office:value="2057.95">
            <text:p>2057.95</text:p>
          </table:table-cell>
          <table:table-cell office:value-type="float" office:value="2685.6">
            <text:p>2685.6</text:p>
          </table:table-cell>
          <table:table-cell office:value-type="float" office:value="0.766441392991242">
            <text:p>0.766441393</text:p>
          </table:table-cell>
          <table:table-cell office:value-type="float" office:value="0.479046085511266">
            <text:p>0.4790460855</text:p>
          </table:table-cell>
          <table:table-cell office:value-type="float" office:value="0.0100811068831442">
            <text:p>0.0100811069</text:p>
          </table:table-cell>
          <table:table-cell office:value-type="float" office:value="0.0210441274608999">
            <text:p>0.0210441275</text:p>
          </table:table-cell>
          <table:table-cell office:value-type="float" office:value="0.468437084457062">
            <text:p>0.4684370845</text:p>
          </table:table-cell>
          <table:table-cell office:value-type="float" office:value="0.48859929822335">
            <text:p>0.4885992982</text:p>
          </table:table-cell>
          <table:table-cell office:value-type="float" office:value="0.479106517022697">
            <text:p>0.479106517</text:p>
          </table:table-cell>
          <table:table-cell table:formula="of:=ABS([.T6]-[.F6])" office:value-type="float" office:value="0.00121018312617199">
            <text:p>0.0012101831</text:p>
          </table:table-cell>
          <table:table-cell table:formula="of:=ABS([.T6]-[.O6])" office:value-type="float" office:value="0.0000604315114309806">
            <text:p>6.04315114309806E-005</text:p>
          </table:table-cell>
          <table:table-cell table:formula="of:=[.U6]/[.T6]" office:value-type="float" office:value="0.00252591664520118">
            <text:p>0.0025259166</text:p>
          </table:table-cell>
          <table:table-cell table:formula="of:=[.V6]/[.T6]" office:value-type="float" office:value="0.000126133770432761">
            <text:p>0.000126133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4.5">
            <text:p>124.5</text:p>
          </table:table-cell>
          <table:table-cell office:value-type="float" office:value="3784.3">
            <text:p>3784.3</text:p>
          </table:table-cell>
          <table:table-cell office:value-type="float" office:value="9274.4">
            <text:p>9274.4</text:p>
          </table:table-cell>
          <table:table-cell table:number-columns-repeated="2" office:value-type="float" office:value="0.408006655768376">
            <text:p>0.4080066558</text:p>
          </table:table-cell>
          <table:table-cell office:value-type="float" office:value="0.0123385922460517">
            <text:p>0.0123385922</text:p>
          </table:table-cell>
          <table:table-cell office:value-type="float" office:value="0.0302411543331693">
            <text:p>0.0302411543</text:p>
          </table:table-cell>
          <table:table-cell office:value-type="float" office:value="0.398239704444203">
            <text:p>0.3982397044</text:p>
          </table:table-cell>
          <table:table-cell office:value-type="float" office:value="0.422916888936306">
            <text:p>0.4229168889</text:p>
          </table:table-cell>
          <table:table-cell office:value-type="float" office:value="58.55">
            <text:p>58.55</text:p>
          </table:table-cell>
          <table:table-cell office:value-type="float" office:value="2217.95">
            <text:p>2217.95</text:p>
          </table:table-cell>
          <table:table-cell office:value-type="float" office:value="3404.85">
            <text:p>3404.85</text:p>
          </table:table-cell>
          <table:table-cell office:value-type="float" office:value="0.651447890947741">
            <text:p>0.6514478909</text:p>
          </table:table-cell>
          <table:table-cell office:value-type="float" office:value="0.407172113780462">
            <text:p>0.4071721138</text:p>
          </table:table-cell>
          <table:table-cell office:value-type="float" office:value="0.00652176974947832">
            <text:p>0.0065217697</text:p>
          </table:table-cell>
          <table:table-cell office:value-type="float" office:value="0.0160172308681108">
            <text:p>0.0160172309</text:p>
          </table:table-cell>
          <table:table-cell office:value-type="float" office:value="0.401155269105278">
            <text:p>0.4011552691</text:p>
          </table:table-cell>
          <table:table-cell office:value-type="float" office:value="0.414198808604235">
            <text:p>0.4141988086</text:p>
          </table:table-cell>
          <table:table-cell office:value-type="float" office:value="0.407537458735556">
            <text:p>0.4075374587</text:p>
          </table:table-cell>
          <table:table-cell table:formula="of:=ABS([.T7]-[.F7])" office:value-type="float" office:value="0.000469197032820001">
            <text:p>0.000469197</text:p>
          </table:table-cell>
          <table:table-cell table:formula="of:=ABS([.T7]-[.O7])" office:value-type="float" office:value="0.000365344955093994">
            <text:p>0.000365345</text:p>
          </table:table-cell>
          <table:table-cell table:formula="of:=[.U7]/[.T7]" office:value-type="float" office:value="0.0011512979304424">
            <text:p>0.0011512979</text:p>
          </table:table-cell>
          <table:table-cell table:formula="of:=[.V7]/[.T7]" office:value-type="float" office:value="0.000896469630613905">
            <text:p>0.000896469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1">
            <text:p>191</text:p>
          </table:table-cell>
          <table:table-cell office:value-type="float" office:value="3353.25">
            <text:p>3353.25</text:p>
          </table:table-cell>
          <table:table-cell office:value-type="float" office:value="8983.25">
            <text:p>8983.25</text:p>
          </table:table-cell>
          <table:table-cell table:number-columns-repeated="2" office:value-type="float" office:value="0.373250808307255">
            <text:p>0.3732508083</text:p>
          </table:table-cell>
          <table:table-cell office:value-type="float" office:value="0.00868233570892874">
            <text:p>0.0086823357</text:p>
          </table:table-cell>
          <table:table-cell office:value-type="float" office:value="0.0232613982761467">
            <text:p>0.0232613983</text:p>
          </table:table-cell>
          <table:table-cell office:value-type="float" office:value="0.36443345323741">
            <text:p>0.3644334532</text:p>
          </table:table-cell>
          <table:table-cell office:value-type="float" office:value="0.381798124655267">
            <text:p>0.3817981247</text:p>
          </table:table-cell>
          <table:table-cell office:value-type="float" office:value="80.35">
            <text:p>80.35</text:p>
          </table:table-cell>
          <table:table-cell office:value-type="float" office:value="2158.65">
            <text:p>2158.65</text:p>
          </table:table-cell>
          <table:table-cell office:value-type="float" office:value="3598.1">
            <text:p>3598.1</text:p>
          </table:table-cell>
          <table:table-cell office:value-type="float" office:value="0.599985235559866">
            <text:p>0.5999852356</text:p>
          </table:table-cell>
          <table:table-cell office:value-type="float" office:value="0.375006596835504">
            <text:p>0.3750065968</text:p>
          </table:table-cell>
          <table:table-cell office:value-type="float" office:value="0.00824808565057933">
            <text:p>0.0082480857</text:p>
          </table:table-cell>
          <table:table-cell office:value-type="float" office:value="0.0219945081504722">
            <text:p>0.0219945082</text:p>
          </table:table-cell>
          <table:table-cell office:value-type="float" office:value="0.368027097149545">
            <text:p>0.3680270971</text:p>
          </table:table-cell>
          <table:table-cell office:value-type="float" office:value="0.384523268450704">
            <text:p>0.3845232685</text:p>
          </table:table-cell>
          <table:table-cell office:value-type="float" office:value="0.374326320434178">
            <text:p>0.3743263204</text:p>
          </table:table-cell>
          <table:table-cell table:formula="of:=ABS([.T8]-[.F8])" office:value-type="float" office:value="0.00107551212692297">
            <text:p>0.0010755121</text:p>
          </table:table-cell>
          <table:table-cell table:formula="of:=ABS([.T8]-[.O8])" office:value-type="float" office:value="0.000680276401326008">
            <text:p>0.0006802764</text:p>
          </table:table-cell>
          <table:table-cell table:formula="of:=[.U8]/[.T8]" office:value-type="float" office:value="0.00287319397063903">
            <text:p>0.002873194</text:p>
          </table:table-cell>
          <table:table-cell table:formula="of:=[.V8]/[.T8]" office:value-type="float" office:value="0.00181733520778598">
            <text:p>0.001817335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9.7">
            <text:p>239.7</text:p>
          </table:table-cell>
          <table:table-cell office:value-type="float" office:value="2539.2">
            <text:p>2539.2</text:p>
          </table:table-cell>
          <table:table-cell office:value-type="float" office:value="8205.6">
            <text:p>8205.6</text:p>
          </table:table-cell>
          <table:table-cell table:number-columns-repeated="2" office:value-type="float" office:value="0.309399189299941">
            <text:p>0.3093991893</text:p>
          </table:table-cell>
          <table:table-cell office:value-type="float" office:value="0.00984761041228374">
            <text:p>0.0098476104</text:p>
          </table:table-cell>
          <table:table-cell office:value-type="float" office:value="0.0318281713490114">
            <text:p>0.0318281713</text:p>
          </table:table-cell>
          <table:table-cell office:value-type="float" office:value="0.302308356992964">
            <text:p>0.302308357</text:p>
          </table:table-cell>
          <table:table-cell office:value-type="float" office:value="0.322003577817531">
            <text:p>0.3220035778</text:p>
          </table:table-cell>
          <table:table-cell office:value-type="float" office:value="143">
            <text:p>143</text:p>
          </table:table-cell>
          <table:table-cell office:value-type="float" office:value="1854.05">
            <text:p>1854.05</text:p>
          </table:table-cell>
          <table:table-cell office:value-type="float" office:value="3747.45">
            <text:p>3747.45</text:p>
          </table:table-cell>
          <table:table-cell office:value-type="float" office:value="0.494749057242814">
            <text:p>0.4947490572</text:p>
          </table:table-cell>
          <table:table-cell office:value-type="float" office:value="0.309231209783143">
            <text:p>0.3092312098</text:p>
          </table:table-cell>
          <table:table-cell office:value-type="float" office:value="0.00880268449004262">
            <text:p>0.0088026845</text:p>
          </table:table-cell>
          <table:table-cell office:value-type="float" office:value="0.0284663520742804">
            <text:p>0.0284663521</text:p>
          </table:table-cell>
          <table:table-cell office:value-type="float" office:value="0.303083550600801">
            <text:p>0.3030835506</text:p>
          </table:table-cell>
          <table:table-cell office:value-type="float" office:value="0.320688919580886">
            <text:p>0.3206889196</text:p>
          </table:table-cell>
          <table:table-cell office:value-type="float" office:value="0.308853137114545">
            <text:p>0.3088531371</text:p>
          </table:table-cell>
          <table:table-cell table:formula="of:=ABS([.T9]-[.F9])" office:value-type="float" office:value="0.000546052185395995">
            <text:p>0.0005460522</text:p>
          </table:table-cell>
          <table:table-cell table:formula="of:=ABS([.T9]-[.O9])" office:value-type="float" office:value="0.000378072668597962">
            <text:p>0.0003780727</text:p>
          </table:table-cell>
          <table:table-cell table:formula="of:=[.U9]/[.T9]" office:value-type="float" office:value="0.00176799947864373">
            <text:p>0.0017679995</text:p>
          </table:table-cell>
          <table:table-cell table:formula="of:=[.V9]/[.T9]" office:value-type="float" office:value="0.00122411794851786">
            <text:p>0.001224117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82.7">
            <text:p>382.7</text:p>
          </table:table-cell>
          <table:table-cell office:value-type="float" office:value="2468.3">
            <text:p>2468.3</text:p>
          </table:table-cell>
          <table:table-cell office:value-type="float" office:value="8122.5">
            <text:p>8122.5</text:p>
          </table:table-cell>
          <table:table-cell table:number-columns-repeated="2" office:value-type="float" office:value="0.303820774246517">
            <text:p>0.3038207742</text:p>
          </table:table-cell>
          <table:table-cell office:value-type="float" office:value="0.0134140655313294">
            <text:p>0.0134140655</text:p>
          </table:table-cell>
          <table:table-cell office:value-type="float" office:value="0.0441512453011041">
            <text:p>0.0441512453</text:p>
          </table:table-cell>
          <table:table-cell office:value-type="float" office:value="0.288288288288288">
            <text:p>0.2882882883</text:p>
          </table:table-cell>
          <table:table-cell office:value-type="float" office:value="0.315116419350947">
            <text:p>0.3151164194</text:p>
          </table:table-cell>
          <table:table-cell office:value-type="float" office:value="225.35">
            <text:p>225.35</text:p>
          </table:table-cell>
          <table:table-cell office:value-type="float" office:value="1835">
            <text:p>1835</text:p>
          </table:table-cell>
          <table:table-cell office:value-type="float" office:value="3745.95">
            <text:p>3745.95</text:p>
          </table:table-cell>
          <table:table-cell office:value-type="float" office:value="0.489857532645393">
            <text:p>0.4898575326</text:p>
          </table:table-cell>
          <table:table-cell office:value-type="float" office:value="0.306173877895794">
            <text:p>0.3061738779</text:p>
          </table:table-cell>
          <table:table-cell office:value-type="float" office:value="0.00918764051141002">
            <text:p>0.0091876405</text:p>
          </table:table-cell>
          <table:table-cell office:value-type="float" office:value="0.0300079176399792">
            <text:p>0.0300079176</text:p>
          </table:table-cell>
          <table:table-cell office:value-type="float" office:value="0.297806684558823">
            <text:p>0.2978066846</text:p>
          </table:table-cell>
          <table:table-cell office:value-type="float" office:value="0.316181965581643">
            <text:p>0.3161819656</text:p>
          </table:table-cell>
          <table:table-cell office:value-type="float" office:value="0.3052703543641">
            <text:p>0.3052703544</text:p>
          </table:table-cell>
          <table:table-cell table:formula="of:=ABS([.T10]-[.F10])" office:value-type="float" office:value="0.00144958011758295">
            <text:p>0.0014495801</text:p>
          </table:table-cell>
          <table:table-cell table:formula="of:=ABS([.T10]-[.O10])" office:value-type="float" office:value="0.000903523531694039">
            <text:p>0.0009035235</text:p>
          </table:table-cell>
          <table:table-cell table:formula="of:=[.U10]/[.T10]" office:value-type="float" office:value="0.00474851257863715">
            <text:p>0.0047485126</text:p>
          </table:table-cell>
          <table:table-cell table:formula="of:=[.V10]/[.T10]" office:value-type="float" office:value="0.00295974869088138">
            <text:p>0.002959748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1.3">
            <text:p>501.3</text:p>
          </table:table-cell>
          <table:table-cell office:value-type="float" office:value="2132.15">
            <text:p>2132.15</text:p>
          </table:table-cell>
          <table:table-cell office:value-type="float" office:value="7693.4">
            <text:p>7693.4</text:p>
          </table:table-cell>
          <table:table-cell table:number-columns-repeated="2" office:value-type="float" office:value="0.277093999380424">
            <text:p>0.2770939994</text:p>
          </table:table-cell>
          <table:table-cell office:value-type="float" office:value="0.00898606908002264">
            <text:p>0.0089860691</text:p>
          </table:table-cell>
          <table:table-cell office:value-type="float" office:value="0.0324296776549304">
            <text:p>0.0324296777</text:p>
          </table:table-cell>
          <table:table-cell office:value-type="float" office:value="0.266737654731798">
            <text:p>0.2667376547</text:p>
          </table:table-cell>
          <table:table-cell office:value-type="float" office:value="0.284709792891843">
            <text:p>0.2847097929</text:p>
          </table:table-cell>
          <table:table-cell office:value-type="float" office:value="323.05">
            <text:p>323.05</text:p>
          </table:table-cell>
          <table:table-cell office:value-type="float" office:value="1651.25">
            <text:p>1651.25</text:p>
          </table:table-cell>
          <table:table-cell office:value-type="float" office:value="3703.75">
            <text:p>3703.75</text:p>
          </table:table-cell>
          <table:table-cell office:value-type="float" office:value="0.445808496368635">
            <text:p>0.4458084964</text:p>
          </table:table-cell>
          <table:table-cell office:value-type="float" office:value="0.278642068429489">
            <text:p>0.2786420684</text:p>
          </table:table-cell>
          <table:table-cell office:value-type="float" office:value="0.00879371123836728">
            <text:p>0.0087937112</text:p>
          </table:table-cell>
          <table:table-cell office:value-type="float" office:value="0.0315591658069842">
            <text:p>0.0315591658</text:p>
          </table:table-cell>
          <table:table-cell office:value-type="float" office:value="0.269155808385473">
            <text:p>0.2691558084</text:p>
          </table:table-cell>
          <table:table-cell office:value-type="float" office:value="0.286743230862208">
            <text:p>0.2867432309</text:p>
          </table:table-cell>
          <table:table-cell office:value-type="float" office:value="0.278470107051567">
            <text:p>0.2784701071</text:p>
          </table:table-cell>
          <table:table-cell table:formula="of:=ABS([.T11]-[.F11])" office:value-type="float" office:value="0.00137610767114299">
            <text:p>0.0013761077</text:p>
          </table:table-cell>
          <table:table-cell table:formula="of:=ABS([.T11]-[.O11])" office:value-type="float" office:value="0.000171961377922025">
            <text:p>0.0001719614</text:p>
          </table:table-cell>
          <table:table-cell table:formula="of:=[.U11]/[.T11]" office:value-type="float" office:value="0.00494167106736581">
            <text:p>0.0049416711</text:p>
          </table:table-cell>
          <table:table-cell table:formula="of:=[.V11]/[.T11]" office:value-type="float" office:value="0.000617521858064936">
            <text:p>0.00061752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7.5">
            <text:p>607.5</text:p>
          </table:table-cell>
          <table:table-cell office:value-type="float" office:value="1879.25">
            <text:p>1879.25</text:p>
          </table:table-cell>
          <table:table-cell office:value-type="float" office:value="7324.85">
            <text:p>7324.85</text:p>
          </table:table-cell>
          <table:table-cell table:number-columns-repeated="2" office:value-type="float" office:value="0.256506621934961">
            <text:p>0.2565066219</text:p>
          </table:table-cell>
          <table:table-cell office:value-type="float" office:value="0.00946611850214946">
            <text:p>0.0094661185</text:p>
          </table:table-cell>
          <table:table-cell office:value-type="float" office:value="0.0369039926951658">
            <text:p>0.0369039927</text:p>
          </table:table-cell>
          <table:table-cell office:value-type="float" office:value="0.248955722639933">
            <text:p>0.2489557226</text:p>
          </table:table-cell>
          <table:table-cell office:value-type="float" office:value="0.267887959644232">
            <text:p>0.2678879596</text:p>
          </table:table-cell>
          <table:table-cell office:value-type="float" office:value="414.05">
            <text:p>414.05</text:p>
          </table:table-cell>
          <table:table-cell office:value-type="float" office:value="1480.55">
            <text:p>1480.55</text:p>
          </table:table-cell>
          <table:table-cell office:value-type="float" office:value="3622.6">
            <text:p>3622.6</text:p>
          </table:table-cell>
          <table:table-cell office:value-type="float" office:value="0.408641941215637">
            <text:p>0.4086419412</text:p>
          </table:table-cell>
          <table:table-cell office:value-type="float" office:value="0.255411991190972">
            <text:p>0.2554119912</text:p>
          </table:table-cell>
          <table:table-cell office:value-type="float" office:value="0.00965682387517404">
            <text:p>0.0096568239</text:p>
          </table:table-cell>
          <table:table-cell office:value-type="float" office:value="0.0378088116777321">
            <text:p>0.0378088117</text:p>
          </table:table-cell>
          <table:table-cell office:value-type="float" office:value="0.24207036108769">
            <text:p>0.2420703611</text:p>
          </table:table-cell>
          <table:table-cell office:value-type="float" office:value="0.261384008838038">
            <text:p>0.2613840088</text:p>
          </table:table-cell>
          <table:table-cell office:value-type="float" office:value="0.25584431920415">
            <text:p>0.2558443192</text:p>
          </table:table-cell>
          <table:table-cell table:formula="of:=ABS([.T12]-[.F12])" office:value-type="float" office:value="0.000662302730811026">
            <text:p>0.0006623027</text:p>
          </table:table-cell>
          <table:table-cell table:formula="of:=ABS([.T12]-[.O12])" office:value-type="float" office:value="0.000432328013177996">
            <text:p>0.000432328</text:p>
          </table:table-cell>
          <table:table-cell table:formula="of:=[.U12]/[.T12]" office:value-type="float" office:value="0.00258869429999946">
            <text:p>0.0025886943</text:p>
          </table:table-cell>
          <table:table-cell table:formula="of:=[.V12]/[.T12]" office:value-type="float" office:value="0.00168980892178036">
            <text:p>0.0016898089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20"/>
        </table:table-row>
        <table:table-row table:style-name="ro2">
          <table:table-cell/>
          <table:table-cell table:formula="of:=[.K2]/[.B2]" office:value-type="float" office:value="0.287676767676768">
            <text:p>0.2876767677</text:p>
          </table:table-cell>
          <table:table-cell table:formula="of:=[.M2]/[.D2]" office:value-type="float" office:value="0.320840171695493">
            <text:p>0.3208401717</text:p>
          </table:table-cell>
          <table:table-cell table:formula="of:=[.L2]/[.C2]" office:value-type="float" office:value="0.461574548344168">
            <text:p>0.4615745483</text:p>
          </table:table-cell>
          <table:table-cell table:number-columns-repeated="20"/>
        </table:table-row>
        <table:table-row table:style-name="ro2">
          <table:table-cell/>
          <table:table-cell table:formula="of:=[.K3]/[.B3]" office:value-type="float" office:value="0.257190265486726">
            <text:p>0.2571902655</text:p>
          </table:table-cell>
          <table:table-cell table:formula="of:=[.M3]/[.D3]" office:value-type="float" office:value="0.284002649794224">
            <text:p>0.2840026498</text:p>
          </table:table-cell>
          <table:table-cell table:formula="of:=[.L3]/[.C3]" office:value-type="float" office:value="0.434066706851517">
            <text:p>0.4340667069</text:p>
          </table:table-cell>
          <table:table-cell table:number-columns-repeated="20"/>
        </table:table-row>
        <table:table-row table:style-name="ro2">
          <table:table-cell/>
          <table:table-cell table:formula="of:=[.K4]/[.B4]" office:value-type="float" office:value="0.220214190093708">
            <text:p>0.2202141901</text:p>
          </table:table-cell>
          <table:table-cell table:formula="of:=[.M4]/[.D4]" office:value-type="float" office:value="0.2210488501952">
            <text:p>0.2210488502</text:p>
          </table:table-cell>
          <table:table-cell table:formula="of:=[.L4]/[.C4]" office:value-type="float" office:value="0.336925619834711">
            <text:p>0.3369256198</text:p>
          </table:table-cell>
          <table:table-cell table:number-columns-repeated="20"/>
        </table:table-row>
        <table:table-row table:style-name="ro2">
          <table:table-cell/>
          <table:table-cell table:formula="of:=[.K5]/[.B5]" office:value-type="float" office:value="0.18968583283936">
            <text:p>0.1896858328</text:p>
          </table:table-cell>
          <table:table-cell table:formula="of:=[.M5]/[.D5]" office:value-type="float" office:value="0.199821233488926">
            <text:p>0.1998212335</text:p>
          </table:table-cell>
          <table:table-cell table:formula="of:=[.L5]/[.C5]" office:value-type="float" office:value="0.320706497607183">
            <text:p>0.3207064976</text:p>
          </table:table-cell>
          <table:table-cell table:number-columns-repeated="20"/>
        </table:table-row>
        <table:table-row table:style-name="ro2">
          <table:table-cell/>
          <table:table-cell table:formula="of:=[.K6]/[.B6]" office:value-type="float" office:value="0.323144104803493">
            <text:p>0.3231441048</text:p>
          </table:table-cell>
          <table:table-cell table:formula="of:=[.M6]/[.D6]" office:value-type="float" office:value="0.28019217828135">
            <text:p>0.2801921783</text:p>
          </table:table-cell>
          <table:table-cell table:formula="of:=[.L6]/[.C6]" office:value-type="float" office:value="0.447011164690039">
            <text:p>0.4470111647</text:p>
          </table:table-cell>
          <table:table-cell table:number-columns-repeated="20"/>
        </table:table-row>
        <table:table-row table:style-name="ro2">
          <table:table-cell/>
          <table:table-cell table:formula="of:=[.K7]/[.B7]" office:value-type="float" office:value="0.470281124497992">
            <text:p>0.4702811245</text:p>
          </table:table-cell>
          <table:table-cell table:formula="of:=[.M7]/[.D7]" office:value-type="float" office:value="0.367123479686017">
            <text:p>0.3671234797</text:p>
          </table:table-cell>
          <table:table-cell table:formula="of:=[.L7]/[.C7]" office:value-type="float" office:value="0.586092540232011">
            <text:p>0.5860925402</text:p>
          </table:table-cell>
          <table:table-cell table:number-columns-repeated="20"/>
        </table:table-row>
        <table:table-row table:style-name="ro2">
          <table:table-cell/>
          <table:table-cell table:formula="of:=[.K8]/[.B8]" office:value-type="float" office:value="0.420680628272251">
            <text:p>0.4206806283</text:p>
          </table:table-cell>
          <table:table-cell table:formula="of:=[.M8]/[.D8]" office:value-type="float" office:value="0.400534327776696">
            <text:p>0.4005343278</text:p>
          </table:table-cell>
          <table:table-cell table:formula="of:=[.L8]/[.C8]" office:value-type="float" office:value="0.643748602102438">
            <text:p>0.6437486021</text:p>
          </table:table-cell>
          <table:table-cell table:number-columns-repeated="20"/>
        </table:table-row>
        <table:table-row table:style-name="ro2">
          <table:table-cell/>
          <table:table-cell table:formula="of:=[.K9]/[.B9]" office:value-type="float" office:value="0.596579057154777">
            <text:p>0.5965790572</text:p>
          </table:table-cell>
          <table:table-cell table:formula="of:=[.M9]/[.D9]" office:value-type="float" office:value="0.456694208832992">
            <text:p>0.4566942088</text:p>
          </table:table-cell>
          <table:table-cell table:formula="of:=[.L9]/[.C9]" office:value-type="float" office:value="0.730170919974795">
            <text:p>0.73017092</text:p>
          </table:table-cell>
          <table:table-cell table:number-columns-repeated="20"/>
        </table:table-row>
        <table:table-row table:style-name="ro2">
          <table:table-cell/>
          <table:table-cell table:formula="of:=[.K10]/[.B10]" office:value-type="float" office:value="0.588842435327933">
            <text:p>0.5888424353</text:p>
          </table:table-cell>
          <table:table-cell table:formula="of:=[.M10]/[.D10]" office:value-type="float" office:value="0.46118190212373">
            <text:p>0.4611819021</text:p>
          </table:table-cell>
          <table:table-cell table:formula="of:=[.L10]/[.C10]" office:value-type="float" office:value="0.743426649920998">
            <text:p>0.7434266499</text:p>
          </table:table-cell>
          <table:table-cell table:number-columns-repeated="20"/>
        </table:table-row>
        <table:table-row table:style-name="ro2">
          <table:table-cell/>
          <table:table-cell table:formula="of:=[.K11]/[.B11]" office:value-type="float" office:value="0.644424496309595">
            <text:p>0.6444244963</text:p>
          </table:table-cell>
          <table:table-cell table:formula="of:=[.M11]/[.D11]" office:value-type="float" office:value="0.481419138482335">
            <text:p>0.4814191385</text:p>
          </table:table-cell>
          <table:table-cell table:formula="of:=[.L11]/[.C11]" office:value-type="float" office:value="0.774453016907816">
            <text:p>0.7744530169</text:p>
          </table:table-cell>
          <table:table-cell table:number-columns-repeated="20"/>
        </table:table-row>
        <table:table-row table:style-name="ro2">
          <table:table-cell/>
          <table:table-cell table:formula="of:=[.K12]/[.B12]" office:value-type="float" office:value="0.68156378600823">
            <text:p>0.681563786</text:p>
          </table:table-cell>
          <table:table-cell table:formula="of:=[.M12]/[.D12]" office:value-type="float" office:value="0.494563028594442">
            <text:p>0.4945630286</text:p>
          </table:table-cell>
          <table:table-cell table:formula="of:=[.L12]/[.C12]" office:value-type="float" office:value="0.78784089397366">
            <text:p>0.787840894</text:p>
          </table:table-cell>
          <table:table-cell table:number-columns-repeated="20"/>
        </table:table-row>
      </table:table>
      <table:table table:name="grounded_01" table:style-name="ta1">
        <table:shapes>
          <draw:frame draw:z-index="0" draw:style-name="gr1" svg:width="4.5in" svg:height="4in" svg:x="8.5846in" svg:y="2.5929in">
            <draw:object draw:notify-on-update-of-ranges="grounded_01.A2:grounded_01.A12 grounded_01.D15:grounded_01.D15 grounded_01.D16:grounded_01.D26 grounded_01.B15:grounded_01.B15 grounded_01.B16:grounded_01.B26 grounded_01.C15:grounded_01.C15 grounded_01.C16:grounded_01.C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4.5in" svg:height="4in" svg:x="3.5654in" svg:y="2.5504in">
            <draw:object draw:notify-on-update-of-ranges="grounded_01.A2:grounded_01.A12 grounded_01.B1:grounded_01.B1 grounded_01.B2:grounded_01.B12 grounded_01.D1:grounded_01.D1 grounded_01.D2:grounded_01.D12 grounded_01.K1:grounded_01.K1 grounded_01.K2:grounded_01.K12 grounded_01.M1:grounded_01.M1 grounded_01.M2:grounded_01.M1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4.5in" svg:height="4in" svg:x="13.1528in" svg:y="2.5724in">
            <draw:object draw:notify-on-update-of-ranges="preferred_01.A2:preferred_01.A12 grounded_01.W1:grounded_01.W1 grounded_01.W2:grounded_01.W12 grounded_01.X1:grounded_01.X1 grounded_01.X2:grounded_01.X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  <table:table-cell office:value-type="string">
            <text:p>Exact</text:p>
          </table:table-cell>
          <table:table-cell office:value-type="string">
            <text:p>Naive abs error</text:p>
          </table:table-cell>
          <table:table-cell office:value-type="string">
            <text:p>Optim abs error</text:p>
          </table:table-cell>
          <table:table-cell office:value-type="string">
            <text:p>Naive error</text:p>
          </table:table-cell>
          <table:table-cell office:value-type="string">
            <text:p>Optim error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9.25">
            <text:p>339.25</text:p>
          </table:table-cell>
          <table:table-cell office:value-type="float" office:value="4920.55">
            <text:p>4920.55</text:p>
          </table:table-cell>
          <table:table-cell office:value-type="float" office:value="9593">
            <text:p>9593</text:p>
          </table:table-cell>
          <table:table-cell table:number-columns-repeated="2" office:value-type="float" office:value="0.512935010451844">
            <text:p>0.5129350105</text:p>
          </table:table-cell>
          <table:table-cell office:value-type="float" office:value="0.0115399522932209">
            <text:p>0.0115399523</text:p>
          </table:table-cell>
          <table:table-cell office:value-type="float" office:value="0.0224978838606772">
            <text:p>0.0224978839</text:p>
          </table:table-cell>
          <table:table-cell office:value-type="float" office:value="0.501510259347985">
            <text:p>0.5015102593</text:p>
          </table:table-cell>
          <table:table-cell office:value-type="float" office:value="0.524590163934426">
            <text:p>0.5245901639</text:p>
          </table:table-cell>
          <table:table-cell office:value-type="float" office:value="151.05">
            <text:p>151.05</text:p>
          </table:table-cell>
          <table:table-cell office:value-type="float" office:value="2621.05">
            <text:p>2621.05</text:p>
          </table:table-cell>
          <table:table-cell office:value-type="float" office:value="3542.1">
            <text:p>3542.1</text:p>
          </table:table-cell>
          <table:table-cell office:value-type="float" office:value="0.740111423143377">
            <text:p>0.7401114231</text:p>
          </table:table-cell>
          <table:table-cell office:value-type="float" office:value="0.512564166097946">
            <text:p>0.5125641661</text:p>
          </table:table-cell>
          <table:table-cell office:value-type="float" office:value="0.011810744051274">
            <text:p>0.0118107441</text:p>
          </table:table-cell>
          <table:table-cell office:value-type="float" office:value="0.0230424692798697">
            <text:p>0.0230424693</text:p>
          </table:table-cell>
          <table:table-cell office:value-type="float" office:value="0.498270911780527">
            <text:p>0.4982709118</text:p>
          </table:table-cell>
          <table:table-cell office:value-type="float" office:value="0.521892399883075">
            <text:p>0.5218923999</text:p>
          </table:table-cell>
          <table:table-cell office:value-type="float" office:value="0.51345575340653">
            <text:p>0.5134557534</text:p>
          </table:table-cell>
          <table:table-cell table:formula="of:=ABS([.T2]-[.F2])" office:value-type="float" office:value="0.00052074295468596">
            <text:p>0.000520743</text:p>
          </table:table-cell>
          <table:table-cell table:formula="of:=ABS([.T2]-[.O2])" office:value-type="float" office:value="0.000891587308583963">
            <text:p>0.0008915873</text:p>
          </table:table-cell>
          <table:table-cell table:formula="of:=[.U2]/[.T2]" office:value-type="float" office:value="0.0010141924620205">
            <text:p>0.0010141925</text:p>
          </table:table-cell>
          <table:table-cell table:formula="of:=[.V2]/[.T2]" office:value-type="float" office:value="0.00173644428496265">
            <text:p>0.001736444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1.35">
            <text:p>121.35</text:p>
          </table:table-cell>
          <table:table-cell office:value-type="float" office:value="4672.2">
            <text:p>4672.2</text:p>
          </table:table-cell>
          <table:table-cell office:value-type="float" office:value="9593.3">
            <text:p>9593.3</text:p>
          </table:table-cell>
          <table:table-cell table:number-columns-repeated="2" office:value-type="float" office:value="0.487024992170803">
            <text:p>0.4870249922</text:p>
          </table:table-cell>
          <table:table-cell office:value-type="float" office:value="0.0109360074487717">
            <text:p>0.0109360074</text:p>
          </table:table-cell>
          <table:table-cell office:value-type="float" office:value="0.0224547151061529">
            <text:p>0.0224547151</text:p>
          </table:table-cell>
          <table:table-cell office:value-type="float" office:value="0.47651356993737">
            <text:p>0.4765135699</text:p>
          </table:table-cell>
          <table:table-cell office:value-type="float" office:value="0.498385584834913">
            <text:p>0.4983855848</text:p>
          </table:table-cell>
          <table:table-cell office:value-type="float" office:value="41.85">
            <text:p>41.85</text:p>
          </table:table-cell>
          <table:table-cell office:value-type="float" office:value="2362.2">
            <text:p>2362.2</text:p>
          </table:table-cell>
          <table:table-cell office:value-type="float" office:value="3187.3">
            <text:p>3187.3</text:p>
          </table:table-cell>
          <table:table-cell office:value-type="float" office:value="0.741296365374339">
            <text:p>0.7412963654</text:p>
          </table:table-cell>
          <table:table-cell office:value-type="float" office:value="0.487715557947999">
            <text:p>0.4877155579</text:p>
          </table:table-cell>
          <table:table-cell office:value-type="float" office:value="0.0112970953026132">
            <text:p>0.0112970953</text:p>
          </table:table-cell>
          <table:table-cell office:value-type="float" office:value="0.0231632867119193">
            <text:p>0.0231632867</text:p>
          </table:table-cell>
          <table:table-cell office:value-type="float" office:value="0.477296842343703">
            <text:p>0.4772968423</text:p>
          </table:table-cell>
          <table:table-cell office:value-type="float" office:value="0.499891032948929">
            <text:p>0.4998910329</text:p>
          </table:table-cell>
          <table:table-cell office:value-type="float" office:value="0.487885913487034">
            <text:p>0.4878859135</text:p>
          </table:table-cell>
          <table:table-cell table:formula="of:=ABS([.T3]-[.F3])" office:value-type="float" office:value="0.000860921316231">
            <text:p>0.0008609213</text:p>
          </table:table-cell>
          <table:table-cell table:formula="of:=ABS([.T3]-[.O3])" office:value-type="float" office:value="0.000170355539034994">
            <text:p>0.0001703555</text:p>
          </table:table-cell>
          <table:table-cell table:formula="of:=[.U3]/[.T3]" office:value-type="float" office:value="0.0017645955589859">
            <text:p>0.0017645956</text:p>
          </table:table-cell>
          <table:table-cell table:formula="of:=[.V3]/[.T3]" office:value-type="float" office:value="0.000349170849835412">
            <text:p>0.000349170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float" office:value="5001.75">
            <text:p>5001.75</text:p>
          </table:table-cell>
          <table:table-cell office:value-type="float" office:value="9581.1">
            <text:p>9581.1</text:p>
          </table:table-cell>
          <table:table-cell table:number-columns-repeated="2" office:value-type="float" office:value="0.522046902132688">
            <text:p>0.5220469021</text:p>
          </table:table-cell>
          <table:table-cell office:value-type="float" office:value="0.00722984384980796">
            <text:p>0.0072298438</text:p>
          </table:table-cell>
          <table:table-cell office:value-type="float" office:value="0.0138490312274095">
            <text:p>0.0138490312</text:p>
          </table:table-cell>
          <table:table-cell office:value-type="float" office:value="0.514595496246872">
            <text:p>0.5145954962</text:p>
          </table:table-cell>
          <table:table-cell office:value-type="float" office:value="0.529055183946488">
            <text:p>0.5290551839</text:p>
          </table:table-cell>
          <table:table-cell office:value-type="float" office:value="35.5">
            <text:p>35.5</text:p>
          </table:table-cell>
          <table:table-cell office:value-type="float" office:value="2158.55">
            <text:p>2158.55</text:p>
          </table:table-cell>
          <table:table-cell office:value-type="float" office:value="2718.9">
            <text:p>2718.9</text:p>
          </table:table-cell>
          <table:table-cell office:value-type="float" office:value="0.794113111952642">
            <text:p>0.794113112</text:p>
          </table:table-cell>
          <table:table-cell office:value-type="float" office:value="0.522464883898662">
            <text:p>0.5224648839</text:p>
          </table:table-cell>
          <table:table-cell office:value-type="float" office:value="0.0105349993870354">
            <text:p>0.0105349994</text:p>
          </table:table-cell>
          <table:table-cell office:value-type="float" office:value="0.0201640334340227">
            <text:p>0.0201640334</text:p>
          </table:table-cell>
          <table:table-cell office:value-type="float" office:value="0.512380676901605">
            <text:p>0.5123806769</text:p>
          </table:table-cell>
          <table:table-cell office:value-type="float" office:value="0.533450675675676">
            <text:p>0.5334506757</text:p>
          </table:table-cell>
          <table:table-cell office:value-type="float" office:value="0.523447617358093">
            <text:p>0.5234476174</text:p>
          </table:table-cell>
          <table:table-cell table:formula="of:=ABS([.T4]-[.F4])" office:value-type="float" office:value="0.00140071522540508">
            <text:p>0.0014007152</text:p>
          </table:table-cell>
          <table:table-cell table:formula="of:=ABS([.T4]-[.O4])" office:value-type="float" office:value="0.000982733459431007">
            <text:p>0.0009827335</text:p>
          </table:table-cell>
          <table:table-cell table:formula="of:=[.U4]/[.T4]" office:value-type="float" office:value="0.0026759415440167">
            <text:p>0.0026759415</text:p>
          </table:table-cell>
          <table:table-cell table:formula="of:=[.V4]/[.T4]" office:value-type="float" office:value="0.00187742464927243">
            <text:p>0.001877424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7.1">
            <text:p>167.1</text:p>
          </table:table-cell>
          <table:table-cell office:value-type="float" office:value="4782.15">
            <text:p>4782.15</text:p>
          </table:table-cell>
          <table:table-cell office:value-type="float" office:value="9599.35">
            <text:p>9599.35</text:p>
          </table:table-cell>
          <table:table-cell table:number-columns-repeated="2" office:value-type="float" office:value="0.498173963802453">
            <text:p>0.4981739638</text:p>
          </table:table-cell>
          <table:table-cell office:value-type="float" office:value="0.0109942295129465">
            <text:p>0.0109942295</text:p>
          </table:table-cell>
          <table:table-cell office:value-type="float" office:value="0.0220690568190878">
            <text:p>0.0220690568</text:p>
          </table:table-cell>
          <table:table-cell office:value-type="float" office:value="0.488379364252215">
            <text:p>0.4883793643</text:p>
          </table:table-cell>
          <table:table-cell office:value-type="float" office:value="0.510367823278108">
            <text:p>0.5103678233</text:p>
          </table:table-cell>
          <table:table-cell office:value-type="float" office:value="55.9">
            <text:p>55.9</text:p>
          </table:table-cell>
          <table:table-cell office:value-type="float" office:value="1932.1">
            <text:p>1932.1</text:p>
          </table:table-cell>
          <table:table-cell office:value-type="float" office:value="2422.8">
            <text:p>2422.8</text:p>
          </table:table-cell>
          <table:table-cell office:value-type="float" office:value="0.797660937184198">
            <text:p>0.7976609372</text:p>
          </table:table-cell>
          <table:table-cell office:value-type="float" office:value="0.498559124047342">
            <text:p>0.498559124</text:p>
          </table:table-cell>
          <table:table-cell office:value-type="float" office:value="0.00740667252828056">
            <text:p>0.0074066725</text:p>
          </table:table-cell>
          <table:table-cell office:value-type="float" office:value="0.0148561568147678">
            <text:p>0.0148561568</text:p>
          </table:table-cell>
          <table:table-cell office:value-type="float" office:value="0.489481439558823">
            <text:p>0.4894814396</text:p>
          </table:table-cell>
          <table:table-cell office:value-type="float" office:value="0.504294784615385">
            <text:p>0.5042947846</text:p>
          </table:table-cell>
          <table:table-cell office:value-type="float" office:value="0.496627802485128">
            <text:p>0.4966278025</text:p>
          </table:table-cell>
          <table:table-cell table:formula="of:=ABS([.T5]-[.F5])" office:value-type="float" office:value="0.00154616131732499">
            <text:p>0.0015461613</text:p>
          </table:table-cell>
          <table:table-cell table:formula="of:=ABS([.T5]-[.O5])" office:value-type="float" office:value="0.00193132156221398">
            <text:p>0.0019313216</text:p>
          </table:table-cell>
          <table:table-cell table:formula="of:=[.U5]/[.T5]" office:value-type="float" office:value="0.00311332009522623">
            <text:p>0.0031133201</text:p>
          </table:table-cell>
          <table:table-cell table:formula="of:=[.V5]/[.T5]" office:value-type="float" office:value="0.00388887120807502">
            <text:p>0.003888871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1.05">
            <text:p>181.05</text:p>
          </table:table-cell>
          <table:table-cell office:value-type="float" office:value="4254.15">
            <text:p>4254.15</text:p>
          </table:table-cell>
          <table:table-cell office:value-type="float" office:value="9495.6">
            <text:p>9495.6</text:p>
          </table:table-cell>
          <table:table-cell table:number-columns-repeated="2" office:value-type="float" office:value="0.447998130240146">
            <text:p>0.4479981302</text:p>
          </table:table-cell>
          <table:table-cell office:value-type="float" office:value="0.0110539410891585">
            <text:p>0.0110539411</text:p>
          </table:table-cell>
          <table:table-cell office:value-type="float" office:value="0.0246740786244646">
            <text:p>0.0246740786</text:p>
          </table:table-cell>
          <table:table-cell office:value-type="float" office:value="0.434174263302947">
            <text:p>0.4341742633</text:p>
          </table:table-cell>
          <table:table-cell office:value-type="float" office:value="0.456282145481264">
            <text:p>0.4562821455</text:p>
          </table:table-cell>
          <table:table-cell office:value-type="float" office:value="53.7">
            <text:p>53.7</text:p>
          </table:table-cell>
          <table:table-cell office:value-type="float" office:value="2178.15">
            <text:p>2178.15</text:p>
          </table:table-cell>
          <table:table-cell office:value-type="float" office:value="3030.35">
            <text:p>3030.35</text:p>
          </table:table-cell>
          <table:table-cell office:value-type="float" office:value="0.718902554209998">
            <text:p>0.7189025542</text:p>
          </table:table-cell>
          <table:table-cell office:value-type="float" office:value="0.448333057436116">
            <text:p>0.4483330574</text:p>
          </table:table-cell>
          <table:table-cell office:value-type="float" office:value="0.00801776538127039">
            <text:p>0.0080177654</text:p>
          </table:table-cell>
          <table:table-cell office:value-type="float" office:value="0.017843702457637">
            <text:p>0.0178437025</text:p>
          </table:table-cell>
          <table:table-cell office:value-type="float" office:value="0.441171474710983">
            <text:p>0.4411714747</text:p>
          </table:table-cell>
          <table:table-cell office:value-type="float" office:value="0.457207005473523">
            <text:p>0.4572070055</text:p>
          </table:table-cell>
          <table:table-cell office:value-type="float" office:value="0.44730712939467">
            <text:p>0.4473071294</text:p>
          </table:table-cell>
          <table:table-cell table:formula="of:=ABS([.T6]-[.F6])" office:value-type="float" office:value="0.00069100084547602">
            <text:p>0.0006910008</text:p>
          </table:table-cell>
          <table:table-cell table:formula="of:=ABS([.T6]-[.O6])" office:value-type="float" office:value="0.00102592804144602">
            <text:p>0.001025928</text:p>
          </table:table-cell>
          <table:table-cell table:formula="of:=[.U6]/[.T6]" office:value-type="float" office:value="0.00154480177056676">
            <text:p>0.0015448018</text:p>
          </table:table-cell>
          <table:table-cell table:formula="of:=[.V6]/[.T6]" office:value-type="float" office:value="0.00229356514579677">
            <text:p>0.002293565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.8">
            <text:p>133.8</text:p>
          </table:table-cell>
          <table:table-cell office:value-type="float" office:value="3436.05">
            <text:p>3436.05</text:p>
          </table:table-cell>
          <table:table-cell office:value-type="float" office:value="9045.5">
            <text:p>9045.5</text:p>
          </table:table-cell>
          <table:table-cell table:number-columns-repeated="2" office:value-type="float" office:value="0.379835549790896">
            <text:p>0.3798355498</text:p>
          </table:table-cell>
          <table:table-cell office:value-type="float" office:value="0.00875420949645989">
            <text:p>0.0087542095</text:p>
          </table:table-cell>
          <table:table-cell office:value-type="float" office:value="0.0230473674759489">
            <text:p>0.0230473675</text:p>
          </table:table-cell>
          <table:table-cell office:value-type="float" office:value="0.370295924064768">
            <text:p>0.3702959241</text:p>
          </table:table-cell>
          <table:table-cell office:value-type="float" office:value="0.387804343057688">
            <text:p>0.3878043431</text:p>
          </table:table-cell>
          <table:table-cell office:value-type="float" office:value="58.25">
            <text:p>58.25</text:p>
          </table:table-cell>
          <table:table-cell office:value-type="float" office:value="2177.5">
            <text:p>2177.5</text:p>
          </table:table-cell>
          <table:table-cell office:value-type="float" office:value="3562.85">
            <text:p>3562.85</text:p>
          </table:table-cell>
          <table:table-cell office:value-type="float" office:value="0.611203790683777">
            <text:p>0.6112037907</text:p>
          </table:table-cell>
          <table:table-cell office:value-type="float" office:value="0.38201848967734">
            <text:p>0.3820184897</text:p>
          </table:table-cell>
          <table:table-cell office:value-type="float" office:value="0.00801689950028353">
            <text:p>0.0080168995</text:p>
          </table:table-cell>
          <table:table-cell office:value-type="float" office:value="0.0209856321537074">
            <text:p>0.0209856322</text:p>
          </table:table-cell>
          <table:table-cell office:value-type="float" office:value="0.3725919">
            <text:p>0.3725919</text:p>
          </table:table-cell>
          <table:table-cell office:value-type="float" office:value="0.388625699000567">
            <text:p>0.388625699</text:p>
          </table:table-cell>
          <table:table-cell office:value-type="float" office:value="0.381035264875628">
            <text:p>0.3810352649</text:p>
          </table:table-cell>
          <table:table-cell table:formula="of:=ABS([.T7]-[.F7])" office:value-type="float" office:value="0.00119971508473204">
            <text:p>0.0011997151</text:p>
          </table:table-cell>
          <table:table-cell table:formula="of:=ABS([.T7]-[.O7])" office:value-type="float" office:value="0.000983224801711924">
            <text:p>0.0009832248</text:p>
          </table:table-cell>
          <table:table-cell table:formula="of:=[.U7]/[.T7]" office:value-type="float" office:value="0.00314856706274585">
            <text:p>0.0031485671</text:p>
          </table:table-cell>
          <table:table-cell table:formula="of:=[.V7]/[.T7]" office:value-type="float" office:value="0.00258040368529368">
            <text:p>0.002580403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float" office:value="3066.4">
            <text:p>3066.4</text:p>
          </table:table-cell>
          <table:table-cell office:value-type="float" office:value="8743.15">
            <text:p>8743.15</text:p>
          </table:table-cell>
          <table:table-cell table:number-columns-repeated="2" office:value-type="float" office:value="0.350662259873938">
            <text:p>0.3506622599</text:p>
          </table:table-cell>
          <table:table-cell office:value-type="float" office:value="0.0111449446287471">
            <text:p>0.0111449446</text:p>
          </table:table-cell>
          <table:table-cell office:value-type="float" office:value="0.0317825608970685">
            <text:p>0.0317825609</text:p>
          </table:table-cell>
          <table:table-cell office:value-type="float" office:value="0.340445269016698">
            <text:p>0.340445269</text:p>
          </table:table-cell>
          <table:table-cell office:value-type="float" office:value="0.362735158274192">
            <text:p>0.3627351583</text:p>
          </table:table-cell>
          <table:table-cell office:value-type="float" office:value="64.45">
            <text:p>64.45</text:p>
          </table:table-cell>
          <table:table-cell office:value-type="float" office:value="2072.25">
            <text:p>2072.25</text:p>
          </table:table-cell>
          <table:table-cell office:value-type="float" office:value="3691.55">
            <text:p>3691.55</text:p>
          </table:table-cell>
          <table:table-cell office:value-type="float" office:value="0.561370038858569">
            <text:p>0.5613700389</text:p>
          </table:table-cell>
          <table:table-cell office:value-type="float" office:value="0.350871080421381">
            <text:p>0.3508710804</text:p>
          </table:table-cell>
          <table:table-cell office:value-type="float" office:value="0.00774609793371836">
            <text:p>0.0077460979</text:p>
          </table:table-cell>
          <table:table-cell office:value-type="float" office:value="0.0220767637059619">
            <text:p>0.0220767637</text:p>
          </table:table-cell>
          <table:table-cell office:value-type="float" office:value="0.343663478279903">
            <text:p>0.3436634783</text:p>
          </table:table-cell>
          <table:table-cell office:value-type="float" office:value="0.35915567414734">
            <text:p>0.3591556741</text:p>
          </table:table-cell>
          <table:table-cell office:value-type="float" office:value="0.350058922462616">
            <text:p>0.3500589225</text:p>
          </table:table-cell>
          <table:table-cell table:formula="of:=ABS([.T8]-[.F8])" office:value-type="float" office:value="0.000603337411321958">
            <text:p>0.0006033374</text:p>
          </table:table-cell>
          <table:table-cell table:formula="of:=ABS([.T8]-[.O8])" office:value-type="float" office:value="0.000812157958764992">
            <text:p>0.000812158</text:p>
          </table:table-cell>
          <table:table-cell table:formula="of:=[.U8]/[.T8]" office:value-type="float" office:value="0.00172353101894265">
            <text:p>0.001723531</text:p>
          </table:table-cell>
          <table:table-cell table:formula="of:=[.V8]/[.T8]" office:value-type="float" office:value="0.00232006072878124">
            <text:p>0.002320060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8.15">
            <text:p>138.15</text:p>
          </table:table-cell>
          <table:table-cell office:value-type="float" office:value="2282.45">
            <text:p>2282.45</text:p>
          </table:table-cell>
          <table:table-cell office:value-type="float" office:value="7893.6">
            <text:p>7893.6</text:p>
          </table:table-cell>
          <table:table-cell table:number-columns-repeated="2" office:value-type="float" office:value="0.289120097237654">
            <text:p>0.2891200972</text:p>
          </table:table-cell>
          <table:table-cell office:value-type="float" office:value="0.00798841482693388">
            <text:p>0.0079884148</text:p>
          </table:table-cell>
          <table:table-cell office:value-type="float" office:value="0.0276300917966539">
            <text:p>0.0276300918</text:p>
          </table:table-cell>
          <table:table-cell office:value-type="float" office:value="0.281744500192976">
            <text:p>0.2817445002</text:p>
          </table:table-cell>
          <table:table-cell office:value-type="float" office:value="0.297721329846843">
            <text:p>0.2977213298</text:p>
          </table:table-cell>
          <table:table-cell office:value-type="float" office:value="75.2">
            <text:p>75.2</text:p>
          </table:table-cell>
          <table:table-cell office:value-type="float" office:value="1728.25">
            <text:p>1728.25</text:p>
          </table:table-cell>
          <table:table-cell office:value-type="float" office:value="3727.75">
            <text:p>3727.75</text:p>
          </table:table-cell>
          <table:table-cell office:value-type="float" office:value="0.463595590556268">
            <text:p>0.4635955906</text:p>
          </table:table-cell>
          <table:table-cell office:value-type="float" office:value="0.289759471431368">
            <text:p>0.2897594714</text:p>
          </table:table-cell>
          <table:table-cell office:value-type="float" office:value="0.0107744122022647">
            <text:p>0.0107744122</text:p>
          </table:table-cell>
          <table:table-cell office:value-type="float" office:value="0.0371839862526004">
            <text:p>0.0371839863</text:p>
          </table:table-cell>
          <table:table-cell office:value-type="float" office:value="0.278857921153846">
            <text:p>0.2788579212</text:p>
          </table:table-cell>
          <table:table-cell office:value-type="float" office:value="0.300406745558376">
            <text:p>0.3004067456</text:p>
          </table:table-cell>
          <table:table-cell office:value-type="float" office:value="0.289788551582132">
            <text:p>0.2897885516</text:p>
          </table:table-cell>
          <table:table-cell table:formula="of:=ABS([.T9]-[.F9])" office:value-type="float" office:value="0.000668454344477987">
            <text:p>0.0006684543</text:p>
          </table:table-cell>
          <table:table-cell table:formula="of:=ABS([.T9]-[.O9])" office:value-type="float" office:value="0.0000290801507639715">
            <text:p>2.90801507639715E-005</text:p>
          </table:table-cell>
          <table:table-cell table:formula="of:=[.U9]/[.T9]" office:value-type="float" office:value="0.00230669686855636">
            <text:p>0.0023066969</text:p>
          </table:table-cell>
          <table:table-cell table:formula="of:=[.V9]/[.T9]" office:value-type="float" office:value="0.000100349550060571">
            <text:p>0.000100349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9.95">
            <text:p>159.95</text:p>
          </table:table-cell>
          <table:table-cell office:value-type="float" office:value="2233.25">
            <text:p>2233.25</text:p>
          </table:table-cell>
          <table:table-cell office:value-type="float" office:value="7829.4">
            <text:p>7829.4</text:p>
          </table:table-cell>
          <table:table-cell table:number-columns-repeated="2" office:value-type="float" office:value="0.285200522624737">
            <text:p>0.2852005226</text:p>
          </table:table-cell>
          <table:table-cell office:value-type="float" office:value="0.00722290457629091">
            <text:p>0.0072229046</text:p>
          </table:table-cell>
          <table:table-cell office:value-type="float" office:value="0.0253257059623088">
            <text:p>0.025325706</text:p>
          </table:table-cell>
          <table:table-cell office:value-type="float" office:value="0.276853055916775">
            <text:p>0.2768530559</text:p>
          </table:table-cell>
          <table:table-cell office:value-type="float" office:value="0.291298865069357">
            <text:p>0.2912988651</text:p>
          </table:table-cell>
          <table:table-cell office:value-type="float" office:value="79.6">
            <text:p>79.6</text:p>
          </table:table-cell>
          <table:table-cell office:value-type="float" office:value="1719.9">
            <text:p>1719.9</text:p>
          </table:table-cell>
          <table:table-cell office:value-type="float" office:value="3725.85">
            <text:p>3725.85</text:p>
          </table:table-cell>
          <table:table-cell office:value-type="float" office:value="0.461601316674122">
            <text:p>0.4616013167</text:p>
          </table:table-cell>
          <table:table-cell office:value-type="float" office:value="0.286612997656053">
            <text:p>0.2866129977</text:p>
          </table:table-cell>
          <table:table-cell office:value-type="float" office:value="0.00665430134598952">
            <text:p>0.0066543013</text:p>
          </table:table-cell>
          <table:table-cell office:value-type="float" office:value="0.0230641302126788">
            <text:p>0.0230641302</text:p>
          </table:table-cell>
          <table:table-cell office:value-type="float" office:value="0.282818125538358">
            <text:p>0.2828181255</text:p>
          </table:table-cell>
          <table:table-cell office:value-type="float" office:value="0.296126728230337">
            <text:p>0.2961267282</text:p>
          </table:table-cell>
          <table:table-cell office:value-type="float" office:value="0.285924288322471">
            <text:p>0.2859242883</text:p>
          </table:table-cell>
          <table:table-cell table:formula="of:=ABS([.T10]-[.F10])" office:value-type="float" office:value="0.000723765697734025">
            <text:p>0.0007237657</text:p>
          </table:table-cell>
          <table:table-cell table:formula="of:=ABS([.T10]-[.O10])" office:value-type="float" office:value="0.000688709333582005">
            <text:p>0.0006887093</text:p>
          </table:table-cell>
          <table:table-cell table:formula="of:=[.U10]/[.T10]" office:value-type="float" office:value="0.00253131939920315">
            <text:p>0.0025313194</text:p>
          </table:table-cell>
          <table:table-cell table:formula="of:=[.V10]/[.T10]" office:value-type="float" office:value="0.00240871224205082">
            <text:p>0.002408712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3.2">
            <text:p>173.2</text:p>
          </table:table-cell>
          <table:table-cell office:value-type="float" office:value="1945.3">
            <text:p>1945.3</text:p>
          </table:table-cell>
          <table:table-cell office:value-type="float" office:value="7424.2">
            <text:p>7424.2</text:p>
          </table:table-cell>
          <table:table-cell table:number-columns-repeated="2" office:value-type="float" office:value="0.261919587137754">
            <text:p>0.2619195871</text:p>
          </table:table-cell>
          <table:table-cell office:value-type="float" office:value="0.0122680568577821">
            <text:p>0.0122680569</text:p>
          </table:table-cell>
          <table:table-cell office:value-type="float" office:value="0.0468390202956827">
            <text:p>0.0468390203</text:p>
          </table:table-cell>
          <table:table-cell office:value-type="float" office:value="0.250623787080676">
            <text:p>0.2506237871</text:p>
          </table:table-cell>
          <table:table-cell office:value-type="float" office:value="0.275159900796241">
            <text:p>0.2751599008</text:p>
          </table:table-cell>
          <table:table-cell office:value-type="float" office:value="97.4">
            <text:p>97.4</text:p>
          </table:table-cell>
          <table:table-cell office:value-type="float" office:value="1524.85">
            <text:p>1524.85</text:p>
          </table:table-cell>
          <table:table-cell office:value-type="float" office:value="3646.85">
            <text:p>3646.85</text:p>
          </table:table-cell>
          <table:table-cell office:value-type="float" office:value="0.418076535038651">
            <text:p>0.418076535</text:p>
          </table:table-cell>
          <table:table-cell office:value-type="float" office:value="0.261308861167768">
            <text:p>0.2613088612</text:p>
          </table:table-cell>
          <table:table-cell office:value-type="float" office:value="0.0101771902110171">
            <text:p>0.0101771902</text:p>
          </table:table-cell>
          <table:table-cell office:value-type="float" office:value="0.0389469770199757">
            <text:p>0.038946977</text:p>
          </table:table-cell>
          <table:table-cell office:value-type="float" office:value="0.24969777616764">
            <text:p>0.2496977762</text:p>
          </table:table-cell>
          <table:table-cell office:value-type="float" office:value="0.270052156589674">
            <text:p>0.2700521566</text:p>
          </table:table-cell>
          <table:table-cell office:value-type="float" office:value="0.260321528802946">
            <text:p>0.2603215288</text:p>
          </table:table-cell>
          <table:table-cell table:formula="of:=ABS([.T11]-[.F11])" office:value-type="float" office:value="0.00159805833480803">
            <text:p>0.0015980583</text:p>
          </table:table-cell>
          <table:table-cell table:formula="of:=ABS([.T11]-[.O11])" office:value-type="float" office:value="0.000987332364822013">
            <text:p>0.0009873324</text:p>
          </table:table-cell>
          <table:table-cell table:formula="of:=[.U11]/[.T11]" office:value-type="float" office:value="0.00613878668489881">
            <text:p>0.0061387867</text:p>
          </table:table-cell>
          <table:table-cell table:formula="of:=[.V11]/[.T11]" office:value-type="float" office:value="0.00379274188101971">
            <text:p>0.00379274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0.35">
            <text:p>160.35</text:p>
          </table:table-cell>
          <table:table-cell office:value-type="float" office:value="1696.25">
            <text:p>1696.25</text:p>
          </table:table-cell>
          <table:table-cell office:value-type="float" office:value="7030.35">
            <text:p>7030.35</text:p>
          </table:table-cell>
          <table:table-cell table:number-columns-repeated="2" office:value-type="float" office:value="0.241215283539784">
            <text:p>0.2412152835</text:p>
          </table:table-cell>
          <table:table-cell office:value-type="float" office:value="0.0105614151066565">
            <text:p>0.0105614151</text:p>
          </table:table-cell>
          <table:table-cell office:value-type="float" office:value="0.0437841871031964">
            <text:p>0.0437841871</text:p>
          </table:table-cell>
          <table:table-cell office:value-type="float" office:value="0.229500956867363">
            <text:p>0.2295009569</text:p>
          </table:table-cell>
          <table:table-cell office:value-type="float" office:value="0.250623787080676">
            <text:p>0.2506237871</text:p>
          </table:table-cell>
          <table:table-cell office:value-type="float" office:value="90.75">
            <text:p>90.75</text:p>
          </table:table-cell>
          <table:table-cell office:value-type="float" office:value="1354.2">
            <text:p>1354.2</text:p>
          </table:table-cell>
          <table:table-cell office:value-type="float" office:value="3541.05">
            <text:p>3541.05</text:p>
          </table:table-cell>
          <table:table-cell office:value-type="float" office:value="0.382395315711217">
            <text:p>0.3823953157</text:p>
          </table:table-cell>
          <table:table-cell office:value-type="float" office:value="0.239007157995963">
            <text:p>0.239007158</text:p>
          </table:table-cell>
          <table:table-cell office:value-type="float" office:value="0.00907725806993206">
            <text:p>0.0090772581</text:p>
          </table:table-cell>
          <table:table-cell office:value-type="float" office:value="0.037979021825302">
            <text:p>0.0379790218</text:p>
          </table:table-cell>
          <table:table-cell office:value-type="float" office:value="0.229451416080654">
            <text:p>0.2294514161</text:p>
          </table:table-cell>
          <table:table-cell office:value-type="float" office:value="0.247605932220518">
            <text:p>0.2476059322</text:p>
          </table:table-cell>
          <table:table-cell office:value-type="float" office:value="0.239631356156184">
            <text:p>0.2396313562</text:p>
          </table:table-cell>
          <table:table-cell table:formula="of:=ABS([.T12]-[.F12])" office:value-type="float" office:value="0.0015839273836">
            <text:p>0.0015839274</text:p>
          </table:table-cell>
          <table:table-cell table:formula="of:=ABS([.T12]-[.O12])" office:value-type="float" office:value="0.000624198160220996">
            <text:p>0.0006241982</text:p>
          </table:table-cell>
          <table:table-cell table:formula="of:=[.U12]/[.T12]" office:value-type="float" office:value="0.0066098502675403">
            <text:p>0.0066098503</text:p>
          </table:table-cell>
          <table:table-cell table:formula="of:=[.V12]/[.T12]" office:value-type="float" office:value="0.00260482672315289">
            <text:p>0.0026048267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20"/>
        </table:table-row>
        <table:table-row table:style-name="ro2">
          <table:table-cell/>
          <table:table-cell table:formula="of:=[.K2]/[.B2]" office:value-type="float" office:value="0.445246868091378">
            <text:p>0.4452468681</text:p>
          </table:table-cell>
          <table:table-cell table:formula="of:=[.M2]/[.D2]" office:value-type="float" office:value="0.369237986031481">
            <text:p>0.369237986</text:p>
          </table:table-cell>
          <table:table-cell table:formula="of:=[.L2]/[.C2]" office:value-type="float" office:value="0.532674192925588">
            <text:p>0.5326741929</text:p>
          </table:table-cell>
          <table:table-cell table:number-columns-repeated="20"/>
        </table:table-row>
        <table:table-row table:style-name="ro2">
          <table:table-cell/>
          <table:table-cell table:formula="of:=[.K3]/[.B3]" office:value-type="float" office:value="0.34487021013597">
            <text:p>0.3448702101</text:p>
          </table:table-cell>
          <table:table-cell table:formula="of:=[.M3]/[.D3]" office:value-type="float" office:value="0.332242294101091">
            <text:p>0.3322422941</text:p>
          </table:table-cell>
          <table:table-cell table:formula="of:=[.L3]/[.C3]" office:value-type="float" office:value="0.505586233466033">
            <text:p>0.5055862335</text:p>
          </table:table-cell>
          <table:table-cell table:number-columns-repeated="20"/>
        </table:table-row>
        <table:table-row table:style-name="ro2">
          <table:table-cell/>
          <table:table-cell table:formula="of:=[.K4]/[.B4]" office:value-type="float" office:value="0.303418803418803">
            <text:p>0.3034188034</text:p>
          </table:table-cell>
          <table:table-cell table:formula="of:=[.M4]/[.D4]" office:value-type="float" office:value="0.283777436828757">
            <text:p>0.2837774368</text:p>
          </table:table-cell>
          <table:table-cell table:formula="of:=[.L4]/[.C4]" office:value-type="float" office:value="0.431558954365972">
            <text:p>0.4315589544</text:p>
          </table:table-cell>
          <table:table-cell table:number-columns-repeated="20"/>
        </table:table-row>
        <table:table-row table:style-name="ro2">
          <table:table-cell/>
          <table:table-cell table:formula="of:=[.K5]/[.B5]" office:value-type="float" office:value="0.334530221424297">
            <text:p>0.3345302214</text:p>
          </table:table-cell>
          <table:table-cell table:formula="of:=[.M5]/[.D5]" office:value-type="float" office:value="0.252392089047696">
            <text:p>0.252392089</text:p>
          </table:table-cell>
          <table:table-cell table:formula="of:=[.L5]/[.C5]" office:value-type="float" office:value="0.404023294961471">
            <text:p>0.404023295</text:p>
          </table:table-cell>
          <table:table-cell table:number-columns-repeated="20"/>
        </table:table-row>
        <table:table-row table:style-name="ro2">
          <table:table-cell/>
          <table:table-cell table:formula="of:=[.K6]/[.B6]" office:value-type="float" office:value="0.296603148301574">
            <text:p>0.2966031483</text:p>
          </table:table-cell>
          <table:table-cell table:formula="of:=[.M6]/[.D6]" office:value-type="float" office:value="0.319132019040398">
            <text:p>0.319132019</text:p>
          </table:table-cell>
          <table:table-cell table:formula="of:=[.L6]/[.C6]" office:value-type="float" office:value="0.512005923627517">
            <text:p>0.5120059236</text:p>
          </table:table-cell>
          <table:table-cell table:number-columns-repeated="20"/>
        </table:table-row>
        <table:table-row table:style-name="ro2">
          <table:table-cell/>
          <table:table-cell table:formula="of:=[.K7]/[.B7]" office:value-type="float" office:value="0.435351270553064">
            <text:p>0.4353512706</text:p>
          </table:table-cell>
          <table:table-cell table:formula="of:=[.M7]/[.D7]" office:value-type="float" office:value="0.393880935271682">
            <text:p>0.3938809353</text:p>
          </table:table-cell>
          <table:table-cell table:formula="of:=[.L7]/[.C7]" office:value-type="float" office:value="0.633721860857671">
            <text:p>0.6337218609</text:p>
          </table:table-cell>
          <table:table-cell table:number-columns-repeated="20"/>
        </table:table-row>
        <table:table-row table:style-name="ro2">
          <table:table-cell/>
          <table:table-cell table:formula="of:=[.K8]/[.B8]" office:value-type="float" office:value="0.491984732824428">
            <text:p>0.4919847328</text:p>
          </table:table-cell>
          <table:table-cell table:formula="of:=[.M8]/[.D8]" office:value-type="float" office:value="0.422221968054992">
            <text:p>0.4222219681</text:p>
          </table:table-cell>
          <table:table-cell table:formula="of:=[.L8]/[.C8]" office:value-type="float" office:value="0.675792460213932">
            <text:p>0.6757924602</text:p>
          </table:table-cell>
          <table:table-cell table:number-columns-repeated="20"/>
        </table:table-row>
        <table:table-row table:style-name="ro2">
          <table:table-cell/>
          <table:table-cell table:formula="of:=[.K9]/[.B9]" office:value-type="float" office:value="0.544335866811437">
            <text:p>0.5443358668</text:p>
          </table:table-cell>
          <table:table-cell table:formula="of:=[.M9]/[.D9]" office:value-type="float" office:value="0.472249670619236">
            <text:p>0.4722496706</text:p>
          </table:table-cell>
          <table:table-cell table:formula="of:=[.L9]/[.C9]" office:value-type="float" office:value="0.757190738022739">
            <text:p>0.757190738</text:p>
          </table:table-cell>
          <table:table-cell table:number-columns-repeated="20"/>
        </table:table-row>
        <table:table-row table:style-name="ro2">
          <table:table-cell/>
          <table:table-cell table:formula="of:=[.K10]/[.B10]" office:value-type="float" office:value="0.497655517349172">
            <text:p>0.4976555173</text:p>
          </table:table-cell>
          <table:table-cell table:formula="of:=[.M10]/[.D10]" office:value-type="float" office:value="0.475879377730094">
            <text:p>0.4758793777</text:p>
          </table:table-cell>
          <table:table-cell table:formula="of:=[.L10]/[.C10]" office:value-type="float" office:value="0.770133213925893">
            <text:p>0.7701332139</text:p>
          </table:table-cell>
          <table:table-cell table:number-columns-repeated="20"/>
        </table:table-row>
        <table:table-row table:style-name="ro2">
          <table:table-cell/>
          <table:table-cell table:formula="of:=[.K11]/[.B11]" office:value-type="float" office:value="0.562355658198614">
            <text:p>0.5623556582</text:p>
          </table:table-cell>
          <table:table-cell table:formula="of:=[.M11]/[.D11]" office:value-type="float" office:value="0.491211174267935">
            <text:p>0.4912111743</text:p>
          </table:table-cell>
          <table:table-cell table:formula="of:=[.L11]/[.C11]" office:value-type="float" office:value="0.78386367141315">
            <text:p>0.7838636714</text:p>
          </table:table-cell>
          <table:table-cell table:number-columns-repeated="20"/>
        </table:table-row>
        <table:table-row table:style-name="ro2">
          <table:table-cell/>
          <table:table-cell table:formula="of:=[.K12]/[.B12]" office:value-type="float" office:value="0.565949485500468">
            <text:p>0.5659494855</text:p>
          </table:table-cell>
          <table:table-cell table:formula="of:=[.M12]/[.D12]" office:value-type="float" office:value="0.503680471100301">
            <text:p>0.5036804711</text:p>
          </table:table-cell>
          <table:table-cell table:formula="of:=[.L12]/[.C12]" office:value-type="float" office:value="0.798349299926308">
            <text:p>0.7983492999</text:p>
          </table:table-cell>
          <table:table-cell table:number-columns-repeated="20"/>
        </table:table-row>
      </table:table>
      <table:table table:name="complete_01" table:style-name="ta1">
        <table:shapes>
          <draw:frame draw:z-index="0" draw:style-name="gr1" svg:width="4.5in" svg:height="4in" svg:x="8.1709in" svg:y="2.6272in">
            <draw:object draw:notify-on-update-of-ranges="complete_01.A2:complete_01.A12 complete_01.D15:complete_01.D15 complete_01.D16:complete_01.D26 complete_01.B15:complete_01.B15 complete_01.B16:complete_01.B26 complete_01.C15:complete_01.C15 complete_01.C16:complete_01.C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4.5in" svg:height="4in" svg:x="3.1079in" svg:y="2.6531in">
            <draw:object draw:notify-on-update-of-ranges="complete_01.A2:complete_01.A12 complete_01.B1:complete_01.B1 complete_01.B2:complete_01.B12 complete_01.D1:complete_01.D1 complete_01.D2:complete_01.D12 complete_01.K1:complete_01.K1 complete_01.K2:complete_01.K12 complete_01.M1:complete_01.M1 complete_01.M2:complete_01.M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5.8">
            <text:p>235.8</text:p>
          </table:table-cell>
          <table:table-cell office:value-type="float" office:value="5231.25">
            <text:p>5231.25</text:p>
          </table:table-cell>
          <table:table-cell office:value-type="float" office:value="9500.95">
            <text:p>9500.95</text:p>
          </table:table-cell>
          <table:table-cell table:number-columns-repeated="2" office:value-type="float" office:value="0.550617073263038">
            <text:p>0.5506170733</text:p>
          </table:table-cell>
          <table:table-cell office:value-type="float" office:value="0.010855173251659">
            <text:p>0.0108551733</text:p>
          </table:table-cell>
          <table:table-cell office:value-type="float" office:value="0.0197145598615925">
            <text:p>0.0197145599</text:p>
          </table:table-cell>
          <table:table-cell office:value-type="float" office:value="0.539461272403312">
            <text:p>0.5394612724</text:p>
          </table:table-cell>
          <table:table-cell office:value-type="float" office:value="0.56117161890663">
            <text:p>0.5611716189</text:p>
          </table:table-cell>
          <table:table-cell office:value-type="float" office:value="104">
            <text:p>104</text:p>
          </table:table-cell>
          <table:table-cell office:value-type="float" office:value="2397.85">
            <text:p>2397.85</text:p>
          </table:table-cell>
          <table:table-cell office:value-type="float" office:value="3024.6">
            <text:p>3024.6</text:p>
          </table:table-cell>
          <table:table-cell office:value-type="float" office:value="0.792980104345563">
            <text:p>0.7929801043</text:p>
          </table:table-cell>
          <table:table-cell office:value-type="float" office:value="0.54917837126452">
            <text:p>0.5491783713</text:p>
          </table:table-cell>
          <table:table-cell office:value-type="float" office:value="0.0111314950898774">
            <text:p>0.0111314951</text:p>
          </table:table-cell>
          <table:table-cell office:value-type="float" office:value="0.0202693617817585">
            <text:p>0.0202693618</text:p>
          </table:table-cell>
          <table:table-cell office:value-type="float" office:value="0.539012971698113">
            <text:p>0.5390129717</text:p>
          </table:table-cell>
          <table:table-cell office:value-type="float" office:value="0.561275961877868">
            <text:p>0.56127596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6.4">
            <text:p>126.4</text:p>
          </table:table-cell>
          <table:table-cell office:value-type="float" office:value="4993.1">
            <text:p>4993.1</text:p>
          </table:table-cell>
          <table:table-cell office:value-type="float" office:value="9581.2">
            <text:p>9581.2</text:p>
          </table:table-cell>
          <table:table-cell table:number-columns-repeated="2" office:value-type="float" office:value="0.521144682802629">
            <text:p>0.5211446828</text:p>
          </table:table-cell>
          <table:table-cell office:value-type="float" office:value="0.0145807828467789">
            <text:p>0.0145807828</text:p>
          </table:table-cell>
          <table:table-cell office:value-type="float" office:value="0.0279783778438761">
            <text:p>0.0279783778</text:p>
          </table:table-cell>
          <table:table-cell office:value-type="float" office:value="0.504583333333333">
            <text:p>0.5045833333</text:p>
          </table:table-cell>
          <table:table-cell office:value-type="float" office:value="0.533744899026891">
            <text:p>0.533744899</text:p>
          </table:table-cell>
          <table:table-cell office:value-type="float" office:value="37.8">
            <text:p>37.8</text:p>
          </table:table-cell>
          <table:table-cell office:value-type="float" office:value="2187.9">
            <text:p>2187.9</text:p>
          </table:table-cell>
          <table:table-cell office:value-type="float" office:value="2776.1">
            <text:p>2776.1</text:p>
          </table:table-cell>
          <table:table-cell office:value-type="float" office:value="0.788252881468238">
            <text:p>0.7882528815</text:p>
          </table:table-cell>
          <table:table-cell office:value-type="float" office:value="0.518609306407787">
            <text:p>0.5186093064</text:p>
          </table:table-cell>
          <table:table-cell office:value-type="float" office:value="0.00773322762806427">
            <text:p>0.0077332276</text:p>
          </table:table-cell>
          <table:table-cell office:value-type="float" office:value="0.0149114709908109">
            <text:p>0.014911471</text:p>
          </table:table-cell>
          <table:table-cell office:value-type="float" office:value="0.510378718901175">
            <text:p>0.5103787189</text:p>
          </table:table-cell>
          <table:table-cell office:value-type="float" office:value="0.525845174157303">
            <text:p>0.525845174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7.4">
            <text:p>107.4</text:p>
          </table:table-cell>
          <table:table-cell office:value-type="float" office:value="5282.45">
            <text:p>5282.45</text:p>
          </table:table-cell>
          <table:table-cell office:value-type="float" office:value="9472.3">
            <text:p>9472.3</text:p>
          </table:table-cell>
          <table:table-cell table:number-columns-repeated="2" office:value-type="float" office:value="0.557681469849919">
            <text:p>0.5576814698</text:p>
          </table:table-cell>
          <table:table-cell office:value-type="float" office:value="0.00816095319504312">
            <text:p>0.0081609532</text:p>
          </table:table-cell>
          <table:table-cell office:value-type="float" office:value="0.0146337176977377">
            <text:p>0.0146337177</text:p>
          </table:table-cell>
          <table:table-cell office:value-type="float" office:value="0.551589808380712">
            <text:p>0.5515898084</text:p>
          </table:table-cell>
          <table:table-cell office:value-type="float" office:value="0.567911714770798">
            <text:p>0.5679117148</text:p>
          </table:table-cell>
          <table:table-cell office:value-type="float" office:value="28.95">
            <text:p>28.95</text:p>
          </table:table-cell>
          <table:table-cell office:value-type="float" office:value="1789.7">
            <text:p>1789.7</text:p>
          </table:table-cell>
          <table:table-cell office:value-type="float" office:value="2102.45">
            <text:p>2102.45</text:p>
          </table:table-cell>
          <table:table-cell office:value-type="float" office:value="0.851775661531492">
            <text:p>0.8517756615</text:p>
          </table:table-cell>
          <table:table-cell office:value-type="float" office:value="0.560402372673953">
            <text:p>0.5604023727</text:p>
          </table:table-cell>
          <table:table-cell office:value-type="float" office:value="0.0131694412055098">
            <text:p>0.0131694412</text:p>
          </table:table-cell>
          <table:table-cell office:value-type="float" office:value="0.0234999740323581">
            <text:p>0.023499974</text:p>
          </table:table-cell>
          <table:table-cell office:value-type="float" office:value="0.545526244171259">
            <text:p>0.5455262442</text:p>
          </table:table-cell>
          <table:table-cell office:value-type="float" office:value="0.571865126582278">
            <text:p>0.571865126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7.8">
            <text:p>97.8</text:p>
          </table:table-cell>
          <table:table-cell office:value-type="float" office:value="5075.35">
            <text:p>5075.35</text:p>
          </table:table-cell>
          <table:table-cell office:value-type="float" office:value="9563.55">
            <text:p>9563.55</text:p>
          </table:table-cell>
          <table:table-cell table:number-columns-repeated="2" office:value-type="float" office:value="0.530702957532239">
            <text:p>0.5307029575</text:p>
          </table:table-cell>
          <table:table-cell office:value-type="float" office:value="0.00828268427707996">
            <text:p>0.0082826843</text:p>
          </table:table-cell>
          <table:table-cell office:value-type="float" office:value="0.0156070060653031">
            <text:p>0.0156070061</text:p>
          </table:table-cell>
          <table:table-cell office:value-type="float" office:value="0.519979134063641">
            <text:p>0.5199791341</text:p>
          </table:table-cell>
          <table:table-cell office:value-type="float" office:value="0.536544502617801">
            <text:p>0.5365445026</text:p>
          </table:table-cell>
          <table:table-cell office:value-type="float" office:value="30.5">
            <text:p>30.5</text:p>
          </table:table-cell>
          <table:table-cell office:value-type="float" office:value="1646.7">
            <text:p>1646.7</text:p>
          </table:table-cell>
          <table:table-cell office:value-type="float" office:value="1944.25">
            <text:p>1944.25</text:p>
          </table:table-cell>
          <table:table-cell office:value-type="float" office:value="0.847359525472717">
            <text:p>0.8473595255</text:p>
          </table:table-cell>
          <table:table-cell office:value-type="float" office:value="0.529622052527933">
            <text:p>0.5296220525</text:p>
          </table:table-cell>
          <table:table-cell office:value-type="float" office:value="0.0107833755637867">
            <text:p>0.0107833756</text:p>
          </table:table-cell>
          <table:table-cell office:value-type="float" office:value="0.0203605108818954">
            <text:p>0.0203605109</text:p>
          </table:table-cell>
          <table:table-cell office:value-type="float" office:value="0.517212967657343">
            <text:p>0.5172129677</text:p>
          </table:table-cell>
          <table:table-cell office:value-type="float" office:value="0.538779718784916">
            <text:p>0.538779718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.45">
            <text:p>69.45</text:p>
          </table:table-cell>
          <table:table-cell office:value-type="float" office:value="4594.6">
            <text:p>4594.6</text:p>
          </table:table-cell>
          <table:table-cell office:value-type="float" office:value="9583.85">
            <text:p>9583.85</text:p>
          </table:table-cell>
          <table:table-cell table:number-columns-repeated="2" office:value-type="float" office:value="0.479408321855347">
            <text:p>0.4794083219</text:p>
          </table:table-cell>
          <table:table-cell office:value-type="float" office:value="0.00696255869627391">
            <text:p>0.0069625587</text:p>
          </table:table-cell>
          <table:table-cell office:value-type="float" office:value="0.0145232328661469">
            <text:p>0.0145232329</text:p>
          </table:table-cell>
          <table:table-cell office:value-type="float" office:value="0.472837442540744">
            <text:p>0.4728374425</text:p>
          </table:table-cell>
          <table:table-cell office:value-type="float" office:value="0.486762559933292">
            <text:p>0.4867625599</text:p>
          </table:table-cell>
          <table:table-cell office:value-type="float" office:value="19.3">
            <text:p>19.3</text:p>
          </table:table-cell>
          <table:table-cell office:value-type="float" office:value="2054.2">
            <text:p>2054.2</text:p>
          </table:table-cell>
          <table:table-cell office:value-type="float" office:value="2677.2">
            <text:p>2677.2</text:p>
          </table:table-cell>
          <table:table-cell office:value-type="float" office:value="0.767480280254744">
            <text:p>0.7674802803</text:p>
          </table:table-cell>
          <table:table-cell office:value-type="float" office:value="0.479695417451607">
            <text:p>0.4796954175</text:p>
          </table:table-cell>
          <table:table-cell office:value-type="float" office:value="0.010372730078145">
            <text:p>0.0103727301</text:p>
          </table:table-cell>
          <table:table-cell office:value-type="float" office:value="0.0216235755039112">
            <text:p>0.0216235755</text:p>
          </table:table-cell>
          <table:table-cell office:value-type="float" office:value="0.470842744307996">
            <text:p>0.4708427443</text:p>
          </table:table-cell>
          <table:table-cell office:value-type="float" office:value="0.491588204464286">
            <text:p>0.491588204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.4">
            <text:p>63.4</text:p>
          </table:table-cell>
          <table:table-cell office:value-type="float" office:value="3755.3">
            <text:p>3755.3</text:p>
          </table:table-cell>
          <table:table-cell office:value-type="float" office:value="9257.9">
            <text:p>9257.9</text:p>
          </table:table-cell>
          <table:table-cell table:number-columns-repeated="2" office:value-type="float" office:value="0.40561443886724">
            <text:p>0.4056144389</text:p>
          </table:table-cell>
          <table:table-cell office:value-type="float" office:value="0.00869532788081445">
            <text:p>0.0086953279</text:p>
          </table:table-cell>
          <table:table-cell office:value-type="float" office:value="0.0214374219643115">
            <text:p>0.021437422</text:p>
          </table:table-cell>
          <table:table-cell office:value-type="float" office:value="0.398239704444203">
            <text:p>0.3982397044</text:p>
          </table:table-cell>
          <table:table-cell office:value-type="float" office:value="0.415630360205832">
            <text:p>0.4156303602</text:p>
          </table:table-cell>
          <table:table-cell office:value-type="float" office:value="24.8">
            <text:p>24.8</text:p>
          </table:table-cell>
          <table:table-cell office:value-type="float" office:value="2216">
            <text:p>2216</text:p>
          </table:table-cell>
          <table:table-cell office:value-type="float" office:value="3417.6">
            <text:p>3417.6</text:p>
          </table:table-cell>
          <table:table-cell office:value-type="float" office:value="0.648488857540702">
            <text:p>0.6484888575</text:p>
          </table:table-cell>
          <table:table-cell office:value-type="float" office:value="0.405322639856556">
            <text:p>0.4053226399</text:p>
          </table:table-cell>
          <table:table-cell office:value-type="float" office:value="0.00842372492916132">
            <text:p>0.0084237249</text:p>
          </table:table-cell>
          <table:table-cell office:value-type="float" office:value="0.0207827643976228">
            <text:p>0.0207827644</text:p>
          </table:table-cell>
          <table:table-cell office:value-type="float" office:value="0.395688531976744">
            <text:p>0.395688532</text:p>
          </table:table-cell>
          <table:table-cell office:value-type="float" office:value="0.412535981835067">
            <text:p>0.41253598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8.85">
            <text:p>68.85</text:p>
          </table:table-cell>
          <table:table-cell office:value-type="float" office:value="3348.8">
            <text:p>3348.8</text:p>
          </table:table-cell>
          <table:table-cell office:value-type="float" office:value="8980.3">
            <text:p>8980.3</text:p>
          </table:table-cell>
          <table:table-cell table:number-columns-repeated="2" office:value-type="float" office:value="0.37289502425907">
            <text:p>0.3728950243</text:p>
          </table:table-cell>
          <table:table-cell office:value-type="float" office:value="0.00614870699132725">
            <text:p>0.006148707</text:p>
          </table:table-cell>
          <table:table-cell office:value-type="float" office:value="0.0164891097797417">
            <text:p>0.0164891098</text:p>
          </table:table-cell>
          <table:table-cell office:value-type="float" office:value="0.36760752688172">
            <text:p>0.3676075269</text:p>
          </table:table-cell>
          <table:table-cell office:value-type="float" office:value="0.379904940864375">
            <text:p>0.3799049409</text:p>
          </table:table-cell>
          <table:table-cell office:value-type="float" office:value="27.15">
            <text:p>27.15</text:p>
          </table:table-cell>
          <table:table-cell office:value-type="float" office:value="2157.5">
            <text:p>2157.5</text:p>
          </table:table-cell>
          <table:table-cell office:value-type="float" office:value="3598.6">
            <text:p>3598.6</text:p>
          </table:table-cell>
          <table:table-cell office:value-type="float" office:value="0.599620733323339">
            <text:p>0.5996207333</text:p>
          </table:table-cell>
          <table:table-cell office:value-type="float" office:value="0.374778773323928">
            <text:p>0.3747787733</text:p>
          </table:table-cell>
          <table:table-cell office:value-type="float" office:value="0.0123995120741056">
            <text:p>0.0123995121</text:p>
          </table:table-cell>
          <table:table-cell office:value-type="float" office:value="0.0330848835544603">
            <text:p>0.0330848836</text:p>
          </table:table-cell>
          <table:table-cell office:value-type="float" office:value="0.36455585">
            <text:p>0.36455585</text:p>
          </table:table-cell>
          <table:table-cell office:value-type="float" office:value="0.389354874148211">
            <text:p>0.389354874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9.4">
            <text:p>69.4</text:p>
          </table:table-cell>
          <table:table-cell office:value-type="float" office:value="2521.5">
            <text:p>2521.5</text:p>
          </table:table-cell>
          <table:table-cell office:value-type="float" office:value="8185.1">
            <text:p>8185.1</text:p>
          </table:table-cell>
          <table:table-cell table:number-columns-repeated="2" office:value-type="float" office:value="0.30800899537664">
            <text:p>0.3080089954</text:p>
          </table:table-cell>
          <table:table-cell office:value-type="float" office:value="0.0095858179400089">
            <text:p>0.0095858179</text:p>
          </table:table-cell>
          <table:table-cell office:value-type="float" office:value="0.0311218765811925">
            <text:p>0.0311218766</text:p>
          </table:table-cell>
          <table:table-cell office:value-type="float" office:value="0.297270347750218">
            <text:p>0.2972703478</text:p>
          </table:table-cell>
          <table:table-cell office:value-type="float" office:value="0.316441983630236">
            <text:p>0.3164419836</text:p>
          </table:table-cell>
          <table:table-cell office:value-type="float" office:value="34.85">
            <text:p>34.85</text:p>
          </table:table-cell>
          <table:table-cell office:value-type="float" office:value="1851.85">
            <text:p>1851.85</text:p>
          </table:table-cell>
          <table:table-cell office:value-type="float" office:value="3747.4">
            <text:p>3747.4</text:p>
          </table:table-cell>
          <table:table-cell office:value-type="float" office:value="0.494167241643588">
            <text:p>0.4941672416</text:p>
          </table:table-cell>
          <table:table-cell office:value-type="float" office:value="0.308867559688241">
            <text:p>0.3088675597</text:p>
          </table:table-cell>
          <table:table-cell office:value-type="float" office:value="0.00859843680883324">
            <text:p>0.0085984368</text:p>
          </table:table-cell>
          <table:table-cell office:value-type="float" office:value="0.0278385882205051">
            <text:p>0.0278385882</text:p>
          </table:table-cell>
          <table:table-cell office:value-type="float" office:value="0.299818905164351">
            <text:p>0.2998189052</text:p>
          </table:table-cell>
          <table:table-cell office:value-type="float" office:value="0.317015778782017">
            <text:p>0.31701577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5.2">
            <text:p>75.2</text:p>
          </table:table-cell>
          <table:table-cell office:value-type="float" office:value="2498.8">
            <text:p>2498.8</text:p>
          </table:table-cell>
          <table:table-cell office:value-type="float" office:value="8158.75">
            <text:p>8158.75</text:p>
          </table:table-cell>
          <table:table-cell table:number-columns-repeated="2" office:value-type="float" office:value="0.306225659697778">
            <text:p>0.3062256597</text:p>
          </table:table-cell>
          <table:table-cell office:value-type="float" office:value="0.0105525458472598">
            <text:p>0.0105525458</text:p>
          </table:table-cell>
          <table:table-cell office:value-type="float" office:value="0.034460031395391">
            <text:p>0.0344600314</text:p>
          </table:table-cell>
          <table:table-cell office:value-type="float" office:value="0.293304861198342">
            <text:p>0.2933048612</text:p>
          </table:table-cell>
          <table:table-cell office:value-type="float" office:value="0.314409952892861">
            <text:p>0.3144099529</text:p>
          </table:table-cell>
          <table:table-cell office:value-type="float" office:value="36">
            <text:p>36</text:p>
          </table:table-cell>
          <table:table-cell office:value-type="float" office:value="1828.5">
            <text:p>1828.5</text:p>
          </table:table-cell>
          <table:table-cell office:value-type="float" office:value="3745.35">
            <text:p>3745.35</text:p>
          </table:table-cell>
          <table:table-cell office:value-type="float" office:value="0.488198453652332">
            <text:p>0.4881984537</text:p>
          </table:table-cell>
          <table:table-cell office:value-type="float" office:value="0.305136909766922">
            <text:p>0.3051369098</text:p>
          </table:table-cell>
          <table:table-cell office:value-type="float" office:value="0.00986765251358537">
            <text:p>0.0098676525</text:p>
          </table:table-cell>
          <table:table-cell office:value-type="float" office:value="0.0323384428357839">
            <text:p>0.0323384428</text:p>
          </table:table-cell>
          <table:table-cell office:value-type="float" office:value="0.294612271513651">
            <text:p>0.2946122715</text:p>
          </table:table-cell>
          <table:table-cell office:value-type="float" office:value="0.314347576540822">
            <text:p>0.314347576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9.95">
            <text:p>79.95</text:p>
          </table:table-cell>
          <table:table-cell office:value-type="float" office:value="2159.45">
            <text:p>2159.45</text:p>
          </table:table-cell>
          <table:table-cell office:value-type="float" office:value="7730.55">
            <text:p>7730.55</text:p>
          </table:table-cell>
          <table:table-cell table:number-columns-repeated="2" office:value-type="float" office:value="0.279291228300868">
            <text:p>0.2792912283</text:p>
          </table:table-cell>
          <table:table-cell office:value-type="float" office:value="0.00921515678710797">
            <text:p>0.0092151568</text:p>
          </table:table-cell>
          <table:table-cell office:value-type="float" office:value="0.0329947948711833">
            <text:p>0.0329947949</text:p>
          </table:table-cell>
          <table:table-cell office:value-type="float" office:value="0.271206533192835">
            <text:p>0.2712065332</text:p>
          </table:table-cell>
          <table:table-cell office:value-type="float" office:value="0.28963684676705">
            <text:p>0.2896368468</text:p>
          </table:table-cell>
          <table:table-cell office:value-type="float" office:value="39.2">
            <text:p>39.2</text:p>
          </table:table-cell>
          <table:table-cell office:value-type="float" office:value="1653.5">
            <text:p>1653.5</text:p>
          </table:table-cell>
          <table:table-cell office:value-type="float" office:value="3704.95">
            <text:p>3704.95</text:p>
          </table:table-cell>
          <table:table-cell office:value-type="float" office:value="0.446282438821836">
            <text:p>0.4462824388</text:p>
          </table:table-cell>
          <table:table-cell office:value-type="float" office:value="0.278938294962971">
            <text:p>0.278938295</text:p>
          </table:table-cell>
          <table:table-cell office:value-type="float" office:value="0.0061359314348847">
            <text:p>0.0061359314</text:p>
          </table:table-cell>
          <table:table-cell office:value-type="float" office:value="0.0219974508544954">
            <text:p>0.0219974509</text:p>
          </table:table-cell>
          <table:table-cell office:value-type="float" office:value="0.272686398420553">
            <text:p>0.2726863984</text:p>
          </table:table-cell>
          <table:table-cell office:value-type="float" office:value="0.284958261290323">
            <text:p>0.28495826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2.15">
            <text:p>82.15</text:p>
          </table:table-cell>
          <table:table-cell office:value-type="float" office:value="1880.85">
            <text:p>1880.85</text:p>
          </table:table-cell>
          <table:table-cell office:value-type="float" office:value="7327.15">
            <text:p>7327.15</text:p>
          </table:table-cell>
          <table:table-cell table:number-columns-repeated="2" office:value-type="float" office:value="0.256636435409301">
            <text:p>0.2566364354</text:p>
          </table:table-cell>
          <table:table-cell office:value-type="float" office:value="0.00892564731989728">
            <text:p>0.0089256473</text:p>
          </table:table-cell>
          <table:table-cell office:value-type="float" office:value="0.0347793457529211">
            <text:p>0.0347793458</text:p>
          </table:table-cell>
          <table:table-cell office:value-type="float" office:value="0.247765363128492">
            <text:p>0.2477653631</text:p>
          </table:table-cell>
          <table:table-cell office:value-type="float" office:value="0.265616657768286">
            <text:p>0.2656166578</text:p>
          </table:table-cell>
          <table:table-cell office:value-type="float" office:value="41.3">
            <text:p>41.3</text:p>
          </table:table-cell>
          <table:table-cell office:value-type="float" office:value="1478.05">
            <text:p>1478.05</text:p>
          </table:table-cell>
          <table:table-cell office:value-type="float" office:value="3620.9">
            <text:p>3620.9</text:p>
          </table:table-cell>
          <table:table-cell office:value-type="float" office:value="0.408133677334543">
            <text:p>0.4081336773</text:p>
          </table:table-cell>
          <table:table-cell office:value-type="float" office:value="0.255094312859829">
            <text:p>0.2550943129</text:p>
          </table:table-cell>
          <table:table-cell office:value-type="float" office:value="0.00954623790809532">
            <text:p>0.0095462379</text:p>
          </table:table-cell>
          <table:table-cell office:value-type="float" office:value="0.03742238625814">
            <text:p>0.0374223863</text:p>
          </table:table-cell>
          <table:table-cell office:value-type="float" office:value="0.247046687133891">
            <text:p>0.2470466871</text:p>
          </table:table-cell>
          <table:table-cell office:value-type="float" office:value="0.266139162950082">
            <text:p>0.266139163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441051738761662">
            <text:p>0.4410517388</text:p>
          </table:table-cell>
          <table:table-cell table:formula="of:=[.M2]/[.D2]" office:value-type="float" office:value="0.318347112657155">
            <text:p>0.3183471127</text:p>
          </table:table-cell>
          <table:table-cell table:formula="of:=[.L2]/[.C2]" office:value-type="float" office:value="0.45837037037037">
            <text:p>0.4583703704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299050632911392">
            <text:p>0.2990506329</text:p>
          </table:table-cell>
          <table:table-cell table:formula="of:=[.M3]/[.D3]" office:value-type="float" office:value="0.289744499645138">
            <text:p>0.2897444996</text:p>
          </table:table-cell>
          <table:table-cell table:formula="of:=[.L3]/[.C3]" office:value-type="float" office:value="0.438184694878933">
            <text:p>0.4381846949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69553072625698">
            <text:p>0.2695530726</text:p>
          </table:table-cell>
          <table:table-cell table:formula="of:=[.M4]/[.D4]" office:value-type="float" office:value="0.221957708265152">
            <text:p>0.2219577083</text:p>
          </table:table-cell>
          <table:table-cell table:formula="of:=[.L4]/[.C4]" office:value-type="float" office:value="0.338801124478225">
            <text:p>0.3388011245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311860940695296">
            <text:p>0.3118609407</text:p>
          </table:table-cell>
          <table:table-cell table:formula="of:=[.M5]/[.D5]" office:value-type="float" office:value="0.203297938527011">
            <text:p>0.2032979385</text:p>
          </table:table-cell>
          <table:table-cell table:formula="of:=[.L5]/[.C5]" office:value-type="float" office:value="0.324450530505285">
            <text:p>0.3244505305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277897768178546">
            <text:p>0.2778977682</text:p>
          </table:table-cell>
          <table:table-cell table:formula="of:=[.M6]/[.D6]" office:value-type="float" office:value="0.279344939664122">
            <text:p>0.2793449397</text:p>
          </table:table-cell>
          <table:table-cell table:formula="of:=[.L6]/[.C6]" office:value-type="float" office:value="0.447090062246985">
            <text:p>0.4470900622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391167192429022">
            <text:p>0.3911671924</text:p>
          </table:table-cell>
          <table:table-cell table:formula="of:=[.M7]/[.D7]" office:value-type="float" office:value="0.369154991952819">
            <text:p>0.369154992</text:p>
          </table:table-cell>
          <table:table-cell table:formula="of:=[.L7]/[.C7]" office:value-type="float" office:value="0.590099326285516">
            <text:p>0.5900993263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394335511982571">
            <text:p>0.394335512</text:p>
          </table:table-cell>
          <table:table-cell table:formula="of:=[.M8]/[.D8]" office:value-type="float" office:value="0.400721579457256">
            <text:p>0.4007215795</text:p>
          </table:table-cell>
          <table:table-cell table:formula="of:=[.L8]/[.C8]" office:value-type="float" office:value="0.644260630673674">
            <text:p>0.6442606307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502161383285303">
            <text:p>0.5021613833</text:p>
          </table:table-cell>
          <table:table-cell table:formula="of:=[.M9]/[.D9]" office:value-type="float" office:value="0.457831914087794">
            <text:p>0.4578319141</text:p>
          </table:table-cell>
          <table:table-cell table:formula="of:=[.L9]/[.C9]" office:value-type="float" office:value="0.734423953995638">
            <text:p>0.734423954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478723404255319">
            <text:p>0.4787234043</text:p>
          </table:table-cell>
          <table:table-cell table:formula="of:=[.M10]/[.D10]" office:value-type="float" office:value="0.459059292170982">
            <text:p>0.4590592922</text:p>
          </table:table-cell>
          <table:table-cell table:formula="of:=[.L10]/[.C10]" office:value-type="float" office:value="0.731751240595486">
            <text:p>0.7317512406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490306441525954">
            <text:p>0.4903064415</text:p>
          </table:table-cell>
          <table:table-cell table:formula="of:=[.M11]/[.D11]" office:value-type="float" office:value="0.479260854661053">
            <text:p>0.4792608547</text:p>
          </table:table-cell>
          <table:table-cell table:formula="of:=[.L11]/[.C11]" office:value-type="float" office:value="0.765704230243812">
            <text:p>0.7657042302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02738892270237">
            <text:p>0.5027388923</text:p>
          </table:table-cell>
          <table:table-cell table:formula="of:=[.M12]/[.D12]" office:value-type="float" office:value="0.494175770934129">
            <text:p>0.4941757709</text:p>
          </table:table-cell>
          <table:table-cell table:formula="of:=[.L12]/[.C12]" office:value-type="float" office:value="0.785841507828907">
            <text:p>0.7858415078</text:p>
          </table:table-cell>
          <table:table-cell table:number-columns-repeated="15"/>
        </table:table-row>
      </table:table>
      <table:table table:name="grounded_005" table:style-name="ta1">
        <table:shapes>
          <draw:frame draw:z-index="0" draw:style-name="gr1" svg:width="4.5in" svg:height="4in" svg:x="9.4661in" svg:y="2.6445in">
            <draw:object draw:notify-on-update-of-ranges="grounded_005.A2:grounded_005.A12 grounded_005.D15:grounded_005.D15 grounded_005.D16:grounded_005.D26 grounded_005.B15:grounded_005.B15 grounded_005.B16:grounded_005.B26 grounded_005.C15:grounded_005.C15 grounded_005.C16:grounded_005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5in" svg:height="4in" svg:x="3.8157in" svg:y="2.5413in">
            <draw:object draw:notify-on-update-of-ranges="grounded_005.A2:grounded_005.A12 grounded_005.B1:grounded_005.B1 grounded_005.B2:grounded_005.B12 grounded_005.D1:grounded_005.D1 grounded_005.D2:grounded_005.D12 grounded_005.K1:grounded_005.K1 grounded_005.K2:grounded_005.K12 grounded_005.M1:grounded_005.M1 grounded_005.M2:grounded_005.M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4.25">
            <text:p>454.25</text:p>
          </table:table-cell>
          <table:table-cell office:value-type="float" office:value="19700.1">
            <text:p>19700.1</text:p>
          </table:table-cell>
          <table:table-cell office:value-type="float" office:value="38385.05">
            <text:p>38385.05</text:p>
          </table:table-cell>
          <table:table-cell table:number-columns-repeated="2" office:value-type="float" office:value="0.513223796310539">
            <text:p>0.5132237963</text:p>
          </table:table-cell>
          <table:table-cell office:value-type="float" office:value="0.00533582030252505">
            <text:p>0.0053358203</text:p>
          </table:table-cell>
          <table:table-cell office:value-type="float" office:value="0.0103966736166233">
            <text:p>0.0103966736</text:p>
          </table:table-cell>
          <table:table-cell office:value-type="float" office:value="0.508033226570841">
            <text:p>0.5080332266</text:p>
          </table:table-cell>
          <table:table-cell office:value-type="float" office:value="0.518704867175891">
            <text:p>0.5187048672</text:p>
          </table:table-cell>
          <table:table-cell office:value-type="float" office:value="177.8">
            <text:p>177.8</text:p>
          </table:table-cell>
          <table:table-cell office:value-type="float" office:value="10470.85">
            <text:p>10470.85</text:p>
          </table:table-cell>
          <table:table-cell office:value-type="float" office:value="14118.3">
            <text:p>14118.3</text:p>
          </table:table-cell>
          <table:table-cell office:value-type="float" office:value="0.741688745539965">
            <text:p>0.7416887455</text:p>
          </table:table-cell>
          <table:table-cell office:value-type="float" office:value="0.513656540723703">
            <text:p>0.5136565407</text:p>
          </table:table-cell>
          <table:table-cell office:value-type="float" office:value="0.00500750697142649">
            <text:p>0.005007507</text:p>
          </table:table-cell>
          <table:table-cell office:value-type="float" office:value="0.00974874565866775">
            <text:p>0.0097487457</text:p>
          </table:table-cell>
          <table:table-cell office:value-type="float" office:value="0.507729110895346">
            <text:p>0.5077291109</text:p>
          </table:table-cell>
          <table:table-cell office:value-type="float" office:value="0.517744124838199">
            <text:p>0.517744124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9.95">
            <text:p>449.95</text:p>
          </table:table-cell>
          <table:table-cell office:value-type="float" office:value="18707.2">
            <text:p>18707.2</text:p>
          </table:table-cell>
          <table:table-cell office:value-type="float" office:value="38387.25">
            <text:p>38387.25</text:p>
          </table:table-cell>
          <table:table-cell table:number-columns-repeated="2" office:value-type="float" office:value="0.487327933725086">
            <text:p>0.4873279337</text:p>
          </table:table-cell>
          <table:table-cell office:value-type="float" office:value="0.00463718503518307">
            <text:p>0.004637185</text:p>
          </table:table-cell>
          <table:table-cell office:value-type="float" office:value="0.00951553300000041">
            <text:p>0.009515533</text:p>
          </table:table-cell>
          <table:table-cell office:value-type="float" office:value="0.482314609670272">
            <text:p>0.4823146097</text:p>
          </table:table-cell>
          <table:table-cell office:value-type="float" office:value="0.491588979740639">
            <text:p>0.4915889797</text:p>
          </table:table-cell>
          <table:table-cell office:value-type="float" office:value="165.65">
            <text:p>165.65</text:p>
          </table:table-cell>
          <table:table-cell office:value-type="float" office:value="9429.25">
            <text:p>9429.25</text:p>
          </table:table-cell>
          <table:table-cell office:value-type="float" office:value="12681.1">
            <text:p>12681.1</text:p>
          </table:table-cell>
          <table:table-cell office:value-type="float" office:value="0.743587643443936">
            <text:p>0.7435876434</text:p>
          </table:table-cell>
          <table:table-cell office:value-type="float" office:value="0.489223041343743">
            <text:p>0.4892230413</text:p>
          </table:table-cell>
          <table:table-cell office:value-type="float" office:value="0.00368542878973466">
            <text:p>0.0036854288</text:p>
          </table:table-cell>
          <table:table-cell office:value-type="float" office:value="0.00753322815624533">
            <text:p>0.0075332282</text:p>
          </table:table-cell>
          <table:table-cell office:value-type="float" office:value="0.485649677362894">
            <text:p>0.4856496774</text:p>
          </table:table-cell>
          <table:table-cell office:value-type="float" office:value="0.493020534942363">
            <text:p>0.493020534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8.05">
            <text:p>388.05</text:p>
          </table:table-cell>
          <table:table-cell office:value-type="float" office:value="20054.6">
            <text:p>20054.6</text:p>
          </table:table-cell>
          <table:table-cell office:value-type="float" office:value="38329.3">
            <text:p>38329.3</text:p>
          </table:table-cell>
          <table:table-cell table:number-columns-repeated="2" office:value-type="float" office:value="0.523219264184886">
            <text:p>0.5232192642</text:p>
          </table:table-cell>
          <table:table-cell office:value-type="float" office:value="0.00352565208963423">
            <text:p>0.0035256521</text:p>
          </table:table-cell>
          <table:table-cell office:value-type="float" office:value="0.00673838356301117">
            <text:p>0.0067383836</text:p>
          </table:table-cell>
          <table:table-cell office:value-type="float" office:value="0.520208604954368">
            <text:p>0.520208605</text:p>
          </table:table-cell>
          <table:table-cell office:value-type="float" office:value="0.527259909133636">
            <text:p>0.5272599091</text:p>
          </table:table-cell>
          <table:table-cell office:value-type="float" office:value="127.6">
            <text:p>127.6</text:p>
          </table:table-cell>
          <table:table-cell office:value-type="float" office:value="8650.55">
            <text:p>8650.55</text:p>
          </table:table-cell>
          <table:table-cell office:value-type="float" office:value="10904.15">
            <text:p>10904.15</text:p>
          </table:table-cell>
          <table:table-cell office:value-type="float" office:value="0.793375745681734">
            <text:p>0.7933757457</text:p>
          </table:table-cell>
          <table:table-cell office:value-type="float" office:value="0.521979754038291">
            <text:p>0.521979754</text:p>
          </table:table-cell>
          <table:table-cell office:value-type="float" office:value="0.00472071768265941">
            <text:p>0.0047207177</text:p>
          </table:table-cell>
          <table:table-cell office:value-type="float" office:value="0.00904387123473206">
            <text:p>0.0090438712</text:p>
          </table:table-cell>
          <table:table-cell office:value-type="float" office:value="0.517342781853973">
            <text:p>0.5173427819</text:p>
          </table:table-cell>
          <table:table-cell office:value-type="float" office:value="0.526784217219292">
            <text:p>0.526784217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8.9">
            <text:p>408.9</text:p>
          </table:table-cell>
          <table:table-cell office:value-type="float" office:value="19104.8">
            <text:p>19104.8</text:p>
          </table:table-cell>
          <table:table-cell office:value-type="float" office:value="38410.8">
            <text:p>38410.8</text:p>
          </table:table-cell>
          <table:table-cell table:number-columns-repeated="2" office:value-type="float" office:value="0.49738079737617">
            <text:p>0.4973807974</text:p>
          </table:table-cell>
          <table:table-cell office:value-type="float" office:value="0.00436141366787016">
            <text:p>0.0043614137</text:p>
          </table:table-cell>
          <table:table-cell office:value-type="float" office:value="0.00876876166285047">
            <text:p>0.0087687617</text:p>
          </table:table-cell>
          <table:table-cell office:value-type="float" office:value="0.492344547442975">
            <text:p>0.4923445474</text:p>
          </table:table-cell>
          <table:table-cell office:value-type="float" office:value="0.501067374778715">
            <text:p>0.5010673748</text:p>
          </table:table-cell>
          <table:table-cell office:value-type="float" office:value="118.9">
            <text:p>118.9</text:p>
          </table:table-cell>
          <table:table-cell office:value-type="float" office:value="7769.75">
            <text:p>7769.75</text:p>
          </table:table-cell>
          <table:table-cell office:value-type="float" office:value="9769.2">
            <text:p>9769.2</text:p>
          </table:table-cell>
          <table:table-cell office:value-type="float" office:value="0.795401069605684">
            <text:p>0.7954010696</text:p>
          </table:table-cell>
          <table:table-cell office:value-type="float" office:value="0.497146647206763">
            <text:p>0.4971466472</text:p>
          </table:table-cell>
          <table:table-cell office:value-type="float" office:value="0.00500516129138606">
            <text:p>0.0050051613</text:p>
          </table:table-cell>
          <table:table-cell office:value-type="float" office:value="0.0100677764187041">
            <text:p>0.0100677764</text:p>
          </table:table-cell>
          <table:table-cell office:value-type="float" office:value="0.492601834301746">
            <text:p>0.4926018343</text:p>
          </table:table-cell>
          <table:table-cell office:value-type="float" office:value="0.502612156884518">
            <text:p>0.502612156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67.55">
            <text:p>467.55</text:p>
          </table:table-cell>
          <table:table-cell office:value-type="float" office:value="17060.7">
            <text:p>17060.7</text:p>
          </table:table-cell>
          <table:table-cell office:value-type="float" office:value="38009.65">
            <text:p>38009.65</text:p>
          </table:table-cell>
          <table:table-cell table:number-columns-repeated="2" office:value-type="float" office:value="0.44884925266344">
            <text:p>0.4488492527</text:p>
          </table:table-cell>
          <table:table-cell office:value-type="float" office:value="0.00522451756742562">
            <text:p>0.0052245176</text:p>
          </table:table-cell>
          <table:table-cell office:value-type="float" office:value="0.0116398045366539">
            <text:p>0.0116398045</text:p>
          </table:table-cell>
          <table:table-cell office:value-type="float" office:value="0.444098805789155">
            <text:p>0.4440988058</text:p>
          </table:table-cell>
          <table:table-cell office:value-type="float" office:value="0.454547840924006">
            <text:p>0.4545478409</text:p>
          </table:table-cell>
          <table:table-cell office:value-type="float" office:value="169.8">
            <text:p>169.8</text:p>
          </table:table-cell>
          <table:table-cell office:value-type="float" office:value="8725.05">
            <text:p>8725.05</text:p>
          </table:table-cell>
          <table:table-cell office:value-type="float" office:value="12152.25">
            <text:p>12152.25</text:p>
          </table:table-cell>
          <table:table-cell office:value-type="float" office:value="0.718009462587141">
            <text:p>0.7180094626</text:p>
          </table:table-cell>
          <table:table-cell office:value-type="float" office:value="0.448774851616539">
            <text:p>0.4487748516</text:p>
          </table:table-cell>
          <table:table-cell office:value-type="float" office:value="0.00503068287789599">
            <text:p>0.0050306829</text:p>
          </table:table-cell>
          <table:table-cell office:value-type="float" office:value="0.0112098145869246">
            <text:p>0.0112098146</text:p>
          </table:table-cell>
          <table:table-cell office:value-type="float" office:value="0.444794707196785">
            <text:p>0.4447947072</text:p>
          </table:table-cell>
          <table:table-cell office:value-type="float" office:value="0.454856072952577">
            <text:p>0.45485607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1.45">
            <text:p>471.45</text:p>
          </table:table-cell>
          <table:table-cell office:value-type="float" office:value="13802">
            <text:p>13802</text:p>
          </table:table-cell>
          <table:table-cell office:value-type="float" office:value="36233.65">
            <text:p>36233.65</text:p>
          </table:table-cell>
          <table:table-cell table:number-columns-repeated="2" office:value-type="float" office:value="0.380913478800225">
            <text:p>0.3809134788</text:p>
          </table:table-cell>
          <table:table-cell office:value-type="float" office:value="0.00302411442726153">
            <text:p>0.0030241144</text:p>
          </table:table-cell>
          <table:table-cell office:value-type="float" office:value="0.00793911109889487">
            <text:p>0.0079391111</text:p>
          </table:table-cell>
          <table:table-cell office:value-type="float" office:value="0.377692861494157">
            <text:p>0.3776928615</text:p>
          </table:table-cell>
          <table:table-cell office:value-type="float" office:value="0.38374109034868">
            <text:p>0.3837410903</text:p>
          </table:table-cell>
          <table:table-cell office:value-type="float" office:value="214.95">
            <text:p>214.95</text:p>
          </table:table-cell>
          <table:table-cell office:value-type="float" office:value="8714.15">
            <text:p>8714.15</text:p>
          </table:table-cell>
          <table:table-cell office:value-type="float" office:value="14265.8">
            <text:p>14265.8</text:p>
          </table:table-cell>
          <table:table-cell office:value-type="float" office:value="0.610859535746498">
            <text:p>0.6108595357</text:p>
          </table:table-cell>
          <table:table-cell office:value-type="float" office:value="0.381803321261816">
            <text:p>0.3818033213</text:p>
          </table:table-cell>
          <table:table-cell office:value-type="float" office:value="0.00555499773796234">
            <text:p>0.0055549977</text:p>
          </table:table-cell>
          <table:table-cell office:value-type="float" office:value="0.0145493698682445">
            <text:p>0.0145493699</text:p>
          </table:table-cell>
          <table:table-cell office:value-type="float" office:value="0.376921313635414">
            <text:p>0.3769213136</text:p>
          </table:table-cell>
          <table:table-cell office:value-type="float" office:value="0.388031309111339">
            <text:p>0.38803130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18.3">
            <text:p>518.3</text:p>
          </table:table-cell>
          <table:table-cell office:value-type="float" office:value="12272.85">
            <text:p>12272.85</text:p>
          </table:table-cell>
          <table:table-cell office:value-type="float" office:value="34989.3">
            <text:p>34989.3</text:p>
          </table:table-cell>
          <table:table-cell table:number-columns-repeated="2" office:value-type="float" office:value="0.350749111025298">
            <text:p>0.350749111</text:p>
          </table:table-cell>
          <table:table-cell office:value-type="float" office:value="0.00511790648232824">
            <text:p>0.0051179065</text:p>
          </table:table-cell>
          <table:table-cell office:value-type="float" office:value="0.0145913598109137">
            <text:p>0.0145913598</text:p>
          </table:table-cell>
          <table:table-cell office:value-type="float" office:value="0.345667999884902">
            <text:p>0.3456679999</text:p>
          </table:table-cell>
          <table:table-cell office:value-type="float" office:value="0.355903812849558">
            <text:p>0.3559038128</text:p>
          </table:table-cell>
          <table:table-cell office:value-type="float" office:value="246.7">
            <text:p>246.7</text:p>
          </table:table-cell>
          <table:table-cell office:value-type="float" office:value="8281.8">
            <text:p>8281.8</text:p>
          </table:table-cell>
          <table:table-cell office:value-type="float" office:value="14786.15">
            <text:p>14786.15</text:p>
          </table:table-cell>
          <table:table-cell office:value-type="float" office:value="0.560115470714343">
            <text:p>0.5601154707</text:p>
          </table:table-cell>
          <table:table-cell office:value-type="float" office:value="0.350086942242004">
            <text:p>0.3500869422</text:p>
          </table:table-cell>
          <table:table-cell office:value-type="float" office:value="0.00541935145150874">
            <text:p>0.0054193515</text:p>
          </table:table-cell>
          <table:table-cell office:value-type="float" office:value="0.015480015954901">
            <text:p>0.015480016</text:p>
          </table:table-cell>
          <table:table-cell office:value-type="float" office:value="0.345196507378706">
            <text:p>0.3451965074</text:p>
          </table:table-cell>
          <table:table-cell office:value-type="float" office:value="0.356035210281724">
            <text:p>0.356035210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4.6">
            <text:p>544.6</text:p>
          </table:table-cell>
          <table:table-cell office:value-type="float" office:value="9145.45">
            <text:p>9145.45</text:p>
          </table:table-cell>
          <table:table-cell office:value-type="float" office:value="31599">
            <text:p>31599</text:p>
          </table:table-cell>
          <table:table-cell table:number-columns-repeated="2" office:value-type="float" office:value="0.289410477154739">
            <text:p>0.2894104772</text:p>
          </table:table-cell>
          <table:table-cell office:value-type="float" office:value="0.00428382552129433">
            <text:p>0.0042838255</text:p>
          </table:table-cell>
          <table:table-cell office:value-type="float" office:value="0.014801902002338">
            <text:p>0.014801902</text:p>
          </table:table-cell>
          <table:table-cell office:value-type="float" office:value="0.28482428115016">
            <text:p>0.2848242812</text:p>
          </table:table-cell>
          <table:table-cell office:value-type="float" office:value="0.293391932192748">
            <text:p>0.2933919322</text:p>
          </table:table-cell>
          <table:table-cell office:value-type="float" office:value="282.95">
            <text:p>282.95</text:p>
          </table:table-cell>
          <table:table-cell office:value-type="float" office:value="6907.85">
            <text:p>6907.85</text:p>
          </table:table-cell>
          <table:table-cell office:value-type="float" office:value="14920.5">
            <text:p>14920.5</text:p>
          </table:table-cell>
          <table:table-cell office:value-type="float" office:value="0.462970189943181">
            <text:p>0.4629701899</text:p>
          </table:table-cell>
          <table:table-cell office:value-type="float" office:value="0.289368579553248">
            <text:p>0.2893685796</text:p>
          </table:table-cell>
          <table:table-cell office:value-type="float" office:value="0.00620346034682814">
            <text:p>0.0062034603</text:p>
          </table:table-cell>
          <table:table-cell office:value-type="float" office:value="0.0214379196124388">
            <text:p>0.0214379196</text:p>
          </table:table-cell>
          <table:table-cell office:value-type="float" office:value="0.282428668743693">
            <text:p>0.2824286687</text:p>
          </table:table-cell>
          <table:table-cell office:value-type="float" office:value="0.294835589437349">
            <text:p>0.29483558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8.25">
            <text:p>578.25</text:p>
          </table:table-cell>
          <table:table-cell office:value-type="float" office:value="9002.05">
            <text:p>9002.05</text:p>
          </table:table-cell>
          <table:table-cell office:value-type="float" office:value="31413.5">
            <text:p>31413.5</text:p>
          </table:table-cell>
          <table:table-cell table:number-columns-repeated="2" office:value-type="float" office:value="0.286558979130042">
            <text:p>0.2865589791</text:p>
          </table:table-cell>
          <table:table-cell office:value-type="float" office:value="0.00416053636461017">
            <text:p>0.0041605364</text:p>
          </table:table-cell>
          <table:table-cell office:value-type="float" office:value="0.0145189530519722">
            <text:p>0.0145189531</text:p>
          </table:table-cell>
          <table:table-cell office:value-type="float" office:value="0.282808188410447">
            <text:p>0.2828081884</text:p>
          </table:table-cell>
          <table:table-cell office:value-type="float" office:value="0.291129261139668">
            <text:p>0.2911292611</text:p>
          </table:table-cell>
          <table:table-cell office:value-type="float" office:value="307.65">
            <text:p>307.65</text:p>
          </table:table-cell>
          <table:table-cell office:value-type="float" office:value="6792.8">
            <text:p>6792.8</text:p>
          </table:table-cell>
          <table:table-cell office:value-type="float" office:value="14888.25">
            <text:p>14888.25</text:p>
          </table:table-cell>
          <table:table-cell office:value-type="float" office:value="0.456245749182368">
            <text:p>0.4562457492</text:p>
          </table:table-cell>
          <table:table-cell office:value-type="float" office:value="0.285165626720614">
            <text:p>0.2851656267</text:p>
          </table:table-cell>
          <table:table-cell office:value-type="float" office:value="0.00454026887939593">
            <text:p>0.0045402689</text:p>
          </table:table-cell>
          <table:table-cell office:value-type="float" office:value="0.0159215152667898">
            <text:p>0.0159215153</text:p>
          </table:table-cell>
          <table:table-cell office:value-type="float" office:value="0.280862020227273">
            <text:p>0.2808620202</text:p>
          </table:table-cell>
          <table:table-cell office:value-type="float" office:value="0.289942557986065">
            <text:p>0.28994255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11.1">
            <text:p>611.1</text:p>
          </table:table-cell>
          <table:table-cell office:value-type="float" office:value="7677.25">
            <text:p>7677.25</text:p>
          </table:table-cell>
          <table:table-cell office:value-type="float" office:value="29548.75">
            <text:p>29548.75</text:p>
          </table:table-cell>
          <table:table-cell table:number-columns-repeated="2" office:value-type="float" office:value="0.259802231163081">
            <text:p>0.2598022312</text:p>
          </table:table-cell>
          <table:table-cell office:value-type="float" office:value="0.00421844251815012">
            <text:p>0.0042184425</text:p>
          </table:table-cell>
          <table:table-cell office:value-type="float" office:value="0.0162371296784675">
            <text:p>0.0162371297</text:p>
          </table:table-cell>
          <table:table-cell office:value-type="float" office:value="0.255887077480433">
            <text:p>0.2558870775</text:p>
          </table:table-cell>
          <table:table-cell office:value-type="float" office:value="0.264323962516734">
            <text:p>0.2643239625</text:p>
          </table:table-cell>
          <table:table-cell office:value-type="float" office:value="370.8">
            <text:p>370.8</text:p>
          </table:table-cell>
          <table:table-cell office:value-type="float" office:value="6086.05">
            <text:p>6086.05</text:p>
          </table:table-cell>
          <table:table-cell office:value-type="float" office:value="14590.4">
            <text:p>14590.4</text:p>
          </table:table-cell>
          <table:table-cell office:value-type="float" office:value="0.417110127614602">
            <text:p>0.4171101276</text:p>
          </table:table-cell>
          <table:table-cell office:value-type="float" office:value="0.260704831038742">
            <text:p>0.260704831</text:p>
          </table:table-cell>
          <table:table-cell office:value-type="float" office:value="0.0065925171957307">
            <text:p>0.0065925172</text:p>
          </table:table-cell>
          <table:table-cell office:value-type="float" office:value="0.0252872843570399">
            <text:p>0.0252872844</text:p>
          </table:table-cell>
          <table:table-cell office:value-type="float" office:value="0.254343099575393">
            <text:p>0.2543430996</text:p>
          </table:table-cell>
          <table:table-cell office:value-type="float" office:value="0.267528133966855">
            <text:p>0.2675281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1.1">
            <text:p>641.1</text:p>
          </table:table-cell>
          <table:table-cell office:value-type="float" office:value="6728.4">
            <text:p>6728.4</text:p>
          </table:table-cell>
          <table:table-cell office:value-type="float" office:value="28029.7">
            <text:p>28029.7</text:p>
          </table:table-cell>
          <table:table-cell table:number-columns-repeated="2" office:value-type="float" office:value="0.240029761724583">
            <text:p>0.2400297617</text:p>
          </table:table-cell>
          <table:table-cell office:value-type="float" office:value="0.00426836105931326">
            <text:p>0.0042683611</text:p>
          </table:table-cell>
          <table:table-cell office:value-type="float" office:value="0.0177826325729177">
            <text:p>0.0177826326</text:p>
          </table:table-cell>
          <table:table-cell office:value-type="float" office:value="0.235967223766379">
            <text:p>0.2359672238</text:p>
          </table:table-cell>
          <table:table-cell office:value-type="float" office:value="0.244503945885006">
            <text:p>0.2445039459</text:p>
          </table:table-cell>
          <table:table-cell office:value-type="float" office:value="353.25">
            <text:p>353.25</text:p>
          </table:table-cell>
          <table:table-cell office:value-type="float" office:value="5395.4">
            <text:p>5395.4</text:p>
          </table:table-cell>
          <table:table-cell office:value-type="float" office:value="14155.5">
            <text:p>14155.5</text:p>
          </table:table-cell>
          <table:table-cell office:value-type="float" office:value="0.381132693601824">
            <text:p>0.3811326936</text:p>
          </table:table-cell>
          <table:table-cell office:value-type="float" office:value="0.238217985875934">
            <text:p>0.2382179859</text:p>
          </table:table-cell>
          <table:table-cell office:value-type="float" office:value="0.00534387036351786">
            <text:p>0.0053438704</text:p>
          </table:table-cell>
          <table:table-cell office:value-type="float" office:value="0.0224326905622525">
            <text:p>0.0224326906</text:p>
          </table:table-cell>
          <table:table-cell office:value-type="float" office:value="0.233372260655533">
            <text:p>0.2333722607</text:p>
          </table:table-cell>
          <table:table-cell office:value-type="float" office:value="0.244060001382569">
            <text:p>0.2440600014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391414419372592">
            <text:p>0.3914144194</text:p>
          </table:table-cell>
          <table:table-cell table:formula="of:=[.M2]/[.D2]" office:value-type="float" office:value="0.36780725829457">
            <text:p>0.3678072583</text:p>
          </table:table-cell>
          <table:table-cell table:formula="of:=[.L2]/[.C2]" office:value-type="float" office:value="0.531512530393247">
            <text:p>0.5315125304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368152016890766">
            <text:p>0.3681520169</text:p>
          </table:table-cell>
          <table:table-cell table:formula="of:=[.M3]/[.D3]" office:value-type="float" office:value="0.330346664582641">
            <text:p>0.3303466646</text:p>
          </table:table-cell>
          <table:table-cell table:formula="of:=[.L3]/[.C3]" office:value-type="float" office:value="0.504043897536777">
            <text:p>0.5040438975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328823605205515">
            <text:p>0.3288236052</text:p>
          </table:table-cell>
          <table:table-cell table:formula="of:=[.M4]/[.D4]" office:value-type="float" office:value="0.284486019833391">
            <text:p>0.2844860198</text:p>
          </table:table-cell>
          <table:table-cell table:formula="of:=[.L4]/[.C4]" office:value-type="float" office:value="0.431349914732779">
            <text:p>0.4313499147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90780141843972">
            <text:p>0.2907801418</text:p>
          </table:table-cell>
          <table:table-cell table:formula="of:=[.M5]/[.D5]" office:value-type="float" office:value="0.254334718360461">
            <text:p>0.2543347184</text:p>
          </table:table-cell>
          <table:table-cell table:formula="of:=[.L5]/[.C5]" office:value-type="float" office:value="0.406690988652067">
            <text:p>0.4066909887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363169714469041">
            <text:p>0.3631697145</text:p>
          </table:table-cell>
          <table:table-cell table:formula="of:=[.M6]/[.D6]" office:value-type="float" office:value="0.319714861883758">
            <text:p>0.3197148619</text:p>
          </table:table-cell>
          <table:table-cell table:formula="of:=[.L6]/[.C6]" office:value-type="float" office:value="0.511412192934639">
            <text:p>0.5114121929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455933821189946">
            <text:p>0.4559338212</text:p>
          </table:table-cell>
          <table:table-cell table:formula="of:=[.M7]/[.D7]" office:value-type="float" office:value="0.39371689023877">
            <text:p>0.3937168902</text:p>
          </table:table-cell>
          <table:table-cell table:formula="of:=[.L7]/[.C7]" office:value-type="float" office:value="0.631368642225764">
            <text:p>0.6313686422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475979162647116">
            <text:p>0.4759791626</text:p>
          </table:table-cell>
          <table:table-cell table:formula="of:=[.M8]/[.D8]" office:value-type="float" office:value="0.422590620561143">
            <text:p>0.4225906206</text:p>
          </table:table-cell>
          <table:table-cell table:formula="of:=[.L8]/[.C8]" office:value-type="float" office:value="0.674806585267481">
            <text:p>0.6748065853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519555637164892">
            <text:p>0.5195556372</text:p>
          </table:table-cell>
          <table:table-cell table:formula="of:=[.M9]/[.D9]" office:value-type="float" office:value="0.472182664008355">
            <text:p>0.472182664</text:p>
          </table:table-cell>
          <table:table-cell table:formula="of:=[.L9]/[.C9]" office:value-type="float" office:value="0.755331886347856">
            <text:p>0.7553318863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532036316472114">
            <text:p>0.5320363165</text:p>
          </table:table-cell>
          <table:table-cell table:formula="of:=[.M10]/[.D10]" office:value-type="float" office:value="0.473944323300492">
            <text:p>0.4739443233</text:p>
          </table:table-cell>
          <table:table-cell table:formula="of:=[.L10]/[.C10]" office:value-type="float" office:value="0.754583678162197">
            <text:p>0.7545836782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606774668630339">
            <text:p>0.6067746686</text:p>
          </table:table-cell>
          <table:table-cell table:formula="of:=[.M11]/[.D11]" office:value-type="float" office:value="0.493773848301536">
            <text:p>0.4937738483</text:p>
          </table:table-cell>
          <table:table-cell table:formula="of:=[.L11]/[.C11]" office:value-type="float" office:value="0.792738285193266">
            <text:p>0.7927382852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51006083294338">
            <text:p>0.5510060833</text:p>
          </table:table-cell>
          <table:table-cell table:formula="of:=[.M12]/[.D12]" office:value-type="float" office:value="0.505017891736265">
            <text:p>0.5050178917</text:p>
          </table:table-cell>
          <table:table-cell table:formula="of:=[.L12]/[.C12]" office:value-type="float" office:value="0.80188454907556">
            <text:p>0.8018845491</text:p>
          </table:table-cell>
          <table:table-cell table:number-columns-repeated="15"/>
        </table:table-row>
      </table:table>
      <table:table table:name="complete_005" table:style-name="ta1">
        <table:shapes>
          <draw:frame draw:z-index="0" draw:style-name="gr1" svg:width="4.5in" svg:height="4in" svg:x="9.2591in" svg:y="2.5756in">
            <draw:object draw:notify-on-update-of-ranges="complete_005.A2:complete_005.A12 complete_005.B15:complete_005.B15 complete_005.B16:complete_005.B26 complete_005.C15:complete_005.C15 complete_005.C16:complete_005.C26 complete_005.D15:complete_005.D15 complete_005.D16:complete_005.D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5in" svg:height="4in" svg:x="4.5496in" svg:y="2.585in">
            <draw:object draw:notify-on-update-of-ranges="complete_005.A2:complete_005.A12 complete_005.B1:complete_005.B1 complete_005.B2:complete_005.B12 complete_005.D1:complete_005.D1 complete_005.D2:complete_005.D12 complete_005.K1:complete_005.K1 complete_005.K2:complete_005.K12 complete_005.M1:complete_005.M1 complete_005.M2:complete_005.M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8.6">
            <text:p>208.6</text:p>
          </table:table-cell>
          <table:table-cell office:value-type="float" office:value="20842.15">
            <text:p>20842.15</text:p>
          </table:table-cell>
          <table:table-cell office:value-type="float" office:value="38064.25">
            <text:p>38064.25</text:p>
          </table:table-cell>
          <table:table-cell table:number-columns-repeated="2" office:value-type="float" office:value="0.547554679093838">
            <text:p>0.5475546791</text:p>
          </table:table-cell>
          <table:table-cell office:value-type="float" office:value="0.00512628167207962">
            <text:p>0.0051262817</text:p>
          </table:table-cell>
          <table:table-cell office:value-type="float" office:value="0.00936213654600347">
            <text:p>0.0093621365</text:p>
          </table:table-cell>
          <table:table-cell office:value-type="float" office:value="0.541548705043515">
            <text:p>0.541548705</text:p>
          </table:table-cell>
          <table:table-cell office:value-type="float" office:value="0.551801268387674">
            <text:p>0.5518012684</text:p>
          </table:table-cell>
          <table:table-cell office:value-type="float" office:value="68.55">
            <text:p>68.55</text:p>
          </table:table-cell>
          <table:table-cell office:value-type="float" office:value="9649.9">
            <text:p>9649.9</text:p>
          </table:table-cell>
          <table:table-cell office:value-type="float" office:value="12209">
            <text:p>12209</text:p>
          </table:table-cell>
          <table:table-cell office:value-type="float" office:value="0.790423825460687">
            <text:p>0.7904238255</text:p>
          </table:table-cell>
          <table:table-cell office:value-type="float" office:value="0.547408020322799">
            <text:p>0.5474080203</text:p>
          </table:table-cell>
          <table:table-cell office:value-type="float" office:value="0.00497464252463581">
            <text:p>0.0049746425</text:p>
          </table:table-cell>
          <table:table-cell office:value-type="float" office:value="0.00908763178460983">
            <text:p>0.0090876318</text:p>
          </table:table-cell>
          <table:table-cell office:value-type="float" office:value="0.540847002141328">
            <text:p>0.5408470021</text:p>
          </table:table-cell>
          <table:table-cell office:value-type="float" office:value="0.550796287190599">
            <text:p>0.550796287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9.2">
            <text:p>219.2</text:p>
          </table:table-cell>
          <table:table-cell office:value-type="float" office:value="19980.9">
            <text:p>19980.9</text:p>
          </table:table-cell>
          <table:table-cell office:value-type="float" office:value="38343.4">
            <text:p>38343.4</text:p>
          </table:table-cell>
          <table:table-cell table:number-columns-repeated="2" office:value-type="float" office:value="0.521104869321194">
            <text:p>0.5211048693</text:p>
          </table:table-cell>
          <table:table-cell office:value-type="float" office:value="0.00380163726326782">
            <text:p>0.0038016373</text:p>
          </table:table-cell>
          <table:table-cell office:value-type="float" office:value="0.0072953401264892">
            <text:p>0.0072953401</text:p>
          </table:table-cell>
          <table:table-cell office:value-type="float" office:value="0.517189251179399">
            <text:p>0.5171892512</text:p>
          </table:table-cell>
          <table:table-cell office:value-type="float" office:value="0.524792525705935">
            <text:p>0.5247925257</text:p>
          </table:table-cell>
          <table:table-cell office:value-type="float" office:value="63.35">
            <text:p>63.35</text:p>
          </table:table-cell>
          <table:table-cell office:value-type="float" office:value="8710">
            <text:p>8710</text:p>
          </table:table-cell>
          <table:table-cell office:value-type="float" office:value="11020.75">
            <text:p>11020.75</text:p>
          </table:table-cell>
          <table:table-cell office:value-type="float" office:value="0.790373402777661">
            <text:p>0.7903734028</text:p>
          </table:table-cell>
          <table:table-cell office:value-type="float" office:value="0.520004445088986">
            <text:p>0.5200044451</text:p>
          </table:table-cell>
          <table:table-cell office:value-type="float" office:value="0.00574663784348178">
            <text:p>0.0057466378</text:p>
          </table:table-cell>
          <table:table-cell office:value-type="float" office:value="0.0110511321542615">
            <text:p>0.0110511322</text:p>
          </table:table-cell>
          <table:table-cell office:value-type="float" office:value="0.513922403051354">
            <text:p>0.5139224031</text:p>
          </table:table-cell>
          <table:table-cell office:value-type="float" office:value="0.525415678738318">
            <text:p>0.52541567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1.75">
            <text:p>191.75</text:p>
          </table:table-cell>
          <table:table-cell office:value-type="float" office:value="21178.1">
            <text:p>21178.1</text:p>
          </table:table-cell>
          <table:table-cell office:value-type="float" office:value="37874.2">
            <text:p>37874.2</text:p>
          </table:table-cell>
          <table:table-cell table:number-columns-repeated="2" office:value-type="float" office:value="0.559171592446746">
            <text:p>0.5591715924</text:p>
          </table:table-cell>
          <table:table-cell office:value-type="float" office:value="0.00360794310868817">
            <text:p>0.0036079431</text:p>
          </table:table-cell>
          <table:table-cell office:value-type="float" office:value="0.00645230043411367">
            <text:p>0.0064523004</text:p>
          </table:table-cell>
          <table:table-cell office:value-type="float" office:value="0.555699072121468">
            <text:p>0.5556990721</text:p>
          </table:table-cell>
          <table:table-cell office:value-type="float" office:value="0.562914958338844">
            <text:p>0.5629149583</text:p>
          </table:table-cell>
          <table:table-cell office:value-type="float" office:value="44">
            <text:p>44</text:p>
          </table:table-cell>
          <table:table-cell office:value-type="float" office:value="7221.6">
            <text:p>7221.6</text:p>
          </table:table-cell>
          <table:table-cell office:value-type="float" office:value="8500.1">
            <text:p>8500.1</text:p>
          </table:table-cell>
          <table:table-cell office:value-type="float" office:value="0.84966278431529">
            <text:p>0.8496627843</text:p>
          </table:table-cell>
          <table:table-cell office:value-type="float" office:value="0.559012263213676">
            <text:p>0.5590122632</text:p>
          </table:table-cell>
          <table:table-cell office:value-type="float" office:value="0.00477805972188761">
            <text:p>0.0047780597</text:p>
          </table:table-cell>
          <table:table-cell office:value-type="float" office:value="0.00854732541003532">
            <text:p>0.0085473254</text:p>
          </table:table-cell>
          <table:table-cell office:value-type="float" office:value="0.55544868357902">
            <text:p>0.5554486836</text:p>
          </table:table-cell>
          <table:table-cell office:value-type="float" office:value="0.565004803022795">
            <text:p>0.56500480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4.8">
            <text:p>204.8</text:p>
          </table:table-cell>
          <table:table-cell office:value-type="float" office:value="20301">
            <text:p>20301</text:p>
          </table:table-cell>
          <table:table-cell office:value-type="float" office:value="38269.1">
            <text:p>38269.1</text:p>
          </table:table-cell>
          <table:table-cell table:number-columns-repeated="2" office:value-type="float" office:value="0.530481446709772">
            <text:p>0.5304814467</text:p>
          </table:table-cell>
          <table:table-cell office:value-type="float" office:value="0.00422142430668876">
            <text:p>0.0042214243</text:p>
          </table:table-cell>
          <table:table-cell office:value-type="float" office:value="0.00795772280608773">
            <text:p>0.0079577228</text:p>
          </table:table-cell>
          <table:table-cell office:value-type="float" office:value="0.526983629670244">
            <text:p>0.5269836297</text:p>
          </table:table-cell>
          <table:table-cell office:value-type="float" office:value="0.535426478283621">
            <text:p>0.5354264783</text:p>
          </table:table-cell>
          <table:table-cell office:value-type="float" office:value="44.45">
            <text:p>44.45</text:p>
          </table:table-cell>
          <table:table-cell office:value-type="float" office:value="6530.35">
            <text:p>6530.35</text:p>
          </table:table-cell>
          <table:table-cell office:value-type="float" office:value="7690.2">
            <text:p>7690.2</text:p>
          </table:table-cell>
          <table:table-cell office:value-type="float" office:value="0.849223965295513">
            <text:p>0.8492239653</text:p>
          </table:table-cell>
          <table:table-cell office:value-type="float" office:value="0.53078737659178">
            <text:p>0.5307873766</text:p>
          </table:table-cell>
          <table:table-cell office:value-type="float" office:value="0.0032097933846702">
            <text:p>0.0032097934</text:p>
          </table:table-cell>
          <table:table-cell office:value-type="float" office:value="0.00604723007031646">
            <text:p>0.0060472301</text:p>
          </table:table-cell>
          <table:table-cell office:value-type="float" office:value="0.528378556983187">
            <text:p>0.528378557</text:p>
          </table:table-cell>
          <table:table-cell office:value-type="float" office:value="0.534798143752527">
            <text:p>0.53479814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5.65">
            <text:p>235.65</text:p>
          </table:table-cell>
          <table:table-cell office:value-type="float" office:value="18366.25">
            <text:p>18366.25</text:p>
          </table:table-cell>
          <table:table-cell office:value-type="float" office:value="38344.15">
            <text:p>38344.15</text:p>
          </table:table-cell>
          <table:table-cell table:number-columns-repeated="2" office:value-type="float" office:value="0.478983749422574">
            <text:p>0.4789837494</text:p>
          </table:table-cell>
          <table:table-cell office:value-type="float" office:value="0.00401612376502744">
            <text:p>0.0040161238</text:p>
          </table:table-cell>
          <table:table-cell office:value-type="float" office:value="0.00838467645273763">
            <text:p>0.0083846765</text:p>
          </table:table-cell>
          <table:table-cell office:value-type="float" office:value="0.47573195553468">
            <text:p>0.4757319555</text:p>
          </table:table-cell>
          <table:table-cell office:value-type="float" office:value="0.483764203064735">
            <text:p>0.4837642031</text:p>
          </table:table-cell>
          <table:table-cell office:value-type="float" office:value="69.2">
            <text:p>69.2</text:p>
          </table:table-cell>
          <table:table-cell office:value-type="float" office:value="8268.75">
            <text:p>8268.75</text:p>
          </table:table-cell>
          <table:table-cell office:value-type="float" office:value="10824.4">
            <text:p>10824.4</text:p>
          </table:table-cell>
          <table:table-cell office:value-type="float" office:value="0.763944356249249">
            <text:p>0.7639443562</text:p>
          </table:table-cell>
          <table:table-cell office:value-type="float" office:value="0.477485371688177">
            <text:p>0.4774853717</text:p>
          </table:table-cell>
          <table:table-cell office:value-type="float" office:value="0.00491659580219528">
            <text:p>0.0049165958</text:p>
          </table:table-cell>
          <table:table-cell office:value-type="float" office:value="0.0102968511575808">
            <text:p>0.0102968512</text:p>
          </table:table-cell>
          <table:table-cell office:value-type="float" office:value="0.472451551672384">
            <text:p>0.4724515517</text:p>
          </table:table-cell>
          <table:table-cell office:value-type="float" office:value="0.482284743276775">
            <text:p>0.48228474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0.55">
            <text:p>240.55</text:p>
          </table:table-cell>
          <table:table-cell office:value-type="float" office:value="15069.35">
            <text:p>15069.35</text:p>
          </table:table-cell>
          <table:table-cell office:value-type="float" office:value="37069.15">
            <text:p>37069.15</text:p>
          </table:table-cell>
          <table:table-cell table:number-columns-repeated="2" office:value-type="float" office:value="0.406515233366542">
            <text:p>0.4065152334</text:p>
          </table:table-cell>
          <table:table-cell office:value-type="float" office:value="0.0043341084225528">
            <text:p>0.0043341084</text:p>
          </table:table-cell>
          <table:table-cell office:value-type="float" office:value="0.0106616138014313">
            <text:p>0.0106616138</text:p>
          </table:table-cell>
          <table:table-cell office:value-type="float" office:value="0.40275974025974">
            <text:p>0.4027597403</text:p>
          </table:table-cell>
          <table:table-cell office:value-type="float" office:value="0.411427957104846">
            <text:p>0.4114279571</text:p>
          </table:table-cell>
          <table:table-cell office:value-type="float" office:value="92.95">
            <text:p>92.95</text:p>
          </table:table-cell>
          <table:table-cell office:value-type="float" office:value="8877.55">
            <text:p>8877.55</text:p>
          </table:table-cell>
          <table:table-cell office:value-type="float" office:value="13623.5">
            <text:p>13623.5</text:p>
          </table:table-cell>
          <table:table-cell office:value-type="float" office:value="0.65166028450399">
            <text:p>0.6516602845</text:p>
          </table:table-cell>
          <table:table-cell office:value-type="float" office:value="0.407304865354998">
            <text:p>0.4073048654</text:p>
          </table:table-cell>
          <table:table-cell office:value-type="float" office:value="0.00529247269395261">
            <text:p>0.0052924727</text:p>
          </table:table-cell>
          <table:table-cell office:value-type="float" office:value="0.0129938852788803">
            <text:p>0.0129938853</text:p>
          </table:table-cell>
          <table:table-cell office:value-type="float" office:value="0.402659474792818">
            <text:p>0.4026594748</text:p>
          </table:table-cell>
          <table:table-cell office:value-type="float" office:value="0.413244420180723">
            <text:p>0.413244420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9.4">
            <text:p>259.4</text:p>
          </table:table-cell>
          <table:table-cell office:value-type="float" office:value="13524.75">
            <text:p>13524.75</text:p>
          </table:table-cell>
          <table:table-cell office:value-type="float" office:value="36026.3">
            <text:p>36026.3</text:p>
          </table:table-cell>
          <table:table-cell table:number-columns-repeated="2" office:value-type="float" office:value="0.375404212991069">
            <text:p>0.375404213</text:p>
          </table:table-cell>
          <table:table-cell office:value-type="float" office:value="0.00596052869128441">
            <text:p>0.0059605287</text:p>
          </table:table-cell>
          <table:table-cell office:value-type="float" office:value="0.0158776286600337">
            <text:p>0.0158776287</text:p>
          </table:table-cell>
          <table:table-cell office:value-type="float" office:value="0.370850767085077">
            <text:p>0.3708507671</text:p>
          </table:table-cell>
          <table:table-cell office:value-type="float" office:value="0.382771824467645">
            <text:p>0.3827718245</text:p>
          </table:table-cell>
          <table:table-cell office:value-type="float" office:value="111">
            <text:p>111</text:p>
          </table:table-cell>
          <table:table-cell office:value-type="float" office:value="8639.75">
            <text:p>8639.75</text:p>
          </table:table-cell>
          <table:table-cell office:value-type="float" office:value="14406.9">
            <text:p>14406.9</text:p>
          </table:table-cell>
          <table:table-cell office:value-type="float" office:value="0.599706487056912">
            <text:p>0.5997064871</text:p>
          </table:table-cell>
          <table:table-cell office:value-type="float" office:value="0.374832371669166">
            <text:p>0.3748323717</text:p>
          </table:table-cell>
          <table:table-cell office:value-type="float" office:value="0.00503641717060768">
            <text:p>0.0050364172</text:p>
          </table:table-cell>
          <table:table-cell office:value-type="float" office:value="0.0134364520016775">
            <text:p>0.013436452</text:p>
          </table:table-cell>
          <table:table-cell office:value-type="float" office:value="0.37137933931903">
            <text:p>0.3713793393</text:p>
          </table:table-cell>
          <table:table-cell office:value-type="float" office:value="0.381452173660245">
            <text:p>0.381452173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9.4">
            <text:p>269.4</text:p>
          </table:table-cell>
          <table:table-cell office:value-type="float" office:value="10159.2">
            <text:p>10159.2</text:p>
          </table:table-cell>
          <table:table-cell office:value-type="float" office:value="32832.25">
            <text:p>32832.25</text:p>
          </table:table-cell>
          <table:table-cell table:number-columns-repeated="2" office:value-type="float" office:value="0.309418557182412">
            <text:p>0.3094185572</text:p>
          </table:table-cell>
          <table:table-cell office:value-type="float" office:value="0.00401538777618657">
            <text:p>0.0040153878</text:p>
          </table:table-cell>
          <table:table-cell office:value-type="float" office:value="0.012977204123602">
            <text:p>0.0129772041</text:p>
          </table:table-cell>
          <table:table-cell office:value-type="float" office:value="0.304660379097416">
            <text:p>0.3046603791</text:p>
          </table:table-cell>
          <table:table-cell office:value-type="float" office:value="0.312691154649789">
            <text:p>0.3126911546</text:p>
          </table:table-cell>
          <table:table-cell office:value-type="float" office:value="131.65">
            <text:p>131.65</text:p>
          </table:table-cell>
          <table:table-cell office:value-type="float" office:value="7420.3">
            <text:p>7420.3</text:p>
          </table:table-cell>
          <table:table-cell office:value-type="float" office:value="15001.8">
            <text:p>15001.8</text:p>
          </table:table-cell>
          <table:table-cell office:value-type="float" office:value="0.494626852501384">
            <text:p>0.4946268525</text:p>
          </table:table-cell>
          <table:table-cell office:value-type="float" office:value="0.3091548285966">
            <text:p>0.3091548286</text:p>
          </table:table-cell>
          <table:table-cell office:value-type="float" office:value="0.00419934363362223">
            <text:p>0.0041993436</text:p>
          </table:table-cell>
          <table:table-cell office:value-type="float" office:value="0.0135833027505507">
            <text:p>0.0135833028</text:p>
          </table:table-cell>
          <table:table-cell office:value-type="float" office:value="0.304614388029343">
            <text:p>0.304614388</text:p>
          </table:table-cell>
          <table:table-cell office:value-type="float" office:value="0.313013075296588">
            <text:p>0.313013075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1.05">
            <text:p>291.05</text:p>
          </table:table-cell>
          <table:table-cell office:value-type="float" office:value="9931.55">
            <text:p>9931.55</text:p>
          </table:table-cell>
          <table:table-cell office:value-type="float" office:value="32566.8">
            <text:p>32566.8</text:p>
          </table:table-cell>
          <table:table-cell table:number-columns-repeated="2" office:value-type="float" office:value="0.304944692989501">
            <text:p>0.304944693</text:p>
          </table:table-cell>
          <table:table-cell office:value-type="float" office:value="0.00586905111174349">
            <text:p>0.0058690511</text:p>
          </table:table-cell>
          <table:table-cell office:value-type="float" office:value="0.0192462805442086">
            <text:p>0.0192462805</text:p>
          </table:table-cell>
          <table:table-cell office:value-type="float" office:value="0.300009296848368">
            <text:p>0.3000092968</text:p>
          </table:table-cell>
          <table:table-cell office:value-type="float" office:value="0.311747399071855">
            <text:p>0.3117473991</text:p>
          </table:table-cell>
          <table:table-cell office:value-type="float" office:value="144.45">
            <text:p>144.45</text:p>
          </table:table-cell>
          <table:table-cell office:value-type="float" office:value="7333.5">
            <text:p>7333.5</text:p>
          </table:table-cell>
          <table:table-cell office:value-type="float" office:value="14996.05">
            <text:p>14996.05</text:p>
          </table:table-cell>
          <table:table-cell office:value-type="float" office:value="0.489027442005505">
            <text:p>0.489027442</text:p>
          </table:table-cell>
          <table:table-cell office:value-type="float" office:value="0.305655049352223">
            <text:p>0.3056550494</text:p>
          </table:table-cell>
          <table:table-cell office:value-type="float" office:value="0.00405763495576525">
            <text:p>0.004057635</text:p>
          </table:table-cell>
          <table:table-cell office:value-type="float" office:value="0.0132752099609171">
            <text:p>0.01327521</text:p>
          </table:table-cell>
          <table:table-cell office:value-type="float" office:value="0.301585861312225">
            <text:p>0.3015858613</text:p>
          </table:table-cell>
          <table:table-cell office:value-type="float" office:value="0.309701131223755">
            <text:p>0.30970113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3.95">
            <text:p>303.95</text:p>
          </table:table-cell>
          <table:table-cell office:value-type="float" office:value="8641.45">
            <text:p>8641.45</text:p>
          </table:table-cell>
          <table:table-cell office:value-type="float" office:value="30932.55">
            <text:p>30932.55</text:p>
          </table:table-cell>
          <table:table-cell table:number-columns-repeated="2" office:value-type="float" office:value="0.279349993792322">
            <text:p>0.2793499938</text:p>
          </table:table-cell>
          <table:table-cell office:value-type="float" office:value="0.00460338003215852">
            <text:p>0.00460338</text:p>
          </table:table-cell>
          <table:table-cell office:value-type="float" office:value="0.0164788979217978">
            <text:p>0.0164788979</text:p>
          </table:table-cell>
          <table:table-cell office:value-type="float" office:value="0.274678251780231">
            <text:p>0.2746782518</text:p>
          </table:table-cell>
          <table:table-cell office:value-type="float" office:value="0.283885011844548">
            <text:p>0.2838850118</text:p>
          </table:table-cell>
          <table:table-cell office:value-type="float" office:value="155.65">
            <text:p>155.65</text:p>
          </table:table-cell>
          <table:table-cell office:value-type="float" office:value="6587.4">
            <text:p>6587.4</text:p>
          </table:table-cell>
          <table:table-cell office:value-type="float" office:value="14818.15">
            <text:p>14818.15</text:p>
          </table:table-cell>
          <table:table-cell office:value-type="float" office:value="0.444538345145186">
            <text:p>0.4445383451</text:p>
          </table:table-cell>
          <table:table-cell office:value-type="float" office:value="0.277848190414594">
            <text:p>0.2778481904</text:p>
          </table:table-cell>
          <table:table-cell office:value-type="float" office:value="0.00562563906476871">
            <text:p>0.0056256391</text:p>
          </table:table-cell>
          <table:table-cell office:value-type="float" office:value="0.020247168269746">
            <text:p>0.0202471683</text:p>
          </table:table-cell>
          <table:table-cell office:value-type="float" office:value="0.272141075843839">
            <text:p>0.2721410758</text:p>
          </table:table-cell>
          <table:table-cell office:value-type="float" office:value="0.283392353973376">
            <text:p>0.2833923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7.8">
            <text:p>307.8</text:p>
          </table:table-cell>
          <table:table-cell office:value-type="float" office:value="7484.25">
            <text:p>7484.25</text:p>
          </table:table-cell>
          <table:table-cell office:value-type="float" office:value="29253.1">
            <text:p>29253.1</text:p>
          </table:table-cell>
          <table:table-cell table:number-columns-repeated="2" office:value-type="float" office:value="0.2558298539536">
            <text:p>0.255829854</text:p>
          </table:table-cell>
          <table:table-cell office:value-type="float" office:value="0.0049158835908926">
            <text:p>0.0049158836</text:p>
          </table:table-cell>
          <table:table-cell office:value-type="float" office:value="0.0192154414933301">
            <text:p>0.0192154415</text:p>
          </table:table-cell>
          <table:table-cell office:value-type="float" office:value="0.251856457016544">
            <text:p>0.251856457</text:p>
          </table:table-cell>
          <table:table-cell office:value-type="float" office:value="0.261688224198329">
            <text:p>0.2616882242</text:p>
          </table:table-cell>
          <table:table-cell office:value-type="float" office:value="159.8">
            <text:p>159.8</text:p>
          </table:table-cell>
          <table:table-cell office:value-type="float" office:value="5950.25">
            <text:p>5950.25</text:p>
          </table:table-cell>
          <table:table-cell office:value-type="float" office:value="14515.95">
            <text:p>14515.95</text:p>
          </table:table-cell>
          <table:table-cell office:value-type="float" office:value="0.4098961530073">
            <text:p>0.409896153</text:p>
          </table:table-cell>
          <table:table-cell office:value-type="float" office:value="0.256195906640598">
            <text:p>0.2561959066</text:p>
          </table:table-cell>
          <table:table-cell office:value-type="float" office:value="0.00607247275729908">
            <text:p>0.0060724728</text:p>
          </table:table-cell>
          <table:table-cell office:value-type="float" office:value="0.0237024581576074">
            <text:p>0.0237024582</text:p>
          </table:table-cell>
          <table:table-cell office:value-type="float" office:value="0.250053939543561">
            <text:p>0.2500539395</text:p>
          </table:table-cell>
          <table:table-cell office:value-type="float" office:value="0.262198885058159">
            <text:p>0.2621988851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328619367209971">
            <text:p>0.3286193672</text:p>
          </table:table-cell>
          <table:table-cell table:formula="of:=[.M2]/[.D2]" office:value-type="float" office:value="0.320747157766145">
            <text:p>0.3207471578</text:p>
          </table:table-cell>
          <table:table-cell table:formula="of:=[.L2]/[.C2]" office:value-type="float" office:value="0.462999258713712">
            <text:p>0.4629992587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289005474452555">
            <text:p>0.2890054745</text:p>
          </table:table-cell>
          <table:table-cell table:formula="of:=[.M3]/[.D3]" office:value-type="float" office:value="0.287422346479446">
            <text:p>0.2874223465</text:p>
          </table:table-cell>
          <table:table-cell table:formula="of:=[.L3]/[.C3]" office:value-type="float" office:value="0.435916300066564">
            <text:p>0.4359163001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29465449804433">
            <text:p>0.2294654498</text:p>
          </table:table-cell>
          <table:table-cell table:formula="of:=[.M4]/[.D4]" office:value-type="float" office:value="0.224429822940155">
            <text:p>0.2244298229</text:p>
          </table:table-cell>
          <table:table-cell table:formula="of:=[.L4]/[.C4]" office:value-type="float" office:value="0.340993762424391">
            <text:p>0.3409937624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17041015625">
            <text:p>0.2170410156</text:p>
          </table:table-cell>
          <table:table-cell table:formula="of:=[.M5]/[.D5]" office:value-type="float" office:value="0.200950636414235">
            <text:p>0.2009506364</text:p>
          </table:table-cell>
          <table:table-cell table:formula="of:=[.L5]/[.C5]" office:value-type="float" office:value="0.321676272104822">
            <text:p>0.3216762721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29365584553363">
            <text:p>0.2936558455</text:p>
          </table:table-cell>
          <table:table-cell table:formula="of:=[.M6]/[.D6]" office:value-type="float" office:value="0.282295995608196">
            <text:p>0.2822959956</text:p>
          </table:table-cell>
          <table:table-cell table:formula="of:=[.L6]/[.C6]" office:value-type="float" office:value="0.450214387803716">
            <text:p>0.4502143878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386406152567034">
            <text:p>0.3864061526</text:p>
          </table:table-cell>
          <table:table-cell table:formula="of:=[.M7]/[.D7]" office:value-type="float" office:value="0.367515845386258">
            <text:p>0.3675158454</text:p>
          </table:table-cell>
          <table:table-cell table:formula="of:=[.L7]/[.C7]" office:value-type="float" office:value="0.58911300089254">
            <text:p>0.5891130009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427910562837317">
            <text:p>0.4279105628</text:p>
          </table:table-cell>
          <table:table-cell table:formula="of:=[.M8]/[.D8]" office:value-type="float" office:value="0.399899517852236">
            <text:p>0.3998995179</text:p>
          </table:table-cell>
          <table:table-cell table:formula="of:=[.L8]/[.C8]" office:value-type="float" office:value="0.638810329211261">
            <text:p>0.6388103292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488678544914625">
            <text:p>0.4886785449</text:p>
          </table:table-cell>
          <table:table-cell table:formula="of:=[.M9]/[.D9]" office:value-type="float" office:value="0.456922690342575">
            <text:p>0.4569226903</text:p>
          </table:table-cell>
          <table:table-cell table:formula="of:=[.L9]/[.C9]" office:value-type="float" office:value="0.730402000157493">
            <text:p>0.7304020002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496306476550421">
            <text:p>0.4963064766</text:p>
          </table:table-cell>
          <table:table-cell table:formula="of:=[.M10]/[.D10]" office:value-type="float" office:value="0.460470479138264">
            <text:p>0.4604704791</text:p>
          </table:table-cell>
          <table:table-cell table:formula="of:=[.L10]/[.C10]" office:value-type="float" office:value="0.738404377967185">
            <text:p>0.738404378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51209080440862">
            <text:p>0.5120908044</text:p>
          </table:table-cell>
          <table:table-cell table:formula="of:=[.M11]/[.D11]" office:value-type="float" office:value="0.47904715259492">
            <text:p>0.4790471526</text:p>
          </table:table-cell>
          <table:table-cell table:formula="of:=[.L11]/[.C11]" office:value-type="float" office:value="0.762302622823716">
            <text:p>0.7623026228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19168291098116">
            <text:p>0.5191682911</text:p>
          </table:table-cell>
          <table:table-cell table:formula="of:=[.M12]/[.D12]" office:value-type="float" office:value="0.496219204118538">
            <text:p>0.4962192041</text:p>
          </table:table-cell>
          <table:table-cell table:formula="of:=[.L12]/[.C12]" office:value-type="float" office:value="0.795036242776497">
            <text:p>0.7950362428</text:p>
          </table:table-cell>
          <table:table-cell table:number-columns-repeated="15"/>
        </table:table-row>
      </table:table>
      <table:table table:name="preferred_005" table:style-name="ta1">
        <table:shapes>
          <draw:frame draw:z-index="0" draw:style-name="gr1" svg:width="4.5in" svg:height="4in" svg:x="8.5846in" svg:y="2.5929in">
            <draw:object draw:notify-on-update-of-ranges="preferred_005.A2:preferred_005.A12 preferred_005.D15:preferred_005.D15 preferred_005.D16:preferred_005.D26 preferred_005.B15:preferred_005.B15 preferred_005.B16:preferred_005.B26 preferred_005.C15:preferred_005.C15 preferred_005.C16:preferred_005.C2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005.A2:preferred_005.A12 preferred_005.B1:preferred_005.B1 preferred_005.B2:preferred_005.B12 preferred_005.D1:preferred_005.D1 preferred_005.D2:preferred_005.D12 preferred_005.K1:preferred_005.K1 preferred_005.K2:preferred_005.K12 preferred_005.M1:preferred_005.M1 preferred_005.M2:preferred_005.M1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0.3">
            <text:p>570.3</text:p>
          </table:table-cell>
          <table:table-cell office:value-type="float" office:value="20818.9">
            <text:p>20818.9</text:p>
          </table:table-cell>
          <table:table-cell office:value-type="float" office:value="38074.7">
            <text:p>38074.7</text:p>
          </table:table-cell>
          <table:table-cell table:number-columns-repeated="2" office:value-type="float" office:value="0.546794530470433">
            <text:p>0.5467945305</text:p>
          </table:table-cell>
          <table:table-cell office:value-type="float" office:value="0.00740609702787215">
            <text:p>0.007406097</text:p>
          </table:table-cell>
          <table:table-cell office:value-type="float" office:value="0.0135445704284941">
            <text:p>0.0135445704</text:p>
          </table:table-cell>
          <table:table-cell office:value-type="float" office:value="0.53685477960423">
            <text:p>0.5368547796</text:p>
          </table:table-cell>
          <table:table-cell office:value-type="float" office:value="0.551666973659974">
            <text:p>0.5516669737</text:p>
          </table:table-cell>
          <table:table-cell office:value-type="float" office:value="164">
            <text:p>164</text:p>
          </table:table-cell>
          <table:table-cell office:value-type="float" office:value="9641.85">
            <text:p>9641.85</text:p>
          </table:table-cell>
          <table:table-cell office:value-type="float" office:value="12193.2">
            <text:p>12193.2</text:p>
          </table:table-cell>
          <table:table-cell office:value-type="float" office:value="0.790791997684569">
            <text:p>0.7907919977</text:p>
          </table:table-cell>
          <table:table-cell office:value-type="float" office:value="0.547662997996449">
            <text:p>0.547662998</text:p>
          </table:table-cell>
          <table:table-cell office:value-type="float" office:value="0.00477800341729284">
            <text:p>0.0047780034</text:p>
          </table:table-cell>
          <table:table-cell office:value-type="float" office:value="0.00872434952657478">
            <text:p>0.0087243495</text:p>
          </table:table-cell>
          <table:table-cell office:value-type="float" office:value="0.543502647011568">
            <text:p>0.543502647</text:p>
          </table:table-cell>
          <table:table-cell office:value-type="float" office:value="0.553058653846154">
            <text:p>0.553058653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5.15">
            <text:p>285.15</text:p>
          </table:table-cell>
          <table:table-cell office:value-type="float" office:value="19958.5">
            <text:p>19958.5</text:p>
          </table:table-cell>
          <table:table-cell office:value-type="float" office:value="38347.5">
            <text:p>38347.5</text:p>
          </table:table-cell>
          <table:table-cell table:number-columns-repeated="2" office:value-type="float" office:value="0.520465095400605">
            <text:p>0.5204650954</text:p>
          </table:table-cell>
          <table:table-cell office:value-type="float" office:value="0.00436334571626967">
            <text:p>0.0043633457</text:p>
          </table:table-cell>
          <table:table-cell office:value-type="float" office:value="0.00838355108695844">
            <text:p>0.0083835511</text:p>
          </table:table-cell>
          <table:table-cell office:value-type="float" office:value="0.516170223855315">
            <text:p>0.5161702239</text:p>
          </table:table-cell>
          <table:table-cell office:value-type="float" office:value="0.524896915287854">
            <text:p>0.5248969153</text:p>
          </table:table-cell>
          <table:table-cell office:value-type="float" office:value="95.65">
            <text:p>95.65</text:p>
          </table:table-cell>
          <table:table-cell office:value-type="float" office:value="8710.25">
            <text:p>8710.25</text:p>
          </table:table-cell>
          <table:table-cell office:value-type="float" office:value="11020.8">
            <text:p>11020.8</text:p>
          </table:table-cell>
          <table:table-cell office:value-type="float" office:value="0.790375371774527">
            <text:p>0.7903753718</text:p>
          </table:table-cell>
          <table:table-cell office:value-type="float" office:value="0.520005740536327">
            <text:p>0.5200057405</text:p>
          </table:table-cell>
          <table:table-cell office:value-type="float" office:value="0.00329509544212125">
            <text:p>0.0032950954</text:p>
          </table:table-cell>
          <table:table-cell office:value-type="float" office:value="0.00633665205065379">
            <text:p>0.0063366521</text:p>
          </table:table-cell>
          <table:table-cell office:value-type="float" office:value="0.517140728012156">
            <text:p>0.517140728</text:p>
          </table:table-cell>
          <table:table-cell office:value-type="float" office:value="0.523730918896398">
            <text:p>0.523730918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5.8">
            <text:p>255.8</text:p>
          </table:table-cell>
          <table:table-cell office:value-type="float" office:value="21170.6">
            <text:p>21170.6</text:p>
          </table:table-cell>
          <table:table-cell office:value-type="float" office:value="37878.9">
            <text:p>37878.9</text:p>
          </table:table-cell>
          <table:table-cell table:number-columns-repeated="2" office:value-type="float" office:value="0.558904482882155">
            <text:p>0.5589044829</text:p>
          </table:table-cell>
          <table:table-cell office:value-type="float" office:value="0.00398683834236013">
            <text:p>0.0039868383</text:p>
          </table:table-cell>
          <table:table-cell office:value-type="float" office:value="0.00713330893644086">
            <text:p>0.0071333089</text:p>
          </table:table-cell>
          <table:table-cell office:value-type="float" office:value="0.5548470396037">
            <text:p>0.5548470396</text:p>
          </table:table-cell>
          <table:table-cell office:value-type="float" office:value="0.56282071628842">
            <text:p>0.5628207163</text:p>
          </table:table-cell>
          <table:table-cell office:value-type="float" office:value="66.65">
            <text:p>66.65</text:p>
          </table:table-cell>
          <table:table-cell office:value-type="float" office:value="7259.5">
            <text:p>7259.5</text:p>
          </table:table-cell>
          <table:table-cell office:value-type="float" office:value="8556.75">
            <text:p>8556.75</text:p>
          </table:table-cell>
          <table:table-cell office:value-type="float" office:value="0.848444930742467">
            <text:p>0.8484449307</text:p>
          </table:table-cell>
          <table:table-cell office:value-type="float" office:value="0.558211009946411">
            <text:p>0.5582110099</text:p>
          </table:table-cell>
          <table:table-cell office:value-type="float" office:value="0.00376390771193247">
            <text:p>0.0037639077</text:p>
          </table:table-cell>
          <table:table-cell office:value-type="float" office:value="0.00674280450379115">
            <text:p>0.0067428045</text:p>
          </table:table-cell>
          <table:table-cell office:value-type="float" office:value="0.554578414198161">
            <text:p>0.5545784142</text:p>
          </table:table-cell>
          <table:table-cell office:value-type="float" office:value="0.562106229622026">
            <text:p>0.562106229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.95">
            <text:p>499.95</text:p>
          </table:table-cell>
          <table:table-cell office:value-type="float" office:value="20307.55">
            <text:p>20307.55</text:p>
          </table:table-cell>
          <table:table-cell office:value-type="float" office:value="38267.6">
            <text:p>38267.6</text:p>
          </table:table-cell>
          <table:table-cell table:number-columns-repeated="2" office:value-type="float" office:value="0.530673186896074">
            <text:p>0.5306731869</text:p>
          </table:table-cell>
          <table:table-cell office:value-type="float" office:value="0.0046721810838567">
            <text:p>0.0046721811</text:p>
          </table:table-cell>
          <table:table-cell office:value-type="float" office:value="0.00880425316226065">
            <text:p>0.0088042532</text:p>
          </table:table-cell>
          <table:table-cell office:value-type="float" office:value="0.525553351430361">
            <text:p>0.5255533514</text:p>
          </table:table-cell>
          <table:table-cell office:value-type="float" office:value="0.534897713598075">
            <text:p>0.5348977136</text:p>
          </table:table-cell>
          <table:table-cell office:value-type="float" office:value="126.7">
            <text:p>126.7</text:p>
          </table:table-cell>
          <table:table-cell office:value-type="float" office:value="6546.25">
            <text:p>6546.25</text:p>
          </table:table-cell>
          <table:table-cell office:value-type="float" office:value="7714.65">
            <text:p>7714.65</text:p>
          </table:table-cell>
          <table:table-cell office:value-type="float" office:value="0.848631336731515">
            <text:p>0.8486313367</text:p>
          </table:table-cell>
          <table:table-cell office:value-type="float" office:value="0.530416968108703">
            <text:p>0.5304169681</text:p>
          </table:table-cell>
          <table:table-cell office:value-type="float" office:value="0.00447103876130894">
            <text:p>0.0044710388</text:p>
          </table:table-cell>
          <table:table-cell office:value-type="float" office:value="0.00842929059613464">
            <text:p>0.0084292906</text:p>
          </table:table-cell>
          <table:table-cell office:value-type="float" office:value="0.526552575827898">
            <text:p>0.5265525758</text:p>
          </table:table-cell>
          <table:table-cell office:value-type="float" office:value="0.535494653350515">
            <text:p>0.535494653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64.15">
            <text:p>364.15</text:p>
          </table:table-cell>
          <table:table-cell office:value-type="float" office:value="18356.15">
            <text:p>18356.15</text:p>
          </table:table-cell>
          <table:table-cell office:value-type="float" office:value="38342.6">
            <text:p>38342.6</text:p>
          </table:table-cell>
          <table:table-cell table:number-columns-repeated="2" office:value-type="float" office:value="0.478739629335832">
            <text:p>0.4787396293</text:p>
          </table:table-cell>
          <table:table-cell office:value-type="float" office:value="0.00429479171186692">
            <text:p>0.0042947917</text:p>
          </table:table-cell>
          <table:table-cell office:value-type="float" office:value="0.00897103863706708">
            <text:p>0.0089710386</text:p>
          </table:table-cell>
          <table:table-cell office:value-type="float" office:value="0.473607267790947">
            <text:p>0.4736072678</text:p>
          </table:table-cell>
          <table:table-cell office:value-type="float" office:value="0.48219685121468">
            <text:p>0.4821968512</text:p>
          </table:table-cell>
          <table:table-cell office:value-type="float" office:value="119.95">
            <text:p>119.95</text:p>
          </table:table-cell>
          <table:table-cell office:value-type="float" office:value="8239.35">
            <text:p>8239.35</text:p>
          </table:table-cell>
          <table:table-cell office:value-type="float" office:value="10755.15">
            <text:p>10755.15</text:p>
          </table:table-cell>
          <table:table-cell office:value-type="float" office:value="0.766126408383825">
            <text:p>0.7661264084</text:p>
          </table:table-cell>
          <table:table-cell office:value-type="float" office:value="0.478849211823912">
            <text:p>0.4788492118</text:p>
          </table:table-cell>
          <table:table-cell office:value-type="float" office:value="0.00484102911773046">
            <text:p>0.0048410291</text:p>
          </table:table-cell>
          <table:table-cell office:value-type="float" office:value="0.010109715121575">
            <text:p>0.0101097151</text:p>
          </table:table-cell>
          <table:table-cell office:value-type="float" office:value="0.475285235415143">
            <text:p>0.4752852354</text:p>
          </table:table-cell>
          <table:table-cell office:value-type="float" office:value="0.484967293650603">
            <text:p>0.484967293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19.35">
            <text:p>419.35</text:p>
          </table:table-cell>
          <table:table-cell office:value-type="float" office:value="15115.8">
            <text:p>15115.8</text:p>
          </table:table-cell>
          <table:table-cell office:value-type="float" office:value="37096.7">
            <text:p>37096.7</text:p>
          </table:table-cell>
          <table:table-cell table:number-columns-repeated="2" office:value-type="float" office:value="0.407467110638835">
            <text:p>0.4074671106</text:p>
          </table:table-cell>
          <table:table-cell office:value-type="float" office:value="0.0032113315102206">
            <text:p>0.0032113315</text:p>
          </table:table-cell>
          <table:table-cell office:value-type="float" office:value="0.00788120421593245">
            <text:p>0.0078812042</text:p>
          </table:table-cell>
          <table:table-cell office:value-type="float" office:value="0.403639214838047">
            <text:p>0.4036392148</text:p>
          </table:table-cell>
          <table:table-cell office:value-type="float" office:value="0.410061877858488">
            <text:p>0.4100618779</text:p>
          </table:table-cell>
          <table:table-cell office:value-type="float" office:value="187.9">
            <text:p>187.9</text:p>
          </table:table-cell>
          <table:table-cell office:value-type="float" office:value="8880.35">
            <text:p>8880.35</text:p>
          </table:table-cell>
          <table:table-cell office:value-type="float" office:value="13592.45">
            <text:p>13592.45</text:p>
          </table:table-cell>
          <table:table-cell office:value-type="float" office:value="0.653352130133931">
            <text:p>0.6533521301</text:p>
          </table:table-cell>
          <table:table-cell office:value-type="float" office:value="0.408362313496139">
            <text:p>0.4083623135</text:p>
          </table:table-cell>
          <table:table-cell office:value-type="float" office:value="0.00508973171325117">
            <text:p>0.0050897317</text:p>
          </table:table-cell>
          <table:table-cell office:value-type="float" office:value="0.0124637645175337">
            <text:p>0.0124637645</text:p>
          </table:table-cell>
          <table:table-cell office:value-type="float" office:value="0.402880637209091">
            <text:p>0.4028806372</text:p>
          </table:table-cell>
          <table:table-cell office:value-type="float" office:value="0.413060100635593">
            <text:p>0.413060100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44.65">
            <text:p>544.65</text:p>
          </table:table-cell>
          <table:table-cell office:value-type="float" office:value="13419.55">
            <text:p>13419.55</text:p>
          </table:table-cell>
          <table:table-cell office:value-type="float" office:value="35946.05">
            <text:p>35946.05</text:p>
          </table:table-cell>
          <table:table-cell table:number-columns-repeated="2" office:value-type="float" office:value="0.373315932879308">
            <text:p>0.3733159329</text:p>
          </table:table-cell>
          <table:table-cell office:value-type="float" office:value="0.00534865580549207">
            <text:p>0.0053486558</text:p>
          </table:table-cell>
          <table:table-cell office:value-type="float" office:value="0.0143274243995937">
            <text:p>0.0143274244</text:p>
          </table:table-cell>
          <table:table-cell office:value-type="float" office:value="0.367761077056568">
            <text:p>0.3677610771</text:p>
          </table:table-cell>
          <table:table-cell office:value-type="float" office:value="0.378458388667552">
            <text:p>0.3784583887</text:p>
          </table:table-cell>
          <table:table-cell office:value-type="float" office:value="277.75">
            <text:p>277.75</text:p>
          </table:table-cell>
          <table:table-cell office:value-type="float" office:value="8623.15">
            <text:p>8623.15</text:p>
          </table:table-cell>
          <table:table-cell office:value-type="float" office:value="14433.8">
            <text:p>14433.8</text:p>
          </table:table-cell>
          <table:table-cell office:value-type="float" office:value="0.597439542173888">
            <text:p>0.5974395422</text:p>
          </table:table-cell>
          <table:table-cell office:value-type="float" office:value="0.373415471326605">
            <text:p>0.3734154713</text:p>
          </table:table-cell>
          <table:table-cell office:value-type="float" office:value="0.00472931923398826">
            <text:p>0.0047293192</text:p>
          </table:table-cell>
          <table:table-cell office:value-type="float" office:value="0.0126650329114291">
            <text:p>0.0126650329</text:p>
          </table:table-cell>
          <table:table-cell office:value-type="float" office:value="0.369474780478767">
            <text:p>0.3694747805</text:p>
          </table:table-cell>
          <table:table-cell office:value-type="float" office:value="0.378933418946744">
            <text:p>0.378933418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3.4">
            <text:p>733.4</text:p>
          </table:table-cell>
          <table:table-cell office:value-type="float" office:value="10184.8">
            <text:p>10184.8</text:p>
          </table:table-cell>
          <table:table-cell office:value-type="float" office:value="32861.45">
            <text:p>32861.45</text:p>
          </table:table-cell>
          <table:table-cell table:number-columns-repeated="2" office:value-type="float" office:value="0.309920487279422">
            <text:p>0.3099204873</text:p>
          </table:table-cell>
          <table:table-cell office:value-type="float" office:value="0.00524998474297242">
            <text:p>0.0052499847</text:p>
          </table:table-cell>
          <table:table-cell office:value-type="float" office:value="0.0169397795836552">
            <text:p>0.0169397796</text:p>
          </table:table-cell>
          <table:table-cell office:value-type="float" office:value="0.304422657282478">
            <text:p>0.3044226573</text:p>
          </table:table-cell>
          <table:table-cell office:value-type="float" office:value="0.314922626768423">
            <text:p>0.3149226268</text:p>
          </table:table-cell>
          <table:table-cell office:value-type="float" office:value="441.95">
            <text:p>441.95</text:p>
          </table:table-cell>
          <table:table-cell office:value-type="float" office:value="7429.1">
            <text:p>7429.1</text:p>
          </table:table-cell>
          <table:table-cell office:value-type="float" office:value="15001.7">
            <text:p>15001.7</text:p>
          </table:table-cell>
          <table:table-cell office:value-type="float" office:value="0.495216401490257">
            <text:p>0.4952164015</text:p>
          </table:table-cell>
          <table:table-cell office:value-type="float" office:value="0.309523312264">
            <text:p>0.3095233123</text:p>
          </table:table-cell>
          <table:table-cell office:value-type="float" office:value="0.00518983697141584">
            <text:p>0.005189837</text:p>
          </table:table-cell>
          <table:table-cell office:value-type="float" office:value="0.0167671925369851">
            <text:p>0.0167671925</text:p>
          </table:table-cell>
          <table:table-cell office:value-type="float" office:value="0.303758148896078">
            <text:p>0.3037581489</text:p>
          </table:table-cell>
          <table:table-cell office:value-type="float" office:value="0.31413782283891">
            <text:p>0.314137822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06.25">
            <text:p>1006.25</text:p>
          </table:table-cell>
          <table:table-cell office:value-type="float" office:value="9960">
            <text:p>9960</text:p>
          </table:table-cell>
          <table:table-cell office:value-type="float" office:value="32600.7">
            <text:p>32600.7</text:p>
          </table:table-cell>
          <table:table-cell table:number-columns-repeated="2" office:value-type="float" office:value="0.305506564436117">
            <text:p>0.3055065644</text:p>
          </table:table-cell>
          <table:table-cell office:value-type="float" office:value="0.00385174539390809">
            <text:p>0.0038517454</text:p>
          </table:table-cell>
          <table:table-cell office:value-type="float" office:value="0.0126077336538328">
            <text:p>0.0126077337</text:p>
          </table:table-cell>
          <table:table-cell office:value-type="float" office:value="0.301689784065985">
            <text:p>0.3016897841</text:p>
          </table:table-cell>
          <table:table-cell office:value-type="float" office:value="0.309393274853801">
            <text:p>0.3093932749</text:p>
          </table:table-cell>
          <table:table-cell office:value-type="float" office:value="620.65">
            <text:p>620.65</text:p>
          </table:table-cell>
          <table:table-cell office:value-type="float" office:value="7337.4">
            <text:p>7337.4</text:p>
          </table:table-cell>
          <table:table-cell office:value-type="float" office:value="14996.7">
            <text:p>14996.7</text:p>
          </table:table-cell>
          <table:table-cell office:value-type="float" office:value="0.489266856191864">
            <text:p>0.4892668562</text:p>
          </table:table-cell>
          <table:table-cell office:value-type="float" office:value="0.305804689533247">
            <text:p>0.3058046895</text:p>
          </table:table-cell>
          <table:table-cell office:value-type="float" office:value="0.0035375925304626">
            <text:p>0.0035375925</text:p>
          </table:table-cell>
          <table:table-cell office:value-type="float" office:value="0.0115681434966287">
            <text:p>0.0115681435</text:p>
          </table:table-cell>
          <table:table-cell office:value-type="float" office:value="0.301167273591831">
            <text:p>0.3011672736</text:p>
          </table:table-cell>
          <table:table-cell office:value-type="float" office:value="0.308242458652756">
            <text:p>0.308242458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89.3">
            <text:p>1489.3</text:p>
          </table:table-cell>
          <table:table-cell office:value-type="float" office:value="8562.8">
            <text:p>8562.8</text:p>
          </table:table-cell>
          <table:table-cell office:value-type="float" office:value="30825.2">
            <text:p>30825.2</text:p>
          </table:table-cell>
          <table:table-cell table:number-columns-repeated="2" office:value-type="float" office:value="0.277773075866099">
            <text:p>0.2777730759</text:p>
          </table:table-cell>
          <table:table-cell office:value-type="float" office:value="0.00404603052268002">
            <text:p>0.0040460305</text:p>
          </table:table-cell>
          <table:table-cell office:value-type="float" office:value="0.0145659564378745">
            <text:p>0.0145659564</text:p>
          </table:table-cell>
          <table:table-cell office:value-type="float" office:value="0.273694549026027">
            <text:p>0.273694549</text:p>
          </table:table-cell>
          <table:table-cell office:value-type="float" office:value="0.281786610071387">
            <text:p>0.2817866101</text:p>
          </table:table-cell>
          <table:table-cell office:value-type="float" office:value="976.5">
            <text:p>976.5</text:p>
          </table:table-cell>
          <table:table-cell office:value-type="float" office:value="6561.5">
            <text:p>6561.5</text:p>
          </table:table-cell>
          <table:table-cell office:value-type="float" office:value="14809.1">
            <text:p>14809.1</text:p>
          </table:table-cell>
          <table:table-cell office:value-type="float" office:value="0.44306789585685">
            <text:p>0.4430678959</text:p>
          </table:table-cell>
          <table:table-cell office:value-type="float" office:value="0.276929120826284">
            <text:p>0.2769291208</text:p>
          </table:table-cell>
          <table:table-cell office:value-type="float" office:value="0.00299457485588631">
            <text:p>0.0029945749</text:p>
          </table:table-cell>
          <table:table-cell office:value-type="float" office:value="0.0108135065281371">
            <text:p>0.0108135065</text:p>
          </table:table-cell>
          <table:table-cell office:value-type="float" office:value="0.273279746978264">
            <text:p>0.273279747</text:p>
          </table:table-cell>
          <table:table-cell office:value-type="float" office:value="0.279268896690036">
            <text:p>0.27926889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32.1">
            <text:p>2332.1</text:p>
          </table:table-cell>
          <table:table-cell office:value-type="float" office:value="7484.2">
            <text:p>7484.2</text:p>
          </table:table-cell>
          <table:table-cell office:value-type="float" office:value="29253.3">
            <text:p>29253.3</text:p>
          </table:table-cell>
          <table:table-cell table:number-columns-repeated="2" office:value-type="float" office:value="0.255830185074826">
            <text:p>0.2558301851</text:p>
          </table:table-cell>
          <table:table-cell office:value-type="float" office:value="0.00406257010480118">
            <text:p>0.0040625701</text:p>
          </table:table-cell>
          <table:table-cell office:value-type="float" office:value="0.015879948269642">
            <text:p>0.0158799483</text:p>
          </table:table-cell>
          <table:table-cell office:value-type="float" office:value="0.250545870446747">
            <text:p>0.2505458704</text:p>
          </table:table-cell>
          <table:table-cell office:value-type="float" office:value="0.25867101065635">
            <text:p>0.2586710107</text:p>
          </table:table-cell>
          <table:table-cell office:value-type="float" office:value="1626.5">
            <text:p>1626.5</text:p>
          </table:table-cell>
          <table:table-cell office:value-type="float" office:value="5927.05">
            <text:p>5927.05</text:p>
          </table:table-cell>
          <table:table-cell office:value-type="float" office:value="14503.15">
            <text:p>14503.15</text:p>
          </table:table-cell>
          <table:table-cell office:value-type="float" office:value="0.40866383748992">
            <text:p>0.4086638375</text:p>
          </table:table-cell>
          <table:table-cell office:value-type="float" office:value="0.255425676939914">
            <text:p>0.2554256769</text:p>
          </table:table-cell>
          <table:table-cell office:value-type="float" office:value="0.00430701949138063">
            <text:p>0.0043070195</text:p>
          </table:table-cell>
          <table:table-cell office:value-type="float" office:value="0.0168621242115522">
            <text:p>0.0168621242</text:p>
          </table:table-cell>
          <table:table-cell office:value-type="float" office:value="0.250340173235723">
            <text:p>0.2503401732</text:p>
          </table:table-cell>
          <table:table-cell office:value-type="float" office:value="0.258954212218484">
            <text:p>0.2589542122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287567946694722">
            <text:p>0.2875679467</text:p>
          </table:table-cell>
          <table:table-cell table:formula="of:=[.M2]/[.D2]" office:value-type="float" office:value="0.320244151628247">
            <text:p>0.3202441516</text:p>
          </table:table-cell>
          <table:table-cell table:formula="of:=[.L2]/[.C2]" office:value-type="float" office:value="0.463129656225833">
            <text:p>0.4631296562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335437489040856">
            <text:p>0.335437489</text:p>
          </table:table-cell>
          <table:table-cell table:formula="of:=[.M3]/[.D3]" office:value-type="float" office:value="0.287392920007823">
            <text:p>0.28739292</text:p>
          </table:table-cell>
          <table:table-cell table:formula="of:=[.L3]/[.C3]" office:value-type="float" office:value="0.436418067490042">
            <text:p>0.4364180675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60555121188428">
            <text:p>0.2605551212</text:p>
          </table:table-cell>
          <table:table-cell table:formula="of:=[.M4]/[.D4]" office:value-type="float" office:value="0.225897531343307">
            <text:p>0.2258975313</text:p>
          </table:table-cell>
          <table:table-cell table:formula="of:=[.L4]/[.C4]" office:value-type="float" office:value="0.342904783048189">
            <text:p>0.342904783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53425342534253">
            <text:p>0.2534253425</text:p>
          </table:table-cell>
          <table:table-cell table:formula="of:=[.M5]/[.D5]" office:value-type="float" office:value="0.201597434905769">
            <text:p>0.2015974349</text:p>
          </table:table-cell>
          <table:table-cell table:formula="of:=[.L5]/[.C5]" office:value-type="float" office:value="0.322355478627407">
            <text:p>0.3223554786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329397226417685">
            <text:p>0.3293972264</text:p>
          </table:table-cell>
          <table:table-cell table:formula="of:=[.M6]/[.D6]" office:value-type="float" office:value="0.280501322289047">
            <text:p>0.2805013223</text:p>
          </table:table-cell>
          <table:table-cell table:formula="of:=[.L6]/[.C6]" office:value-type="float" office:value="0.448860463659319">
            <text:p>0.4488604637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448074400858471">
            <text:p>0.4480744009</text:p>
          </table:table-cell>
          <table:table-cell table:formula="of:=[.M7]/[.D7]" office:value-type="float" office:value="0.366405906724857">
            <text:p>0.3664059067</text:p>
          </table:table-cell>
          <table:table-cell table:formula="of:=[.L7]/[.C7]" office:value-type="float" office:value="0.587487926540441">
            <text:p>0.5874879265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509960525107868">
            <text:p>0.5099605251</text:p>
          </table:table-cell>
          <table:table-cell table:formula="of:=[.M8]/[.D8]" office:value-type="float" office:value="0.401540642156788">
            <text:p>0.4015406422</text:p>
          </table:table-cell>
          <table:table-cell table:formula="of:=[.L8]/[.C8]" office:value-type="float" office:value="0.642581159576886">
            <text:p>0.6425811596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602604308699209">
            <text:p>0.6026043087</text:p>
          </table:table-cell>
          <table:table-cell table:formula="of:=[.M9]/[.D9]" office:value-type="float" office:value="0.45651363527781">
            <text:p>0.4565136353</text:p>
          </table:table-cell>
          <table:table-cell table:formula="of:=[.L9]/[.C9]" office:value-type="float" office:value="0.72943013117587">
            <text:p>0.7294301312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616795031055901">
            <text:p>0.6167950311</text:p>
          </table:table-cell>
          <table:table-cell table:formula="of:=[.M10]/[.D10]" office:value-type="float" office:value="0.460011594843056">
            <text:p>0.4600115948</text:p>
          </table:table-cell>
          <table:table-cell table:formula="of:=[.L10]/[.C10]" office:value-type="float" office:value="0.736686746987952">
            <text:p>0.736686747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655677163768213">
            <text:p>0.6556771638</text:p>
          </table:table-cell>
          <table:table-cell table:formula="of:=[.M11]/[.D11]" office:value-type="float" office:value="0.480421862631873">
            <text:p>0.4804218626</text:p>
          </table:table-cell>
          <table:table-cell table:formula="of:=[.L11]/[.C11]" office:value-type="float" office:value="0.766279721586397">
            <text:p>0.7662797216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697440075468462">
            <text:p>0.6974400755</text:p>
          </table:table-cell>
          <table:table-cell table:formula="of:=[.M12]/[.D12]" office:value-type="float" office:value="0.495778254077318">
            <text:p>0.4957782541</text:p>
          </table:table-cell>
          <table:table-cell table:formula="of:=[.L12]/[.C12]" office:value-type="float" office:value="0.791941690494642">
            <text:p>0.7919416905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1/09/2013</text:date>, <text:time>19:0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9T19:07:30</dc:date>
    <dc:creator>Luca Bruno</dc:creator>
    <meta:generator>LibreOffice/3.4$Unix LibreOffice_project/340m1$Build-502</meta:generator>
    <meta:editing-duration>PT21H42M15S</meta:editing-duration>
    <meta:editing-cycles>67</meta:editing-cycles>
    <meta:document-statistic meta:table-count="10" meta:cell-count="2781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grounded semantics with e=0.005</text:p>
        </chart:title>
        <chart:legend chart:legend-position="bottom" svg:x="2.007cm" svg:y="9.369cm" style:legend-expansion="wide" chart:style-name="ch3"/>
        <chart:plot-area chart:style-name="ch4" table:cell-range-address="grounded_005.A2:grounded_005.A12 grounded_005.B15:grounded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05.D16:grounded_005.D26" chart:label-cell-address="grounded_005.D15:grounded_005.D15" chart:class="chart:line">
            <chart:data-point chart:repeated="11"/>
          </chart:series>
          <chart:series chart:style-name="ch11" chart:values-cell-range-address="grounded_005.B16:grounded_005.B26" chart:label-cell-address="grounded_005.B15:grounded_005.B15" chart:class="chart:line">
            <chart:data-point chart:repeated="11"/>
          </chart:series>
          <chart:series chart:style-name="ch12" chart:values-cell-range-address="grounded_005.C16:grounded_005.C26" chart:label-cell-address="grounded_005.C15:ground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05.D15:grounded_005.D15</svg:desc>
                </draw:g>
              </table:table-cell>
              <table:table-cell office:value-type="string">
                <text:p>CPU time</text:p>
                <draw:g>
                  <svg:desc>grounded_005.B15:grounded_005.B15</svg:desc>
                </draw:g>
              </table:table-cell>
              <table:table-cell office:value-type="string">
                <text:p>Trials</text:p>
                <draw:g>
                  <svg:desc>grounded_005.C15:ground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0.531512530393247">
                <text:p>0.531512530393247</text:p>
                <draw:g>
                  <svg:desc>grounded_005.D16:grounded_005.D26</svg:desc>
                </draw:g>
              </table:table-cell>
              <table:table-cell office:value-type="float" office:value="0.391414419372592">
                <text:p>0.391414419372592</text:p>
                <draw:g>
                  <svg:desc>grounded_005.B16:grounded_005.B26</svg:desc>
                </draw:g>
              </table:table-cell>
              <table:table-cell office:value-type="float" office:value="0.36780725829457">
                <text:p>0.36780725829457</text:p>
                <draw:g>
                  <svg:desc>grounded_005.C16:ground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4043897536777">
                <text:p>0.504043897536777</text:p>
              </table:table-cell>
              <table:table-cell office:value-type="float" office:value="0.368152016890766">
                <text:p>0.368152016890766</text:p>
              </table:table-cell>
              <table:table-cell office:value-type="float" office:value="0.330346664582641">
                <text:p>0.3303466645826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31349914732779">
                <text:p>0.431349914732779</text:p>
              </table:table-cell>
              <table:table-cell office:value-type="float" office:value="0.328823605205515">
                <text:p>0.328823605205515</text:p>
              </table:table-cell>
              <table:table-cell office:value-type="float" office:value="0.284486019833391">
                <text:p>0.2844860198333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6690988652067">
                <text:p>0.406690988652067</text:p>
              </table:table-cell>
              <table:table-cell office:value-type="float" office:value="0.290780141843972">
                <text:p>0.290780141843972</text:p>
              </table:table-cell>
              <table:table-cell office:value-type="float" office:value="0.254334718360461">
                <text:p>0.2543347183604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1412192934639">
                <text:p>0.511412192934639</text:p>
              </table:table-cell>
              <table:table-cell office:value-type="float" office:value="0.363169714469041">
                <text:p>0.363169714469041</text:p>
              </table:table-cell>
              <table:table-cell office:value-type="float" office:value="0.319714861883758">
                <text:p>0.3197148618837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31368642225764">
                <text:p>0.631368642225764</text:p>
              </table:table-cell>
              <table:table-cell office:value-type="float" office:value="0.455933821189946">
                <text:p>0.455933821189946</text:p>
              </table:table-cell>
              <table:table-cell office:value-type="float" office:value="0.39371689023877">
                <text:p>0.393716890238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4806585267481">
                <text:p>0.674806585267481</text:p>
              </table:table-cell>
              <table:table-cell office:value-type="float" office:value="0.475979162647116">
                <text:p>0.475979162647116</text:p>
              </table:table-cell>
              <table:table-cell office:value-type="float" office:value="0.422590620561143">
                <text:p>0.42259062056114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55331886347856">
                <text:p>0.755331886347856</text:p>
              </table:table-cell>
              <table:table-cell office:value-type="float" office:value="0.519555637164892">
                <text:p>0.519555637164892</text:p>
              </table:table-cell>
              <table:table-cell office:value-type="float" office:value="0.472182664008355">
                <text:p>0.4721826640083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54583678162197">
                <text:p>0.754583678162197</text:p>
              </table:table-cell>
              <table:table-cell office:value-type="float" office:value="0.532036316472114">
                <text:p>0.532036316472114</text:p>
              </table:table-cell>
              <table:table-cell office:value-type="float" office:value="0.473944323300492">
                <text:p>0.47394432330049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92738285193266">
                <text:p>0.792738285193266</text:p>
              </table:table-cell>
              <table:table-cell office:value-type="float" office:value="0.606774668630339">
                <text:p>0.606774668630339</text:p>
              </table:table-cell>
              <table:table-cell office:value-type="float" office:value="0.493773848301536">
                <text:p>0.4937738483015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188454907556">
                <text:p>0.80188454907556</text:p>
              </table:table-cell>
              <table:table-cell office:value-type="float" office:value="0.551006083294338">
                <text:p>0.551006083294338</text:p>
              </table:table-cell>
              <table:table-cell office:value-type="float" office:value="0.505017891736265">
                <text:p>0.505017891736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08cm" svg:y="0.338cm" chart:style-name="ch2">
          <text:p>CPU time / Trials of the two algorithms
for the grounded semantics with e=0.01</text:p>
        </chart:title>
        <chart:legend chart:legend-position="bottom" svg:x="2.425cm" svg:y="8.862cm" style:legend-expansion="wide" chart:style-name="ch3"/>
        <chart:plot-area chart:style-name="ch4" table:cell-range-address="grounded_01.A2:grounded_01.B12 grounded_01.B1:grounded_01.B1 grounded_01.D1:grounded_01.D12 grounded_01.K1:grounded_01.K12 grounded_01.M1:grounded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grounded_01.B2:grounded_01.B12" chart:label-cell-address="grounded_01.B1:grounded_01.B1" chart:class="chart:line">
            <chart:data-point chart:repeated="11"/>
          </chart:series>
          <chart:series chart:attached-axis="secondary-y" chart:style-name="ch11" chart:values-cell-range-address="grounded_01.D2:grounded_01.D12" chart:label-cell-address="grounded_01.D1:grounded_01.D1" chart:class="chart:line">
            <chart:data-point chart:repeated="11"/>
          </chart:series>
          <chart:series chart:attached-axis="primary-y" chart:style-name="ch12" chart:values-cell-range-address="grounded_01.K2:grounded_01.K12" chart:label-cell-address="grounded_01.K1:grounded_01.K1" chart:class="chart:line">
            <chart:data-point chart:repeated="11"/>
          </chart:series>
          <chart:series chart:attached-axis="secondary-y" chart:style-name="ch13" chart:values-cell-range-address="grounded_01.M2:grounded_01.M12" chart:label-cell-address="grounded_01.M1:ground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1.B1:grounded_01.B1</svg:desc>
                </draw:g>
              </table:table-cell>
              <table:table-cell office:value-type="string">
                <text:p>Naive Trials</text:p>
                <draw:g>
                  <svg:desc>grounded_01.D1:grounded_01.D1</svg:desc>
                </draw:g>
              </table:table-cell>
              <table:table-cell office:value-type="string">
                <text:p>Optim CPU time</text:p>
                <draw:g>
                  <svg:desc>grounded_01.K1:grounded_01.K1</svg:desc>
                </draw:g>
              </table:table-cell>
              <table:table-cell office:value-type="string">
                <text:p>Optim Trials</text:p>
                <draw:g>
                  <svg:desc>grounded_01.M1:ground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339.25">
                <text:p>339.25</text:p>
                <draw:g>
                  <svg:desc>grounded_01.B2:grounded_01.B12</svg:desc>
                </draw:g>
              </table:table-cell>
              <table:table-cell office:value-type="float" office:value="9593">
                <text:p>9593</text:p>
                <draw:g>
                  <svg:desc>grounded_01.D2:grounded_01.D12</svg:desc>
                </draw:g>
              </table:table-cell>
              <table:table-cell office:value-type="float" office:value="151.05">
                <text:p>151.05</text:p>
                <draw:g>
                  <svg:desc>grounded_01.K2:grounded_01.K12</svg:desc>
                </draw:g>
              </table:table-cell>
              <table:table-cell office:value-type="float" office:value="3542.1">
                <text:p>3542.1</text:p>
                <draw:g>
                  <svg:desc>grounded_01.M2:ground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1.35">
                <text:p>121.35</text:p>
              </table:table-cell>
              <table:table-cell office:value-type="float" office:value="9593.3">
                <text:p>9593.3</text:p>
              </table:table-cell>
              <table:table-cell office:value-type="float" office:value="41.85">
                <text:p>41.85</text:p>
              </table:table-cell>
              <table:table-cell office:value-type="float" office:value="3187.3">
                <text:p>3187.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7">
                <text:p>117</text:p>
              </table:table-cell>
              <table:table-cell office:value-type="float" office:value="9581.1">
                <text:p>9581.1</text:p>
              </table:table-cell>
              <table:table-cell office:value-type="float" office:value="35.5">
                <text:p>35.5</text:p>
              </table:table-cell>
              <table:table-cell office:value-type="float" office:value="2718.9">
                <text:p>2718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7.1">
                <text:p>167.1</text:p>
              </table:table-cell>
              <table:table-cell office:value-type="float" office:value="9599.35">
                <text:p>9599.35</text:p>
              </table:table-cell>
              <table:table-cell office:value-type="float" office:value="55.9">
                <text:p>55.9</text:p>
              </table:table-cell>
              <table:table-cell office:value-type="float" office:value="2422.8">
                <text:p>242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1.05">
                <text:p>181.05</text:p>
              </table:table-cell>
              <table:table-cell office:value-type="float" office:value="9495.6">
                <text:p>9495.6</text:p>
              </table:table-cell>
              <table:table-cell office:value-type="float" office:value="53.7">
                <text:p>53.7</text:p>
              </table:table-cell>
              <table:table-cell office:value-type="float" office:value="3030.35">
                <text:p>3030.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3.8">
                <text:p>133.8</text:p>
              </table:table-cell>
              <table:table-cell office:value-type="float" office:value="9045.5">
                <text:p>9045.5</text:p>
              </table:table-cell>
              <table:table-cell office:value-type="float" office:value="58.25">
                <text:p>58.25</text:p>
              </table:table-cell>
              <table:table-cell office:value-type="float" office:value="3562.85">
                <text:p>3562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1">
                <text:p>131</text:p>
              </table:table-cell>
              <table:table-cell office:value-type="float" office:value="8743.15">
                <text:p>8743.15</text:p>
              </table:table-cell>
              <table:table-cell office:value-type="float" office:value="64.45">
                <text:p>64.45</text:p>
              </table:table-cell>
              <table:table-cell office:value-type="float" office:value="3691.55">
                <text:p>3691.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8.15">
                <text:p>138.15</text:p>
              </table:table-cell>
              <table:table-cell office:value-type="float" office:value="7893.6">
                <text:p>7893.6</text:p>
              </table:table-cell>
              <table:table-cell office:value-type="float" office:value="75.2">
                <text:p>75.2</text:p>
              </table:table-cell>
              <table:table-cell office:value-type="float" office:value="3727.75">
                <text:p>3727.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9.95">
                <text:p>159.95</text:p>
              </table:table-cell>
              <table:table-cell office:value-type="float" office:value="7829.4">
                <text:p>7829.4</text:p>
              </table:table-cell>
              <table:table-cell office:value-type="float" office:value="79.6">
                <text:p>79.6</text:p>
              </table:table-cell>
              <table:table-cell office:value-type="float" office:value="3725.85">
                <text:p>3725.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73.2">
                <text:p>173.2</text:p>
              </table:table-cell>
              <table:table-cell office:value-type="float" office:value="7424.2">
                <text:p>7424.2</text:p>
              </table:table-cell>
              <table:table-cell office:value-type="float" office:value="97.4">
                <text:p>97.4</text:p>
              </table:table-cell>
              <table:table-cell office:value-type="float" office:value="3646.85">
                <text:p>3646.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.35">
                <text:p>160.35</text:p>
              </table:table-cell>
              <table:table-cell office:value-type="float" office:value="7030.35">
                <text:p>7030.35</text:p>
              </table:table-cell>
              <table:table-cell office:value-type="float" office:value="90.75">
                <text:p>90.75</text:p>
              </table:table-cell>
              <table:table-cell office:value-type="float" office:value="3541.05">
                <text:p>3541.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08cm" svg:y="0.338cm" chart:style-name="ch2">
          <text:p>Relative error of the two algorithms
for the grounded semantics with e=0.01</text:p>
        </chart:title>
        <chart:legend chart:legend-position="bottom" svg:x="2.83cm" svg:y="9.369cm" style:legend-expansion="wide" chart:style-name="ch3"/>
        <chart:plot-area chart:style-name="ch4" table:cell-range-address="preferred_01.A2:preferred_01.A12 grounded_01.W1:grounded_01.X12" chart:data-source-has-labels="both" svg:x="1.232cm" svg:y="2.292cm" svg:width="9.743cm" svg:height="5.9cm">
          <chartooo:coordinate-region svg:x="2.358cm" svg:y="2.496cm" svg:width="8.423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228cm" chart:style-name="ch7">
              <text:p>Relative err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grounded_01.W2:grounded_01.W12" chart:label-cell-address="grounded_01.W1:grounded_01.W1" chart:class="chart:line">
            <chart:data-point chart:repeated="11"/>
          </chart:series>
          <chart:series chart:attached-axis="secondary-y" chart:style-name="ch11" chart:values-cell-range-address="grounded_01.X2:grounded_01.X12" chart:label-cell-address="grounded_01.X1:grounded_01.X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error</text:p>
                <draw:g>
                  <svg:desc>grounded_01.W1:grounded_01.W1</svg:desc>
                </draw:g>
              </table:table-cell>
              <table:table-cell office:value-type="string">
                <text:p>Optim error</text:p>
                <draw:g>
                  <svg:desc>grounded_01.X1:grounded_01.X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0010141924620205">
                <text:p>0.0010141924620205</text:p>
                <draw:g>
                  <svg:desc>grounded_01.W2:grounded_01.W12</svg:desc>
                </draw:g>
              </table:table-cell>
              <table:table-cell office:value-type="float" office:value="0.00173644428496265">
                <text:p>0.00173644428496265</text:p>
                <draw:g>
                  <svg:desc>grounded_01.X2:grounded_01.X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17645955589859">
                <text:p>0.0017645955589859</text:p>
              </table:table-cell>
              <table:table-cell office:value-type="float" office:value="0.000349170849835412">
                <text:p>0.0003491708498354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26759415440167">
                <text:p>0.0026759415440167</text:p>
              </table:table-cell>
              <table:table-cell office:value-type="float" office:value="0.00187742464927243">
                <text:p>0.001877424649272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311332009522623">
                <text:p>0.00311332009522623</text:p>
              </table:table-cell>
              <table:table-cell office:value-type="float" office:value="0.00388887120807502">
                <text:p>0.003888871208075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154480177056676">
                <text:p>0.00154480177056676</text:p>
              </table:table-cell>
              <table:table-cell office:value-type="float" office:value="0.00229356514579677">
                <text:p>0.002293565145796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314856706274585">
                <text:p>0.00314856706274585</text:p>
              </table:table-cell>
              <table:table-cell office:value-type="float" office:value="0.00258040368529368">
                <text:p>0.002580403685293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72353101894265">
                <text:p>0.00172353101894265</text:p>
              </table:table-cell>
              <table:table-cell office:value-type="float" office:value="0.00232006072878124">
                <text:p>0.002320060728781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230669686855636">
                <text:p>0.00230669686855636</text:p>
              </table:table-cell>
              <table:table-cell office:value-type="float" office:value="0.000100349550060571">
                <text:p>0.00010034955006057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253131939920315">
                <text:p>0.00253131939920315</text:p>
              </table:table-cell>
              <table:table-cell office:value-type="float" office:value="0.00240871224205082">
                <text:p>0.002408712242050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613878668489881">
                <text:p>0.00613878668489881</text:p>
              </table:table-cell>
              <table:table-cell office:value-type="float" office:value="0.00379274188101971">
                <text:p>0.003792741881019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66098502675403">
                <text:p>0.0066098502675403</text:p>
              </table:table-cell>
              <table:table-cell office:value-type="float" office:value="0.00260482672315289">
                <text:p>0.0026048267231528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stable semantics with e=0.01</text:p>
        </chart:title>
        <chart:legend chart:legend-position="bottom" svg:x="2.007cm" svg:y="9.369cm" style:legend-expansion="wide" chart:style-name="ch3"/>
        <chart:plot-area chart:style-name="ch4" table:cell-range-address="stable_01.A2:stable_01.A12 stable_01.B15:stable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stable_01.A2:stable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stable_01.D16:stable_01.D26" chart:label-cell-address="stable_01.D15:stable_01.D15" chart:class="chart:line">
            <chart:data-point chart:repeated="11"/>
          </chart:series>
          <chart:series chart:style-name="ch11" chart:values-cell-range-address="stable_01.B16:stable_01.B26" chart:label-cell-address="stable_01.B15:stable_01.B15" chart:class="chart:line">
            <chart:data-point chart:repeated="11"/>
          </chart:series>
          <chart:series chart:style-name="ch12" chart:values-cell-range-address="stable_01.C16:stable_01.C26" chart:label-cell-address="stable_01.C15:stable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stable_01.D15:stable_01.D15</svg:desc>
                </draw:g>
              </table:table-cell>
              <table:table-cell office:value-type="string">
                <text:p>CPU time</text:p>
                <draw:g>
                  <svg:desc>stable_01.B15:stable_01.B15</svg:desc>
                </draw:g>
              </table:table-cell>
              <table:table-cell office:value-type="string">
                <text:p>Trials</text:p>
                <draw:g>
                  <svg:desc>stable_01.C15:stabl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able_01.A2:stable_01.A12</svg:desc>
                </draw:g>
              </table:table-cell>
              <table:table-cell office:value-type="float" office:value="0.460806485616268">
                <text:p>0.460806485616268</text:p>
                <draw:g>
                  <svg:desc>stable_01.D16:stable_01.D26</svg:desc>
                </draw:g>
              </table:table-cell>
              <table:table-cell office:value-type="float" office:value="0.338934426229508">
                <text:p>0.338934426229508</text:p>
                <draw:g>
                  <svg:desc>stable_01.B16:stable_01.B26</svg:desc>
                </draw:g>
              </table:table-cell>
              <table:table-cell office:value-type="float" office:value="0.319328393919157">
                <text:p>0.319328393919157</text:p>
                <draw:g>
                  <svg:desc>stable_01.C16:stabl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4515177276592">
                <text:p>0.434515177276592</text:p>
              </table:table-cell>
              <table:table-cell office:value-type="float" office:value="0.256170212765957">
                <text:p>0.256170212765957</text:p>
              </table:table-cell>
              <table:table-cell office:value-type="float" office:value="0.286532861571218">
                <text:p>0.2865328615712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3928041648164">
                <text:p>0.343928041648164</text:p>
              </table:table-cell>
              <table:table-cell office:value-type="float" office:value="0.210739614994934">
                <text:p>0.210739614994934</text:p>
              </table:table-cell>
              <table:table-cell office:value-type="float" office:value="0.226909221521461">
                <text:p>0.2269092215214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0430891026714">
                <text:p>0.320430891026714</text:p>
              </table:table-cell>
              <table:table-cell office:value-type="float" office:value="0.297193175564117">
                <text:p>0.297193175564117</text:p>
              </table:table-cell>
              <table:table-cell office:value-type="float" office:value="0.200258310108082">
                <text:p>0.2002583101080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50585111613728">
                <text:p>0.450585111613728</text:p>
              </table:table-cell>
              <table:table-cell office:value-type="float" office:value="0.262751159196291">
                <text:p>0.262751159196291</text:p>
              </table:table-cell>
              <table:table-cell office:value-type="float" office:value="0.281275931715107">
                <text:p>0.28127593171510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4356171968728">
                <text:p>0.584356171968728</text:p>
              </table:table-cell>
              <table:table-cell office:value-type="float" office:value="0.367213114754098">
                <text:p>0.367213114754098</text:p>
              </table:table-cell>
              <table:table-cell office:value-type="float" office:value="0.368542716275561">
                <text:p>0.3685427162755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0799083701489">
                <text:p>0.640799083701489</text:p>
              </table:table-cell>
              <table:table-cell office:value-type="float" office:value="0.409022556390977">
                <text:p>0.409022556390977</text:p>
              </table:table-cell>
              <table:table-cell office:value-type="float" office:value="0.40101785416319">
                <text:p>0.401017854163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7494510758912">
                <text:p>0.737494510758912</text:p>
              </table:table-cell>
              <table:table-cell office:value-type="float" office:value="0.512518409425626">
                <text:p>0.512518409425626</text:p>
              </table:table-cell>
              <table:table-cell office:value-type="float" office:value="0.458875466106624">
                <text:p>0.4588754661066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7420183928356">
                <text:p>0.737420183928356</text:p>
              </table:table-cell>
              <table:table-cell office:value-type="float" office:value="0.468113083497699">
                <text:p>0.468113083497699</text:p>
              </table:table-cell>
              <table:table-cell office:value-type="float" office:value="0.459749025864449">
                <text:p>0.45974902586444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7316167942473">
                <text:p>0.767316167942473</text:p>
              </table:table-cell>
              <table:table-cell office:value-type="float" office:value="0.488664987405542">
                <text:p>0.488664987405542</text:p>
              </table:table-cell>
              <table:table-cell office:value-type="float" office:value="0.47951925752859">
                <text:p>0.479519257528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4739847715736">
                <text:p>0.784739847715736</text:p>
              </table:table-cell>
              <table:table-cell office:value-type="float" office:value="0.490713001797484">
                <text:p>0.490713001797484</text:p>
              </table:table-cell>
              <table:table-cell office:value-type="float" office:value="0.493657008613939">
                <text:p>0.4936570086139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preferred semantics with e=0.005</text:p>
        </chart:title>
        <chart:legend chart:legend-position="bottom" svg:x="2.007cm" svg:y="9.369cm" style:legend-expansion="wide" chart:style-name="ch3"/>
        <chart:plot-area chart:style-name="ch4" table:cell-range-address="preferred_005.A2:preferred_005.A12 preferred_005.B15:preferred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05.A2:preferr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005.D16:preferred_005.D26" chart:label-cell-address="preferred_005.D15:preferred_005.D15" chart:class="chart:line">
            <chart:data-point chart:repeated="11"/>
          </chart:series>
          <chart:series chart:style-name="ch11" chart:values-cell-range-address="preferred_005.B16:preferred_005.B26" chart:label-cell-address="preferred_005.B15:preferred_005.B15" chart:class="chart:line">
            <chart:data-point chart:repeated="11"/>
          </chart:series>
          <chart:series chart:style-name="ch12" chart:values-cell-range-address="preferred_005.C16:preferred_005.C26" chart:label-cell-address="preferred_005.C15:preferr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005.D15:preferred_005.D15</svg:desc>
                </draw:g>
              </table:table-cell>
              <table:table-cell office:value-type="string">
                <text:p>CPU time</text:p>
                <draw:g>
                  <svg:desc>preferred_005.B15:preferred_005.B15</svg:desc>
                </draw:g>
              </table:table-cell>
              <table:table-cell office:value-type="string">
                <text:p>Trials</text:p>
                <draw:g>
                  <svg:desc>preferred_005.C15:preferr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05.A2:preferred_005.A12</svg:desc>
                </draw:g>
              </table:table-cell>
              <table:table-cell office:value-type="float" office:value="0.463129656225833">
                <text:p>0.463129656225833</text:p>
                <draw:g>
                  <svg:desc>preferred_005.D16:preferred_005.D26</svg:desc>
                </draw:g>
              </table:table-cell>
              <table:table-cell office:value-type="float" office:value="0.287567946694722">
                <text:p>0.287567946694722</text:p>
                <draw:g>
                  <svg:desc>preferred_005.B16:preferred_005.B26</svg:desc>
                </draw:g>
              </table:table-cell>
              <table:table-cell office:value-type="float" office:value="0.320244151628247">
                <text:p>0.320244151628247</text:p>
                <draw:g>
                  <svg:desc>preferred_005.C16:preferr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6418067490042">
                <text:p>0.436418067490042</text:p>
              </table:table-cell>
              <table:table-cell office:value-type="float" office:value="0.335437489040856">
                <text:p>0.335437489040856</text:p>
              </table:table-cell>
              <table:table-cell office:value-type="float" office:value="0.287392920007823">
                <text:p>0.2873929200078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2904783048189">
                <text:p>0.342904783048189</text:p>
              </table:table-cell>
              <table:table-cell office:value-type="float" office:value="0.260555121188428">
                <text:p>0.260555121188428</text:p>
              </table:table-cell>
              <table:table-cell office:value-type="float" office:value="0.225897531343307">
                <text:p>0.2258975313433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2355478627407">
                <text:p>0.322355478627407</text:p>
              </table:table-cell>
              <table:table-cell office:value-type="float" office:value="0.253425342534253">
                <text:p>0.253425342534253</text:p>
              </table:table-cell>
              <table:table-cell office:value-type="float" office:value="0.201597434905769">
                <text:p>0.201597434905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8860463659319">
                <text:p>0.448860463659319</text:p>
              </table:table-cell>
              <table:table-cell office:value-type="float" office:value="0.329397226417685">
                <text:p>0.329397226417685</text:p>
              </table:table-cell>
              <table:table-cell office:value-type="float" office:value="0.280501322289047">
                <text:p>0.28050132228904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7487926540441">
                <text:p>0.587487926540441</text:p>
              </table:table-cell>
              <table:table-cell office:value-type="float" office:value="0.448074400858471">
                <text:p>0.448074400858471</text:p>
              </table:table-cell>
              <table:table-cell office:value-type="float" office:value="0.366405906724857">
                <text:p>0.36640590672485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2581159576886">
                <text:p>0.642581159576886</text:p>
              </table:table-cell>
              <table:table-cell office:value-type="float" office:value="0.509960525107868">
                <text:p>0.509960525107868</text:p>
              </table:table-cell>
              <table:table-cell office:value-type="float" office:value="0.401540642156788">
                <text:p>0.4015406421567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943013117587">
                <text:p>0.72943013117587</text:p>
              </table:table-cell>
              <table:table-cell office:value-type="float" office:value="0.602604308699209">
                <text:p>0.602604308699209</text:p>
              </table:table-cell>
              <table:table-cell office:value-type="float" office:value="0.45651363527781">
                <text:p>0.456513635277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6686746987952">
                <text:p>0.736686746987952</text:p>
              </table:table-cell>
              <table:table-cell office:value-type="float" office:value="0.616795031055901">
                <text:p>0.616795031055901</text:p>
              </table:table-cell>
              <table:table-cell office:value-type="float" office:value="0.460011594843056">
                <text:p>0.460011594843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6279721586397">
                <text:p>0.766279721586397</text:p>
              </table:table-cell>
              <table:table-cell office:value-type="float" office:value="0.655677163768213">
                <text:p>0.655677163768213</text:p>
              </table:table-cell>
              <table:table-cell office:value-type="float" office:value="0.480421862631873">
                <text:p>0.4804218626318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1941690494642">
                <text:p>0.791941690494642</text:p>
              </table:table-cell>
              <table:table-cell office:value-type="float" office:value="0.697440075468462">
                <text:p>0.697440075468462</text:p>
              </table:table-cell>
              <table:table-cell office:value-type="float" office:value="0.495778254077318">
                <text:p>0.4957782540773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preferred semantics with e=0.005</text:p>
        </chart:title>
        <chart:legend chart:legend-position="bottom" svg:x="2.425cm" svg:y="8.862cm" style:legend-expansion="wide" chart:style-name="ch3"/>
        <chart:plot-area chart:style-name="ch4" table:cell-range-address="preferred_005.A2:preferred_005.B12 preferred_005.B1:preferred_005.B1 preferred_005.D1:preferred_005.D12 preferred_005.K1:preferred_005.K12 preferred_005.M1:preferred_005.M12" chart:data-source-has-labels="both" svg:x="1.232cm" svg:y="2.292cm" svg:width="9.189cm" svg:height="5.393cm">
          <chartooo:coordinate-region svg:x="2.251cm" svg:y="2.496cm" svg:width="6.957cm" svg:height="4.533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005.A2:preferr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005.B2:preferred_005.B12" chart:label-cell-address="preferred_005.B1:preferred_005.B1" chart:class="chart:line">
            <chart:data-point chart:repeated="11"/>
          </chart:series>
          <chart:series chart:attached-axis="secondary-y" chart:style-name="ch11" chart:values-cell-range-address="preferred_005.D2:preferred_005.D12" chart:label-cell-address="preferred_005.D1:preferred_005.D1" chart:class="chart:line">
            <chart:data-point chart:repeated="11"/>
          </chart:series>
          <chart:series chart:attached-axis="primary-y" chart:style-name="ch12" chart:values-cell-range-address="preferred_005.K2:preferred_005.K12" chart:label-cell-address="preferred_005.K1:preferred_005.K1" chart:class="chart:line">
            <chart:data-point chart:repeated="11"/>
          </chart:series>
          <chart:series chart:attached-axis="secondary-y" chart:style-name="ch13" chart:values-cell-range-address="preferred_005.M2:preferred_005.M12" chart:label-cell-address="preferred_005.M1:preferr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005.B1:preferred_005.B1</svg:desc>
                </draw:g>
              </table:table-cell>
              <table:table-cell office:value-type="string">
                <text:p>Naive Trials</text:p>
                <draw:g>
                  <svg:desc>preferred_005.D1:preferred_005.D1</svg:desc>
                </draw:g>
              </table:table-cell>
              <table:table-cell office:value-type="string">
                <text:p>Optim CPU time</text:p>
                <draw:g>
                  <svg:desc>preferred_005.K1:preferred_005.K1</svg:desc>
                </draw:g>
              </table:table-cell>
              <table:table-cell office:value-type="string">
                <text:p>Optim Trials</text:p>
                <draw:g>
                  <svg:desc>preferred_005.M1:preferr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05.A2:preferred_005.A12</svg:desc>
                </draw:g>
              </table:table-cell>
              <table:table-cell office:value-type="float" office:value="570.3">
                <text:p>570.3</text:p>
                <draw:g>
                  <svg:desc>preferred_005.B2:preferred_005.B12</svg:desc>
                </draw:g>
              </table:table-cell>
              <table:table-cell office:value-type="float" office:value="38074.7">
                <text:p>38074.7</text:p>
                <draw:g>
                  <svg:desc>preferred_005.D2:preferred_005.D12</svg:desc>
                </draw:g>
              </table:table-cell>
              <table:table-cell office:value-type="float" office:value="164">
                <text:p>164</text:p>
                <draw:g>
                  <svg:desc>preferred_005.K2:preferred_005.K12</svg:desc>
                </draw:g>
              </table:table-cell>
              <table:table-cell office:value-type="float" office:value="12193.2">
                <text:p>12193.2</text:p>
                <draw:g>
                  <svg:desc>preferred_005.M2:preferr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5.15">
                <text:p>285.15</text:p>
              </table:table-cell>
              <table:table-cell office:value-type="float" office:value="38347.5">
                <text:p>38347.5</text:p>
              </table:table-cell>
              <table:table-cell office:value-type="float" office:value="95.65">
                <text:p>95.65</text:p>
              </table:table-cell>
              <table:table-cell office:value-type="float" office:value="11020.8">
                <text:p>11020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5.8">
                <text:p>255.8</text:p>
              </table:table-cell>
              <table:table-cell office:value-type="float" office:value="37878.9">
                <text:p>37878.9</text:p>
              </table:table-cell>
              <table:table-cell office:value-type="float" office:value="66.65">
                <text:p>66.65</text:p>
              </table:table-cell>
              <table:table-cell office:value-type="float" office:value="8556.75">
                <text:p>8556.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9.95">
                <text:p>499.95</text:p>
              </table:table-cell>
              <table:table-cell office:value-type="float" office:value="38267.6">
                <text:p>38267.6</text:p>
              </table:table-cell>
              <table:table-cell office:value-type="float" office:value="126.7">
                <text:p>126.7</text:p>
              </table:table-cell>
              <table:table-cell office:value-type="float" office:value="7714.65">
                <text:p>7714.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4.15">
                <text:p>364.15</text:p>
              </table:table-cell>
              <table:table-cell office:value-type="float" office:value="38342.6">
                <text:p>38342.6</text:p>
              </table:table-cell>
              <table:table-cell office:value-type="float" office:value="119.95">
                <text:p>119.95</text:p>
              </table:table-cell>
              <table:table-cell office:value-type="float" office:value="10755.15">
                <text:p>10755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.35">
                <text:p>419.35</text:p>
              </table:table-cell>
              <table:table-cell office:value-type="float" office:value="37096.7">
                <text:p>37096.7</text:p>
              </table:table-cell>
              <table:table-cell office:value-type="float" office:value="187.9">
                <text:p>187.9</text:p>
              </table:table-cell>
              <table:table-cell office:value-type="float" office:value="13592.45">
                <text:p>13592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44.65">
                <text:p>544.65</text:p>
              </table:table-cell>
              <table:table-cell office:value-type="float" office:value="35946.05">
                <text:p>35946.05</text:p>
              </table:table-cell>
              <table:table-cell office:value-type="float" office:value="277.75">
                <text:p>277.75</text:p>
              </table:table-cell>
              <table:table-cell office:value-type="float" office:value="14433.8">
                <text:p>14433.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33.4">
                <text:p>733.4</text:p>
              </table:table-cell>
              <table:table-cell office:value-type="float" office:value="32861.45">
                <text:p>32861.45</text:p>
              </table:table-cell>
              <table:table-cell office:value-type="float" office:value="441.95">
                <text:p>441.95</text:p>
              </table:table-cell>
              <table:table-cell office:value-type="float" office:value="15001.7">
                <text:p>15001.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06.25">
                <text:p>1006.25</text:p>
              </table:table-cell>
              <table:table-cell office:value-type="float" office:value="32600.7">
                <text:p>32600.7</text:p>
              </table:table-cell>
              <table:table-cell office:value-type="float" office:value="620.65">
                <text:p>620.65</text:p>
              </table:table-cell>
              <table:table-cell office:value-type="float" office:value="14996.7">
                <text:p>14996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9.3">
                <text:p>1489.3</text:p>
              </table:table-cell>
              <table:table-cell office:value-type="float" office:value="30825.2">
                <text:p>30825.2</text:p>
              </table:table-cell>
              <table:table-cell office:value-type="float" office:value="976.5">
                <text:p>976.5</text:p>
              </table:table-cell>
              <table:table-cell office:value-type="float" office:value="14809.1">
                <text:p>14809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32.1">
                <text:p>2332.1</text:p>
              </table:table-cell>
              <table:table-cell office:value-type="float" office:value="29253.3">
                <text:p>29253.3</text:p>
              </table:table-cell>
              <table:table-cell office:value-type="float" office:value="1626.5">
                <text:p>1626.5</text:p>
              </table:table-cell>
              <table:table-cell office:value-type="float" office:value="14503.15">
                <text:p>14503.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preferred semantics with e=0.01</text:p>
        </chart:title>
        <chart:legend chart:legend-position="bottom" svg:x="2.007cm" svg:y="9.369cm" style:legend-expansion="wide" chart:style-name="ch3"/>
        <chart:plot-area chart:style-name="ch4" table:cell-range-address="preferred_01.A2:preferred_01.A12 preferred_01.B15:preferr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01.D16:preferred_01.D26" chart:label-cell-address="preferred_01.D15:preferred_01.D15" chart:class="chart:line">
            <chart:data-point chart:repeated="11"/>
          </chart:series>
          <chart:series chart:style-name="ch11" chart:values-cell-range-address="preferred_01.B16:preferred_01.B26" chart:label-cell-address="preferred_01.B15:preferred_01.B15" chart:class="chart:line">
            <chart:data-point chart:repeated="11"/>
          </chart:series>
          <chart:series chart:style-name="ch12" chart:values-cell-range-address="preferred_01.C16:preferred_01.C26" chart:label-cell-address="preferred_01.C15:preferr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01.D15:preferred_01.D15</svg:desc>
                </draw:g>
              </table:table-cell>
              <table:table-cell office:value-type="string">
                <text:p>CPU time</text:p>
                <draw:g>
                  <svg:desc>preferred_01.B15:preferred_01.B15</svg:desc>
                </draw:g>
              </table:table-cell>
              <table:table-cell office:value-type="string">
                <text:p>Trials</text:p>
                <draw:g>
                  <svg:desc>preferred_01.C15:preferr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461574548344168">
                <text:p>0.461574548344168</text:p>
                <draw:g>
                  <svg:desc>preferred_01.D16:preferred_01.D26</svg:desc>
                </draw:g>
              </table:table-cell>
              <table:table-cell office:value-type="float" office:value="0.287676767676768">
                <text:p>0.287676767676768</text:p>
                <draw:g>
                  <svg:desc>preferred_01.B16:preferred_01.B26</svg:desc>
                </draw:g>
              </table:table-cell>
              <table:table-cell office:value-type="float" office:value="0.320840171695493">
                <text:p>0.320840171695493</text:p>
                <draw:g>
                  <svg:desc>preferred_01.C16:preferr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4066706851517">
                <text:p>0.434066706851517</text:p>
              </table:table-cell>
              <table:table-cell office:value-type="float" office:value="0.257190265486726">
                <text:p>0.257190265486726</text:p>
              </table:table-cell>
              <table:table-cell office:value-type="float" office:value="0.284002649794224">
                <text:p>0.2840026497942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36925619834711">
                <text:p>0.336925619834711</text:p>
              </table:table-cell>
              <table:table-cell office:value-type="float" office:value="0.220214190093708">
                <text:p>0.220214190093708</text:p>
              </table:table-cell>
              <table:table-cell office:value-type="float" office:value="0.2210488501952">
                <text:p>0.22104885019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0706497607183">
                <text:p>0.320706497607183</text:p>
              </table:table-cell>
              <table:table-cell office:value-type="float" office:value="0.18968583283936">
                <text:p>0.18968583283936</text:p>
              </table:table-cell>
              <table:table-cell office:value-type="float" office:value="0.199821233488926">
                <text:p>0.19982123348892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7011164690039">
                <text:p>0.447011164690039</text:p>
              </table:table-cell>
              <table:table-cell office:value-type="float" office:value="0.323144104803493">
                <text:p>0.323144104803493</text:p>
              </table:table-cell>
              <table:table-cell office:value-type="float" office:value="0.28019217828135">
                <text:p>0.280192178281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6092540232011">
                <text:p>0.586092540232011</text:p>
              </table:table-cell>
              <table:table-cell office:value-type="float" office:value="0.470281124497992">
                <text:p>0.470281124497992</text:p>
              </table:table-cell>
              <table:table-cell office:value-type="float" office:value="0.367123479686017">
                <text:p>0.3671234796860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3748602102438">
                <text:p>0.643748602102438</text:p>
              </table:table-cell>
              <table:table-cell office:value-type="float" office:value="0.420680628272251">
                <text:p>0.420680628272251</text:p>
              </table:table-cell>
              <table:table-cell office:value-type="float" office:value="0.400534327776696">
                <text:p>0.4005343277766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0170919974795">
                <text:p>0.730170919974795</text:p>
              </table:table-cell>
              <table:table-cell office:value-type="float" office:value="0.596579057154777">
                <text:p>0.596579057154777</text:p>
              </table:table-cell>
              <table:table-cell office:value-type="float" office:value="0.456694208832992">
                <text:p>0.4566942088329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43426649920998">
                <text:p>0.743426649920998</text:p>
              </table:table-cell>
              <table:table-cell office:value-type="float" office:value="0.588842435327933">
                <text:p>0.588842435327933</text:p>
              </table:table-cell>
              <table:table-cell office:value-type="float" office:value="0.46118190212373">
                <text:p>0.4611819021237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74453016907816">
                <text:p>0.774453016907816</text:p>
              </table:table-cell>
              <table:table-cell office:value-type="float" office:value="0.644424496309595">
                <text:p>0.644424496309595</text:p>
              </table:table-cell>
              <table:table-cell office:value-type="float" office:value="0.481419138482335">
                <text:p>0.4814191384823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784089397366">
                <text:p>0.78784089397366</text:p>
              </table:table-cell>
              <table:table-cell office:value-type="float" office:value="0.68156378600823">
                <text:p>0.68156378600823</text:p>
              </table:table-cell>
              <table:table-cell office:value-type="float" office:value="0.494563028594442">
                <text:p>0.49456302859444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preferred semantics with e=0.01</text:p>
        </chart:title>
        <chart:legend chart:legend-position="bottom" svg:x="2.425cm" svg:y="8.862cm" style:legend-expansion="wide" chart:style-name="ch3"/>
        <chart:plot-area chart:style-name="ch4" table:cell-range-address="preferred_01.A2:preferred_01.B12 preferred_01.B1:preferred_01.B1 preferred_01.D1:preferred_01.D12 preferred_01.K1:preferred_01.K12 preferred_01.M1:preferred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01.B2:preferred_01.B12" chart:label-cell-address="preferred_01.B1:preferred_01.B1" chart:class="chart:line">
            <chart:data-point chart:repeated="11"/>
          </chart:series>
          <chart:series chart:attached-axis="secondary-y" chart:style-name="ch11" chart:values-cell-range-address="preferred_01.D2:preferred_01.D12" chart:label-cell-address="preferred_01.D1:preferred_01.D1" chart:class="chart:line">
            <chart:data-point chart:repeated="11"/>
          </chart:series>
          <chart:series chart:attached-axis="primary-y" chart:style-name="ch12" chart:values-cell-range-address="preferred_01.K2:preferred_01.K12" chart:label-cell-address="preferred_01.K1:preferred_01.K1" chart:class="chart:line">
            <chart:data-point chart:repeated="11"/>
          </chart:series>
          <chart:series chart:attached-axis="secondary-y" chart:style-name="ch13" chart:values-cell-range-address="preferred_01.M2:preferred_01.M12" chart:label-cell-address="preferred_01.M1:preferr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01.B1:preferred_01.B1</svg:desc>
                </draw:g>
              </table:table-cell>
              <table:table-cell office:value-type="string">
                <text:p>Naive Trials</text:p>
                <draw:g>
                  <svg:desc>preferred_01.D1:preferred_01.D1</svg:desc>
                </draw:g>
              </table:table-cell>
              <table:table-cell office:value-type="string">
                <text:p>Optim CPU time</text:p>
                <draw:g>
                  <svg:desc>preferred_01.K1:preferred_01.K1</svg:desc>
                </draw:g>
              </table:table-cell>
              <table:table-cell office:value-type="string">
                <text:p>Optim Trials</text:p>
                <draw:g>
                  <svg:desc>preferred_01.M1:preferr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123.75">
                <text:p>123.75</text:p>
                <draw:g>
                  <svg:desc>preferred_01.B2:preferred_01.B12</svg:desc>
                </draw:g>
              </table:table-cell>
              <table:table-cell office:value-type="float" office:value="9505.2">
                <text:p>9505.2</text:p>
                <draw:g>
                  <svg:desc>preferred_01.D2:preferred_01.D12</svg:desc>
                </draw:g>
              </table:table-cell>
              <table:table-cell office:value-type="float" office:value="35.6">
                <text:p>35.6</text:p>
                <draw:g>
                  <svg:desc>preferred_01.K2:preferred_01.K12</svg:desc>
                </draw:g>
              </table:table-cell>
              <table:table-cell office:value-type="float" office:value="3049.65">
                <text:p>3049.65</text:p>
                <draw:g>
                  <svg:desc>preferred_01.M2:preferr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0.4">
                <text:p>90.4</text:p>
              </table:table-cell>
              <table:table-cell office:value-type="float" office:value="9585.65">
                <text:p>9585.65</text:p>
              </table:table-cell>
              <table:table-cell office:value-type="float" office:value="23.25">
                <text:p>23.25</text:p>
              </table:table-cell>
              <table:table-cell office:value-type="float" office:value="2722.35">
                <text:p>2722.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4.7">
                <text:p>74.7</text:p>
              </table:table-cell>
              <table:table-cell office:value-type="float" office:value="9464.65">
                <text:p>9464.65</text:p>
              </table:table-cell>
              <table:table-cell office:value-type="float" office:value="16.45">
                <text:p>16.45</text:p>
              </table:table-cell>
              <table:table-cell office:value-type="float" office:value="2092.15">
                <text:p>2092.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4.35">
                <text:p>84.35</text:p>
              </table:table-cell>
              <table:table-cell office:value-type="float" office:value="9565.55">
                <text:p>9565.55</text:p>
              </table:table-cell>
              <table:table-cell office:value-type="float" office:value="16">
                <text:p>16</text:p>
              </table:table-cell>
              <table:table-cell office:value-type="float" office:value="1911.4">
                <text:p>1911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4.5">
                <text:p>114.5</text:p>
              </table:table-cell>
              <table:table-cell office:value-type="float" office:value="9584.85">
                <text:p>9584.85</text:p>
              </table:table-cell>
              <table:table-cell office:value-type="float" office:value="37">
                <text:p>37</text:p>
              </table:table-cell>
              <table:table-cell office:value-type="float" office:value="2685.6">
                <text:p>2685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4.5">
                <text:p>124.5</text:p>
              </table:table-cell>
              <table:table-cell office:value-type="float" office:value="9274.4">
                <text:p>9274.4</text:p>
              </table:table-cell>
              <table:table-cell office:value-type="float" office:value="58.55">
                <text:p>58.55</text:p>
              </table:table-cell>
              <table:table-cell office:value-type="float" office:value="3404.85">
                <text:p>3404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1">
                <text:p>191</text:p>
              </table:table-cell>
              <table:table-cell office:value-type="float" office:value="8983.25">
                <text:p>8983.25</text:p>
              </table:table-cell>
              <table:table-cell office:value-type="float" office:value="80.35">
                <text:p>80.35</text:p>
              </table:table-cell>
              <table:table-cell office:value-type="float" office:value="3598.1">
                <text:p>3598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39.7">
                <text:p>239.7</text:p>
              </table:table-cell>
              <table:table-cell office:value-type="float" office:value="8205.6">
                <text:p>8205.6</text:p>
              </table:table-cell>
              <table:table-cell office:value-type="float" office:value="143">
                <text:p>143</text:p>
              </table:table-cell>
              <table:table-cell office:value-type="float" office:value="3747.45">
                <text:p>3747.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2.7">
                <text:p>382.7</text:p>
              </table:table-cell>
              <table:table-cell office:value-type="float" office:value="8122.5">
                <text:p>8122.5</text:p>
              </table:table-cell>
              <table:table-cell office:value-type="float" office:value="225.35">
                <text:p>225.35</text:p>
              </table:table-cell>
              <table:table-cell office:value-type="float" office:value="3745.95">
                <text:p>3745.9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1.3">
                <text:p>501.3</text:p>
              </table:table-cell>
              <table:table-cell office:value-type="float" office:value="7693.4">
                <text:p>7693.4</text:p>
              </table:table-cell>
              <table:table-cell office:value-type="float" office:value="323.05">
                <text:p>323.05</text:p>
              </table:table-cell>
              <table:table-cell office:value-type="float" office:value="3703.75">
                <text:p>3703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7.5">
                <text:p>607.5</text:p>
              </table:table-cell>
              <table:table-cell office:value-type="float" office:value="7324.85">
                <text:p>7324.85</text:p>
              </table:table-cell>
              <table:table-cell office:value-type="float" office:value="414.05">
                <text:p>414.05</text:p>
              </table:table-cell>
              <table:table-cell office:value-type="float" office:value="3622.6">
                <text:p>3622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Relative error of the two algorithms
for the preferred semantics with e=0.01</text:p>
        </chart:title>
        <chart:legend chart:legend-position="bottom" svg:x="2.83cm" svg:y="9.369cm" style:legend-expansion="wide" chart:style-name="ch3"/>
        <chart:plot-area chart:style-name="ch4" table:cell-range-address="preferred_01.A2:preferred_01.A12 preferred_01.W1:preferred_01.X12" chart:data-source-has-labels="both" svg:x="1.232cm" svg:y="2.292cm" svg:width="9.743cm" svg:height="5.9cm">
          <chartooo:coordinate-region svg:x="2.358cm" svg:y="2.496cm" svg:width="8.423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228cm" chart:style-name="ch7">
              <text:p>Relative err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preferred_01.W2:preferred_01.W12" chart:label-cell-address="preferred_01.W1:preferred_01.W1" chart:class="chart:line">
            <chart:data-point chart:repeated="11"/>
          </chart:series>
          <chart:series chart:attached-axis="secondary-y" chart:style-name="ch11" chart:values-cell-range-address="preferred_01.X2:preferred_01.X12" chart:label-cell-address="preferred_01.X1:preferred_01.X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error</text:p>
                <draw:g>
                  <svg:desc>preferred_01.W1:preferred_01.W1</svg:desc>
                </draw:g>
              </table:table-cell>
              <table:table-cell office:value-type="string">
                <text:p>Optim error</text:p>
                <draw:g>
                  <svg:desc>preferred_01.X1:preferred_01.X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00158095640696284">
                <text:p>0.00158095640696284</text:p>
                <draw:g>
                  <svg:desc>preferred_01.W2:preferred_01.W12</svg:desc>
                </draw:g>
              </table:table-cell>
              <table:table-cell office:value-type="float" office:value="0.00187226360136053">
                <text:p>0.00187226360136053</text:p>
                <draw:g>
                  <svg:desc>preferred_01.X2:preferred_01.X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252606919384207">
                <text:p>0.00252606919384207</text:p>
              </table:table-cell>
              <table:table-cell office:value-type="float" office:value="0.00326456232449501">
                <text:p>0.0032645623244950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136833920095145">
                <text:p>0.00136833920095145</text:p>
              </table:table-cell>
              <table:table-cell office:value-type="float" office:value="0.00184678472079483">
                <text:p>0.001846784720794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57443238950867">
                <text:p>0.00157443238950867</text:p>
              </table:table-cell>
              <table:table-cell office:value-type="float" office:value="0.00194710282509084">
                <text:p>0.001947102825090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252591664520118">
                <text:p>0.00252591664520118</text:p>
              </table:table-cell>
              <table:table-cell office:value-type="float" office:value="0.000126133770432761">
                <text:p>0.0001261337704327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11512979304424">
                <text:p>0.0011512979304424</text:p>
              </table:table-cell>
              <table:table-cell office:value-type="float" office:value="0.000896469630613905">
                <text:p>0.0008964696306139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87319397063903">
                <text:p>0.00287319397063903</text:p>
              </table:table-cell>
              <table:table-cell office:value-type="float" office:value="0.00181733520778598">
                <text:p>0.001817335207785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76799947864373">
                <text:p>0.00176799947864373</text:p>
              </table:table-cell>
              <table:table-cell office:value-type="float" office:value="0.00122411794851786">
                <text:p>0.0012241179485178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474851257863715">
                <text:p>0.00474851257863715</text:p>
              </table:table-cell>
              <table:table-cell office:value-type="float" office:value="0.00295974869088138">
                <text:p>0.0029597486908813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494167106736581">
                <text:p>0.00494167106736581</text:p>
              </table:table-cell>
              <table:table-cell office:value-type="float" office:value="0.000617521858064936">
                <text:p>0.0006175218580649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58869429999946">
                <text:p>0.00258869429999946</text:p>
              </table:table-cell>
              <table:table-cell office:value-type="float" office:value="0.00168980892178036">
                <text:p>0.0016898089217803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72cm" svg:y="0.338cm" chart:style-name="ch2">
          <text:p>CPU time / Trials of the two algorithms
for the stable semantics with e=0.01</text:p>
        </chart:title>
        <chart:legend chart:legend-position="bottom" svg:x="2.425cm" svg:y="8.862cm" style:legend-expansion="wide" chart:style-name="ch3"/>
        <chart:plot-area chart:style-name="ch4" table:cell-range-address="stable_01.A2:stable_01.B12 stable_01.B1:stable_01.B1 stable_01.D1:stable_01.D12 stable_01.K1:stable_01.K12 stable_01.M1:stable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stable_01.A2:stable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stable_01.B2:stable_01.B12" chart:label-cell-address="stable_01.B1:stable_01.B1" chart:class="chart:line">
            <chart:data-point chart:repeated="11"/>
          </chart:series>
          <chart:series chart:attached-axis="secondary-y" chart:style-name="ch11" chart:values-cell-range-address="stable_01.D2:stable_01.D12" chart:label-cell-address="stable_01.D1:stable_01.D1" chart:class="chart:line">
            <chart:data-point chart:repeated="11"/>
          </chart:series>
          <chart:series chart:attached-axis="primary-y" chart:style-name="ch12" chart:values-cell-range-address="stable_01.K2:stable_01.K12" chart:label-cell-address="stable_01.K1:stable_01.K1" chart:class="chart:line">
            <chart:data-point chart:repeated="11"/>
          </chart:series>
          <chart:series chart:attached-axis="secondary-y" chart:style-name="ch13" chart:values-cell-range-address="stable_01.M2:stable_01.M12" chart:label-cell-address="stable_01.M1:stable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stable_01.B1:stable_01.B1</svg:desc>
                </draw:g>
              </table:table-cell>
              <table:table-cell office:value-type="string">
                <text:p>Naive Trials</text:p>
                <draw:g>
                  <svg:desc>stable_01.D1:stable_01.D1</svg:desc>
                </draw:g>
              </table:table-cell>
              <table:table-cell office:value-type="string">
                <text:p>Optim CPU time</text:p>
                <draw:g>
                  <svg:desc>stable_01.K1:stable_01.K1</svg:desc>
                </draw:g>
              </table:table-cell>
              <table:table-cell office:value-type="string">
                <text:p>Optim Trials</text:p>
                <draw:g>
                  <svg:desc>stable_01.M1:stable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able_01.A2:stable_01.A12</svg:desc>
                </draw:g>
              </table:table-cell>
              <table:table-cell office:value-type="float" office:value="244">
                <text:p>244</text:p>
                <draw:g>
                  <svg:desc>stable_01.B2:stable_01.B12</svg:desc>
                </draw:g>
              </table:table-cell>
              <table:table-cell office:value-type="float" office:value="9508.55">
                <text:p>9508.55</text:p>
                <draw:g>
                  <svg:desc>stable_01.D2:stable_01.D12</svg:desc>
                </draw:g>
              </table:table-cell>
              <table:table-cell office:value-type="float" office:value="82.7">
                <text:p>82.7</text:p>
                <draw:g>
                  <svg:desc>stable_01.K2:stable_01.K12</svg:desc>
                </draw:g>
              </table:table-cell>
              <table:table-cell office:value-type="float" office:value="3036.35">
                <text:p>3036.35</text:p>
                <draw:g>
                  <svg:desc>stable_01.M2:stable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8.75">
                <text:p>58.75</text:p>
              </table:table-cell>
              <table:table-cell office:value-type="float" office:value="9581.1">
                <text:p>9581.1</text:p>
              </table:table-cell>
              <table:table-cell office:value-type="float" office:value="15.05">
                <text:p>15.05</text:p>
              </table:table-cell>
              <table:table-cell office:value-type="float" office:value="2745.3">
                <text:p>2745.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9.35">
                <text:p>49.35</text:p>
              </table:table-cell>
              <table:table-cell office:value-type="float" office:value="9465.9">
                <text:p>9465.9</text:p>
              </table:table-cell>
              <table:table-cell office:value-type="float" office:value="10.4">
                <text:p>10.4</text:p>
              </table:table-cell>
              <table:table-cell office:value-type="float" office:value="2147.9">
                <text:p>2147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0.85">
                <text:p>90.85</text:p>
              </table:table-cell>
              <table:table-cell office:value-type="float" office:value="9562.15">
                <text:p>9562.15</text:p>
              </table:table-cell>
              <table:table-cell office:value-type="float" office:value="27">
                <text:p>27</text:p>
              </table:table-cell>
              <table:table-cell office:value-type="float" office:value="1914.9">
                <text:p>1914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4.7">
                <text:p>64.7</text:p>
              </table:table-cell>
              <table:table-cell office:value-type="float" office:value="9580.45">
                <text:p>9580.45</text:p>
              </table:table-cell>
              <table:table-cell office:value-type="float" office:value="17">
                <text:p>17</text:p>
              </table:table-cell>
              <table:table-cell office:value-type="float" office:value="2694.75">
                <text:p>2694.7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9279.25">
                <text:p>9279.25</text:p>
              </table:table-cell>
              <table:table-cell office:value-type="float" office:value="22.4">
                <text:p>22.4</text:p>
              </table:table-cell>
              <table:table-cell office:value-type="float" office:value="3419.8">
                <text:p>3419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6.5">
                <text:p>66.5</text:p>
              </table:table-cell>
              <table:table-cell office:value-type="float" office:value="8989.5">
                <text:p>8989.5</text:p>
              </table:table-cell>
              <table:table-cell office:value-type="float" office:value="27.2">
                <text:p>27.2</text:p>
              </table:table-cell>
              <table:table-cell office:value-type="float" office:value="3604.95">
                <text:p>3604.9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.9">
                <text:p>67.9</text:p>
              </table:table-cell>
              <table:table-cell office:value-type="float" office:value="8166.05">
                <text:p>8166.05</text:p>
              </table:table-cell>
              <table:table-cell office:value-type="float" office:value="34.8">
                <text:p>34.8</text:p>
              </table:table-cell>
              <table:table-cell office:value-type="float" office:value="3747.2">
                <text:p>3747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6.05">
                <text:p>76.05</text:p>
              </table:table-cell>
              <table:table-cell office:value-type="float" office:value="8148.25">
                <text:p>8148.25</text:p>
              </table:table-cell>
              <table:table-cell office:value-type="float" office:value="35.6">
                <text:p>35.6</text:p>
              </table:table-cell>
              <table:table-cell office:value-type="float" office:value="3746.15">
                <text:p>3746.1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.4">
                <text:p>79.4</text:p>
              </table:table-cell>
              <table:table-cell office:value-type="float" office:value="7725.55">
                <text:p>7725.55</text:p>
              </table:table-cell>
              <table:table-cell office:value-type="float" office:value="38.8">
                <text:p>38.8</text:p>
              </table:table-cell>
              <table:table-cell office:value-type="float" office:value="3704.55">
                <text:p>3704.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3.45">
                <text:p>83.45</text:p>
              </table:table-cell>
              <table:table-cell office:value-type="float" office:value="7342.75">
                <text:p>7342.75</text:p>
              </table:table-cell>
              <table:table-cell office:value-type="float" office:value="40.95">
                <text:p>40.95</text:p>
              </table:table-cell>
              <table:table-cell office:value-type="float" office:value="3624.8">
                <text:p>3624.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96cm" svg:y="0.338cm" chart:style-name="ch2">
          <text:p>Relative error of the two algorithms
for the stable semantics with e=0.01</text:p>
        </chart:title>
        <chart:legend chart:legend-position="bottom" svg:x="2.83cm" svg:y="9.369cm" style:legend-expansion="wide" chart:style-name="ch3"/>
        <chart:plot-area chart:style-name="ch4" table:cell-range-address="preferred_01.A2:preferred_01.A12 stable_01.W1:stable_01.X12" chart:data-source-has-labels="both" svg:x="1.232cm" svg:y="2.292cm" svg:width="9.743cm" svg:height="5.9cm">
          <chartooo:coordinate-region svg:x="2.358cm" svg:y="2.496cm" svg:width="8.423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228cm" chart:style-name="ch7">
              <text:p>Relative err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table_01.W2:stable_01.W12" chart:label-cell-address="stable_01.W1:stable_01.W1" chart:class="chart:line">
            <chart:data-point chart:repeated="11"/>
          </chart:series>
          <chart:series chart:attached-axis="secondary-y" chart:style-name="ch11" chart:values-cell-range-address="stable_01.X2:stable_01.X12" chart:label-cell-address="stable_01.X1:stable_01.X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error</text:p>
                <draw:g>
                  <svg:desc>stable_01.W1:stable_01.W1</svg:desc>
                </draw:g>
              </table:table-cell>
              <table:table-cell office:value-type="string">
                <text:p>Optim error</text:p>
                <draw:g>
                  <svg:desc>stable_01.X1:stable_01.X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00179835491165666">
                <text:p>0.00179835491165666</text:p>
                <draw:g>
                  <svg:desc>stable_01.W2:stable_01.W12</svg:desc>
                </draw:g>
              </table:table-cell>
              <table:table-cell office:value-type="float" office:value="0.00127524672293632">
                <text:p>0.00127524672293632</text:p>
                <draw:g>
                  <svg:desc>stable_01.X2:stable_01.X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337832260488772">
                <text:p>0.00337832260488772</text:p>
              </table:table-cell>
              <table:table-cell office:value-type="float" office:value="0.00126368136294501">
                <text:p>0.0012636813629450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317484701339378">
                <text:p>0.000317484701339378</text:p>
              </table:table-cell>
              <table:table-cell office:value-type="float" office:value="0.00192660341089279">
                <text:p>0.0019266034108927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579662031488926">
                <text:p>0.000579662031488926</text:p>
              </table:table-cell>
              <table:table-cell office:value-type="float" office:value="0.00120234667557802">
                <text:p>0.001202346675578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13755033541206">
                <text:p>0.0013755033541206</text:p>
              </table:table-cell>
              <table:table-cell office:value-type="float" office:value="0.0000787916475435872">
                <text:p>0.00007879164754358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453806714715622">
                <text:p>0.00453806714715622</text:p>
              </table:table-cell>
              <table:table-cell office:value-type="float" office:value="0.00431661658730624">
                <text:p>0.004316616587306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6688440052565">
                <text:p>0.0016688440052565</text:p>
              </table:table-cell>
              <table:table-cell office:value-type="float" office:value="0.00272869562375123">
                <text:p>0.002728695623751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842813853392683">
                <text:p>0.00842813853392683</text:p>
              </table:table-cell>
              <table:table-cell office:value-type="float" office:value="0.0038001245182742">
                <text:p>0.00380012451827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648809463315129">
                <text:p>0.000648809463315129</text:p>
              </table:table-cell>
              <table:table-cell office:value-type="float" office:value="0.0033503309365989">
                <text:p>0.003350330936598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363113786760319">
                <text:p>0.00363113786760319</text:p>
              </table:table-cell>
              <table:table-cell office:value-type="float" office:value="0.00384340840516866">
                <text:p>0.003843408405168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592116333004671">
                <text:p>0.00592116333004671</text:p>
              </table:table-cell>
              <table:table-cell office:value-type="float" office:value="0.000375085715296494">
                <text:p>0.00037508571529649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48cm" svg:y="0.338cm" chart:style-name="ch2">
          <text:p>CPU time / Trials of the two algorithms
for the grounded semantics with e=0.005</text:p>
        </chart:title>
        <chart:legend chart:legend-position="bottom" svg:x="2.425cm" svg:y="8.862cm" style:legend-expansion="wide" chart:style-name="ch3"/>
        <chart:plot-area chart:style-name="ch4" table:cell-range-address="grounded_005.A2:grounded_005.B12 grounded_005.B1:grounded_005.B1 grounded_005.D1:grounded_005.D12 grounded_005.K1:grounded_005.K12 grounded_005.M1:grounded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429cm" chart:style-name="ch7">
              <text:p>Trials</text:p>
            </chart:title>
          </chart:axis>
          <chart:series chart:attached-axis="primary-y" chart:style-name="ch10" chart:values-cell-range-address="grounded_005.B2:grounded_005.B12" chart:label-cell-address="grounded_005.B1:grounded_005.B1" chart:class="chart:line">
            <chart:data-point chart:repeated="11"/>
          </chart:series>
          <chart:series chart:attached-axis="secondary-y" chart:style-name="ch11" chart:values-cell-range-address="grounded_005.D2:grounded_005.D12" chart:label-cell-address="grounded_005.D1:grounded_005.D1" chart:class="chart:line">
            <chart:data-point chart:repeated="11"/>
          </chart:series>
          <chart:series chart:attached-axis="primary-y" chart:style-name="ch12" chart:values-cell-range-address="grounded_005.K2:grounded_005.K12" chart:label-cell-address="grounded_005.K1:grounded_005.K1" chart:class="chart:line">
            <chart:data-point chart:repeated="11"/>
          </chart:series>
          <chart:series chart:attached-axis="secondary-y" chart:style-name="ch13" chart:values-cell-range-address="grounded_005.M2:grounded_005.M12" chart:label-cell-address="grounded_005.M1:ground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05.B1:grounded_005.B1</svg:desc>
                </draw:g>
              </table:table-cell>
              <table:table-cell office:value-type="string">
                <text:p>Naive Trials</text:p>
                <draw:g>
                  <svg:desc>grounded_005.D1:grounded_005.D1</svg:desc>
                </draw:g>
              </table:table-cell>
              <table:table-cell office:value-type="string">
                <text:p>Optim CPU time</text:p>
                <draw:g>
                  <svg:desc>grounded_005.K1:grounded_005.K1</svg:desc>
                </draw:g>
              </table:table-cell>
              <table:table-cell office:value-type="string">
                <text:p>Optim Trials</text:p>
                <draw:g>
                  <svg:desc>grounded_005.M1:ground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454.25">
                <text:p>454.25</text:p>
                <draw:g>
                  <svg:desc>grounded_005.B2:grounded_005.B12</svg:desc>
                </draw:g>
              </table:table-cell>
              <table:table-cell office:value-type="float" office:value="38385.05">
                <text:p>38385.05</text:p>
                <draw:g>
                  <svg:desc>grounded_005.D2:grounded_005.D12</svg:desc>
                </draw:g>
              </table:table-cell>
              <table:table-cell office:value-type="float" office:value="177.8">
                <text:p>177.8</text:p>
                <draw:g>
                  <svg:desc>grounded_005.K2:grounded_005.K12</svg:desc>
                </draw:g>
              </table:table-cell>
              <table:table-cell office:value-type="float" office:value="14118.3">
                <text:p>14118.3</text:p>
                <draw:g>
                  <svg:desc>grounded_005.M2:ground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9.95">
                <text:p>449.95</text:p>
              </table:table-cell>
              <table:table-cell office:value-type="float" office:value="38387.25">
                <text:p>38387.25</text:p>
              </table:table-cell>
              <table:table-cell office:value-type="float" office:value="165.65">
                <text:p>165.65</text:p>
              </table:table-cell>
              <table:table-cell office:value-type="float" office:value="12681.1">
                <text:p>12681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8.05">
                <text:p>388.05</text:p>
              </table:table-cell>
              <table:table-cell office:value-type="float" office:value="38329.3">
                <text:p>38329.3</text:p>
              </table:table-cell>
              <table:table-cell office:value-type="float" office:value="127.6">
                <text:p>127.6</text:p>
              </table:table-cell>
              <table:table-cell office:value-type="float" office:value="10904.15">
                <text:p>10904.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08.9">
                <text:p>408.9</text:p>
              </table:table-cell>
              <table:table-cell office:value-type="float" office:value="38410.8">
                <text:p>38410.8</text:p>
              </table:table-cell>
              <table:table-cell office:value-type="float" office:value="118.9">
                <text:p>118.9</text:p>
              </table:table-cell>
              <table:table-cell office:value-type="float" office:value="9769.2">
                <text:p>9769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67.55">
                <text:p>467.55</text:p>
              </table:table-cell>
              <table:table-cell office:value-type="float" office:value="38009.65">
                <text:p>38009.65</text:p>
              </table:table-cell>
              <table:table-cell office:value-type="float" office:value="169.8">
                <text:p>169.8</text:p>
              </table:table-cell>
              <table:table-cell office:value-type="float" office:value="12152.25">
                <text:p>12152.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45">
                <text:p>471.45</text:p>
              </table:table-cell>
              <table:table-cell office:value-type="float" office:value="36233.65">
                <text:p>36233.65</text:p>
              </table:table-cell>
              <table:table-cell office:value-type="float" office:value="214.95">
                <text:p>214.95</text:p>
              </table:table-cell>
              <table:table-cell office:value-type="float" office:value="14265.8">
                <text:p>14265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8.3">
                <text:p>518.3</text:p>
              </table:table-cell>
              <table:table-cell office:value-type="float" office:value="34989.3">
                <text:p>34989.3</text:p>
              </table:table-cell>
              <table:table-cell office:value-type="float" office:value="246.7">
                <text:p>246.7</text:p>
              </table:table-cell>
              <table:table-cell office:value-type="float" office:value="14786.15">
                <text:p>14786.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44.6">
                <text:p>544.6</text:p>
              </table:table-cell>
              <table:table-cell office:value-type="float" office:value="31599">
                <text:p>31599</text:p>
              </table:table-cell>
              <table:table-cell office:value-type="float" office:value="282.95">
                <text:p>282.95</text:p>
              </table:table-cell>
              <table:table-cell office:value-type="float" office:value="14920.5">
                <text:p>14920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78.25">
                <text:p>578.25</text:p>
              </table:table-cell>
              <table:table-cell office:value-type="float" office:value="31413.5">
                <text:p>31413.5</text:p>
              </table:table-cell>
              <table:table-cell office:value-type="float" office:value="307.65">
                <text:p>307.65</text:p>
              </table:table-cell>
              <table:table-cell office:value-type="float" office:value="14888.25">
                <text:p>14888.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11.1">
                <text:p>611.1</text:p>
              </table:table-cell>
              <table:table-cell office:value-type="float" office:value="29548.75">
                <text:p>29548.75</text:p>
              </table:table-cell>
              <table:table-cell office:value-type="float" office:value="370.8">
                <text:p>370.8</text:p>
              </table:table-cell>
              <table:table-cell office:value-type="float" office:value="14590.4">
                <text:p>14590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1.1">
                <text:p>641.1</text:p>
              </table:table-cell>
              <table:table-cell office:value-type="float" office:value="28029.7">
                <text:p>28029.7</text:p>
              </table:table-cell>
              <table:table-cell office:value-type="float" office:value="353.25">
                <text:p>353.25</text:p>
              </table:table-cell>
              <table:table-cell office:value-type="float" office:value="14155.5">
                <text:p>1415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stable semantics with e=0.005</text:p>
        </chart:title>
        <chart:legend chart:legend-position="bottom" svg:x="2.007cm" svg:y="9.369cm" style:legend-expansion="wide" chart:style-name="ch3"/>
        <chart:plot-area chart:style-name="ch4" table:cell-range-address="stable_005.A2:stable_005.A12 stable_005.B15:stable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stable_005.A2:stable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stable_005.D16:stable_005.D26" chart:label-cell-address="stable_005.D15:stable_005.D15" chart:class="chart:line">
            <chart:data-point chart:repeated="11"/>
          </chart:series>
          <chart:series chart:style-name="ch11" chart:values-cell-range-address="stable_005.B16:stable_005.B26" chart:label-cell-address="stable_005.B15:stable_005.B15" chart:class="chart:line">
            <chart:data-point chart:repeated="11"/>
          </chart:series>
          <chart:series chart:style-name="ch12" chart:values-cell-range-address="stable_005.C16:stable_005.C26" chart:label-cell-address="stable_005.C15:stable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stable_005.D15:stable_005.D15</svg:desc>
                </draw:g>
              </table:table-cell>
              <table:table-cell office:value-type="string">
                <text:p>CPU time</text:p>
                <draw:g>
                  <svg:desc>stable_005.B15:stable_005.B15</svg:desc>
                </draw:g>
              </table:table-cell>
              <table:table-cell office:value-type="string">
                <text:p>Trials</text:p>
                <draw:g>
                  <svg:desc>stable_005.C15:stable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able_005.A2:stable_005.A12</svg:desc>
                </draw:g>
              </table:table-cell>
              <table:table-cell office:value-type="float" office:value="0.463429291042989">
                <text:p>0.463429291042989</text:p>
                <draw:g>
                  <svg:desc>stable_005.D16:stable_005.D26</svg:desc>
                </draw:g>
              </table:table-cell>
              <table:table-cell office:value-type="float" office:value="0.336240061554245">
                <text:p>0.336240061554245</text:p>
                <draw:g>
                  <svg:desc>stable_005.B16:stable_005.B26</svg:desc>
                </draw:g>
              </table:table-cell>
              <table:table-cell office:value-type="float" office:value="0.322411740121281">
                <text:p>0.322411740121281</text:p>
                <draw:g>
                  <svg:desc>stable_005.C16:stable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5232420264169">
                <text:p>0.435232420264169</text:p>
              </table:table-cell>
              <table:table-cell office:value-type="float" office:value="0.291472106168592">
                <text:p>0.291472106168592</text:p>
              </table:table-cell>
              <table:table-cell office:value-type="float" office:value="0.285892904405102">
                <text:p>0.28589290440510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0743099787686">
                <text:p>0.340743099787686</text:p>
              </table:table-cell>
              <table:table-cell office:value-type="float" office:value="0.224731478931424">
                <text:p>0.224731478931424</text:p>
              </table:table-cell>
              <table:table-cell office:value-type="float" office:value="0.224516207414763">
                <text:p>0.2245162074147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1279955141069">
                <text:p>0.321279955141069</text:p>
              </table:table-cell>
              <table:table-cell office:value-type="float" office:value="0.203329065300896">
                <text:p>0.203329065300896</text:p>
              </table:table-cell>
              <table:table-cell office:value-type="float" office:value="0.201062453444153">
                <text:p>0.20106245344415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50143109632054">
                <text:p>0.450143109632054</text:p>
              </table:table-cell>
              <table:table-cell office:value-type="float" office:value="0.297184337879454">
                <text:p>0.297184337879454</text:p>
              </table:table-cell>
              <table:table-cell office:value-type="float" office:value="0.282035767285739">
                <text:p>0.2820357672857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7749588640178">
                <text:p>0.587749588640178</text:p>
              </table:table-cell>
              <table:table-cell office:value-type="float" office:value="0.378765536128081">
                <text:p>0.378765536128081</text:p>
              </table:table-cell>
              <table:table-cell office:value-type="float" office:value="0.367521644058702">
                <text:p>0.3675216440587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39514596552835">
                <text:p>0.639514596552835</text:p>
              </table:table-cell>
              <table:table-cell office:value-type="float" office:value="0.421411856474259">
                <text:p>0.421411856474259</text:p>
              </table:table-cell>
              <table:table-cell office:value-type="float" office:value="0.400471304446842">
                <text:p>0.40047130444684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9695518638812">
                <text:p>0.729695518638812</text:p>
              </table:table-cell>
              <table:table-cell office:value-type="float" office:value="0.488393686165274">
                <text:p>0.488393686165274</text:p>
              </table:table-cell>
              <table:table-cell office:value-type="float" office:value="0.456432153847792">
                <text:p>0.4564321538477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44251261918116">
                <text:p>0.744251261918116</text:p>
              </table:table-cell>
              <table:table-cell office:value-type="float" office:value="0.479127297715169">
                <text:p>0.479127297715169</text:p>
              </table:table-cell>
              <table:table-cell office:value-type="float" office:value="0.461125168716891">
                <text:p>0.46112516871689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698516265354">
                <text:p>0.76698516265354</text:p>
              </table:table-cell>
              <table:table-cell office:value-type="float" office:value="0.504955401387512">
                <text:p>0.504955401387512</text:p>
              </table:table-cell>
              <table:table-cell office:value-type="float" office:value="0.479897391079174">
                <text:p>0.4798973910791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6494465436467">
                <text:p>0.786494465436467</text:p>
              </table:table-cell>
              <table:table-cell office:value-type="float" office:value="0.532022932022932">
                <text:p>0.532022932022932</text:p>
              </table:table-cell>
              <table:table-cell office:value-type="float" office:value="0.494781723738717">
                <text:p>0.49478172373871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72cm" svg:y="0.338cm" chart:style-name="ch2">
          <text:p>CPU time / Trials of the two algorithms
for the stable semantics with e=0.005</text:p>
        </chart:title>
        <chart:legend chart:legend-position="bottom" svg:x="2.425cm" svg:y="8.862cm" style:legend-expansion="wide" chart:style-name="ch3"/>
        <chart:plot-area chart:style-name="ch4" table:cell-range-address="stable_005.A2:stable_005.B12 stable_005.B1:stable_005.B1 stable_005.D1:stable_005.D12 stable_005.K1:stable_005.K12 stable_005.M1:stable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stable_005.A2:stable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429cm" chart:style-name="ch7">
              <text:p>Trials</text:p>
            </chart:title>
          </chart:axis>
          <chart:series chart:attached-axis="primary-y" chart:style-name="ch10" chart:values-cell-range-address="stable_005.B2:stable_005.B12" chart:label-cell-address="stable_005.B1:stable_005.B1" chart:class="chart:line">
            <chart:data-point chart:repeated="11"/>
          </chart:series>
          <chart:series chart:attached-axis="secondary-y" chart:style-name="ch11" chart:values-cell-range-address="stable_005.D2:stable_005.D12" chart:label-cell-address="stable_005.D1:stable_005.D1" chart:class="chart:line">
            <chart:data-point chart:repeated="11"/>
          </chart:series>
          <chart:series chart:attached-axis="primary-y" chart:style-name="ch12" chart:values-cell-range-address="stable_005.K2:stable_005.K12" chart:label-cell-address="stable_005.K1:stable_005.K1" chart:class="chart:line">
            <chart:data-point chart:repeated="11"/>
          </chart:series>
          <chart:series chart:attached-axis="secondary-y" chart:style-name="ch13" chart:values-cell-range-address="stable_005.M2:stable_005.M12" chart:label-cell-address="stable_005.M1:stable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stable_005.B1:stable_005.B1</svg:desc>
                </draw:g>
              </table:table-cell>
              <table:table-cell office:value-type="string">
                <text:p>Naive Trials</text:p>
                <draw:g>
                  <svg:desc>stable_005.D1:stable_005.D1</svg:desc>
                </draw:g>
              </table:table-cell>
              <table:table-cell office:value-type="string">
                <text:p>Optim CPU time</text:p>
                <draw:g>
                  <svg:desc>stable_005.K1:stable_005.K1</svg:desc>
                </draw:g>
              </table:table-cell>
              <table:table-cell office:value-type="string">
                <text:p>Optim Trials</text:p>
                <draw:g>
                  <svg:desc>stable_005.M1:stable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able_005.A2:stable_005.A12</svg:desc>
                </draw:g>
              </table:table-cell>
              <table:table-cell office:value-type="float" office:value="194.95">
                <text:p>194.95</text:p>
                <draw:g>
                  <svg:desc>stable_005.B2:stable_005.B12</svg:desc>
                </draw:g>
              </table:table-cell>
              <table:table-cell office:value-type="float" office:value="38043.9">
                <text:p>38043.9</text:p>
                <draw:g>
                  <svg:desc>stable_005.D2:stable_005.D12</svg:desc>
                </draw:g>
              </table:table-cell>
              <table:table-cell office:value-type="float" office:value="65.55">
                <text:p>65.55</text:p>
                <draw:g>
                  <svg:desc>stable_005.K2:stable_005.K12</svg:desc>
                </draw:g>
              </table:table-cell>
              <table:table-cell office:value-type="float" office:value="12265.8">
                <text:p>12265.8</text:p>
                <draw:g>
                  <svg:desc>stable_005.M2:stable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3.45">
                <text:p>203.45</text:p>
              </table:table-cell>
              <table:table-cell office:value-type="float" office:value="38349.85">
                <text:p>38349.85</text:p>
              </table:table-cell>
              <table:table-cell office:value-type="float" office:value="59.3">
                <text:p>59.3</text:p>
              </table:table-cell>
              <table:table-cell office:value-type="float" office:value="10963.95">
                <text:p>10963.9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1.55">
                <text:p>181.55</text:p>
              </table:table-cell>
              <table:table-cell office:value-type="float" office:value="37862.3">
                <text:p>37862.3</text:p>
              </table:table-cell>
              <table:table-cell office:value-type="float" office:value="40.8">
                <text:p>40.8</text:p>
              </table:table-cell>
              <table:table-cell office:value-type="float" office:value="8500.7">
                <text:p>8500.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95.25">
                <text:p>195.25</text:p>
              </table:table-cell>
              <table:table-cell office:value-type="float" office:value="38260.5">
                <text:p>38260.5</text:p>
              </table:table-cell>
              <table:table-cell office:value-type="float" office:value="39.7">
                <text:p>39.7</text:p>
              </table:table-cell>
              <table:table-cell office:value-type="float" office:value="7692.75">
                <text:p>7692.7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27.3">
                <text:p>227.3</text:p>
              </table:table-cell>
              <table:table-cell office:value-type="float" office:value="38342.3">
                <text:p>38342.3</text:p>
              </table:table-cell>
              <table:table-cell office:value-type="float" office:value="67.55">
                <text:p>67.55</text:p>
              </table:table-cell>
              <table:table-cell office:value-type="float" office:value="10813.9">
                <text:p>10813.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7.35">
                <text:p>237.35</text:p>
              </table:table-cell>
              <table:table-cell office:value-type="float" office:value="37088.7">
                <text:p>37088.7</text:p>
              </table:table-cell>
              <table:table-cell office:value-type="float" office:value="89.9">
                <text:p>89.9</text:p>
              </table:table-cell>
              <table:table-cell office:value-type="float" office:value="13630.9">
                <text:p>13630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6.4">
                <text:p>256.4</text:p>
              </table:table-cell>
              <table:table-cell office:value-type="float" office:value="36006.45">
                <text:p>36006.45</text:p>
              </table:table-cell>
              <table:table-cell office:value-type="float" office:value="108.05">
                <text:p>108.05</text:p>
              </table:table-cell>
              <table:table-cell office:value-type="float" office:value="14419.55">
                <text:p>14419.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9.25">
                <text:p>269.25</text:p>
              </table:table-cell>
              <table:table-cell office:value-type="float" office:value="32868.85">
                <text:p>32868.85</text:p>
              </table:table-cell>
              <table:table-cell office:value-type="float" office:value="131.5">
                <text:p>131.5</text:p>
              </table:table-cell>
              <table:table-cell office:value-type="float" office:value="15002.4">
                <text:p>15002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1.05">
                <text:p>291.05</text:p>
              </table:table-cell>
              <table:table-cell office:value-type="float" office:value="32524.9">
                <text:p>32524.9</text:p>
              </table:table-cell>
              <table:table-cell office:value-type="float" office:value="139.45">
                <text:p>139.45</text:p>
              </table:table-cell>
              <table:table-cell office:value-type="float" office:value="14998.05">
                <text:p>14998.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2.7">
                <text:p>302.7</text:p>
              </table:table-cell>
              <table:table-cell office:value-type="float" office:value="30894">
                <text:p>30894</text:p>
              </table:table-cell>
              <table:table-cell office:value-type="float" office:value="152.85">
                <text:p>152.85</text:p>
              </table:table-cell>
              <table:table-cell office:value-type="float" office:value="14825.95">
                <text:p>14825.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5.25">
                <text:p>305.25</text:p>
              </table:table-cell>
              <table:table-cell office:value-type="float" office:value="29281.7">
                <text:p>29281.7</text:p>
              </table:table-cell>
              <table:table-cell office:value-type="float" office:value="162.4">
                <text:p>162.4</text:p>
              </table:table-cell>
              <table:table-cell office:value-type="float" office:value="14488.05">
                <text:p>14488.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preferred semantics with e=0.01</text:p>
        </chart:title>
        <chart:legend chart:legend-position="bottom" svg:x="2.007cm" svg:y="9.369cm" style:legend-expansion="wide" chart:style-name="ch3"/>
        <chart:plot-area chart:style-name="ch4" table:cell-range-address="preferred_cache_01.A2:preferred_cache_01.A12 preferred_cache_01.B15:preferred_cache_01.D26" chart:data-source-has-labels="both" svg:x="1.232cm" svg:y="2.292cm" svg:width="9.743cm" svg:height="5.9cm">
          <chartooo:coordinate-region svg:x="2.379cm" svg:y="2.496cm" svg:width="8.402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cache_01.A2:preferred_cache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cache_01.D16:preferred_cache_01.D26" chart:label-cell-address="preferred_cache_01.D15:preferred_cache_01.D15" chart:class="chart:line">
            <chart:data-point chart:repeated="11"/>
          </chart:series>
          <chart:series chart:style-name="ch11" chart:values-cell-range-address="preferred_cache_01.B16:preferred_cache_01.B26" chart:label-cell-address="preferred_cache_01.B15:preferred_cache_01.B15" chart:class="chart:line">
            <chart:data-point chart:repeated="11"/>
          </chart:series>
          <chart:series chart:style-name="ch12" chart:values-cell-range-address="preferred_cache_01.C16:preferred_cache_01.C26" chart:label-cell-address="preferred_cache_01.C15:preferred_cache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cache_01.D15:preferred_cache_01.D15</svg:desc>
                </draw:g>
              </table:table-cell>
              <table:table-cell office:value-type="string">
                <text:p>CPU time</text:p>
                <draw:g>
                  <svg:desc>preferred_cache_01.B15:preferred_cache_01.B15</svg:desc>
                </draw:g>
              </table:table-cell>
              <table:table-cell office:value-type="string">
                <text:p>Trials</text:p>
                <draw:g>
                  <svg:desc>preferred_cache_01.C15:preferred_cach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cache_01.A2:preferred_cache_01.A12</svg:desc>
                </draw:g>
              </table:table-cell>
              <table:table-cell office:value-type="float" office:value="1.0008394217317">
                <text:p>1.0008394217317</text:p>
                <draw:g>
                  <svg:desc>preferred_cache_01.D16:preferred_cache_01.D26</svg:desc>
                </draw:g>
              </table:table-cell>
              <table:table-cell office:value-type="float" office:value="0.75">
                <text:p>0.75</text:p>
                <draw:g>
                  <svg:desc>preferred_cache_01.B16:preferred_cache_01.B26</svg:desc>
                </draw:g>
              </table:table-cell>
              <table:table-cell office:value-type="float" office:value="1.00130238196651">
                <text:p>1.00130238196651</text:p>
                <draw:g>
                  <svg:desc>preferred_cache_01.C16:preferred_cach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999292688817583">
                <text:p>0.999292688817583</text:p>
              </table:table-cell>
              <table:table-cell office:value-type="float" office:value="1.11378273937312">
                <text:p>1.11378273937312</text:p>
              </table:table-cell>
              <table:table-cell office:value-type="float" office:value="0.998830893524879">
                <text:p>0.99883089352487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00188884752726">
                <text:p>1.00188884752726</text:p>
              </table:table-cell>
              <table:table-cell office:value-type="float" office:value="1.05911602209945">
                <text:p>1.05911602209945</text:p>
              </table:table-cell>
              <table:table-cell office:value-type="float" office:value="1.00242171825005">
                <text:p>1.0024217182500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992832691484809">
                <text:p>0.992832691484809</text:p>
              </table:table-cell>
              <table:table-cell office:value-type="float" office:value="0.669297881179892">
                <text:p>0.669297881179892</text:p>
              </table:table-cell>
              <table:table-cell office:value-type="float" office:value="0.990837348342877">
                <text:p>0.99083734834287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00213851761847">
                <text:p>1.00213851761847</text:p>
              </table:table-cell>
              <table:table-cell office:value-type="float" office:value="1.02979172159241">
                <text:p>1.02979172159241</text:p>
              </table:table-cell>
              <table:table-cell office:value-type="float" office:value="1.00388970927335">
                <text:p>1.003889709273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999960577816574">
                <text:p>0.999960577816574</text:p>
              </table:table-cell>
              <table:table-cell office:value-type="float" office:value="1.5302613480055">
                <text:p>1.5302613480055</text:p>
              </table:table-cell>
              <table:table-cell office:value-type="float" office:value="1.00001467933004">
                <text:p>1.0000146793300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99264939950803">
                <text:p>0.999264939950803</text:p>
              </table:table-cell>
              <table:table-cell office:value-type="float" office:value="1.57372867846326">
                <text:p>1.57372867846326</text:p>
              </table:table-cell>
              <table:table-cell office:value-type="float" office:value="1.00077037859597">
                <text:p>1.000770378595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996319109063186">
                <text:p>0.996319109063186</text:p>
              </table:table-cell>
              <table:table-cell office:value-type="float" office:value="1.81925406439273">
                <text:p>1.81925406439273</text:p>
              </table:table-cell>
              <table:table-cell office:value-type="float" office:value="0.99995667302129">
                <text:p>0.9999566730212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994893935273321">
                <text:p>0.994893935273321</text:p>
              </table:table-cell>
              <table:table-cell office:value-type="float" office:value="1.82791200865489">
                <text:p>1.82791200865489</text:p>
              </table:table-cell>
              <table:table-cell office:value-type="float" office:value="0.999796632094123">
                <text:p>0.9997966320941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00064517598124">
                <text:p>1.00064517598124</text:p>
              </table:table-cell>
              <table:table-cell office:value-type="float" office:value="1.64500157537021">
                <text:p>1.64500157537021</text:p>
              </table:table-cell>
              <table:table-cell office:value-type="float" office:value="1.00006748139201">
                <text:p>1.000067481392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9038307421061">
                <text:p>0.999038307421061</text:p>
              </table:table-cell>
              <table:table-cell office:value-type="float" office:value="1.43959239130435">
                <text:p>1.43959239130435</text:p>
              </table:table-cell>
              <table:table-cell office:value-type="float" office:value="0.999737992470731">
                <text:p>0.99973799247073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preferred semantics with e=0.01</text:p>
        </chart:title>
        <chart:legend chart:legend-position="bottom" svg:x="2.425cm" svg:y="8.862cm" style:legend-expansion="wide" chart:style-name="ch3"/>
        <chart:plot-area chart:style-name="ch4" table:cell-range-address="preferred_cache_01.A2:preferred_cache_01.B12 preferred_cache_01.A1:preferred_cache_01.B1 preferred_cache_01.D1:preferred_cache_01.D12 preferred_cache_01.K1:preferred_cache_01.K12 preferred_cache_01.M1:preferred_cache_01.M12" chart:data-source-has-labels="both" svg:x="1.232cm" svg:y="2.292cm" svg:width="9.189cm" svg:height="5.393cm">
          <chartooo:coordinate-region svg:x="2.251cm" svg:y="2.497cm" svg:width="6.957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cache_01.A2:preferred_cache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cache_01.B2:preferred_cache_01.B12" chart:label-cell-address="preferred_cache_01.B1:preferred_cache_01.B1" chart:class="chart:line">
            <chart:data-point chart:repeated="11"/>
          </chart:series>
          <chart:series chart:attached-axis="secondary-y" chart:style-name="ch11" chart:values-cell-range-address="preferred_cache_01.D2:preferred_cache_01.D12" chart:label-cell-address="preferred_cache_01.D1:preferred_cache_01.D1" chart:class="chart:line">
            <chart:data-point chart:repeated="11"/>
          </chart:series>
          <chart:series chart:attached-axis="primary-y" chart:style-name="ch12" chart:values-cell-range-address="preferred_cache_01.K2:preferred_cache_01.K12" chart:label-cell-address="preferred_cache_01.K1:preferred_cache_01.K1" chart:class="chart:line">
            <chart:data-point chart:repeated="11"/>
          </chart:series>
          <chart:series chart:attached-axis="secondary-y" chart:style-name="ch13" chart:values-cell-range-address="preferred_cache_01.M2:preferred_cache_01.M12" chart:label-cell-address="preferred_cache_01.M1:preferred_cache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cache_01.B1:preferred_cache_01.B1</svg:desc>
                </draw:g>
              </table:table-cell>
              <table:table-cell office:value-type="string">
                <text:p>Naive Trials</text:p>
                <draw:g>
                  <svg:desc>preferred_cache_01.D1:preferred_cache_01.D1</svg:desc>
                </draw:g>
              </table:table-cell>
              <table:table-cell office:value-type="string">
                <text:p>Optim CPU time</text:p>
                <draw:g>
                  <svg:desc>preferred_cache_01.K1:preferred_cache_01.K1</svg:desc>
                </draw:g>
              </table:table-cell>
              <table:table-cell office:value-type="string">
                <text:p>Optim Trials</text:p>
                <draw:g>
                  <svg:desc>preferred_cache_01.M1:preferred_cache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cache_01.A2:preferred_cache_01.A12</svg:desc>
                </draw:g>
              </table:table-cell>
              <table:table-cell office:value-type="float" office:value="379.4">
                <text:p>379.4</text:p>
                <draw:g>
                  <svg:desc>preferred_cache_01.B2:preferred_cache_01.B12</svg:desc>
                </draw:g>
              </table:table-cell>
              <table:table-cell office:value-type="float" office:value="12208.4">
                <text:p>12208.4</text:p>
                <draw:g>
                  <svg:desc>preferred_cache_01.D2:preferred_cache_01.D12</svg:desc>
                </draw:g>
              </table:table-cell>
              <table:table-cell office:value-type="float" office:value="284.55">
                <text:p>284.55</text:p>
                <draw:g>
                  <svg:desc>preferred_cache_01.K2:preferred_cache_01.K12</svg:desc>
                </draw:g>
              </table:table-cell>
              <table:table-cell office:value-type="float" office:value="12224.3">
                <text:p>12224.3</text:p>
                <draw:g>
                  <svg:desc>preferred_cache_01.M2:preferred_cache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6.45">
                <text:p>116.45</text:p>
              </table:table-cell>
              <table:table-cell office:value-type="float" office:value="10991.3">
                <text:p>10991.3</text:p>
              </table:table-cell>
              <table:table-cell office:value-type="float" office:value="129.7">
                <text:p>129.7</text:p>
              </table:table-cell>
              <table:table-cell office:value-type="float" office:value="10978.45">
                <text:p>10978.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0.5">
                <text:p>90.5</text:p>
              </table:table-cell>
              <table:table-cell office:value-type="float" office:value="8547.65">
                <text:p>8547.65</text:p>
              </table:table-cell>
              <table:table-cell office:value-type="float" office:value="95.85">
                <text:p>95.85</text:p>
              </table:table-cell>
              <table:table-cell office:value-type="float" office:value="8568.35">
                <text:p>8568.3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0.35">
                <text:p>120.35</text:p>
              </table:table-cell>
              <table:table-cell office:value-type="float" office:value="7710.65">
                <text:p>7710.65</text:p>
              </table:table-cell>
              <table:table-cell office:value-type="float" office:value="80.55">
                <text:p>80.55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9.65">
                <text:p>189.65</text:p>
              </table:table-cell>
              <table:table-cell office:value-type="float" office:value="10733.45">
                <text:p>10733.45</text:p>
              </table:table-cell>
              <table:table-cell office:value-type="float" office:value="195.3">
                <text:p>195.3</text:p>
              </table:table-cell>
              <table:table-cell office:value-type="float" office:value="10775.2">
                <text:p>10775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18.1">
                <text:p>218.1</text:p>
              </table:table-cell>
              <table:table-cell office:value-type="float" office:value="13624.6">
                <text:p>13624.6</text:p>
              </table:table-cell>
              <table:table-cell office:value-type="float" office:value="333.75">
                <text:p>333.75</text:p>
              </table:table-cell>
              <table:table-cell office:value-type="float" office:value="13624.8">
                <text:p>13624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3.65">
                <text:p>313.65</text:p>
              </table:table-cell>
              <table:table-cell office:value-type="float" office:value="14408.5">
                <text:p>14408.5</text:p>
              </table:table-cell>
              <table:table-cell office:value-type="float" office:value="493.6">
                <text:p>493.6</text:p>
              </table:table-cell>
              <table:table-cell office:value-type="float" office:value="14419.6">
                <text:p>14419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70.55">
                <text:p>470.55</text:p>
              </table:table-cell>
              <table:table-cell office:value-type="float" office:value="15002.2">
                <text:p>15002.2</text:p>
              </table:table-cell>
              <table:table-cell office:value-type="float" office:value="856.05">
                <text:p>856.05</text:p>
              </table:table-cell>
              <table:table-cell office:value-type="float" office:value="15001.55">
                <text:p>15001.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93.25">
                <text:p>693.25</text:p>
              </table:table-cell>
              <table:table-cell office:value-type="float" office:value="14997.45">
                <text:p>14997.45</text:p>
              </table:table-cell>
              <table:table-cell office:value-type="float" office:value="1267.2">
                <text:p>1267.2</text:p>
              </table:table-cell>
              <table:table-cell office:value-type="float" office:value="14994.4">
                <text:p>14994.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10.85">
                <text:p>1110.85</text:p>
              </table:table-cell>
              <table:table-cell office:value-type="float" office:value="14818.9">
                <text:p>14818.9</text:p>
              </table:table-cell>
              <table:table-cell office:value-type="float" office:value="1827.35">
                <text:p>1827.35</text:p>
              </table:table-cell>
              <table:table-cell office:value-type="float" office:value="14819.9">
                <text:p>14819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40">
                <text:p>1840</text:p>
              </table:table-cell>
              <table:table-cell office:value-type="float" office:value="14503.4">
                <text:p>14503.4</text:p>
              </table:table-cell>
              <table:table-cell office:value-type="float" office:value="2648.85">
                <text:p>2648.85</text:p>
              </table:table-cell>
              <table:table-cell office:value-type="float" office:value="14499.6">
                <text:p>14499.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0" chart:style-name="ch1">
        <chart:title svg:x="1.63cm" svg:y="0.338cm" chart:style-name="ch2">
          <text:p>Relative error of the two algorithms
for the preferred semantics with e=0.01</text:p>
        </chart:title>
        <chart:legend chart:legend-position="bottom" svg:x="2.83cm" svg:y="9.369cm" style:legend-expansion="wide" chart:style-name="ch3"/>
        <chart:plot-area chart:style-name="ch4" table:cell-range-address="preferred_cache_01.A2:preferred_cache_01.A12 preferred_cache_01.W1:preferred_cache_01.X12" chart:data-source-has-labels="both" svg:x="1.232cm" svg:y="2.292cm" svg:width="9.743cm" svg:height="5.9cm">
          <chartooo:coordinate-region svg:x="2.55cm" svg:y="2.496cm" svg:width="8.231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cache_01.A2:preferred_cache_01.A12"/>
          </chart:axis>
          <chart:axis chart:dimension="y" chart:name="primary-y" chart:style-name="ch5">
            <chart:title svg:x="0.451cm" svg:y="6.228cm" chart:style-name="ch7">
              <text:p>Relative err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preferred_cache_01.W2:preferred_cache_01.W12" chart:label-cell-address="preferred_cache_01.W1:preferred_cache_01.W1" chart:class="chart:line">
            <chart:data-point chart:repeated="11"/>
          </chart:series>
          <chart:series chart:attached-axis="secondary-y" chart:style-name="ch11" chart:values-cell-range-address="preferred_cache_01.X2:preferred_cache_01.X12" chart:label-cell-address="preferred_cache_01.X1:preferred_cache_01.X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error</text:p>
                <draw:g>
                  <svg:desc>preferred_cache_01.W1:preferred_cache_01.W1</svg:desc>
                </draw:g>
              </table:table-cell>
              <table:table-cell office:value-type="string">
                <text:p>Optim error</text:p>
                <draw:g>
                  <svg:desc>preferred_cache_01.X1:preferred_cache_01.X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cache_01.A2:preferred_cache_01.A12</svg:desc>
                </draw:g>
              </table:table-cell>
              <table:table-cell office:value-type="float" office:value="0.00212217344066424">
                <text:p>0.00212217344066424</text:p>
                <draw:g>
                  <svg:desc>preferred_cache_01.W2:preferred_cache_01.W12</svg:desc>
                </draw:g>
              </table:table-cell>
              <table:table-cell office:value-type="float" office:value="0.00258929938205686">
                <text:p>0.00258929938205686</text:p>
                <draw:g>
                  <svg:desc>preferred_cache_01.X2:preferred_cache_01.X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0606374587912305">
                <text:p>0.0000606374587912305</text:p>
              </table:table-cell>
              <table:table-cell office:value-type="float" office:value="0.000373920542326112">
                <text:p>0.00037392054232611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40961973955179">
                <text:p>0.00040961973955179</text:p>
              </table:table-cell>
              <table:table-cell office:value-type="float" office:value="0.000944243530415144">
                <text:p>0.0009442435304151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193835253896739">
                <text:p>0.000193835253896739</text:p>
              </table:table-cell>
              <table:table-cell office:value-type="float" office:value="0.00180065184648775">
                <text:p>0.0018006518464877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351787679578699">
                <text:p>0.000351787679578699</text:p>
              </table:table-cell>
              <table:table-cell office:value-type="float" office:value="0.00137382050841866">
                <text:p>0.0013738205084186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60207160996024">
                <text:p>0.00060207160996024</text:p>
              </table:table-cell>
              <table:table-cell office:value-type="float" office:value="0.00064689414079142">
                <text:p>0.000646894140791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12600207934802">
                <text:p>0.00112600207934802</text:p>
              </table:table-cell>
              <table:table-cell office:value-type="float" office:value="0.000384886929704528">
                <text:p>0.00038488692970452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412669778117578">
                <text:p>0.00412669778117578</text:p>
              </table:table-cell>
              <table:table-cell office:value-type="float" office:value="0.000473966200520602">
                <text:p>0.0004739662005206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396505813596616">
                <text:p>0.00396505813596616</text:p>
              </table:table-cell>
              <table:table-cell office:value-type="float" office:value="0.000958560256914867">
                <text:p>0.00095856025691486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227559752855401">
                <text:p>0.00227559752855401</text:p>
              </table:table-cell>
              <table:table-cell office:value-type="float" office:value="0.00171284436152947">
                <text:p>0.001712844361529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63885188427291">
                <text:p>0.00163885188427291</text:p>
              </table:table-cell>
              <table:table-cell office:value-type="float" office:value="0.00235463627991465">
                <text:p>0.0023546362799146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4.298cm" svg:y="0.338cm" chart:style-name="ch2">
          <text:p>Instance size</text:p>
        </chart:title>
        <chart:legend chart:legend-position="bottom" svg:x="3.364cm" svg:y="9.369cm" style:legend-expansion="wide" chart:style-name="ch3"/>
        <chart:plot-area chart:style-name="ch4" table:cell-range-address="instances.A2:instances.C12 instances.B1:instances.C1" chart:data-source-has-labels="both" svg:x="0.678cm" svg:y="1.758cm" svg:width="10.297cm" svg:height="6.434cm">
          <chartooo:coordinate-region svg:x="1.313cm" svg:y="1.962cm" svg:width="9.468cm" svg:height="5.574cm"/>
          <chart:axis chart:dimension="x" chart:name="primary-x" chart:style-name="ch5" chartooo:axis-type="auto">
            <chartooo:date-scale/>
            <chart:title svg:x="5.011cm" svg:y="8.396cm" chart:style-name="ch6">
              <text:p>Arguments</text:p>
            </chart:title>
            <chart:categories table:cell-range-address="instances.A2:instances.A12"/>
          </chart:axis>
          <chart:axis chart:dimension="x" chart:name="secondary-x" chart:style-name="ch7"/>
          <chart:axis chart:dimension="y" chart:name="primary-y" chart:style-name="ch5">
            <chart:grid chart:style-name="ch8" chart:class="major"/>
          </chart:axis>
          <chart:axis chart:dimension="y" chart:name="secondary-y" chart:style-name="ch7"/>
          <chart:series chart:attached-axis="primary-y" chart:style-name="ch9" chart:values-cell-range-address="instances.B2:instances.B12" chart:label-cell-address="instances.B1:instances.B1" chart:class="chart:line">
            <chart:data-point chart:repeated="11"/>
          </chart:series>
          <chart:series chart:attached-axis="primary-y" chart:style-name="ch10" chart:values-cell-range-address="instances.C2:instances.C12" chart:label-cell-address="instances.C1:instances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ats</text:p>
                <draw:g>
                  <svg:desc>instances.B1:instances.B1</svg:desc>
                </draw:g>
              </table:table-cell>
              <table:table-cell office:value-type="string">
                <text:p>Set size</text:p>
                <draw:g>
                  <svg:desc>instances.C1:instance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13">
                <text:p>13</text:p>
                <draw:g>
                  <svg:desc>instances.B2:instances.B12</svg:desc>
                </draw:g>
              </table:table-cell>
              <table:table-cell office:value-type="float" office:value="6">
                <text:p>6</text:p>
                <draw:g>
                  <svg:desc>instances.C2:instances.C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complete semantics with e=0.005</text:p>
        </chart:title>
        <chart:legend chart:legend-position="bottom" svg:x="2.007cm" svg:y="9.369cm" style:legend-expansion="wide" chart:style-name="ch3"/>
        <chart:plot-area chart:style-name="ch4" table:cell-range-address="complete_005.A2:complete_005.A12 complete_005.B15:complete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05.B16:complete_005.B26" chart:label-cell-address="complete_005.B15:complete_005.B15" chart:class="chart:line">
            <chart:data-point chart:repeated="11"/>
          </chart:series>
          <chart:series chart:style-name="ch11" chart:values-cell-range-address="complete_005.C16:complete_005.C26" chart:label-cell-address="complete_005.C15:complete_005.C15" chart:class="chart:line">
            <chart:data-point chart:repeated="11"/>
          </chart:series>
          <chart:series chart:style-name="ch12" chart:values-cell-range-address="complete_005.D16:complete_005.D26" chart:label-cell-address="complete_005.D15:complete_005.D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05.B15:complete_005.B15</svg:desc>
                </draw:g>
              </table:table-cell>
              <table:table-cell office:value-type="string">
                <text:p>Trials</text:p>
                <draw:g>
                  <svg:desc>complete_005.C15:complete_005.C15</svg:desc>
                </draw:g>
              </table:table-cell>
              <table:table-cell office:value-type="string">
                <text:p>Successes</text:p>
                <draw:g>
                  <svg:desc>complete_005.D15:complete_005.D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0.328619367209971">
                <text:p>0.328619367209971</text:p>
                <draw:g>
                  <svg:desc>complete_005.B16:complete_005.B26</svg:desc>
                </draw:g>
              </table:table-cell>
              <table:table-cell office:value-type="float" office:value="0.320747157766145">
                <text:p>0.320747157766145</text:p>
                <draw:g>
                  <svg:desc>complete_005.C16:complete_005.C26</svg:desc>
                </draw:g>
              </table:table-cell>
              <table:table-cell office:value-type="float" office:value="0.462999258713712">
                <text:p>0.462999258713712</text:p>
                <draw:g>
                  <svg:desc>complete_005.D16:complete_005.D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89005474452555">
                <text:p>0.289005474452555</text:p>
              </table:table-cell>
              <table:table-cell office:value-type="float" office:value="0.287422346479446">
                <text:p>0.287422346479446</text:p>
              </table:table-cell>
              <table:table-cell office:value-type="float" office:value="0.435916300066564">
                <text:p>0.4359163000665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29465449804433">
                <text:p>0.229465449804433</text:p>
              </table:table-cell>
              <table:table-cell office:value-type="float" office:value="0.224429822940155">
                <text:p>0.224429822940155</text:p>
              </table:table-cell>
              <table:table-cell office:value-type="float" office:value="0.340993762424391">
                <text:p>0.3409937624243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17041015625">
                <text:p>0.217041015625</text:p>
              </table:table-cell>
              <table:table-cell office:value-type="float" office:value="0.200950636414235">
                <text:p>0.200950636414235</text:p>
              </table:table-cell>
              <table:table-cell office:value-type="float" office:value="0.321676272104822">
                <text:p>0.3216762721048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9365584553363">
                <text:p>0.29365584553363</text:p>
              </table:table-cell>
              <table:table-cell office:value-type="float" office:value="0.282295995608196">
                <text:p>0.282295995608196</text:p>
              </table:table-cell>
              <table:table-cell office:value-type="float" office:value="0.450214387803716">
                <text:p>0.4502143878037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86406152567034">
                <text:p>0.386406152567034</text:p>
              </table:table-cell>
              <table:table-cell office:value-type="float" office:value="0.367515845386258">
                <text:p>0.367515845386258</text:p>
              </table:table-cell>
              <table:table-cell office:value-type="float" office:value="0.58911300089254">
                <text:p>0.589113000892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7910562837317">
                <text:p>0.427910562837317</text:p>
              </table:table-cell>
              <table:table-cell office:value-type="float" office:value="0.399899517852236">
                <text:p>0.399899517852236</text:p>
              </table:table-cell>
              <table:table-cell office:value-type="float" office:value="0.638810329211261">
                <text:p>0.6388103292112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88678544914625">
                <text:p>0.488678544914625</text:p>
              </table:table-cell>
              <table:table-cell office:value-type="float" office:value="0.456922690342575">
                <text:p>0.456922690342575</text:p>
              </table:table-cell>
              <table:table-cell office:value-type="float" office:value="0.730402000157493">
                <text:p>0.73040200015749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96306476550421">
                <text:p>0.496306476550421</text:p>
              </table:table-cell>
              <table:table-cell office:value-type="float" office:value="0.460470479138264">
                <text:p>0.460470479138264</text:p>
              </table:table-cell>
              <table:table-cell office:value-type="float" office:value="0.738404377967185">
                <text:p>0.7384043779671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1209080440862">
                <text:p>0.51209080440862</text:p>
              </table:table-cell>
              <table:table-cell office:value-type="float" office:value="0.47904715259492">
                <text:p>0.47904715259492</text:p>
              </table:table-cell>
              <table:table-cell office:value-type="float" office:value="0.762302622823716">
                <text:p>0.7623026228237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9168291098116">
                <text:p>0.519168291098116</text:p>
              </table:table-cell>
              <table:table-cell office:value-type="float" office:value="0.496219204118538">
                <text:p>0.496219204118538</text:p>
              </table:table-cell>
              <table:table-cell office:value-type="float" office:value="0.795036242776497">
                <text:p>0.7950362427764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complete semantics with e=0.005</text:p>
        </chart:title>
        <chart:legend chart:legend-position="bottom" svg:x="2.425cm" svg:y="8.862cm" style:legend-expansion="wide" chart:style-name="ch3"/>
        <chart:plot-area chart:style-name="ch4" table:cell-range-address="complete_005.A2:complete_005.B12 complete_005.B1:complete_005.B1 complete_005.D1:complete_005.D12 complete_005.K1:complete_005.K12 complete_005.M1:complete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05.B2:complete_005.B12" chart:label-cell-address="complete_005.B1:complete_005.B1" chart:class="chart:line">
            <chart:data-point chart:repeated="11"/>
          </chart:series>
          <chart:series chart:attached-axis="secondary-y" chart:style-name="ch11" chart:values-cell-range-address="complete_005.D2:complete_005.D12" chart:label-cell-address="complete_005.D1:complete_005.D1" chart:class="chart:line">
            <chart:data-point chart:repeated="11"/>
          </chart:series>
          <chart:series chart:attached-axis="primary-y" chart:style-name="ch12" chart:values-cell-range-address="complete_005.K2:complete_005.K12" chart:label-cell-address="complete_005.K1:complete_005.K1" chart:class="chart:line">
            <chart:data-point chart:repeated="11"/>
          </chart:series>
          <chart:series chart:attached-axis="secondary-y" chart:style-name="ch13" chart:values-cell-range-address="complete_005.M2:complete_005.M12" chart:label-cell-address="complete_005.M1:complete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05.B1:complete_005.B1</svg:desc>
                </draw:g>
              </table:table-cell>
              <table:table-cell office:value-type="string">
                <text:p>Naive Trials</text:p>
                <draw:g>
                  <svg:desc>complete_005.D1:complete_005.D1</svg:desc>
                </draw:g>
              </table:table-cell>
              <table:table-cell office:value-type="string">
                <text:p>Optim CPU time</text:p>
                <draw:g>
                  <svg:desc>complete_005.K1:complete_005.K1</svg:desc>
                </draw:g>
              </table:table-cell>
              <table:table-cell office:value-type="string">
                <text:p>Optim Trials</text:p>
                <draw:g>
                  <svg:desc>complete_005.M1:complete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208.6">
                <text:p>208.6</text:p>
                <draw:g>
                  <svg:desc>complete_005.B2:complete_005.B12</svg:desc>
                </draw:g>
              </table:table-cell>
              <table:table-cell office:value-type="float" office:value="38064.25">
                <text:p>38064.25</text:p>
                <draw:g>
                  <svg:desc>complete_005.D2:complete_005.D12</svg:desc>
                </draw:g>
              </table:table-cell>
              <table:table-cell office:value-type="float" office:value="68.55">
                <text:p>68.55</text:p>
                <draw:g>
                  <svg:desc>complete_005.K2:complete_005.K12</svg:desc>
                </draw:g>
              </table:table-cell>
              <table:table-cell office:value-type="float" office:value="12209">
                <text:p>12209</text:p>
                <draw:g>
                  <svg:desc>complete_005.M2:complete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9.2">
                <text:p>219.2</text:p>
              </table:table-cell>
              <table:table-cell office:value-type="float" office:value="38343.4">
                <text:p>38343.4</text:p>
              </table:table-cell>
              <table:table-cell office:value-type="float" office:value="63.35">
                <text:p>63.35</text:p>
              </table:table-cell>
              <table:table-cell office:value-type="float" office:value="11020.75">
                <text:p>11020.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1.75">
                <text:p>191.75</text:p>
              </table:table-cell>
              <table:table-cell office:value-type="float" office:value="37874.2">
                <text:p>37874.2</text:p>
              </table:table-cell>
              <table:table-cell office:value-type="float" office:value="44">
                <text:p>44</text:p>
              </table:table-cell>
              <table:table-cell office:value-type="float" office:value="8500.1">
                <text:p>850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4.8">
                <text:p>204.8</text:p>
              </table:table-cell>
              <table:table-cell office:value-type="float" office:value="38269.1">
                <text:p>38269.1</text:p>
              </table:table-cell>
              <table:table-cell office:value-type="float" office:value="44.45">
                <text:p>44.45</text:p>
              </table:table-cell>
              <table:table-cell office:value-type="float" office:value="7690.2">
                <text:p>7690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5.65">
                <text:p>235.65</text:p>
              </table:table-cell>
              <table:table-cell office:value-type="float" office:value="38344.15">
                <text:p>38344.15</text:p>
              </table:table-cell>
              <table:table-cell office:value-type="float" office:value="69.2">
                <text:p>69.2</text:p>
              </table:table-cell>
              <table:table-cell office:value-type="float" office:value="10824.4">
                <text:p>10824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.55">
                <text:p>240.55</text:p>
              </table:table-cell>
              <table:table-cell office:value-type="float" office:value="37069.15">
                <text:p>37069.15</text:p>
              </table:table-cell>
              <table:table-cell office:value-type="float" office:value="92.95">
                <text:p>92.95</text:p>
              </table:table-cell>
              <table:table-cell office:value-type="float" office:value="13623.5">
                <text:p>13623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.4">
                <text:p>259.4</text:p>
              </table:table-cell>
              <table:table-cell office:value-type="float" office:value="36026.3">
                <text:p>36026.3</text:p>
              </table:table-cell>
              <table:table-cell office:value-type="float" office:value="111">
                <text:p>111</text:p>
              </table:table-cell>
              <table:table-cell office:value-type="float" office:value="14406.9">
                <text:p>14406.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9.4">
                <text:p>269.4</text:p>
              </table:table-cell>
              <table:table-cell office:value-type="float" office:value="32832.25">
                <text:p>32832.25</text:p>
              </table:table-cell>
              <table:table-cell office:value-type="float" office:value="131.65">
                <text:p>131.65</text:p>
              </table:table-cell>
              <table:table-cell office:value-type="float" office:value="15001.8">
                <text:p>15001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1.05">
                <text:p>291.05</text:p>
              </table:table-cell>
              <table:table-cell office:value-type="float" office:value="32566.8">
                <text:p>32566.8</text:p>
              </table:table-cell>
              <table:table-cell office:value-type="float" office:value="144.45">
                <text:p>144.45</text:p>
              </table:table-cell>
              <table:table-cell office:value-type="float" office:value="14996.05">
                <text:p>14996.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3.95">
                <text:p>303.95</text:p>
              </table:table-cell>
              <table:table-cell office:value-type="float" office:value="30932.55">
                <text:p>30932.55</text:p>
              </table:table-cell>
              <table:table-cell office:value-type="float" office:value="155.65">
                <text:p>155.65</text:p>
              </table:table-cell>
              <table:table-cell office:value-type="float" office:value="14818.15">
                <text:p>14818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7.8">
                <text:p>307.8</text:p>
              </table:table-cell>
              <table:table-cell office:value-type="float" office:value="29253.1">
                <text:p>29253.1</text:p>
              </table:table-cell>
              <table:table-cell office:value-type="float" office:value="159.8">
                <text:p>159.8</text:p>
              </table:table-cell>
              <table:table-cell office:value-type="float" office:value="14515.95">
                <text:p>14515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complete semantics with e=0.01</text:p>
        </chart:title>
        <chart:legend chart:legend-position="bottom" svg:x="2.007cm" svg:y="9.369cm" style:legend-expansion="wide" chart:style-name="ch3"/>
        <chart:plot-area chart:style-name="ch4" table:cell-range-address="complete_01.A2:complete_01.A12 complete_01.B15:complete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7">
            <chart:title svg:x="0.358cm" svg:y="7.24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1.D16:complete_01.D26" chart:label-cell-address="complete_01.D15:complete_01.D15" chart:class="chart:line">
            <chart:data-point chart:repeated="11"/>
          </chart:series>
          <chart:series chart:style-name="ch11" chart:values-cell-range-address="complete_01.B16:complete_01.B26" chart:label-cell-address="complete_01.B15:complete_01.B15" chart:class="chart:line">
            <chart:data-point chart:repeated="11"/>
          </chart:series>
          <chart:series chart:style-name="ch12" chart:values-cell-range-address="complete_01.C16:complete_01.C26" chart:label-cell-address="complete_01.C15:complete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complete_01.D15:complete_01.D15</svg:desc>
                </draw:g>
              </table:table-cell>
              <table:table-cell office:value-type="string">
                <text:p>CPU time</text:p>
                <draw:g>
                  <svg:desc>complete_01.B15:complete_01.B15</svg:desc>
                </draw:g>
              </table:table-cell>
              <table:table-cell office:value-type="string">
                <text:p>Trials</text:p>
                <draw:g>
                  <svg:desc>complete_01.C15:complet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0.45837037037037">
                <text:p>0.45837037037037</text:p>
                <draw:g>
                  <svg:desc>complete_01.D16:complete_01.D26</svg:desc>
                </draw:g>
              </table:table-cell>
              <table:table-cell office:value-type="float" office:value="0.441051738761662">
                <text:p>0.441051738761662</text:p>
                <draw:g>
                  <svg:desc>complete_01.B16:complete_01.B26</svg:desc>
                </draw:g>
              </table:table-cell>
              <table:table-cell office:value-type="float" office:value="0.318347112657155">
                <text:p>0.318347112657155</text:p>
                <draw:g>
                  <svg:desc>complete_01.C16:complet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8184694878933">
                <text:p>0.438184694878933</text:p>
              </table:table-cell>
              <table:table-cell office:value-type="float" office:value="0.299050632911392">
                <text:p>0.299050632911392</text:p>
              </table:table-cell>
              <table:table-cell office:value-type="float" office:value="0.289744499645138">
                <text:p>0.2897444996451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38801124478225">
                <text:p>0.338801124478225</text:p>
              </table:table-cell>
              <table:table-cell office:value-type="float" office:value="0.269553072625698">
                <text:p>0.269553072625698</text:p>
              </table:table-cell>
              <table:table-cell office:value-type="float" office:value="0.221957708265152">
                <text:p>0.2219577082651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4450530505285">
                <text:p>0.324450530505285</text:p>
              </table:table-cell>
              <table:table-cell office:value-type="float" office:value="0.311860940695296">
                <text:p>0.311860940695296</text:p>
              </table:table-cell>
              <table:table-cell office:value-type="float" office:value="0.203297938527011">
                <text:p>0.2032979385270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7090062246985">
                <text:p>0.447090062246985</text:p>
              </table:table-cell>
              <table:table-cell office:value-type="float" office:value="0.277897768178546">
                <text:p>0.277897768178546</text:p>
              </table:table-cell>
              <table:table-cell office:value-type="float" office:value="0.279344939664122">
                <text:p>0.27934493966412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90099326285516">
                <text:p>0.590099326285516</text:p>
              </table:table-cell>
              <table:table-cell office:value-type="float" office:value="0.391167192429022">
                <text:p>0.391167192429022</text:p>
              </table:table-cell>
              <table:table-cell office:value-type="float" office:value="0.369154991952819">
                <text:p>0.3691549919528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4260630673674">
                <text:p>0.644260630673674</text:p>
              </table:table-cell>
              <table:table-cell office:value-type="float" office:value="0.394335511982571">
                <text:p>0.394335511982571</text:p>
              </table:table-cell>
              <table:table-cell office:value-type="float" office:value="0.400721579457256">
                <text:p>0.4007215794572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4423953995638">
                <text:p>0.734423953995638</text:p>
              </table:table-cell>
              <table:table-cell office:value-type="float" office:value="0.502161383285303">
                <text:p>0.502161383285303</text:p>
              </table:table-cell>
              <table:table-cell office:value-type="float" office:value="0.457831914087794">
                <text:p>0.4578319140877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1751240595486">
                <text:p>0.731751240595486</text:p>
              </table:table-cell>
              <table:table-cell office:value-type="float" office:value="0.478723404255319">
                <text:p>0.478723404255319</text:p>
              </table:table-cell>
              <table:table-cell office:value-type="float" office:value="0.459059292170982">
                <text:p>0.4590592921709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5704230243812">
                <text:p>0.765704230243812</text:p>
              </table:table-cell>
              <table:table-cell office:value-type="float" office:value="0.490306441525954">
                <text:p>0.490306441525954</text:p>
              </table:table-cell>
              <table:table-cell office:value-type="float" office:value="0.479260854661053">
                <text:p>0.479260854661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5841507828907">
                <text:p>0.785841507828907</text:p>
              </table:table-cell>
              <table:table-cell office:value-type="float" office:value="0.502738892270237">
                <text:p>0.502738892270237</text:p>
              </table:table-cell>
              <table:table-cell office:value-type="float" office:value="0.494175770934129">
                <text:p>0.4941757709341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complete semantics with e=0.01</text:p>
        </chart:title>
        <chart:legend chart:legend-position="bottom" svg:x="2.425cm" svg:y="8.862cm" style:legend-expansion="wide" chart:style-name="ch3"/>
        <chart:plot-area chart:style-name="ch4" table:cell-range-address="complete_01.A2:complete_01.B12 complete_01.B1:complete_01.B1 complete_01.D1:complete_01.D12 complete_01.K1:complete_01.K12 complete_01.M1:complete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1.B2:complete_01.B12" chart:label-cell-address="complete_01.B1:complete_01.B1" chart:class="chart:line">
            <chart:data-point chart:repeated="11"/>
          </chart:series>
          <chart:series chart:attached-axis="secondary-y" chart:style-name="ch11" chart:values-cell-range-address="complete_01.D2:complete_01.D12" chart:label-cell-address="complete_01.D1:complete_01.D1" chart:class="chart:line">
            <chart:data-point chart:repeated="11"/>
          </chart:series>
          <chart:series chart:attached-axis="primary-y" chart:style-name="ch12" chart:values-cell-range-address="complete_01.K2:complete_01.K12" chart:label-cell-address="complete_01.K1:complete_01.K1" chart:class="chart:line">
            <chart:data-point chart:repeated="11"/>
          </chart:series>
          <chart:series chart:attached-axis="secondary-y" chart:style-name="ch13" chart:values-cell-range-address="complete_01.M2:complete_01.M12" chart:label-cell-address="complete_01.M1:complete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1.B1:complete_01.B1</svg:desc>
                </draw:g>
              </table:table-cell>
              <table:table-cell office:value-type="string">
                <text:p>Naive Trials</text:p>
                <draw:g>
                  <svg:desc>complete_01.D1:complete_01.D1</svg:desc>
                </draw:g>
              </table:table-cell>
              <table:table-cell office:value-type="string">
                <text:p>Optim CPU time</text:p>
                <draw:g>
                  <svg:desc>complete_01.K1:complete_01.K1</svg:desc>
                </draw:g>
              </table:table-cell>
              <table:table-cell office:value-type="string">
                <text:p>Optim Trials</text:p>
                <draw:g>
                  <svg:desc>complete_01.M1:complete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235.8">
                <text:p>235.8</text:p>
                <draw:g>
                  <svg:desc>complete_01.B2:complete_01.B12</svg:desc>
                </draw:g>
              </table:table-cell>
              <table:table-cell office:value-type="float" office:value="9500.95">
                <text:p>9500.95</text:p>
                <draw:g>
                  <svg:desc>complete_01.D2:complete_01.D12</svg:desc>
                </draw:g>
              </table:table-cell>
              <table:table-cell office:value-type="float" office:value="104">
                <text:p>104</text:p>
                <draw:g>
                  <svg:desc>complete_01.K2:complete_01.K12</svg:desc>
                </draw:g>
              </table:table-cell>
              <table:table-cell office:value-type="float" office:value="3024.6">
                <text:p>3024.6</text:p>
                <draw:g>
                  <svg:desc>complete_01.M2:complete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6.4">
                <text:p>126.4</text:p>
              </table:table-cell>
              <table:table-cell office:value-type="float" office:value="9581.2">
                <text:p>9581.2</text:p>
              </table:table-cell>
              <table:table-cell office:value-type="float" office:value="37.8">
                <text:p>37.8</text:p>
              </table:table-cell>
              <table:table-cell office:value-type="float" office:value="2776.1">
                <text:p>2776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7.4">
                <text:p>107.4</text:p>
              </table:table-cell>
              <table:table-cell office:value-type="float" office:value="9472.3">
                <text:p>9472.3</text:p>
              </table:table-cell>
              <table:table-cell office:value-type="float" office:value="28.95">
                <text:p>28.95</text:p>
              </table:table-cell>
              <table:table-cell office:value-type="float" office:value="2102.45">
                <text:p>2102.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7.8">
                <text:p>97.8</text:p>
              </table:table-cell>
              <table:table-cell office:value-type="float" office:value="9563.55">
                <text:p>9563.55</text:p>
              </table:table-cell>
              <table:table-cell office:value-type="float" office:value="30.5">
                <text:p>30.5</text:p>
              </table:table-cell>
              <table:table-cell office:value-type="float" office:value="1944.25">
                <text:p>1944.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9.45">
                <text:p>69.45</text:p>
              </table:table-cell>
              <table:table-cell office:value-type="float" office:value="9583.85">
                <text:p>9583.85</text:p>
              </table:table-cell>
              <table:table-cell office:value-type="float" office:value="19.3">
                <text:p>19.3</text:p>
              </table:table-cell>
              <table:table-cell office:value-type="float" office:value="2677.2">
                <text:p>2677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3.4">
                <text:p>63.4</text:p>
              </table:table-cell>
              <table:table-cell office:value-type="float" office:value="9257.9">
                <text:p>9257.9</text:p>
              </table:table-cell>
              <table:table-cell office:value-type="float" office:value="24.8">
                <text:p>24.8</text:p>
              </table:table-cell>
              <table:table-cell office:value-type="float" office:value="3417.6">
                <text:p>3417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.85">
                <text:p>68.85</text:p>
              </table:table-cell>
              <table:table-cell office:value-type="float" office:value="8980.3">
                <text:p>8980.3</text:p>
              </table:table-cell>
              <table:table-cell office:value-type="float" office:value="27.15">
                <text:p>27.15</text:p>
              </table:table-cell>
              <table:table-cell office:value-type="float" office:value="3598.6">
                <text:p>3598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9.4">
                <text:p>69.4</text:p>
              </table:table-cell>
              <table:table-cell office:value-type="float" office:value="8185.1">
                <text:p>8185.1</text:p>
              </table:table-cell>
              <table:table-cell office:value-type="float" office:value="34.85">
                <text:p>34.85</text:p>
              </table:table-cell>
              <table:table-cell office:value-type="float" office:value="3747.4">
                <text:p>3747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5.2">
                <text:p>75.2</text:p>
              </table:table-cell>
              <table:table-cell office:value-type="float" office:value="8158.75">
                <text:p>8158.75</text:p>
              </table:table-cell>
              <table:table-cell office:value-type="float" office:value="36">
                <text:p>36</text:p>
              </table:table-cell>
              <table:table-cell office:value-type="float" office:value="3745.35">
                <text:p>3745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.95">
                <text:p>79.95</text:p>
              </table:table-cell>
              <table:table-cell office:value-type="float" office:value="7730.55">
                <text:p>7730.55</text:p>
              </table:table-cell>
              <table:table-cell office:value-type="float" office:value="39.2">
                <text:p>39.2</text:p>
              </table:table-cell>
              <table:table-cell office:value-type="float" office:value="3704.95">
                <text:p>3704.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.15">
                <text:p>82.15</text:p>
              </table:table-cell>
              <table:table-cell office:value-type="float" office:value="7327.15">
                <text:p>7327.15</text:p>
              </table:table-cell>
              <table:table-cell office:value-type="float" office:value="41.3">
                <text:p>41.3</text:p>
              </table:table-cell>
              <table:table-cell office:value-type="float" office:value="3620.9">
                <text:p>3620.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grounded semantics with e=0.01</text:p>
        </chart:title>
        <chart:legend chart:legend-position="bottom" svg:x="2.007cm" svg:y="9.369cm" style:legend-expansion="wide" chart:style-name="ch3"/>
        <chart:plot-area chart:style-name="ch4" table:cell-range-address="grounded_01.A2:grounded_01.A12 grounded_01.B15:ground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1.D16:grounded_01.D26" chart:label-cell-address="grounded_01.D15:grounded_01.D15" chart:class="chart:line">
            <chart:data-point chart:repeated="11"/>
          </chart:series>
          <chart:series chart:style-name="ch11" chart:values-cell-range-address="grounded_01.B16:grounded_01.B26" chart:label-cell-address="grounded_01.B15:grounded_01.B15" chart:class="chart:line">
            <chart:data-point chart:repeated="11"/>
          </chart:series>
          <chart:series chart:style-name="ch12" chart:values-cell-range-address="grounded_01.C16:grounded_01.C26" chart:label-cell-address="grounded_01.C15:ground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1.D15:grounded_01.D15</svg:desc>
                </draw:g>
              </table:table-cell>
              <table:table-cell office:value-type="string">
                <text:p>CPU time</text:p>
                <draw:g>
                  <svg:desc>grounded_01.B15:grounded_01.B15</svg:desc>
                </draw:g>
              </table:table-cell>
              <table:table-cell office:value-type="string">
                <text:p>Trials</text:p>
                <draw:g>
                  <svg:desc>grounded_01.C15:ground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0.532674192925588">
                <text:p>0.532674192925588</text:p>
                <draw:g>
                  <svg:desc>grounded_01.D16:grounded_01.D26</svg:desc>
                </draw:g>
              </table:table-cell>
              <table:table-cell office:value-type="float" office:value="0.445246868091378">
                <text:p>0.445246868091378</text:p>
                <draw:g>
                  <svg:desc>grounded_01.B16:grounded_01.B26</svg:desc>
                </draw:g>
              </table:table-cell>
              <table:table-cell office:value-type="float" office:value="0.369237986031481">
                <text:p>0.369237986031481</text:p>
                <draw:g>
                  <svg:desc>grounded_01.C16:ground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5586233466033">
                <text:p>0.505586233466033</text:p>
              </table:table-cell>
              <table:table-cell office:value-type="float" office:value="0.34487021013597">
                <text:p>0.34487021013597</text:p>
              </table:table-cell>
              <table:table-cell office:value-type="float" office:value="0.332242294101091">
                <text:p>0.33224229410109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31558954365972">
                <text:p>0.431558954365972</text:p>
              </table:table-cell>
              <table:table-cell office:value-type="float" office:value="0.303418803418803">
                <text:p>0.303418803418803</text:p>
              </table:table-cell>
              <table:table-cell office:value-type="float" office:value="0.283777436828757">
                <text:p>0.2837774368287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4023294961471">
                <text:p>0.404023294961471</text:p>
              </table:table-cell>
              <table:table-cell office:value-type="float" office:value="0.334530221424297">
                <text:p>0.334530221424297</text:p>
              </table:table-cell>
              <table:table-cell office:value-type="float" office:value="0.252392089047696">
                <text:p>0.2523920890476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2005923627517">
                <text:p>0.512005923627517</text:p>
              </table:table-cell>
              <table:table-cell office:value-type="float" office:value="0.296603148301574">
                <text:p>0.296603148301574</text:p>
              </table:table-cell>
              <table:table-cell office:value-type="float" office:value="0.319132019040398">
                <text:p>0.3191320190403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33721860857671">
                <text:p>0.633721860857671</text:p>
              </table:table-cell>
              <table:table-cell office:value-type="float" office:value="0.435351270553064">
                <text:p>0.435351270553064</text:p>
              </table:table-cell>
              <table:table-cell office:value-type="float" office:value="0.393880935271682">
                <text:p>0.3938809352716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5792460213932">
                <text:p>0.675792460213932</text:p>
              </table:table-cell>
              <table:table-cell office:value-type="float" office:value="0.491984732824428">
                <text:p>0.491984732824428</text:p>
              </table:table-cell>
              <table:table-cell office:value-type="float" office:value="0.422221968054992">
                <text:p>0.42222196805499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57190738022739">
                <text:p>0.757190738022739</text:p>
              </table:table-cell>
              <table:table-cell office:value-type="float" office:value="0.544335866811437">
                <text:p>0.544335866811437</text:p>
              </table:table-cell>
              <table:table-cell office:value-type="float" office:value="0.472249670619236">
                <text:p>0.4722496706192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70133213925893">
                <text:p>0.770133213925893</text:p>
              </table:table-cell>
              <table:table-cell office:value-type="float" office:value="0.497655517349172">
                <text:p>0.497655517349172</text:p>
              </table:table-cell>
              <table:table-cell office:value-type="float" office:value="0.475879377730094">
                <text:p>0.4758793777300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8386367141315">
                <text:p>0.78386367141315</text:p>
              </table:table-cell>
              <table:table-cell office:value-type="float" office:value="0.562355658198614">
                <text:p>0.562355658198614</text:p>
              </table:table-cell>
              <table:table-cell office:value-type="float" office:value="0.491211174267935">
                <text:p>0.4912111742679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8349299926308">
                <text:p>0.798349299926308</text:p>
              </table:table-cell>
              <table:table-cell office:value-type="float" office:value="0.565949485500468">
                <text:p>0.565949485500468</text:p>
              </table:table-cell>
              <table:table-cell office:value-type="float" office:value="0.503680471100301">
                <text:p>0.5036804711003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